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MT2" svg:font-family="'Arial MT'" style:font-pitch="variable"/>
    <style:font-face style:name="Times New Roman" svg:font-family="'Times New Roman'" style:font-pitch="variable"/>
    <style:font-face style:name="Arial MT1" svg:font-family="'Arial MT'" style:font-family-generic="roman" style:font-pitch="variable"/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849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17.838cm"/>
    </style:style>
    <style:style style:name="co6" style:family="table-column">
      <style:table-column-properties fo:break-before="auto" style:column-width="11.395cm"/>
    </style:style>
    <style:style style:name="co7" style:family="table-column">
      <style:table-column-properties fo:break-before="auto" style:column-width="5.253cm"/>
    </style:style>
    <style:style style:name="co8" style:family="table-column">
      <style:table-column-properties fo:break-before="auto" style:column-width="6.65cm"/>
    </style:style>
    <style:style style:name="co9" style:family="table-column">
      <style:table-column-properties fo:break-before="auto" style:column-width="5.994cm"/>
    </style:style>
    <style:style style:name="co10" style:family="table-column">
      <style:table-column-properties fo:break-before="auto" style:column-width="1.54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3.351cm" fo:break-before="auto" style:use-optimal-row-height="false"/>
    </style:style>
    <style:style style:name="ro3" style:family="table-row">
      <style:table-row-properties style:row-height="5.856cm" fo:break-before="auto" style:use-optimal-row-height="false"/>
    </style:style>
    <style:style style:name="ro4" style:family="table-row">
      <style:table-row-properties style:row-height="0.035cm" fo:break-before="auto" style:use-optimal-row-height="false"/>
    </style:style>
    <style:style style:name="ro5" style:family="table-row">
      <style:table-row-properties style:row-height="2.505cm" fo:break-before="auto" style:use-optimal-row-height="false"/>
    </style:style>
    <style:style style:name="ro6" style:family="table-row">
      <style:table-row-properties style:row-height="4.621cm" fo:break-before="auto" style:use-optimal-row-height="false"/>
    </style:style>
    <style:style style:name="ro7" style:family="table-row">
      <style:table-row-properties style:row-height="3.775cm" fo:break-before="auto" style:use-optimal-row-height="false"/>
    </style:style>
    <style:style style:name="ro8" style:family="table-row">
      <style:table-row-properties style:row-height="4.586cm" fo:break-before="auto" style:use-optimal-row-height="false"/>
    </style:style>
    <style:style style:name="ro9" style:family="table-row">
      <style:table-row-properties style:row-height="2.928cm" fo:break-before="auto" style:use-optimal-row-height="false"/>
    </style:style>
    <style:style style:name="ro10" style:family="table-row">
      <style:table-row-properties style:row-height="2.893cm" fo:break-before="auto" style:use-optimal-row-height="false"/>
    </style:style>
    <style:style style:name="ro11" style:family="table-row">
      <style:table-row-properties style:row-height="6.279cm" fo:break-before="auto" style:use-optimal-row-height="false"/>
    </style:style>
    <style:style style:name="ro12" style:family="table-row">
      <style:table-row-properties style:row-height="6.341cm" fo:break-before="auto" style:use-optimal-row-height="false"/>
    </style:style>
    <style:style style:name="ro13" style:family="table-row">
      <style:table-row-properties style:row-height="5.468cm" fo:break-before="auto" style:use-optimal-row-height="false"/>
    </style:style>
    <style:style style:name="ro14" style:family="table-row">
      <style:table-row-properties style:row-height="6.703cm" fo:break-before="auto" style:use-optimal-row-height="false"/>
    </style:style>
    <style:style style:name="ro15" style:family="table-row">
      <style:table-row-properties style:row-height="4.198cm" fo:break-before="auto" style:use-optimal-row-height="false"/>
    </style:style>
    <style:style style:name="ro16" style:family="table-row">
      <style:table-row-properties style:row-height="3.739cm" fo:break-before="auto" style:use-optimal-row-height="false"/>
    </style:style>
    <style:style style:name="ro17" style:family="table-row">
      <style:table-row-properties style:row-height="3.685cm" fo:break-before="auto" style:use-optimal-row-height="false"/>
    </style:style>
    <style:style style:name="ro18" style:family="table-row">
      <style:table-row-properties style:row-height="4.808cm" fo:break-before="auto" style:use-optimal-row-height="false"/>
    </style:style>
    <style:style style:name="ro19" style:family="table-row">
      <style:table-row-properties style:row-height="8.458cm" fo:break-before="auto" style:use-optimal-row-height="false"/>
    </style:style>
    <style:style style:name="ro20" style:family="table-row">
      <style:table-row-properties style:row-height="2.422cm" fo:break-before="auto" style:use-optimal-row-height="false"/>
    </style:style>
    <style:style style:name="ro21" style:family="table-row">
      <style:table-row-properties style:row-height="5.159cm" fo:break-before="auto" style:use-optimal-row-height="false"/>
    </style:style>
    <style:style style:name="ro22" style:family="table-row">
      <style:table-row-properties style:row-height="5.918cm" fo:break-before="auto" style:use-optimal-row-height="false"/>
    </style:style>
    <style:style style:name="ro23" style:family="table-row">
      <style:table-row-properties style:row-height="3.316cm" fo:break-before="auto" style:use-optimal-row-height="false"/>
    </style:style>
    <style:style style:name="ro24" style:family="table-row">
      <style:table-row-properties style:row-height="5.581cm" fo:break-before="auto" style:use-optimal-row-height="false"/>
    </style:style>
    <style:style style:name="ro25" style:family="table-row">
      <style:table-row-properties style:row-height="2.081cm" fo:break-before="auto" style:use-optimal-row-height="false"/>
    </style:style>
    <style:style style:name="ro26" style:family="table-row">
      <style:table-row-properties style:row-height="1.764cm" fo:break-before="auto" style:use-optimal-row-height="false"/>
    </style:style>
    <style:style style:name="ro27" style:family="table-row">
      <style:table-row-properties style:row-height="2.387cm" fo:break-before="auto" style:use-optimal-row-height="false"/>
    </style:style>
    <style:style style:name="ro28" style:family="table-row">
      <style:table-row-properties style:row-height="7.549cm" fo:break-before="auto" style:use-optimal-row-height="false"/>
    </style:style>
    <style:style style:name="ro29" style:family="table-row">
      <style:table-row-properties style:row-height="8.035cm" fo:break-before="auto" style:use-optimal-row-height="false"/>
    </style:style>
    <style:style style:name="ro30" style:family="table-row">
      <style:table-row-properties style:row-height="5.452cm" fo:break-before="auto" style:use-optimal-row-height="false"/>
    </style:style>
    <style:style style:name="ro31" style:family="table-row">
      <style:table-row-properties style:row-height="6.306cm" fo:break-before="auto" style:use-optimal-row-height="false"/>
    </style:style>
    <style:style style:name="ro32" style:family="table-row">
      <style:table-row-properties style:row-height="4.163cm" fo:break-before="auto" style:use-optimal-row-height="false"/>
    </style:style>
    <style:style style:name="ro33" style:family="table-row">
      <style:table-row-properties style:row-height="7.126cm" fo:break-before="auto" style:use-optimal-row-height="false"/>
    </style:style>
    <style:style style:name="ro34" style:family="table-row">
      <style:table-row-properties style:row-height="6.738cm" fo:break-before="auto" style:use-optimal-row-height="false"/>
    </style:style>
    <style:style style:name="ro35" style:family="table-row">
      <style:table-row-properties style:row-height="7.86cm" fo:break-before="auto" style:use-optimal-row-height="false"/>
    </style:style>
    <style:style style:name="ro36" style:family="table-row">
      <style:table-row-properties style:row-height="4.549cm" fo:break-before="auto" style:use-optimal-row-height="false"/>
    </style:style>
    <style:style style:name="ro37" style:family="table-row">
      <style:table-row-properties style:row-height="2.027cm" fo:break-before="auto" style:use-optimal-row-height="true"/>
    </style:style>
    <style:style style:name="ro38" style:family="table-row">
      <style:table-row-properties style:row-height="2.422cm" fo:break-before="auto" style:use-optimal-row-height="true"/>
    </style:style>
    <style:style style:name="ro39" style:family="table-row">
      <style:table-row-properties style:row-height="3.605cm" fo:break-before="auto" style:use-optimal-row-height="true"/>
    </style:style>
    <style:style style:name="ro40" style:family="table-row">
      <style:table-row-properties style:row-height="3.948cm" fo:break-before="auto" style:use-optimal-row-height="false"/>
    </style:style>
    <style:style style:name="ro41" style:family="table-row">
      <style:table-row-properties style:row-height="1.236cm" fo:break-before="auto" style:use-optimal-row-height="true"/>
    </style:style>
    <style:style style:name="ro42" style:family="table-row">
      <style:table-row-properties style:row-height="1.658cm" fo:break-before="auto" style:use-optimal-row-height="true"/>
    </style:style>
    <style:style style:name="ro43" style:family="table-row">
      <style:table-row-properties style:row-height="3.632cm" fo:break-before="auto" style:use-optimal-row-height="true"/>
    </style:style>
    <style:style style:name="ro44" style:family="table-row">
      <style:table-row-properties style:row-height="1.632cm" fo:break-before="auto" style:use-optimal-row-height="true"/>
    </style:style>
    <style:style style:name="ro45" style:family="table-row">
      <style:table-row-properties style:row-height="1.263cm" fo:break-before="auto" style:use-optimal-row-height="true"/>
    </style:style>
    <style:style style:name="ro46" style:family="table-row">
      <style:table-row-properties style:row-height="2.053cm" fo:break-before="auto" style:use-optimal-row-height="true"/>
    </style:style>
    <style:style style:name="ro47" style:family="table-row">
      <style:table-row-properties style:row-height="2.817cm" fo:break-before="auto" style:use-optimal-row-height="true"/>
    </style:style>
    <style:style style:name="ro48" style:family="table-row">
      <style:table-row-properties style:row-height="3.21cm" fo:break-before="auto" style:use-optimal-row-height="true"/>
    </style:style>
    <style:style style:name="ro49" style:family="table-row">
      <style:table-row-properties style:row-height="3.237cm" fo:break-before="auto" style:use-optimal-row-height="true"/>
    </style:style>
    <style:style style:name="ro50" style:family="table-row">
      <style:table-row-properties style:row-height="4.001cm" fo:break-before="auto" style:use-optimal-row-height="true"/>
    </style:style>
    <style:style style:name="ro51" style:family="table-row">
      <style:table-row-properties style:row-height="4.791cm" fo:break-before="auto" style:use-optimal-row-height="true"/>
    </style:style>
    <style:style style:name="ro52" style:family="table-row">
      <style:table-row-properties style:row-height="4.42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justify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527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.527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.527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527cm" style:writing-mode="page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.527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.527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.527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18" style:family="table-cell" style:parent-style-name="Excel_20_Built-in_20_Normal">
      <style:table-cell-properties fo:wrap-option="wrap"/>
      <style:text-properties fo:language="es" fo:country="E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9" style:family="table-cell" style:parent-style-name="Excel_20_Built-in_20_Normal">
      <style:text-properties fo:language="es" fo:country="E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0" style:family="table-cell" style:parent-style-name="Excel_20_Built-in_20_Normal">
      <style:table-cell-properties style:text-align-source="fix" style:repeat-content="false" fo:wrap-option="wrap"/>
      <style:paragraph-properties fo:text-align="justify" fo:margin-left="0cm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justify" fo:margin-left="0cm" style:writing-mode="page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justify" fo:margin-left="0cm" style:writing-mode="page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.527cm" style:writing-mode="page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.527cm" style:writing-mode="page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.527cm" style:writing-mode="page"/>
    </style:style>
    <style:style style:name="ce28" style:family="table-cell" style:parent-style-name="Excel_20_Built-in_20_Normal" style:data-style-name="N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fo:color="#000000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33" style:family="table-cell" style:parent-style-name="Excel_20_Built-in_20_Normal" style:data-style-name="N1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tru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4" style:family="table-cell" style:parent-style-name="Excel_20_Built-in_20_Normal" style:data-style-name="N1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true" style:vertical-align="middle"/>
      <style:paragraph-properties fo:text-align="justify" fo:margin-left="0cm" style:writing-mode="page"/>
      <style:text-properties fo:color="#000000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0" style:family="table-cell" style:parent-style-name="Excel_20_Built-in_20_Normal" style:data-style-name="N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true" style:vertical-align="middle"/>
      <style:paragraph-properties fo:text-align="start" fo:margin-left="0.792cm" style:writing-mode="page"/>
      <style:text-properties fo:color="#000000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1" style:family="table-cell" style:parent-style-name="Excel_20_Built-in_20_Normal" style:data-style-name="N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start" fo:margin-left="0.792cm" style:writing-mode="page"/>
      <style:text-properties fo:color="#000000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265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style:use-window-font-color="true" style:font-name="Arial MT" style:font-name-complex="Arial MT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49" style:family="table-cell" style:parent-style-name="Excel_20_Built-in_20_Normal">
      <style:table-cell-properties fo:wrap-option="wrap" style:vertical-align="top"/>
      <style:text-properties fo:language="es" fo:country="E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0" style:family="table-cell" style:parent-style-name="Excel_20_Built-in_20_Normal">
      <style:table-cell-properties style:vertical-align="top"/>
      <style:text-properties fo:language="es" fo:country="E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1" style:family="table-cell" style:parent-style-name="Excel_20_Built-in_20_Normal">
      <style:table-cell-properties style:vertical-align="top"/>
      <style:text-properties style:font-name="Arial MT1" fo:language="es" fo:country="ES" style:text-underline-mode="continuous" style:text-overline-mode="continuous" style:text-line-through-mode="continuous" style:font-name-asian="Arial MT" style:language-asian="en" style:country-asian="US" style:font-name-complex="Arial MT" style:language-complex="en" style:country-complex="US" style:text-emphasize="none" style:font-relief="none" style:text-overline-style="none" style:text-overline-color="font-color"/>
    </style:style>
    <style:style style:name="ce52" style:family="table-cell" style:parent-style-name="Excel_20_Built-in_20_Normal">
      <style:table-cell-properties style:text-align-source="fix" style:repeat-content="false" fo:wrap-option="wrap" style:vertical-align="top"/>
      <style:paragraph-properties fo:text-align="justify" fo:margin-left="0cm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font-name="Arial" fo:font-size="14pt" fo:font-weight="bold" style:font-size-asian="14pt" style:font-weight-asian="bold" style:font-name-complex="Arial" style:font-size-complex="14pt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Arial MT" style:font-name-complex="Arial MT"/>
    </style:style>
    <style:style style:name="ce5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justify" fo:margin-left="0cm" style:writing-mode="page"/>
      <style:text-properties style:font-name="Arial MT" style:font-name-complex="Arial MT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style:font-name="Arial MT" style:font-name-complex="Arial MT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.265cm" style:writing-mode="page"/>
    </style:style>
    <style:style style:name="ce5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265cm" style:writing-mode="page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.265cm" style:writing-mode="page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.265cm" style:writing-mode="page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.265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7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.265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.265cm" style:writing-mode="page"/>
      <style:text-properties style:use-window-font-color="true" style:text-outline="false" style:text-line-through-style="none" style:font-name="Arial MT2" fo:font-size="10pt" fo:font-style="normal" fo:text-shadow="none" style:text-underline-style="none" fo:font-weight="normal" style:font-size-asian="10pt" style:font-style-asian="normal" style:font-weight-asian="normal" style:font-name-complex="Arial MT2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wrap"/>
      <style:paragraph-properties fo:text-align="justify" fo:margin-left="0cm"/>
      <style:text-properties fo:font-size="14pt" style:font-size-asian="14pt" style:font-size-complex="14pt"/>
    </style:style>
    <style:style style:name="ce75" style:family="table-cell" style:parent-style-name="Excel_20_Built-in_20_Normal">
      <style:table-cell-properties fo:wrap-option="wrap"/>
    </style:style>
    <style:style style:name="ce76" style:family="table-cell" style:parent-style-name="Default">
      <style:table-cell-properties fo:wrap-option="wrap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gr1" style:family="graphic">
      <style:graphic-properties draw:stroke="solid" svg:stroke-width="0.018cm" svg:stroke-color="#000000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T2" style:family="text">
      <style:text-properties style:font-name="Arial MT1" fo:font-size="10pt" fo:language="es" fo:country="ES" style:font-name-asian="Arial MT" style:language-asian="en" style:country-asian="US" style:font-name-complex="Arial MT"/>
    </style:style>
    <style:style style:name="T3" style:family="text">
      <style:text-properties style:font-name="Arial MT1" fo:font-size="10pt" fo:letter-spacing="-0.093cm" fo:language="es" fo:country="ES" style:font-name-asian="Arial MT" style:language-asian="en" style:country-asian="US" style:font-name-complex="Arial MT"/>
    </style:style>
    <style:style style:name="T4" style:family="text">
      <style:text-properties style:font-name="Arial MT1" fo:font-size="10pt" fo:letter-spacing="0.002cm" fo:language="es" fo:country="ES" style:font-name-asian="Arial MT" style:language-asian="en" style:country-asian="US" style:font-name-complex="Arial MT"/>
    </style:style>
    <style:style style:name="T5" style:family="text">
      <style:text-properties style:font-name="Arial MT1" fo:font-size="10pt" fo:letter-spacing="-0.095cm" fo:language="es" fo:country="ES" style:font-name-asian="Arial MT" style:language-asian="en" style:country-asian="US" style:font-name-complex="Arial MT"/>
    </style:style>
    <style:style style:name="T6" style:family="text">
      <style:text-properties style:use-window-font-color="true" style:text-outline="false" style:text-line-through-style="none" style:text-position="0% 100%" style:font-name="Arial MT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T7" style:family="text">
      <style:text-properties style:font-name="Arial MT1" fo:font-size="10pt" fo:letter-spacing="-0.009cm" fo:language="es" fo:country="ES" style:font-name-asian="Arial MT" style:language-asian="en" style:country-asian="US" style:font-name-complex="Arial MT"/>
    </style:style>
    <style:style style:name="T8" style:family="text">
      <style:text-properties style:font-name="Arial MT1" fo:font-size="10pt" fo:letter-spacing="-0.007cm" fo:language="es" fo:country="ES" style:font-name-asian="Arial MT" style:language-asian="en" style:country-asian="US" style:font-name-complex="Arial MT"/>
    </style:style>
    <style:style style:name="T9" style:family="text">
      <style:text-properties style:font-name="Arial MT1" fo:font-size="10pt" fo:language="es" fo:country="ES" style:text-underline-style="solid" style:text-underline-width="auto" style:text-underline-color="font-color" style:font-name-asian="Arial MT" style:font-size-asian="10pt" style:language-asian="en" style:country-asian="US" style:font-name-complex="Arial MT" style:font-size-complex="5.69999980926514pt"/>
    </style:style>
    <style:style style:name="T10" style:family="text">
      <style:text-properties style:font-name="Arial MT1" fo:font-size="10pt" fo:letter-spacing="0.026cm" fo:language="es" fo:country="ES" style:text-underline-style="solid" style:text-underline-width="auto" style:text-underline-color="font-color" style:font-name-asian="Arial MT" style:font-size-asian="10pt" style:language-asian="en" style:country-asian="US" style:font-name-complex="Arial MT" style:font-size-complex="5.69999980926514pt"/>
    </style:style>
    <style:style style:name="T11" style:family="text">
      <style:text-properties style:font-name="Arial MT1" fo:font-size="10pt" fo:language="es" fo:country="ES" style:text-underline-style="solid" style:text-underline-width="auto" style:text-underline-color="font-color" style:font-name-asian="Arial MT" style:language-asian="en" style:country-asian="US" style:font-name-complex="Arial MT"/>
    </style:style>
    <style:style style:name="T12" style:family="text">
      <style:text-properties style:font-name="Arial MT1" fo:font-size="10pt" fo:letter-spacing="-0.023cm" fo:language="es" fo:country="ES" style:text-underline-style="solid" style:text-underline-width="auto" style:text-underline-color="font-color" style:font-name-asian="Arial MT" style:font-size-asian="10pt" style:language-asian="en" style:country-asian="US" style:font-name-complex="Arial MT" style:font-size-complex="5.69999980926514pt"/>
    </style:style>
    <style:style style:name="T13" style:family="text">
      <style:text-properties style:font-name="Arial MT1" fo:font-size="10pt" fo:letter-spacing="0.046cm" fo:language="es" fo:country="ES" style:text-underline-style="solid" style:text-underline-width="auto" style:text-underline-color="font-color" style:font-name-asian="Arial MT" style:font-size-asian="10pt" style:language-asian="en" style:country-asian="US" style:font-name-complex="Arial MT" style:font-size-complex="5.69999980926514pt"/>
    </style:style>
    <style:style style:name="T14" style:family="text">
      <style:text-properties style:font-name="Arial MT1" fo:font-size="10pt" fo:letter-spacing="-0.011cm" fo:language="es" fo:country="ES" style:font-name-asian="Arial MT" style:language-asian="en" style:country-asian="US" style:font-name-complex="Arial MT"/>
    </style:style>
    <style:style style:name="T15" style:family="text">
      <style:text-properties style:font-name="Arial MT1" fo:font-size="10pt" fo:letter-spacing="0.097cm" fo:language="es" fo:country="ES" style:font-name-asian="Arial MT" style:language-asian="en" style:country-asian="US" style:font-name-complex="Arial MT"/>
    </style:style>
    <style:style style:name="T16" style:family="text">
      <style:text-properties style:font-name="Arial MT1" fo:font-size="10pt" fo:letter-spacing="0.016cm" fo:language="es" fo:country="ES" style:text-underline-style="solid" style:text-underline-width="auto" style:text-underline-color="font-color" style:font-name-asian="Arial MT" style:font-size-asian="10pt" style:language-asian="en" style:country-asian="US" style:font-name-complex="Arial MT" style:font-size-complex="5.69999980926514pt"/>
    </style:style>
    <style:style style:name="T17" style:family="text">
      <style:text-properties style:font-name="Arial MT1" fo:font-size="10pt" fo:letter-spacing="0.083cm" fo:language="es" fo:country="ES" style:font-name-asian="Arial MT" style:language-asian="en" style:country-asian="US" style:font-name-complex="Arial MT"/>
    </style:style>
    <style:style style:name="T18" style:family="text">
      <style:text-properties style:font-name="Arial MT1" fo:font-size="10pt" fo:letter-spacing="0.035cm" fo:language="es" fo:country="ES" style:text-underline-style="solid" style:text-underline-width="auto" style:text-underline-color="font-color" style:font-name-asian="Arial MT" style:font-size-asian="10pt" style:language-asian="en" style:country-asian="US" style:font-name-complex="Arial MT" style:font-size-complex="5.69999980926514pt"/>
    </style:style>
    <style:style style:name="T19" style:family="text">
      <style:text-properties style:font-name="Arial MT1" fo:font-size="10pt" fo:letter-spacing="-0.014cm" fo:language="es" fo:country="ES" style:font-name-asian="Arial MT" style:language-asian="en" style:country-asian="US" style:font-name-complex="Arial MT"/>
    </style:style>
    <style:style style:name="T20" style:family="text">
      <style:text-properties style:font-name="Arial MT1" fo:font-size="10pt" fo:letter-spacing="-0.014cm" fo:language="es" fo:country="ES" style:text-underline-style="solid" style:text-underline-width="auto" style:text-underline-color="font-color" style:font-name-asian="Arial MT" style:font-size-asian="10pt" style:language-asian="en" style:country-asian="US" style:font-name-complex="Arial MT" style:font-size-complex="5.69999980926514pt"/>
    </style:style>
    <style:style style:name="T21" style:family="text">
      <style:text-properties style:font-name="Arial MT1" fo:font-size="10pt" fo:letter-spacing="-0.092cm" fo:language="es" fo:country="ES" style:font-name-asian="Arial MT" style:language-asian="en" style:country-asian="US" style:font-name-complex="Arial MT"/>
    </style:style>
    <style:style style:name="T22" style:family="text">
      <style:text-properties style:font-name="Arial MT1" fo:font-size="10pt" fo:letter-spacing="-0.023cm" fo:language="es" fo:country="ES" style:font-name-asian="Arial MT" style:language-asian="en" style:country-asian="US" style:font-name-complex="Arial MT"/>
    </style:style>
    <style:style style:name="T23" style:family="text">
      <style:text-properties style:font-name="Arial MT1" fo:font-size="10pt" fo:letter-spacing="-0.016cm" fo:language="es" fo:country="ES" style:font-name-asian="Arial MT" style:language-asian="en" style:country-asian="US" style:font-name-complex="Arial MT"/>
    </style:style>
    <style:style style:name="T24" style:family="text">
      <style:text-properties style:font-name="Arial MT1" fo:font-size="10pt" fo:letter-spacing="-0.012cm" fo:language="es" fo:country="ES" style:text-underline-style="solid" style:text-underline-width="auto" style:text-underline-color="font-color" style:font-name-asian="Arial MT" style:font-size-asian="10pt" style:language-asian="en" style:country-asian="US" style:font-name-complex="Arial MT" style:font-size-complex="5.69999980926514pt"/>
    </style:style>
    <style:style style:name="T25" style:family="text">
      <style:text-properties style:font-name="Arial MT1" fo:font-size="10pt" fo:letter-spacing="0.016cm" fo:language="es" fo:country="ES" style:font-name-asian="Arial MT" style:language-asian="en" style:country-asian="US" style:font-name-complex="Arial MT"/>
    </style:style>
    <style:style style:name="T26" style:family="text">
      <style:text-properties style:font-name="Arial MT1" fo:font-size="10pt" fo:letter-spacing="0.018cm" fo:language="es" fo:country="ES" style:font-name-asian="Arial MT" style:language-asian="en" style:country-asian="US" style:font-name-complex="Arial MT"/>
    </style:style>
    <style:style style:name="T27" style:family="text">
      <style:text-properties style:font-name="Arial MT1" fo:font-size="10pt" fo:letter-spacing="-0.042cm" fo:language="es" fo:country="ES" style:text-underline-style="solid" style:text-underline-width="auto" style:text-underline-color="font-color" style:font-name-asian="Arial MT" style:font-size-asian="10pt" style:language-asian="en" style:country-asian="US" style:font-name-complex="Arial MT" style:font-size-complex="5.69999980926514pt"/>
    </style:style>
    <style:style style:name="T28" style:family="text">
      <style:text-properties style:font-name="Arial MT1" fo:font-size="10pt" fo:letter-spacing="0.005cm" fo:language="es" fo:country="ES" style:font-name-asian="Arial MT" style:language-asian="en" style:country-asian="US" style:font-name-complex="Arial MT"/>
    </style:style>
    <style:style style:name="T29" style:family="text">
      <style:text-properties style:font-name="Arial MT1" fo:font-size="10pt" fo:letter-spacing="0.012cm" fo:language="es" fo:country="ES" style:font-name-asian="Arial MT" style:language-asian="en" style:country-asian="US" style:font-name-complex="Arial MT"/>
    </style:style>
    <style:style style:name="T30" style:family="text">
      <style:text-properties style:font-name="Arial MT1" fo:font-size="10pt" fo:letter-spacing="0.026cm" fo:language="es" fo:country="ES" style:font-name-asian="Arial MT" style:language-asian="en" style:country-asian="US" style:font-name-complex="Arial MT"/>
    </style:style>
    <style:style style:name="T31" style:family="text">
      <style:text-properties style:font-name="Arial MT1" fo:font-size="10pt" fo:letter-spacing="0.019cm" fo:language="es" fo:country="ES" style:font-name-asian="Arial MT" style:language-asian="en" style:country-asian="US" style:font-name-complex="Arial MT"/>
    </style:style>
    <style:style style:name="T32" style:family="text">
      <style:text-properties style:font-name="Arial MT1" fo:font-size="10pt" fo:letter-spacing="-0.012cm" fo:language="es" fo:country="ES" style:font-name-asian="Arial MT" style:language-asian="en" style:country-asian="US" style:font-name-complex="Arial MT"/>
    </style:style>
    <style:style style:name="T33" style:family="text">
      <style:text-properties style:font-name="Arial MT1" fo:font-size="10pt" fo:letter-spacing="-0.004cm" fo:language="es" fo:country="ES" style:text-underline-style="solid" style:text-underline-width="auto" style:text-underline-color="font-color" style:font-name-asian="Arial MT" style:font-size-asian="10pt" style:language-asian="en" style:country-asian="US" style:font-name-complex="Arial MT" style:font-size-complex="5.69999980926514pt"/>
    </style:style>
    <style:style style:name="T34" style:family="text">
      <style:text-properties style:font-name="Arial MT1" fo:font-size="10pt" fo:letter-spacing="0.023cm" fo:language="es" fo:country="ES" style:font-name-asian="Arial MT" style:language-asian="en" style:country-asian="US" style:font-name-complex="Arial MT"/>
    </style:style>
    <style:style style:name="T35" style:family="text">
      <style:text-properties style:font-name="Arial MT1" fo:font-size="10pt" fo:letter-spacing="0.004cm" fo:language="es" fo:country="ES" style:font-name-asian="Arial MT" style:language-asian="en" style:country-asian="US" style:font-name-complex="Arial MT"/>
    </style:style>
    <style:style style:name="T36" style:family="text">
      <style:text-properties style:font-name="Arial MT1" fo:font-size="10pt" fo:letter-spacing="-0.034cm" fo:language="es" fo:country="ES" style:text-underline-style="solid" style:text-underline-width="auto" style:text-underline-color="font-color" style:font-name-asian="Arial MT" style:font-size-asian="10pt" style:language-asian="en" style:country-asian="US" style:font-name-complex="Arial MT" style:font-size-complex="5.69999980926514pt"/>
    </style:style>
    <style:style style:name="T37" style:family="text">
      <style:text-properties style:font-name="Arial MT1" fo:font-size="10pt" fo:letter-spacing="0.099cm" fo:language="es" fo:country="ES" style:font-name-asian="Arial MT" style:language-asian="en" style:country-asian="US" style:font-name-complex="Arial MT"/>
    </style:style>
    <style:style style:name="T38" style:family="text">
      <style:text-properties style:font-name="Arial MT1" fo:font-size="10pt" fo:letter-spacing="0.011cm" fo:language="es" fo:country="ES" style:font-name-asian="Arial MT" style:language-asian="en" style:country-asian="US" style:font-name-complex="Arial MT"/>
    </style:style>
    <style:style style:name="T39" style:family="text">
      <style:text-properties style:font-name="Arial MT1" fo:font-size="10pt" fo:letter-spacing="-0.005cm" fo:language="es" fo:country="ES" style:font-name-asian="Arial MT" style:language-asian="en" style:country-asian="US" style:font-name-complex="Arial MT"/>
    </style:style>
    <style:style style:name="T40" style:family="text">
      <style:text-properties style:font-name="Arial MT1" fo:font-size="10pt" fo:letter-spacing="0.007cm" fo:language="es" fo:country="ES" style:text-underline-style="solid" style:text-underline-width="auto" style:text-underline-color="font-color" style:font-name-asian="Arial MT" style:font-size-asian="10pt" style:language-asian="en" style:country-asian="US" style:font-name-complex="Arial MT" style:font-size-complex="5.69999980926514pt"/>
    </style:style>
    <style:style style:name="T41" style:family="text">
      <style:text-properties style:font-name="Arial MT1" fo:font-size="10pt" fo:letter-spacing="0.009cm" fo:language="es" fo:country="ES" style:font-name-asian="Arial MT" style:language-asian="en" style:country-asian="US" style:font-name-complex="Arial MT"/>
    </style:style>
    <style:style style:name="T42" style:family="text">
      <style:text-properties style:font-name="Arial MT1" fo:font-size="10pt" fo:letter-spacing="normal" fo:language="es" fo:country="ES" style:font-name-asian="Arial MT" style:language-asian="en" style:country-asian="US" style:font-name-complex="Arial MT"/>
    </style:style>
    <style:style style:name="T43" style:family="text">
      <style:text-properties style:use-window-font-color="true" style:text-outline="false" style:text-line-through-style="none" style:text-position="0% 100%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44" style:family="text">
      <style:text-properties fo:color="#000000" style:text-outline="false" style:text-line-through-style="none" style:text-position="0% 100%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T45" style:family="text">
      <style:text-properties style:font-name="Arial MT1" fo:font-size="10pt" fo:letter-spacing="-0.004cm" fo:language="es" fo:country="ES" style:font-name-asian="Arial MT" style:language-asian="en" style:country-asian="US" style:font-name-complex="Arial MT"/>
    </style:style>
    <style:style style:name="T46" style:family="text">
      <style:text-properties style:font-name="Arial MT1" fo:font-size="10pt" fo:letter-spacing="0.021cm" fo:language="es" fo:country="ES" style:font-name-asian="Arial MT" style:language-asian="en" style:country-asian="US" style:font-name-complex="Arial MT"/>
    </style:style>
    <style:style style:name="T47" style:family="text">
      <style:text-properties style:font-name="Arial MT1" fo:font-size="10pt" fo:letter-spacing="0.007cm" fo:language="es" fo:country="ES" style:font-name-asian="Arial MT" style:language-asian="en" style:country-asian="US" style:font-name-complex="Arial MT"/>
    </style:style>
    <style:style style:name="T48" style:family="text">
      <style:text-properties style:font-name="Arial MT1" fo:font-size="10pt" fo:letter-spacing="0.014cm" fo:language="es" fo:country="ES" style:font-name-asian="Arial MT" style:language-asian="en" style:country-asian="US" style:font-name-complex="Arial M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 1" table:style-name="ta1" table:print="false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3" table:number-columns-repeated="2" table:default-cell-style-name="ce20"/>
        <table:table-column table:style-name="co5" table:default-cell-style-name="ce52"/>
        <table:table-column table:style-name="co6" table:default-cell-style-name="ce20"/>
        <table:table-column table:style-name="co7" table:default-cell-style-name="ce67"/>
        <table:table-column table:style-name="co8" table:default-cell-style-name="ce20"/>
        <table:table-column table:style-name="co9" table:default-cell-style-name="ce20"/>
        <table:table-column table:style-name="co10" table:number-columns-repeated="1011" table:default-cell-style-name="ce20"/>
        <table:table-column table:style-name="co10" table:default-cell-style-name="ce79"/>
        <table:table-column table:style-name="co10" table:default-cell-style-name="ce76"/>
        <table:table-row table:style-name="ro1">
          <table:table-cell table:style-name="ce1" office:value-type="string">
            <text:p>NORMA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APT</text:p>
          </table:table-cell>
          <table:table-cell table:style-name="ce1" office:value-type="string">
            <text:p>OPC</text:p>
          </table:table-cell>
          <table:table-cell table:style-name="ce1" office:value-type="string">
            <text:p>PTOS</text:p>
          </table:table-cell>
          <table:table-cell table:style-name="ce1" office:value-type="string">
            <text:p>CALIF</text:p>
          </table:table-cell>
          <table:table-cell table:style-name="ce46" office:value-type="string">
            <text:p>TEXTO HECHO INFRINGIDO</text:p>
          </table:table-cell>
          <table:table-cell table:style-name="ce53" office:value-type="string">
            <text:p><text:span text:style-name="T43">MULTA</text:span></text:p>
            <text:p><text:span text:style-name="T43">Imp.Rd</text:span></text:p>
          </table:table-cell>
          <table:table-cell table:style-name="ce61" office:value-type="string">
            <text:p>RESPONS</text:p>
          </table:table-cell>
          <table:table-cell table:style-name="ce1" office:value-type="string">
            <text:p>COMENTARIO</text:p>
          </table:table-cell>
          <table:table-cell table:style-name="ce1" office:value-type="string">
            <text:p>MATERIA</text:p>
          </table:table-cell>
          <table:table-cell table:style-name="ce74" table:number-columns-repeated="1011"/>
          <table:table-cell table:style-name="ce78"/>
          <table:table-cell/>
        </table:table-row>
        <table:table-row table:style-name="ro2">
          <table:table-cell table:style-name="ce2" office:value-type="string">
            <text:p>CIR LSV</text:p>
          </table:table-cell>
          <table:table-cell table:style-name="ce21" office:value-type="string">
            <text:p><text:span text:style-name="T1">002</text:span></text:p>
            <text:p><text:span text:style-name="T1">010</text:span></text:p>
          </table:table-cell>
          <table:table-cell table:style-name="ce21" office:value-type="string">
            <text:p><text:span text:style-name="T1">1</text:span></text:p>
            <text:p><text:span text:style-name="T1">1</text:span></text:p>
          </table:table-cell>
          <table:table-cell table:style-name="ce2" office:value-type="string">
            <text:p>5D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Leve</text:p>
          </table:table-cell>
          <table:table-cell table:style-name="ce23" office:value-type="string">
            <text:p><text:span text:style-name="T1">COMPORTARSE INDEBIDAMENTE EN LA CIRCULACIÓN CAUSANDO PELIGRO A LAS PERSONAS. (DEBERÁ INDICARSE DETALLADAMENTE EL COMPORTAMIENTO Y/O EL</text:span></text:p>
            <text:p><text:span text:style-name="T1">TIPO DE PELIGRO CAUSADO)</text:span></text:p>
          </table:table-cell>
          <table:table-cell table:style-name="ce21" office:value-type="string">
            <text:p><text:span text:style-name="T1">100.0</text:span></text:p>
            <text:p><text:span text:style-name="T1">50.0</text:span></text:p>
          </table:table-cell>
          <table:table-cell table:style-name="ce43" office:value-type="string">
            <text:p>Conductor Usuario</text:p>
          </table:table-cell>
          <table:table-cell table:style-name="ce23"/>
          <table:table-cell table:style-name="ce2" office:value-type="string">
            <text:p>COMPORTA MIENTO INDEBIDO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CIR LSV</text:p>
          </table:table-cell>
          <table:table-cell table:style-name="ce22" office:value-type="string">
            <text:p><text:span text:style-name="T1">002</text:span></text:p>
            <text:p><text:span text:style-name="T1">010</text:span></text:p>
          </table:table-cell>
          <table:table-cell table:style-name="ce22" office:value-type="string">
            <text:p><text:span text:style-name="T1">1</text:span></text:p>
            <text:p><text:span text:style-name="T1">1</text:span></text:p>
          </table:table-cell>
          <table:table-cell table:style-name="ce3" office:value-type="string">
            <text:p>5E</text:p>
          </table:table-cell>
          <table:table-cell table:style-name="ce39" office:value-type="float" office:value="0">
            <text:p>0</text:p>
          </table:table-cell>
          <table:table-cell table:style-name="ce3" office:value-type="string">
            <text:p>Leve</text:p>
          </table:table-cell>
          <table:table-cell table:style-name="ce47" office:value-type="string">
            <text:p><text:span text:style-name="T1">COMPORTARSE INDEBIDAMENTE EN LA CIRCULACIÓN ENTORPECIENDO LA MISMA, CAUSANDO PERJUICIOS Y MOLESTIAS INNECESARIAS A LAS PERSONAS O DAÑOS A LOS BIENES. (DEBERÁ INDICARSE DETALLADAMENTE EL COMPORTAMIENTO Y/O EL TIPO DE PERJUICIO, MOLESTIA O DAÑO </text:span><text:span text:style-name="T6">CAUSADOS.) </text:span></text:p>
          </table:table-cell>
          <table:table-cell table:style-name="ce22" office:value-type="string">
            <text:p><text:span text:style-name="T1">80.0</text:span></text:p>
            <text:p><text:span text:style-name="T1">40.0</text:span></text:p>
          </table:table-cell>
          <table:table-cell table:style-name="ce62" office:value-type="string">
            <text:p>Conductor Usuario</text:p>
          </table:table-cell>
          <table:table-cell table:style-name="ce10" office:value-type="string">
            <text:p>NOTA: Tendrían cabida en este supuesto, por ejemplo, circular con el volumen elevado del reproductor de sonido al circular por travesías o vías urbanas, ya que tal conducta puede "causar una molestia innecesaria a las personas que habitan en los inmuebles cercanos a la vía".</text:p>
          </table:table-cell>
          <table:table-cell table:style-name="ce3" office:value-type="string">
            <text:p>COMPORTA MIENTO INDEBIDO</text:p>
          </table:table-cell>
          <table:table-cell table:number-columns-repeated="1013"/>
        </table:table-row>
        <table:table-row table:style-name="ro4">
          <table:table-cell table:style-name="ce4" table:number-columns-repeated="8"/>
          <table:table-cell table:style-name="ce63"/>
          <table:table-cell table:style-name="ce4" table:number-columns-repeated="2"/>
          <table:table-cell table:number-columns-repeated="1013"/>
        </table:table-row>
        <table:table-row table:style-name="ro5">
          <table:table-cell table:style-name="ce5" office:value-type="string">
            <text:p>CIR LSV</text:p>
          </table:table-cell>
          <table:table-cell table:style-name="ce23" office:value-type="string">
            <text:p><text:span text:style-name="T1">003</text:span></text:p>
            <text:p><text:span text:style-name="T1">010</text:span></text:p>
          </table:table-cell>
          <table:table-cell table:style-name="ce23" office:value-type="string">
            <text:p><text:span text:style-name="T1">1</text:span></text:p>
            <text:p><text:span text:style-name="T1">2</text:span></text:p>
          </table:table-cell>
          <table:table-cell table:style-name="ce2" office:value-type="string">
            <text:p>5C</text:p>
          </table:table-cell>
          <table:table-cell table:style-name="ce38" office:value-type="float" office:value="0">
            <text:p>0</text:p>
          </table:table-cell>
          <table:table-cell table:style-name="ce5" office:value-type="string">
            <text:p>Grave 076.- M)</text:p>
          </table:table-cell>
          <table:table-cell table:style-name="ce23" office:value-type="string">
            <text:p><text:span text:style-name="T1">CONDUCIR SIN LA DILIGENCIA</text:span></text:p>
            <text:p><text:span text:style-name="T1">,PRECAUCIÓN Y NO DISTRACCIÓN NECESARIOS PARA EVITAR TODO DAÑO PROPIO O AJENO <text:s/>(DEBERÁ DETALLARSE LA CONDUCTA)</text:span></text:p>
          </table:table-cell>
          <table:table-cell table:style-name="ce23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Conductor</text:p>
          </table:table-cell>
          <table:table-cell table:style-name="ce23"/>
          <table:table-cell table:style-name="ce5" office:value-type="string">
            <text:p>CONDUCC. NEGLIGENT E</text:p>
          </table:table-cell>
          <table:table-cell table:number-columns-repeated="1011"/>
          <table:table-cell table:style-name="ce20"/>
          <table:table-cell/>
        </table:table-row>
        <table:table-row table:style-name="ro6">
          <table:table-cell table:style-name="ce2" office:value-type="string">
            <text:p>CIR LSV</text:p>
          </table:table-cell>
          <table:table-cell table:style-name="ce21" office:value-type="string">
            <text:p><text:span text:style-name="T1">004</text:span></text:p>
            <text:p><text:span text:style-name="T1">012</text:span></text:p>
          </table:table-cell>
          <table:table-cell table:style-name="ce21" office:value-type="string">
            <text:p><text:span text:style-name="T1">2</text:span></text:p>
            <text:p><text:span text:style-name="T1">2</text:span></text:p>
          </table:table-cell>
          <table:table-cell table:style-name="ce2" office:value-type="string">
            <text:p>5B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Leve</text:p>
          </table:table-cell>
          <table:table-cell table:style-name="ce5" office:value-type="string">
            <text:p>DEPOSITAR O ABANDONAR SOBRE LA VÍA OBJETOS O MATERIAS QUE PUEDAN ENTORPECER LA LIBRE CIRCULACIÓN, PARADA O ESTACIONAMIENTO <text:s/>(DEBERÁ INDICARSE EL OBJETO O MATERIA QUE CAUSE EL ENTORPECIMIENTO)</text:p>
          </table:table-cell>
          <table:table-cell table:style-name="ce21" office:value-type="string">
            <text:p><text:span text:style-name="T1">80.0</text:span></text:p>
            <text:p><text:span text:style-name="T1">40.0</text:span></text:p>
          </table:table-cell>
          <table:table-cell table:style-name="ce43" office:value-type="string">
            <text:p>Conductor Usuario</text:p>
          </table:table-cell>
          <table:table-cell table:style-name="ce23" office:value-type="string">
            <text:p><text:span text:style-name="T1">NOTA: Habrá que tener en cuenta, a efectos de traslado al Ministerio Fiscal,los casos en los que los hechos pudieran ser constitutivos de delito previsto en el art. 385 <text:s/>del Código Penal por originar un grave riesgo para la circulación colocando en la vía obstáculos imprevisibles, derramando sustancias deslizantes o inflamables o por cualquier otro</text:span></text:p>
            <text:p><text:span text:style-name="T1">medio</text:span></text:p>
          </table:table-cell>
          <table:table-cell table:style-name="ce2" office:value-type="string">
            <text:p>COMPORTA MIENTO INDEBIDO</text:p>
          </table:table-cell>
          <table:table-cell table:number-columns-repeated="1011"/>
          <table:table-cell table:style-name="ce20"/>
          <table:table-cell/>
        </table:table-row>
        <table:table-row table:style-name="ro7">
          <table:table-cell table:style-name="ce5" office:value-type="string">
            <text:p>CIR LSV</text:p>
          </table:table-cell>
          <table:table-cell table:style-name="ce23" office:value-type="string">
            <text:p><text:span text:style-name="T1">005</text:span></text:p>
            <text:p><text:span text:style-name="T1">012</text:span></text:p>
          </table:table-cell>
          <table:table-cell table:style-name="ce23" office:value-type="string">
            <text:p><text:span text:style-name="T1">1</text:span></text:p>
            <text:p><text:span text:style-name="T1">3</text:span></text:p>
          </table:table-cell>
          <table:table-cell table:style-name="ce2" office:value-type="string">
            <text:p>5B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Leve</text:p>
          </table:table-cell>
          <table:table-cell table:style-name="ce23" office:value-type="string">
            <text:p><text:span text:style-name="T1">NO ADOPTAR LAS MEDIDAS NECESARIAS PARA QUE EL RESTO DE USUARIOS PUEDAN ADVERTIR UN OBSTÁCULO O PELIGRO EN LA VÍA POR QUIEN LO HA CREADO. (DEBERÁ INDICARSE EL OBSTÁCULO O</text:span></text:p>
            <text:p><text:span text:style-name="T1">PELIGRO EXISTENTE)</text:span></text:p>
          </table:table-cell>
          <table:table-cell table:style-name="ce23" office:value-type="string">
            <text:p><text:span text:style-name="T1">80.0</text:span></text:p>
            <text:p><text:span text:style-name="T1">40.0</text:span></text:p>
          </table:table-cell>
          <table:table-cell table:style-name="ce43" office:value-type="string">
            <text:p>Conductor Usuario</text:p>
          </table:table-cell>
          <table:table-cell table:style-name="ce5" office:value-type="string">
            <text:p>NOTA: <text:s/>Para advertir la presencia en la vía de cualquier obstáculo o peligro creado, el causante del mismo deberá señalizarlo de forma eficaz, tanto de día como de noche (art. 130.3, 140 y 173 RGCir).</text:p>
          </table:table-cell>
          <table:table-cell table:style-name="ce2" office:value-type="string">
            <text:p>SEÑALIZACi ÓN</text:p>
          </table:table-cell>
          <table:table-cell table:number-columns-repeated="1011"/>
          <table:table-cell table:style-name="ce20"/>
          <table:table-cell/>
        </table:table-row>
        <table:table-row table:style-name="ro8">
          <table:table-cell table:style-name="ce6" office:value-type="string">
            <text:p>CIR LSV</text:p>
          </table:table-cell>
          <table:table-cell table:style-name="ce22" office:value-type="string">
            <text:p><text:span text:style-name="T1">005</text:span></text:p>
            <text:p><text:span text:style-name="T1">012</text:span></text:p>
          </table:table-cell>
          <table:table-cell table:style-name="ce22" office:value-type="string">
            <text:p><text:span text:style-name="T1">6</text:span></text:p>
            <text:p><text:span text:style-name="T1">3</text:span></text:p>
          </table:table-cell>
          <table:table-cell table:style-name="ce6" office:value-type="string">
            <text:p>5A</text:p>
          </table:table-cell>
          <table:table-cell table:style-name="ce39" office:value-type="float" office:value="0">
            <text:p>0</text:p>
          </table:table-cell>
          <table:table-cell table:style-name="ce6" office:value-type="string">
            <text:p>Leve</text:p>
          </table:table-cell>
          <table:table-cell table:style-name="ce47" office:value-type="string">
            <text:p><text:span text:style-name="T1">DETENER, PARAR O ESTACIONAR LOS VEHÍCULOS DESTINADOS A LOS SERVICIOS DE URGENCIA, ASISTENCIA MECÁNICA O DE CONSERVACIÓN DE CARRETERAS EN LUGAR DISTINTO DEL FIJADO POR LOS AGENTES DE LA AUTORIDAD RESPONSABLES</text:span></text:p>
            <text:p><text:span text:style-name="T6">DEL TRÁFICO</text:span></text:p>
          </table:table-cell>
          <table:table-cell table:style-name="ce22" office:value-type="string">
            <text:p><text:span text:style-name="T1">80.0</text:span></text:p>
            <text:p><text:span text:style-name="T1">40.0</text:span></text:p>
          </table:table-cell>
          <table:table-cell table:style-name="ce48" office:value-type="string">
            <text:p>Conductor</text:p>
          </table:table-cell>
          <table:table-cell table:style-name="ce8" office:value-type="string">
            <text:p>NOTA: Todas las actuaciones a realizar con este tipo de vehículos deberá regirse por los principios de utilización de los recursos idóneos y estrictamente necesarios en cada caso.</text:p>
          </table:table-cell>
          <table:table-cell table:style-name="ce6" office:value-type="string">
            <text:p>PARADA</text:p>
          </table:table-cell>
          <table:table-cell table:number-columns-repeated="1011"/>
          <table:table-cell table:style-name="ce20"/>
          <table:table-cell/>
        </table:table-row>
        <table:table-row table:style-name="ro9">
          <table:table-cell table:style-name="ce2" office:value-type="string">
            <text:p>CIR LSV</text:p>
          </table:table-cell>
          <table:table-cell table:style-name="ce21" office:value-type="string">
            <text:p><text:span text:style-name="T1">006</text:span></text:p>
            <text:p><text:span text:style-name="T1">012</text:span></text:p>
          </table:table-cell>
          <table:table-cell table:style-name="ce21" office:value-type="string">
            <text:p><text:span text:style-name="T1">1</text:span></text:p>
            <text:p><text:span text:style-name="T1">4</text:span></text:p>
          </table:table-cell>
          <table:table-cell table:style-name="ce2" office:value-type="string">
            <text:p>5B</text:p>
          </table:table-cell>
          <table:table-cell table:style-name="ce38" office:value-type="float" office:value="4">
            <text:p>4</text:p>
          </table:table-cell>
          <table:table-cell table:style-name="ce2" office:value-type="string">
            <text:p>Grave 076.- N)</text:p>
          </table:table-cell>
          <table:table-cell table:style-name="ce23" office:value-type="string">
            <text:p><text:span text:style-name="T1">ARROJAR A LA VÍA O EN SUS INMEDIACIONES CUALQUIER OBJETO QUE PUEDA PRODUCIR ACCIDENTES DE CIRCULACIÓN <text:s text:c="2"/>(DEBERÁ DETALLARSE EL OBJETO</text:span></text:p>
            <text:p><text:span text:style-name="T1">ARROJADO)</text:span></text:p>
          </table:table-cell>
          <table:table-cell table:style-name="ce21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Conductor</text:p>
          </table:table-cell>
          <table:table-cell table:style-name="ce5" office:value-type="string">
            <text:p>NOTA: Habrá que tener en cuenta, a efectos de traslado al Ministerio Fiscal, los casos en los que los hechos pudieran ser constitutivos de delitos previstos en los artículos 385 ó 351 del Código Penal.</text:p>
          </table:table-cell>
          <table:table-cell table:style-name="ce2" office:value-type="string">
            <text:p>COMPORTA MIENTO INDEBIDO</text:p>
          </table:table-cell>
          <table:table-cell table:number-columns-repeated="1011"/>
          <table:table-cell table:style-name="ce20"/>
          <table:table-cell/>
        </table:table-row>
        <table:table-row table:style-name="ro10">
          <table:table-cell table:style-name="ce3" office:value-type="string">
            <text:p>CIR LSV</text:p>
          </table:table-cell>
          <table:table-cell table:style-name="ce22" office:value-type="string">
            <text:p><text:span text:style-name="T1">006</text:span></text:p>
            <text:p><text:span text:style-name="T1">012</text:span></text:p>
          </table:table-cell>
          <table:table-cell table:style-name="ce22" office:value-type="string">
            <text:p><text:span text:style-name="T1">1</text:span></text:p>
            <text:p><text:span text:style-name="T1">4</text:span></text:p>
          </table:table-cell>
          <table:table-cell table:style-name="ce3" office:value-type="string">
            <text:p>5D</text:p>
          </table:table-cell>
          <table:table-cell table:style-name="ce39" office:value-type="float" office:value="0">
            <text:p>0</text:p>
          </table:table-cell>
          <table:table-cell table:style-name="ce3" office:value-type="string">
            <text:p>Grave 076.- N)</text:p>
          </table:table-cell>
          <table:table-cell table:style-name="ce24" office:value-type="string">
            <text:p><text:span text:style-name="T1">ARROJAR A LA VÍA O EN SUS INMEDIACIONES CUALQUIER OBJETO QUE PUEDA PRODUCIR ACCIDENTES DE CIRCULACIÓN. (DEBERÁ DETALLARSE EL OBJETO</text:span></text:p>
            <text:p><text:span text:style-name="T6">                                                                                                                            </text:span><text:span text:style-name="T6">ARROJADO.)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/text:p>
          </table:table-cell>
          <table:table-cell table:style-name="ce22" office:value-type="string">
            <text:p><text:span text:style-name="T1">200.0</text:span></text:p>
            <text:p><text:span text:style-name="T1">100.0</text:span></text:p>
          </table:table-cell>
          <table:table-cell table:style-name="ce62" office:value-type="string">
            <text:p>Autor Pasajero</text:p>
          </table:table-cell>
          <table:table-cell table:style-name="ce10" office:value-type="string">
            <text:p>NOTA: Habrá que tener en cuenta, a efectos de traslado al Ministerio Fiscal, los casos en los que los hechos pudieran ser constitutivos de delitos previstos en los artículos 385 o 351 del Código Penal.</text:p>
          </table:table-cell>
          <table:table-cell table:style-name="ce3" office:value-type="string">
            <text:p>COMPORTA MIENTO INDEBIDO</text:p>
          </table:table-cell>
          <table:table-cell table:number-columns-repeated="1011"/>
          <table:table-cell table:style-name="ce20"/>
          <table:table-cell/>
        </table:table-row>
        <table:table-row table:style-name="ro11">
          <table:table-cell table:style-name="ce6" office:value-type="string">
            <text:p>CIR LSV</text:p>
          </table:table-cell>
          <table:table-cell table:style-name="ce22" office:value-type="string">
            <text:p><text:span text:style-name="T1">007</text:span></text:p>
            <text:p><text:span text:style-name="T1">012</text:span></text:p>
          </table:table-cell>
          <table:table-cell table:style-name="ce22" office:value-type="string">
            <text:p><text:span text:style-name="T1">1</text:span></text:p>
            <text:p><text:span text:style-name="T1">7</text:span></text:p>
          </table:table-cell>
          <table:table-cell table:style-name="ce6" office:value-type="string">
            <text:p>5B</text:p>
          </table:table-cell>
          <table:table-cell table:style-name="ce39" office:value-type="float" office:value="0">
            <text:p>0</text:p>
          </table:table-cell>
          <table:table-cell table:style-name="ce6" office:value-type="string">
            <text:p>Grave 076.- O)</text:p>
          </table:table-cell>
          <table:table-cell table:style-name="ce24" office:value-type="string">
            <text:p><text:span text:style-name="T1">CIRCULAR CON UN VEHÍCULO CON NIVELES DE EMISIÓN DE RUIDO SUPERIORES A LOS LÍMITES ESTABLECIDOS POR LAS NORMAS QUE REGULAN ESPECÍFICAMENTE LA MATERIA <text:s/>(LA COMISIÓN DE LOS HECHOS DESCRITOS EN ESTOS SUPUESTOS SE DENUNCIARÁN POR ESTE PRECEPTO, AUNQUE <text:s/>EN DIRECTA RELACIÓN CON LO DISPUESTO EN EL ART. 11.19 DEL REGLAMENTO GENERAL</text:span></text:p>
            <text:p><text:span text:style-name="T1">DE VEHÍCULOS)</text:span></text:p>
          </table:table-cell>
          <table:table-cell table:style-name="ce22" office:value-type="string">
            <text:p><text:span text:style-name="T1">200.0</text:span></text:p>
            <text:p><text:span text:style-name="T1">100.0</text:span></text:p>
          </table:table-cell>
          <table:table-cell table:style-name="ce48" office:value-type="string">
            <text:p>Titular Conductor</text:p>
          </table:table-cell>
          <table:table-cell table:style-name="ce6" office:value-type="string">
            <text:p>NOTA: Al perseguir este tipo de infracción deberá contarse con el medio técnico (sonómetro) que permita comprobar los niveles de ruido detectados</text:p>
          </table:table-cell>
          <table:table-cell table:style-name="ce6" office:value-type="string">
            <text:p>EMISIONES</text:p>
          </table:table-cell>
          <table:table-cell table:number-columns-repeated="1011"/>
          <table:table-cell table:style-name="ce20"/>
          <table:table-cell/>
        </table:table-row>
        <table:table-row table:style-name="ro12">
          <table:table-cell table:style-name="ce2" office:value-type="string">
            <text:p>CIR LSV</text:p>
          </table:table-cell>
          <table:table-cell table:style-name="ce21" office:value-type="string">
            <text:p><text:span text:style-name="T1">007</text:span></text:p>
            <text:p><text:span text:style-name="T1">012</text:span></text:p>
          </table:table-cell>
          <table:table-cell table:style-name="ce21" office:value-type="string">
            <text:p><text:span text:style-name="T1">1</text:span></text:p>
            <text:p><text:span text:style-name="T1">7</text:span></text:p>
          </table:table-cell>
          <table:table-cell table:style-name="ce2" office:value-type="string">
            <text:p>5C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Grave 076.- O)</text:p>
          </table:table-cell>
          <table:table-cell table:style-name="ce23" office:value-type="string">
            <text:p><text:span text:style-name="T1">CIRCULAR CON UN VEHÍCULO EMITIENDO GASES O HUMOS EN VALORES SUPERIORES A LOS LÍMITES ESTABLECIDOS EN LAS NORMAS REGULADORAS DE LOS VEHÍCULOS <text:s/>(LA COMISIÓN DE LOS HECHOS DESCRITOS EN ESTOS SUPUESTOS SE DENUNCIARÁN POR ESTE PRECEPTO, AUNQUE <text:s/>EN DIRECTA RELACIÓN CON LO DISPUESTO EN EL ART. 11.19 DEL REGLAMENTO GENERAL</text:span></text:p>
            <text:p><text:span text:style-name="T1">DE VEHÍCULOS)</text:span></text:p>
          </table:table-cell>
          <table:table-cell table:style-name="ce21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Titular Conductor</text:p>
          </table:table-cell>
          <table:table-cell table:style-name="ce2" office:value-type="string">
            <text:p>NOTA: Al perseguir este tipo de infracción deberá contarse con el medio técnico necesario que permita comprobar el nivel de gases o humos detectados</text:p>
          </table:table-cell>
          <table:table-cell table:style-name="ce7" office:value-type="string">
            <text:p>EMISIONES</text:p>
          </table:table-cell>
          <table:table-cell table:number-columns-repeated="1011"/>
          <table:table-cell table:style-name="ce20"/>
          <table:table-cell/>
        </table:table-row>
        <table:table-row table:style-name="ro13">
          <table:table-cell table:style-name="ce7" office:value-type="string">
            <text:p>CIR LSV</text:p>
          </table:table-cell>
          <table:table-cell table:style-name="ce21" office:value-type="string">
            <text:p><text:span text:style-name="T1">007</text:span></text:p>
            <text:p><text:span text:style-name="T1">012</text:span></text:p>
          </table:table-cell>
          <table:table-cell table:style-name="ce21" office:value-type="string">
            <text:p><text:span text:style-name="T1">1</text:span></text:p>
            <text:p><text:span text:style-name="T1">7</text:span></text:p>
          </table:table-cell>
          <table:table-cell table:style-name="ce7" office:value-type="string">
            <text:p>5D</text:p>
          </table:table-cell>
          <table:table-cell table:style-name="ce38" office:value-type="float" office:value="0">
            <text:p>0</text:p>
          </table:table-cell>
          <table:table-cell table:style-name="ce7" office:value-type="string">
            <text:p>Grave 076.- O)</text:p>
          </table:table-cell>
          <table:table-cell table:style-name="ce23" office:value-type="string">
            <text:p><text:span text:style-name="T1">CIRCULAR CON UN VEHÍCULO QUE HA SIDO OBJETO DE UNA REFORMA DE IMPORTANCIA NO AUTORIZADA <text:s/>(LA COMISIÓN DE LOS HECHOS DESCRITOS EN ESTE SUPUESTO SE DENUNCIARÁN POR ESTE PRECEPTO, AUNQUE <text:s/>EN DIRECTA RELACIÓN CON <text:s/>LO DISPUESTO EN EL ARTÍCULO 7 DEL REGLAMENTO</text:span></text:p>
            <text:p><text:span text:style-name="T1">GENERAL DE VEHÍCULOS)</text:span></text:p>
          </table:table-cell>
          <table:table-cell table:style-name="ce54" office:value-type="string">
            <text:p><text:span text:style-name="T44">200.0</text:span></text:p>
            <text:p><text:span text:style-name="T44">100.0</text:span></text:p>
          </table:table-cell>
          <table:table-cell table:style-name="ce64" office:value-type="string">
            <text:p>Titular Conductor</text:p>
          </table:table-cell>
          <table:table-cell table:style-name="ce23"/>
          <table:table-cell table:style-name="ce7" office:value-type="string">
            <text:p>REFORMAS IMPORTAN C.</text:p>
          </table:table-cell>
          <table:table-cell table:number-columns-repeated="1011"/>
          <table:table-cell table:style-name="ce20"/>
          <table:table-cell/>
        </table:table-row>
        <table:table-row table:style-name="ro14">
          <table:table-cell table:style-name="ce6" office:value-type="string">
            <text:p>CIR LSV</text:p>
          </table:table-cell>
          <table:table-cell table:style-name="ce22" office:value-type="string">
            <text:p><text:span text:style-name="T1">007</text:span></text:p>
            <text:p><text:span text:style-name="T1">012</text:span></text:p>
          </table:table-cell>
          <table:table-cell table:style-name="ce22" office:value-type="string">
            <text:p><text:span text:style-name="T1">2</text:span></text:p>
            <text:p><text:span text:style-name="T1">5</text:span></text:p>
          </table:table-cell>
          <table:table-cell table:style-name="ce6" office:value-type="string">
            <text:p>5B</text:p>
          </table:table-cell>
          <table:table-cell table:style-name="ce39" office:value-type="float" office:value="0">
            <text:p>0</text:p>
          </table:table-cell>
          <table:table-cell table:style-name="ce6" office:value-type="string">
            <text:p>Grave 076.- O)</text:p>
          </table:table-cell>
          <table:table-cell table:style-name="ce24" office:value-type="string">
            <text:p><text:span text:style-name="T1">CIRCULAR CON UN CICLOMOTOR CON EL ESCAPE LIBRE, SIN LLEVAR INSTALADO EL PRECEPTIVO DISPOSITIVO SILENCIADOR DE EXPLOSIONES O CON UN SILENCIADOR INEFICAZ <text:s/>(LA COMISIÓN DE LOS HECHOS DESCRITOS EN ESTOS SUPUESTOS SE DENUNCIARÁN POR ESTE PRECEPTO, AUNQUE <text:s/>EN DIRECTA RELACIÓN CON LO DISPUESTO EN EL ART. 11.19 DEL REGLAMENTO GENERAL</text:span></text:p>
            <text:p><text:span text:style-name="T1">DE VEHÍCULOS)</text:span></text:p>
          </table:table-cell>
          <table:table-cell table:style-name="ce22" office:value-type="string">
            <text:p><text:span text:style-name="T1">200.0</text:span></text:p>
            <text:p><text:span text:style-name="T1">100.0</text:span></text:p>
          </table:table-cell>
          <table:table-cell table:style-name="ce48" office:value-type="string">
            <text:p>Conductor</text:p>
          </table:table-cell>
          <table:table-cell table:style-name="ce24"/>
          <table:table-cell table:style-name="ce6" office:value-type="string">
            <text:p>EMISIONES</text:p>
          </table:table-cell>
          <table:table-cell table:number-columns-repeated="1011"/>
          <table:table-cell table:style-name="ce20"/>
          <table:table-cell/>
        </table:table-row>
        <table:table-row table:style-name="ro14">
          <table:table-cell table:style-name="ce6" office:value-type="string">
            <text:p>CIR LSV</text:p>
          </table:table-cell>
          <table:table-cell table:style-name="ce22" office:value-type="string">
            <text:p><text:span text:style-name="T1">009</text:span></text:p>
            <text:p><text:span text:style-name="T1">013</text:span></text:p>
          </table:table-cell>
          <table:table-cell table:style-name="ce22" office:value-type="string">
            <text:p><text:span text:style-name="T1">1</text:span></text:p>
            <text:p><text:span text:style-name="T1">2</text:span></text:p>
          </table:table-cell>
          <table:table-cell table:style-name="ce6" office:value-type="string">
            <text:p>5E</text:p>
          </table:table-cell>
          <table:table-cell table:style-name="ce39" office:value-type="float" office:value="0">
            <text:p>0</text:p>
          </table:table-cell>
          <table:table-cell table:style-name="ce6" office:value-type="string">
            <text:p>Leve</text:p>
          </table:table-cell>
          <table:table-cell table:style-name="ce47" office:value-type="string">
            <text:p><text:span text:style-name="T1">TRANSPORTAR EN EL VEHÍCULO RESEÑADO UN NÚMERO DE PERSONAS SUPERIOR AL DE PLAZAS AUTORIZADAS, SIN QUE EL EXCESO DE OCUPACIÓN SUPERE EN UN 50% DICHAS PLAZAS. ( EN TRANSPORTE ESCOLAR Y DE MENORES, SE APLICARÁ LA NORMATIVA ESPECÍFICA SOBRE LA MATERIA (RD 443/2001, DE 27 DE ABRIL, SOBRE CONDICIONES DE SEGURIDAD EN EL TRANSPORTE</text:span></text:p>
            <text:p><text:span text:style-name="T6">                                                                                                               </text:span><text:span text:style-name="T6">ESCOLAR Y DE MENORES))</text:span></text:p>
          </table:table-cell>
          <table:table-cell table:style-name="ce22" office:value-type="string">
            <text:p><text:span text:style-name="T1">100.0</text:span></text:p>
            <text:p><text:span text:style-name="T1">50.0</text:span></text:p>
          </table:table-cell>
          <table:table-cell table:style-name="ce48" office:value-type="string">
            <text:p>Conductor</text:p>
          </table:table-cell>
          <table:table-cell table:style-name="ce24" office:value-type="string">
            <text:p><text:span text:style-name="T1">NOTA: <text:s/>Ej: TURISMO DE 5</text:span></text:p>
            <text:p><text:span text:style-name="T1">PLAZAS. Hasta 6 ocupantes máx. OTROS TIPOS DE VEHÍCULO DE HASTA 9 PLAZAS: hasta 12</text:span></text:p>
            <text:p><text:span text:style-name="T1">ocupantes máx. Si el exceso afecta a los movimientos del conductor o a la estabilidad del vehículo se tipificará como infracción al art. 3.1 del RGCir.(conducción negligente)</text:span></text:p>
          </table:table-cell>
          <table:table-cell table:style-name="ce6" office:value-type="string">
            <text:p>EMPLAZAMI ENTO PERSONAS/ CARGA</text:p>
          </table:table-cell>
          <table:table-cell table:number-columns-repeated="1011"/>
          <table:table-cell table:style-name="ce20"/>
          <table:table-cell/>
        </table:table-row>
        <table:table-row table:style-name="ro15">
          <table:table-cell table:style-name="ce2" office:value-type="string">
            <text:p>CIR LSV</text:p>
          </table:table-cell>
          <table:table-cell table:style-name="ce21" office:value-type="string">
            <text:p><text:span text:style-name="T1">010</text:span></text:p>
            <text:p><text:span text:style-name="T1">013</text:span></text:p>
          </table:table-cell>
          <table:table-cell table:style-name="ce21" office:value-type="string">
            <text:p><text:span text:style-name="T1">2</text:span></text:p>
            <text:p><text:span text:style-name="T1">2</text:span></text:p>
          </table:table-cell>
          <table:table-cell table:style-name="ce2" office:value-type="string">
            <text:p>5A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Leve</text:p>
          </table:table-cell>
          <table:table-cell table:style-name="ce23" office:value-type="string">
            <text:p><text:span text:style-name="T1">VIAJAR PERSONAS EN UN VEHÍCULO DESTINADO AL TRANSPORTE DE MERCANCÍAS O COSAS EN EL LUGAR RESERVADO A LA CARGA, INCUMPLIENDO LAS CONDICIONES QUE SE ESTABLECEN EN LAS DISPOSICIONES QUE</text:span></text:p>
            <text:p><text:span text:style-name="T1">REGULAN LA MATERIA</text:span></text:p>
          </table:table-cell>
          <table:table-cell table:style-name="ce21" office:value-type="string">
            <text:p><text:span text:style-name="T1">80.0</text:span></text:p>
            <text:p><text:span text:style-name="T1">40.0</text:span></text:p>
          </table:table-cell>
          <table:table-cell table:style-name="ce43" office:value-type="string">
            <text:p>Conductor</text:p>
          </table:table-cell>
          <table:table-cell table:style-name="ce5" office:value-type="string">
            <text:p>NOTA: No obstante, en los vehículos de transporte de mercancías o cosas, excepcionalmente, podrán viajar personas en el lugar reservado a la carga en las <text:s/>condiciones que se establecen en las disposiciones que regulan la materia</text:p>
          </table:table-cell>
          <table:table-cell table:style-name="ce2" office:value-type="string">
            <text:p>EMPLAZAMI ENTO PERSONAS/ CARGA</text:p>
          </table:table-cell>
          <table:table-cell table:number-columns-repeated="1011"/>
          <table:table-cell table:style-name="ce20"/>
          <table:table-cell/>
        </table:table-row>
        <table:table-row table:style-name="ro16">
          <table:table-cell table:style-name="ce8" office:value-type="string">
            <text:p>CIR LSV</text:p>
          </table:table-cell>
          <table:table-cell table:style-name="ce24" office:value-type="string">
            <text:p><text:span text:style-name="T1">010</text:span></text:p>
            <text:p><text:span text:style-name="T1">013</text:span></text:p>
          </table:table-cell>
          <table:table-cell table:style-name="ce24" office:value-type="string">
            <text:p><text:span text:style-name="T1">3</text:span></text:p>
            <text:p><text:span text:style-name="T1">2</text:span></text:p>
          </table:table-cell>
          <table:table-cell table:style-name="ce6" office:value-type="string">
            <text:p>5B</text:p>
          </table:table-cell>
          <table:table-cell table:style-name="ce39" office:value-type="float" office:value="0">
            <text:p>0</text:p>
          </table:table-cell>
          <table:table-cell table:style-name="ce24"/>
          <table:table-cell table:style-name="ce24" office:value-type="string">
            <text:p><text:span text:style-name="T1">LLEVAR INSTALADA UNA PROTECCIÓN DE LA CARGA QUE PUEDE DAÑAR A LOS OCUPANTES EN CASO DE SER PROYECTADA, EN UN VEHÍCULO AUTORIZADO PARA TRANSPORTAR SIMULTÁNEAMENTE</text:span></text:p>
            <text:p><text:span text:style-name="T1">PERSONAS Y CARGA</text:span></text:p>
          </table:table-cell>
          <table:table-cell table:style-name="ce24" office:value-type="string">
            <text:p><text:span text:style-name="T1">200.0</text:span></text:p>
            <text:p><text:span text:style-name="T1">SIN REDUC.</text:span></text:p>
          </table:table-cell>
          <table:table-cell table:style-name="ce48" office:value-type="string">
            <text:p>Titular Conductor</text:p>
          </table:table-cell>
          <table:table-cell table:style-name="ce8" office:value-type="string">
            <text:p>NOTA: LOS HECHOS DESCRITOS EN ESTOS SUPUESTOS SE DENUNCIARÁN POR EL ARTÍCULO 12.4 DEL REGLAMENTO GENERAL DE VEHÍCULOS</text:p>
          </table:table-cell>
          <table:table-cell table:style-name="ce6" office:value-type="string">
            <text:p>CARGA Y DESCARGA</text:p>
          </table:table-cell>
          <table:table-cell table:number-columns-repeated="1011"/>
          <table:table-cell table:style-name="ce20"/>
          <table:table-cell/>
        </table:table-row>
        <table:table-row table:style-name="ro5">
          <table:table-cell table:style-name="ce5" office:value-type="string">
            <text:p>CIR LSV</text:p>
          </table:table-cell>
          <table:table-cell table:style-name="ce23" office:value-type="string">
            <text:p><text:span text:style-name="T1">011</text:span></text:p>
            <text:p><text:span text:style-name="T1">013</text:span></text:p>
          </table:table-cell>
          <table:table-cell table:style-name="ce23" office:value-type="string">
            <text:p><text:span text:style-name="T1">1</text:span></text:p>
            <text:p><text:span text:style-name="T1">1--</text:span></text:p>
          </table:table-cell>
          <table:table-cell table:style-name="ce2" office:value-type="string">
            <text:p>5B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Leve</text:p>
          </table:table-cell>
          <table:table-cell table:style-name="ce23" office:value-type="string">
            <text:p><text:span text:style-name="T1">NO PARAR LO MÁS CERCA POSIBLE DEL BORDE DERECHO DE LA CALZADA EL CONDUCTOR DE UN TRANSPORTE COLECTIVO DE</text:span></text:p>
            <text:p><text:span text:style-name="T1">PERSONAS</text:span></text:p>
          </table:table-cell>
          <table:table-cell table:style-name="ce23" office:value-type="string">
            <text:p><text:span text:style-name="T1">80.0</text:span></text:p>
            <text:p><text:span text:style-name="T1">40.0</text:span></text:p>
          </table:table-cell>
          <table:table-cell table:style-name="ce43" office:value-type="string">
            <text:p>Conductor</text:p>
          </table:table-cell>
          <table:table-cell table:style-name="ce23"/>
          <table:table-cell table:style-name="ce5" office:value-type="string">
            <text:p>TRANSPOR TE PÚBLICO DE VIAJEROS</text:p>
          </table:table-cell>
          <table:table-cell table:number-columns-repeated="1011"/>
          <table:table-cell table:style-name="ce20"/>
          <table:table-cell/>
        </table:table-row>
        <table:table-row table:style-name="ro17">
          <table:table-cell table:style-name="ce9" office:value-type="string">
            <text:p>CIR LSV</text:p>
          </table:table-cell>
          <table:table-cell table:style-name="ce23" office:value-type="string">
            <text:p><text:span text:style-name="T1">011</text:span></text:p>
            <text:p><text:span text:style-name="T1">013</text:span></text:p>
          </table:table-cell>
          <table:table-cell table:style-name="ce23" office:value-type="string">
            <text:p><text:span text:style-name="T1">1</text:span></text:p>
            <text:p><text:span text:style-name="T1">2</text:span></text:p>
          </table:table-cell>
          <table:table-cell table:style-name="ce7" office:value-type="string">
            <text:p>5C</text:p>
          </table:table-cell>
          <table:table-cell table:style-name="ce38" office:value-type="float" office:value="0">
            <text:p>0</text:p>
          </table:table-cell>
          <table:table-cell table:style-name="ce7" office:value-type="string">
            <text:p>Leve</text:p>
          </table:table-cell>
          <table:table-cell table:style-name="ce23" office:value-type="string">
            <text:p><text:span text:style-name="T1">REALIZAR EL CONDUCTOR DE UN TRANSPORTE COLECTIVO DE PERSONAS, ACTOS QUE LE PUEDAN DISTRAER</text:span></text:p>
            <text:p><text:span text:style-name="T1">DURANTE LA MARCHA</text:span></text:p>
          </table:table-cell>
          <table:table-cell table:style-name="ce55" office:value-type="string">
            <text:p><text:span text:style-name="T44">80.0</text:span></text:p>
            <text:p><text:span text:style-name="T44">40.0</text:span></text:p>
          </table:table-cell>
          <table:table-cell table:style-name="ce64" office:value-type="string">
            <text:p>Conductor</text:p>
          </table:table-cell>
          <table:table-cell table:style-name="ce23"/>
          <table:table-cell table:style-name="ce9" office:value-type="string">
            <text:p>TRANSPOR TE PÚBLICO DE VIAJEROS</text:p>
          </table:table-cell>
          <table:table-cell table:number-columns-repeated="1011"/>
          <table:table-cell table:style-name="ce20"/>
          <table:table-cell/>
        </table:table-row>
        <table:table-row table:style-name="ro18">
          <table:table-cell table:style-name="ce3" office:value-type="string">
            <text:p>CIR LSV</text:p>
          </table:table-cell>
          <table:table-cell table:style-name="ce22" office:value-type="string">
            <text:p><text:span text:style-name="T1">011</text:span></text:p>
            <text:p><text:span text:style-name="T1">010</text:span></text:p>
          </table:table-cell>
          <table:table-cell table:style-name="ce22" office:value-type="string">
            <text:p><text:span text:style-name="T1">2</text:span></text:p>
            <text:p><text:span text:style-name="T1">2</text:span></text:p>
          </table:table-cell>
          <table:table-cell table:style-name="ce3" office:value-type="string">
            <text:p>5B</text:p>
          </table:table-cell>
          <table:table-cell table:style-name="ce39" office:value-type="float" office:value="0">
            <text:p>0</text:p>
          </table:table-cell>
          <table:table-cell table:style-name="ce3" office:value-type="string">
            <text:p>Leve</text:p>
          </table:table-cell>
          <table:table-cell table:style-name="ce47" office:value-type="string">
            <text:p><text:span text:style-name="T1">NO PROHIBIR LA ENTRADA U ORDENAR LA SALIDA EL CONDUCTOR DE UN VEHÍCULO DESTINADO AL SERVICIO PÚBLICO DE TRANSPORTE COLECTIVO DE PERSONAS, A LOS VIAJEROS QUE VULNEREN LAS PROHIBICIONES</text:span></text:p>
            <text:p><text:span text:style-name="T6">ESTABLECIDAS</text:span></text:p>
          </table:table-cell>
          <table:table-cell table:style-name="ce22" office:value-type="string">
            <text:p><text:span text:style-name="T1">80.0</text:span></text:p>
            <text:p><text:span text:style-name="T1">40.0</text:span></text:p>
          </table:table-cell>
          <table:table-cell table:style-name="ce62" office:value-type="string">
            <text:p>Conductor</text:p>
          </table:table-cell>
          <table:table-cell table:style-name="ce24"/>
          <table:table-cell table:style-name="ce3" office:value-type="string">
            <text:p>TRANSPOR TE PÚBLICO DE VIAJEROS</text:p>
          </table:table-cell>
          <table:table-cell table:number-columns-repeated="1011"/>
          <table:table-cell table:style-name="ce20"/>
          <table:table-cell/>
        </table:table-row>
        <table:table-row table:style-name="ro2">
          <table:table-cell table:style-name="ce2" office:value-type="string">
            <text:p>CIR LSV</text:p>
          </table:table-cell>
          <table:table-cell table:style-name="ce21" office:value-type="string">
            <text:p><text:span text:style-name="T1">012</text:span></text:p>
            <text:p><text:span text:style-name="T1">013</text:span></text:p>
          </table:table-cell>
          <table:table-cell table:style-name="ce21" office:value-type="string">
            <text:p><text:span text:style-name="T1">1</text:span></text:p>
            <text:p><text:span text:style-name="T1">2</text:span></text:p>
          </table:table-cell>
          <table:table-cell table:style-name="ce2" office:value-type="string">
            <text:p>5A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Leve</text:p>
          </table:table-cell>
          <table:table-cell table:style-name="ce5" office:value-type="string">
            <text:p>CIRCULAR 2 PERSONAS EN UN CICLO EN CONDICIONES DISTINTAS A LAS REGLAMENTARIAS (ESPECIFICAR EL INCUMPLIMIENTO)</text:p>
          </table:table-cell>
          <table:table-cell table:style-name="ce21" office:value-type="string">
            <text:p><text:span text:style-name="T1">80.0</text:span></text:p>
            <text:p><text:span text:style-name="T1">40.0</text:span></text:p>
          </table:table-cell>
          <table:table-cell table:style-name="ce43" office:value-type="string">
            <text:p>Conductor</text:p>
          </table:table-cell>
          <table:table-cell table:style-name="ce23" office:value-type="string">
            <text:p><text:span text:style-name="T1">NOTA: No obstante, se podrá transportar a una persona cuando se cumplan ciertos requisitos: que el conductor sea mayor de edad, que la persona transportada sea un menor de hasta 7 años y que utilice un asiento adicional que habrá de</text:span></text:p>
            <text:p><text:span text:style-name="T1">ser homologado</text:span></text:p>
          </table:table-cell>
          <table:table-cell table:style-name="ce5" office:value-type="string">
            <text:p>EMPLAZAMI ENTO PERSONAS/ CARGA</text:p>
          </table:table-cell>
          <table:table-cell table:number-columns-repeated="1011"/>
          <table:table-cell table:style-name="ce20"/>
          <table:table-cell/>
        </table:table-row>
        <table:table-row table:style-name="ro16">
          <table:table-cell table:style-name="ce10" office:value-type="string">
            <text:p>CIR LSV</text:p>
          </table:table-cell>
          <table:table-cell table:style-name="ce24" office:value-type="string">
            <text:p><text:span text:style-name="T1">012</text:span></text:p>
            <text:p><text:span text:style-name="T1">013</text:span></text:p>
          </table:table-cell>
          <table:table-cell table:style-name="ce24" office:value-type="string">
            <text:p><text:span text:style-name="T1">2</text:span></text:p>
            <text:p><text:span text:style-name="T1">2</text:span></text:p>
          </table:table-cell>
          <table:table-cell table:style-name="ce3" office:value-type="string">
            <text:p>5A</text:p>
          </table:table-cell>
          <table:table-cell table:style-name="ce39" office:value-type="float" office:value="0">
            <text:p>0</text:p>
          </table:table-cell>
          <table:table-cell table:style-name="ce3" office:value-type="string">
            <text:p>Leve</text:p>
          </table:table-cell>
          <table:table-cell table:style-name="ce10" office:value-type="string">
            <text:p>CIRCULAR 2 PERSONAS EN EL VEHÍCULO RESEÑADO EN CONDICIONES DISTINTAS A LAS REGLAMENTARIAS (ESPECIFICAR EL INCUMPLIMIENTO)</text:p>
          </table:table-cell>
          <table:table-cell table:style-name="ce56" office:value-type="string">
            <text:p><text:span text:style-name="T44">80.0</text:span></text:p>
            <text:p><text:span text:style-name="T44">40.0</text:span></text:p>
          </table:table-cell>
          <table:table-cell table:style-name="ce62" office:value-type="string">
            <text:p>Conductor</text:p>
          </table:table-cell>
          <table:table-cell table:style-name="ce24" office:value-type="string">
            <text:p><text:span text:style-name="T1">NOTA: No obstante, en los ciclomotores y motocicletas, además del conductor y, en su caso, del ocupante del sidecar de ésta últimas, puede viajar, siempre que así conste en su licencia o permiso de circulación, un pasajero cumpliendo ciertos requisitos (Ver</text:span></text:p>
            <text:p><text:span text:style-name="T1">Guía Comentada)</text:span></text:p>
          </table:table-cell>
          <table:table-cell table:style-name="ce3" office:value-type="string">
            <text:p>EMPLAZAMI ENTO PERSONAS/ CARGA</text:p>
          </table:table-cell>
          <table:table-cell table:number-columns-repeated="1011"/>
          <table:table-cell table:style-name="ce20"/>
          <table:table-cell/>
        </table:table-row>
        <table:table-row table:style-name="ro19">
          <table:table-cell table:style-name="ce2" office:value-type="string">
            <text:p>CIR LSV</text:p>
          </table:table-cell>
          <table:table-cell table:style-name="ce21" office:value-type="string">
            <text:p><text:span text:style-name="T1">012</text:span></text:p>
            <text:p><text:span text:style-name="T1">013</text:span></text:p>
          </table:table-cell>
          <table:table-cell table:style-name="ce21" office:value-type="string">
            <text:p><text:span text:style-name="T1">2</text:span></text:p>
            <text:p><text:span text:style-name="T1">5</text:span></text:p>
          </table:table-cell>
          <table:table-cell table:style-name="ce2" office:value-type="string">
            <text:p>5B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Grave 076.- I)</text:p>
          </table:table-cell>
          <table:table-cell table:style-name="ce23" office:value-type="string">
            <text:p><text:span text:style-name="T1">CIRCULAR CON MENORES DE DOCE AÑOS COMO PASAJEROS DE MOTOCICLETAS O CICLOMOTORES EN CONDICIONES DISTINTAS A LAS REGLAMENTARIAS. (DEBEN TENERSE EN CUENTA LAS EXCEPCIONES REGLAMENTARIAS PARA MAYORES DE 7 AÑOS, CUANDO SEAN CONDUCIDOS POR SU PADRE, MADRE O TUTOR O POR PERSONAS MAYORES DE EDAD POR ELLOS AUTORIZADAS; SIEMPRE Y CUANDO SE HAGA CUMPLIENDO DETERMINADOS REQUISITOS</text:span></text:p>
            <text:p><text:span text:style-name="T1">)</text:span></text:p>
          </table:table-cell>
          <table:table-cell table:style-name="ce21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Conductor</text:p>
          </table:table-cell>
          <table:table-cell table:style-name="ce2" office:value-type="string">
            <text:p>NOTA: (Ver Guía Comentada)</text:p>
          </table:table-cell>
          <table:table-cell table:style-name="ce2" office:value-type="string">
            <text:p>EMPLAZAMI ENTO PERSONAS/ CARGA</text:p>
          </table:table-cell>
          <table:table-cell table:number-columns-repeated="1011"/>
          <table:table-cell table:style-name="ce20"/>
          <table:table-cell/>
        </table:table-row>
        <table:table-row table:style-name="ro20">
          <table:table-cell table:style-name="ce7" office:value-type="string">
            <text:p>CIR LSV</text:p>
          </table:table-cell>
          <table:table-cell table:style-name="ce21" office:value-type="string">
            <text:p><text:span text:style-name="T1">012</text:span></text:p>
            <text:p><text:span text:style-name="T1">013</text:span></text:p>
          </table:table-cell>
          <table:table-cell table:style-name="ce21" office:value-type="string">
            <text:p><text:span text:style-name="T1">4</text:span></text:p>
            <text:p><text:span text:style-name="T1">1--</text:span></text:p>
          </table:table-cell>
          <table:table-cell table:style-name="ce7" office:value-type="string">
            <text:p>5A</text:p>
          </table:table-cell>
          <table:table-cell table:style-name="ce38" office:value-type="float" office:value="0">
            <text:p>0</text:p>
          </table:table-cell>
          <table:table-cell table:style-name="ce7" office:value-type="string">
            <text:p>Leve</text:p>
          </table:table-cell>
          <table:table-cell table:style-name="ce9" office:value-type="string">
            <text:p>CIRCULAR <text:s/>EL VEHÍCULO RESEÑADO ARRASTRANDO UN REMOLQUE EN CONDICIONES DISTINTAS A LAS REGLAMENTARIAS (ESPECIFICAR EL INCUMPLIMIENTO)</text:p>
          </table:table-cell>
          <table:table-cell table:style-name="ce21" office:value-type="string">
            <text:p><text:span text:style-name="T1">80.0</text:span></text:p>
            <text:p><text:span text:style-name="T1">40.0</text:span></text:p>
          </table:table-cell>
          <table:table-cell table:style-name="ce64" office:value-type="string">
            <text:p>Conductor</text:p>
          </table:table-cell>
          <table:table-cell table:style-name="ce23" office:value-type="string">
            <text:p><text:span text:style-name="T1">NOTA: Las motocicletas, los vehículos de tres ruedas, los ciclomotores y los ciclos y bicicletas podrán arrastrar un remolque o semirremolque siempre que no superen el 50 % de la masa en vacío (MMA) del vehículo tractor y</text:span></text:p>
            <text:p><text:span text:style-name="T1">se cumplan ciertas condiciones.</text:span></text:p>
          </table:table-cell>
          <table:table-cell table:style-name="ce21" office:value-type="string">
            <text:p><text:span text:style-name="T1">REMOLQUE</text:span></text:p>
            <text:p><text:span text:style-name="T1">de VEHÍCULOS</text:span></text:p>
          </table:table-cell>
          <table:table-cell table:number-columns-repeated="1011"/>
          <table:table-cell table:style-name="ce20"/>
          <table:table-cell/>
        </table:table-row>
        <table:table-row table:style-name="ro21">
          <table:table-cell table:style-name="ce2" office:value-type="string">
            <text:p>CIR LSV</text:p>
          </table:table-cell>
          <table:table-cell table:style-name="ce21" office:value-type="string">
            <text:p><text:span text:style-name="T1">014</text:span></text:p>
            <text:p><text:span text:style-name="T1">012</text:span></text:p>
          </table:table-cell>
          <table:table-cell table:style-name="ce21" office:value-type="string">
            <text:p><text:span text:style-name="T1">1-B</text:span></text:p>
            <text:p><text:span text:style-name="T1">6</text:span></text:p>
          </table:table-cell>
          <table:table-cell table:style-name="ce2" office:value-type="string">
            <text:p>5D</text:p>
          </table:table-cell>
          <table:table-cell table:style-name="ce38" office:value-type="float" office:value="0">
            <text:p>0</text:p>
          </table:table-cell>
          <table:table-cell table:style-name="ce21" office:value-type="string">
            <text:p><text:span text:style-name="T1">Muy grave 077.-</text:span></text:p>
            <text:p><text:span text:style-name="T1">B)</text:span></text:p>
          </table:table-cell>
          <table:table-cell table:style-name="ce5" office:value-type="string">
            <text:p>CIRCULAR CON EL VEHÍCULO RESEÑADO CUYA CARGA HA CAÍDO A LA VÍA, POR SU MAL ACONDICIONAMIENTO, CREANDO GRAVE PELIGRO PARA EL RESTO DE LOS USUARIOS</text:p>
          </table:table-cell>
          <table:table-cell table:style-name="ce21" office:value-type="string">
            <text:p><text:span text:style-name="T1">500.0</text:span></text:p>
            <text:p><text:span text:style-name="T1">250.0</text:span></text:p>
          </table:table-cell>
          <table:table-cell table:style-name="ce30" office:value-type="string">
            <text:p><text:span text:style-name="T1">Titular Conductor Autor</text:span></text:p>
            <text:p><text:span text:style-name="T1">Responsable</text:span></text:p>
          </table:table-cell>
          <table:table-cell table:style-name="ce23" office:value-type="string">
            <text:p><text:span text:style-name="T1">NOTA: Deberán especificarse las concretas circunstancias en que los hechos se han producido, señalando en las mismas si aquellos se debieron a un mal acondicionamiento imputable al conductor o al titular del vehículo objeto de denuncia (en función de la clase, tipo y servicio a que el mismo</text:span></text:p>
            <text:p><text:span text:style-name="T1">se dedicaba en ese momento)</text:span></text:p>
          </table:table-cell>
          <table:table-cell table:style-name="ce2" office:value-type="string">
            <text:p>EMPLAZAMI ENTO PERSONAS/ CARGA</text:p>
          </table:table-cell>
          <table:table-cell table:number-columns-repeated="1011"/>
          <table:table-cell table:style-name="ce20"/>
          <table:table-cell/>
        </table:table-row>
        <table:table-row table:style-name="ro4">
          <table:table-cell table:style-name="ce4" table:number-columns-repeated="8"/>
          <table:table-cell table:style-name="ce63"/>
          <table:table-cell table:style-name="ce4" table:number-columns-repeated="2"/>
          <table:table-cell table:number-columns-repeated="1011"/>
          <table:table-cell table:style-name="ce20"/>
          <table:table-cell/>
        </table:table-row>
        <table:table-row table:style-name="ro22">
          <table:table-cell table:style-name="ce7" office:value-type="string">
            <text:p>CIR LSV</text:p>
          </table:table-cell>
          <table:table-cell table:style-name="ce21" office:value-type="string">
            <text:p><text:span text:style-name="T1">014</text:span></text:p>
            <text:p><text:span text:style-name="T1">012</text:span></text:p>
          </table:table-cell>
          <table:table-cell table:style-name="ce21" office:value-type="string">
            <text:p><text:span text:style-name="T1">1-D</text:span></text:p>
            <text:p><text:span text:style-name="T1">6</text:span></text:p>
          </table:table-cell>
          <table:table-cell table:style-name="ce7" office:value-type="string">
            <text:p>5C</text:p>
          </table:table-cell>
          <table:table-cell table:style-name="ce38" office:value-type="float" office:value="0">
            <text:p>0</text:p>
          </table:table-cell>
          <table:table-cell table:style-name="ce7" office:value-type="string">
            <text:p>Leve</text:p>
          </table:table-cell>
          <table:table-cell table:style-name="ce23" office:value-type="string">
            <text:p><text:span text:style-name="T1">CIRCULAR CON EL VEHÍCULO RESEÑADO EN EL QUE LA INDEBIDA DISPOSICIÓN DE LA CARGA OCULTA LOS DISPOSITIVOS DE ALUMBRADO O SEÑALIZACIÓN LUMINOSA, PLACAS O DISTINTIVOS OBLIGATORIOS Y LAS ADVERTENCIAS MANUALES DEL CONDUCTOR. (DEBEN ESPECIFICARSE LAS SEÑALES O PLACAS</text:span></text:p>
            <text:p><text:span text:style-name="T1">OCULTADAS.)</text:span></text:p>
          </table:table-cell>
          <table:table-cell table:style-name="ce54" office:value-type="string">
            <text:p><text:span text:style-name="T44">80.0</text:span></text:p>
            <text:p><text:span text:style-name="T44">40.0</text:span></text:p>
          </table:table-cell>
          <table:table-cell table:style-name="ce64" office:value-type="string">
            <text:p>Titular Conductor Autor Responsable</text:p>
          </table:table-cell>
          <table:table-cell table:style-name="ce23"/>
          <table:table-cell table:style-name="ce7" office:value-type="string">
            <text:p>EMPLAZAMI ENTO PERSONAS/ CARGA</text:p>
          </table:table-cell>
          <table:table-cell table:number-columns-repeated="1011"/>
          <table:table-cell table:style-name="ce20"/>
          <table:table-cell/>
        </table:table-row>
        <table:table-row table:style-name="ro7">
          <table:table-cell table:style-name="ce5" office:value-type="string">
            <text:p>CIR LSV</text:p>
          </table:table-cell>
          <table:table-cell table:style-name="ce23" office:value-type="string">
            <text:p><text:span text:style-name="T1">015</text:span></text:p>
            <text:p><text:span text:style-name="T1">012</text:span></text:p>
          </table:table-cell>
          <table:table-cell table:style-name="ce23" office:value-type="string">
            <text:p><text:span text:style-name="T1">6</text:span></text:p>
            <text:p><text:span text:style-name="T1">6</text:span></text:p>
          </table:table-cell>
          <table:table-cell table:style-name="ce2" office:value-type="string">
            <text:p>5A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Leve</text:p>
          </table:table-cell>
          <table:table-cell table:style-name="ce23" office:value-type="string">
            <text:p><text:span text:style-name="T1">NO SEÑALIZAR REGLAMENTARIAMENTE LA CARGA QUE SOBRESALE LONGITUDINALMENTE DEL VEHÍCULO RESEÑADO <text:s/>(SI LA SEÑAL SE ENCUENTRA EN EL VEHÍCULO EL RESPONSABLE ES EL CONDUCTOR. EN OTRO</text:span></text:p>
            <text:p><text:span text:style-name="T1">CASO, EL TITULAR.)</text:span></text:p>
          </table:table-cell>
          <table:table-cell table:style-name="ce23" office:value-type="string">
            <text:p><text:span text:style-name="T1">80.0</text:span></text:p>
            <text:p><text:span text:style-name="T1">40.0</text:span></text:p>
          </table:table-cell>
          <table:table-cell table:style-name="ce43" office:value-type="string">
            <text:p>Titular Conductor</text:p>
          </table:table-cell>
          <table:table-cell table:style-name="ce5" office:value-type="string">
            <text:p>NOTA: <text:s/>En todo caso, la carga que sobresalga por detrás de los vehículos deberá ser señalizada por medio de la señal V-20 a que se refiere el artículo 173 del RGCirc., y cuyas características se establecen en el Anexo XI del RGVeh.</text:p>
          </table:table-cell>
          <table:table-cell table:style-name="ce2" office:value-type="string">
            <text:p>SEÑALIZACi ÓN</text:p>
          </table:table-cell>
          <table:table-cell table:number-columns-repeated="1011"/>
          <table:table-cell table:style-name="ce20"/>
          <table:table-cell/>
        </table:table-row>
        <table:table-row table:style-name="ro23">
          <table:table-cell table:style-name="ce6" office:value-type="string">
            <text:p>CIR LSV</text:p>
          </table:table-cell>
          <table:table-cell table:style-name="ce22" office:value-type="string">
            <text:p><text:span text:style-name="T1">015</text:span></text:p>
            <text:p><text:span text:style-name="T1">010</text:span></text:p>
          </table:table-cell>
          <table:table-cell table:style-name="ce22" office:value-type="string">
            <text:p><text:span text:style-name="T1">7</text:span></text:p>
            <text:p><text:span text:style-name="T1">2</text:span></text:p>
          </table:table-cell>
          <table:table-cell table:style-name="ce6" office:value-type="string">
            <text:p>5A</text:p>
          </table:table-cell>
          <table:table-cell table:style-name="ce39" office:value-type="float" office:value="0">
            <text:p>0</text:p>
          </table:table-cell>
          <table:table-cell table:style-name="ce6" office:value-type="string">
            <text:p>Leve</text:p>
          </table:table-cell>
          <table:table-cell table:style-name="ce24" office:value-type="string">
            <text:p><text:span text:style-name="T1">NO SEÑALIZAR REGLAMENTARIAMENTE LA CARGA QUE SOBRESALE LATERALMENTE DEL GÁLIBO DEL VEHÍCULO RESEÑADO (INDICAR SI LA SEÑAL CORRESPONDIENTE SE</text:span></text:p>
            <text:p><text:span text:style-name="T6">                                                                                                             </text:span><text:span text:style-name="T6">ENCUENTRA O NO ACTIVADA)                                                                                                                        </text:span></text:p>
          </table:table-cell>
          <table:table-cell table:style-name="ce22" office:value-type="string">
            <text:p><text:span text:style-name="T1">80.0</text:span></text:p>
            <text:p><text:span text:style-name="T1">40.0</text:span></text:p>
          </table:table-cell>
          <table:table-cell table:style-name="ce48" office:value-type="string">
            <text:p>Titular Conductor</text:p>
          </table:table-cell>
          <table:table-cell table:style-name="ce24"/>
          <table:table-cell table:style-name="ce6" office:value-type="string">
            <text:p>SEÑALIZACi ÓN</text:p>
          </table:table-cell>
          <table:table-cell table:number-columns-repeated="1011"/>
          <table:table-cell table:style-name="ce20"/>
          <table:table-cell/>
        </table:table-row>
        <table:table-row table:style-name="ro7">
          <table:table-cell table:style-name="ce11" office:value-type="string">
            <text:p>CIR LSV</text:p>
          </table:table-cell>
          <table:table-cell table:style-name="ce14" office:value-type="string">
            <text:p><text:span text:style-name="T1">016</text:span></text:p>
            <text:p><text:span text:style-name="T1">010</text:span></text:p>
          </table:table-cell>
          <table:table-cell table:style-name="ce28" office:value-type="float" office:value="-2">
            <text:p>-2</text:p>
          </table:table-cell>
          <table:table-cell table:style-name="ce35" office:value-type="string">
            <text:p>5B</text:p>
          </table:table-cell>
          <table:table-cell table:style-name="ce40" office:value-type="float" office:value="0">
            <text:p>0</text:p>
          </table:table-cell>
          <table:table-cell table:style-name="ce35" office:value-type="string">
            <text:p>Leve</text:p>
          </table:table-cell>
          <table:table-cell table:style-name="ce30" office:value-type="string">
            <text:p><text:span text:style-name="T1">REALIZAR EN LA VÍA OPERACIONES DE CARGA Y DESCARGA OCASIONANDO PELIGRO O PERTURBACIONES GRAVES AL TRÁNSITO DE OTROS USUARIOS <text:s/>(DEBERÁ INDICARSE EL PELIGRO O LA</text:span></text:p>
            <text:p><text:span text:style-name="T1">PERTURBACIÓN CAUSADA)</text:span></text:p>
          </table:table-cell>
          <table:table-cell table:style-name="ce14" office:value-type="string">
            <text:p><text:span text:style-name="T1">80.0</text:span></text:p>
            <text:p><text:span text:style-name="T1">40.0</text:span></text:p>
          </table:table-cell>
          <table:table-cell table:style-name="ce43" office:value-type="string">
            <text:p>Conductor</text:p>
          </table:table-cell>
          <table:table-cell table:style-name="ce68"/>
          <table:table-cell table:style-name="ce72" office:value-type="string">
            <text:p>CARGA Y DESCARGA</text:p>
          </table:table-cell>
          <table:table-cell table:style-name="ce75" table:number-columns-repeated="1012"/>
          <table:table-cell/>
        </table:table-row>
        <table:table-row table:style-name="ro24">
          <table:table-cell table:style-name="ce12" office:value-type="string">
            <text:p>CIR LSV</text:p>
          </table:table-cell>
          <table:table-cell table:style-name="ce25" office:value-type="string">
            <text:p><text:span text:style-name="T1">017</text:span></text:p>
            <text:p><text:span text:style-name="T1">010</text:span></text:p>
          </table:table-cell>
          <table:table-cell table:style-name="ce29" office:value-type="string">
            <text:p><text:span text:style-name="T1">1</text:span></text:p>
            <text:p><text:span text:style-name="T1">1</text:span></text:p>
          </table:table-cell>
          <table:table-cell table:style-name="ce36" office:value-type="string">
            <text:p>5A</text:p>
          </table:table-cell>
          <table:table-cell table:style-name="ce34" office:value-type="float" office:value="0">
            <text:p>0</text:p>
          </table:table-cell>
          <table:table-cell table:style-name="ce12" office:value-type="string">
            <text:p>Leve</text:p>
          </table:table-cell>
          <table:table-cell table:style-name="ce32" office:value-type="string">
            <text:p><text:span text:style-name="T1">CONDUCIR SIN ADOPTAR LAS PRECAUCIONES NECESARIAS PARA LA SEGURIDAD DE OTROS USUARIOS DE LA VÍA (DEBERÁ INDICARSE <text:s/>EL HECHO QUE PROVOCÓ LA</text:span></text:p>
            <text:p><text:span text:style-name="T1">FALTA DE PRECAUCIÓN)</text:span></text:p>
          </table:table-cell>
          <table:table-cell table:style-name="ce14" office:value-type="string">
            <text:p><text:span text:style-name="T1">80.0</text:span></text:p>
            <text:p><text:span text:style-name="T1">40.0</text:span></text:p>
          </table:table-cell>
          <table:table-cell table:style-name="ce48" office:value-type="string">
            <text:p>Conductor</text:p>
          </table:table-cell>
          <table:table-cell table:style-name="ce48" office:value-type="string">
            <text:p>NOTA: Los conductores deberán estar en todo momento en condiciones de controlar sus vehículos o animales.</text:p>
          </table:table-cell>
          <table:table-cell table:style-name="ce36" office:value-type="string">
            <text:p>COMPORTA MIENTO INDEBIDO</text:p>
          </table:table-cell>
          <table:table-cell table:style-name="ce75" table:number-columns-repeated="1012"/>
          <table:table-cell/>
        </table:table-row>
        <table:table-row table:style-name="ro8">
          <table:table-cell table:style-name="ce13" office:value-type="string">
            <text:p>CIR LSV</text:p>
          </table:table-cell>
          <table:table-cell table:style-name="ce25" office:value-type="string">
            <text:p><text:span text:style-name="T1">017</text:span></text:p>
            <text:p><text:span text:style-name="T1">010</text:span></text:p>
          </table:table-cell>
          <table:table-cell table:style-name="ce29" office:value-type="string">
            <text:p><text:span text:style-name="T1">2</text:span></text:p>
            <text:p><text:span text:style-name="T1">1</text:span></text:p>
          </table:table-cell>
          <table:table-cell table:style-name="ce13" office:value-type="string">
            <text:p>5B</text:p>
          </table:table-cell>
          <table:table-cell table:style-name="ce34" office:value-type="float" office:value="0">
            <text:p>0</text:p>
          </table:table-cell>
          <table:table-cell table:style-name="ce13" office:value-type="string">
            <text:p>Leve</text:p>
          </table:table-cell>
          <table:table-cell table:style-name="ce32" office:value-type="string">
            <text:p><text:span text:style-name="T1">ABANDONAR LA CONDUCCIÓN DE CABALLERÍAS, GANADOS O VEHÍCULOS DE CARGA DE TRACCIÓN ANIMAL, DEJÁNDOLOS MARCHAR LIBREMENTE POR EL CAMINO O DETENERSE EN EL (DEBERÁ INDICARSE EL ANIMAL O VEHÍCULO DE QUE</text:span></text:p>
            <text:p><text:span text:style-name="T6">                                                                                                                              </text:span><text:span text:style-name="T6">SE TRATE)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/text:p>
          </table:table-cell>
          <table:table-cell table:style-name="ce25" office:value-type="string">
            <text:p><text:span text:style-name="T1">80.0</text:span></text:p>
            <text:p><text:span text:style-name="T1">40.0</text:span></text:p>
          </table:table-cell>
          <table:table-cell table:style-name="ce62" office:value-type="string">
            <text:p>Conductor</text:p>
          </table:table-cell>
          <table:table-cell table:style-name="ce69"/>
          <table:table-cell table:style-name="ce45" office:value-type="string">
            <text:p>COMPORTA MIENTO INDEBIDO</text:p>
          </table:table-cell>
          <table:table-cell table:style-name="ce75" table:number-columns-repeated="1012"/>
          <table:table-cell/>
        </table:table-row>
        <table:table-row table:style-name="ro25">
          <table:table-cell table:style-name="ce11" office:value-type="string">
            <text:p>CIR LSV</text:p>
          </table:table-cell>
          <table:table-cell table:style-name="ce14" office:value-type="string">
            <text:p><text:span text:style-name="T1">018</text:span></text:p>
            <text:p><text:span text:style-name="T1">013</text:span></text:p>
          </table:table-cell>
          <table:table-cell table:style-name="ce30" office:value-type="string">
            <text:p><text:span text:style-name="T1">1</text:span></text:p>
            <text:p><text:span text:style-name="T1">2</text:span></text:p>
          </table:table-cell>
          <table:table-cell table:style-name="ce35" office:value-type="string">
            <text:p>5A</text:p>
          </table:table-cell>
          <table:table-cell table:style-name="ce40" office:value-type="float" office:value="0">
            <text:p>0</text:p>
          </table:table-cell>
          <table:table-cell table:style-name="ce35" office:value-type="string">
            <text:p>Leve</text:p>
          </table:table-cell>
          <table:table-cell table:style-name="ce30" office:value-type="string">
            <text:p><text:span text:style-name="T1">CONDUCIR EL VEHÍCULO RESEÑADO SIN MANTENER LA PROPIA LIBERTAD DE MOVIMIENTOS <text:s/>(DEBERÁN</text:span></text:p>
            <text:p><text:span text:style-name="T1">CONCRETARSE LOS HECHOS)</text:span></text:p>
          </table:table-cell>
          <table:table-cell table:style-name="ce14" office:value-type="string">
            <text:p><text:span text:style-name="T1">80.0</text:span></text:p>
            <text:p><text:span text:style-name="T1">40.0</text:span></text:p>
          </table:table-cell>
          <table:table-cell table:style-name="ce43" office:value-type="string">
            <text:p>Conductor</text:p>
          </table:table-cell>
          <table:table-cell table:style-name="ce68"/>
          <table:table-cell table:style-name="ce43" office:value-type="string">
            <text:p>COMPORTA MIENTO INDEBIDO</text:p>
          </table:table-cell>
          <table:table-cell table:style-name="ce75" table:number-columns-repeated="1012"/>
          <table:table-cell/>
        </table:table-row>
        <table:table-row table:style-name="ro26">
          <table:table-cell table:style-name="ce14" office:value-type="string">
            <text:p><text:span text:style-name="T1">CIR</text:span></text:p>
            <text:p><text:span text:style-name="T1">LSV</text:span></text:p>
          </table:table-cell>
          <table:table-cell table:style-name="ce14" office:value-type="string">
            <text:p><text:span text:style-name="T1">018</text:span></text:p>
            <text:p><text:span text:style-name="T1">013</text:span></text:p>
          </table:table-cell>
          <table:table-cell table:style-name="ce30" office:value-type="string">
            <text:p><text:span text:style-name="T1">1</text:span></text:p>
            <text:p><text:span text:style-name="T1">2</text:span></text:p>
          </table:table-cell>
          <table:table-cell table:style-name="ce35" office:value-type="string">
            <text:p>5B</text:p>
          </table:table-cell>
          <table:table-cell table:style-name="ce40" office:value-type="float" office:value="0">
            <text:p>0</text:p>
          </table:table-cell>
          <table:table-cell table:style-name="ce35" office:value-type="string">
            <text:p>Leve</text:p>
          </table:table-cell>
          <table:table-cell table:style-name="ce43" office:value-type="string">
            <text:p>CONDUCIR UN VEHÍCULO SIN MANTENER EL CAMPO DE VISIÓN <text:s/>(DEBERÁN CONCRETARSE LOS HECHOS)</text:p>
          </table:table-cell>
          <table:table-cell table:style-name="ce14" office:value-type="string">
            <text:p><text:span text:style-name="T1">80.0</text:span></text:p>
            <text:p><text:span text:style-name="T1">40.0</text:span></text:p>
          </table:table-cell>
          <table:table-cell table:style-name="ce43" office:value-type="string">
            <text:p>Conductor</text:p>
          </table:table-cell>
          <table:table-cell table:style-name="ce68"/>
          <table:table-cell table:style-name="ce43" office:value-type="string">
            <text:p>COMPORTA MIENTO INDEBIDO</text:p>
          </table:table-cell>
          <table:table-cell table:style-name="ce75" table:number-columns-repeated="1012"/>
          <table:table-cell/>
        </table:table-row>
        <table:table-row table:style-name="ro27">
          <table:table-cell table:style-name="ce11" office:value-type="string">
            <text:p>CIR LSV</text:p>
          </table:table-cell>
          <table:table-cell table:style-name="ce14" office:value-type="string">
            <text:p><text:span text:style-name="T1">018</text:span></text:p>
            <text:p><text:span text:style-name="T1">013</text:span></text:p>
          </table:table-cell>
          <table:table-cell table:style-name="ce30" office:value-type="string">
            <text:p><text:span text:style-name="T1">1</text:span></text:p>
            <text:p><text:span text:style-name="T1">2</text:span></text:p>
          </table:table-cell>
          <table:table-cell table:style-name="ce15" office:value-type="string">
            <text:p>5D</text:p>
          </table:table-cell>
          <table:table-cell table:style-name="ce41" office:value-type="float" office:value="0">
            <text:p>0</text:p>
          </table:table-cell>
          <table:table-cell table:style-name="ce15" office:value-type="string">
            <text:p>Leve</text:p>
          </table:table-cell>
          <table:table-cell table:style-name="ce30" office:value-type="string">
            <text:p><text:span text:style-name="T1">CONDUCIR UN VEHÍCULO SIN</text:span></text:p>
            <text:p><text:span text:style-name="T1">MANTENER LA POSICIÓN ADECUADA Y QUE LA MANTENGAN EL RESTO DE LOS PASAJEROS <text:s/>(DEBERÁN CONCRETARSE LOS HECHOS)</text:span></text:p>
          </table:table-cell>
          <table:table-cell table:style-name="ce14" office:value-type="string">
            <text:p><text:span text:style-name="T1">80.0</text:span></text:p>
            <text:p><text:span text:style-name="T1">40.0</text:span></text:p>
          </table:table-cell>
          <table:table-cell table:style-name="ce43" office:value-type="string">
            <text:p>Conductor</text:p>
          </table:table-cell>
          <table:table-cell table:style-name="ce68"/>
          <table:table-cell table:style-name="ce43" office:value-type="string">
            <text:p>COMPORTA MIENTO INDEBIDO</text:p>
          </table:table-cell>
          <table:table-cell table:style-name="ce75" table:number-columns-repeated="1012"/>
          <table:table-cell/>
        </table:table-row>
        <table:table-row table:style-name="ro2">
          <table:table-cell table:style-name="ce15" office:value-type="string">
            <text:p>CIR LSV</text:p>
          </table:table-cell>
          <table:table-cell table:style-name="ce26" office:value-type="string">
            <text:p><text:span text:style-name="T1">018</text:span></text:p>
            <text:p><text:span text:style-name="T1">013</text:span></text:p>
          </table:table-cell>
          <table:table-cell table:style-name="ce31" office:value-type="string">
            <text:p><text:span text:style-name="T1">1</text:span></text:p>
            <text:p><text:span text:style-name="T1">2</text:span></text:p>
          </table:table-cell>
          <table:table-cell table:style-name="ce15" office:value-type="string">
            <text:p>5E</text:p>
          </table:table-cell>
          <table:table-cell table:style-name="ce41" office:value-type="float" office:value="0">
            <text:p>0</text:p>
          </table:table-cell>
          <table:table-cell table:style-name="ce15" office:value-type="string">
            <text:p>Leve</text:p>
          </table:table-cell>
          <table:table-cell table:style-name="ce30" office:value-type="string">
            <text:p><text:span text:style-name="T1">CONDUCIR UN VEHÍCULO SIN CUIDAR DE LA ADECUADA COLOCACIÓN DE LOS OBJETOS O ALGÚN ANIMAL TRANSPORTADO PARA QUE NO INTERFIERAN LA CONDUCCIÓN <text:s/>(DEBERÁN</text:span></text:p>
            <text:p><text:span text:style-name="T1">CONCRETARSE LOS HECHOS)</text:span></text:p>
          </table:table-cell>
          <table:table-cell table:style-name="ce26" office:value-type="string">
            <text:p><text:span text:style-name="T1">80.0</text:span></text:p>
            <text:p><text:span text:style-name="T1">40.0</text:span></text:p>
          </table:table-cell>
          <table:table-cell table:style-name="ce43" office:value-type="string">
            <text:p>Conductor</text:p>
          </table:table-cell>
          <table:table-cell table:style-name="ce43" office:value-type="string">
            <text:p>NOTA: Los animales incontrolados deben ser transportados en recintos adecuados o independientes del usado por los pasajeros.</text:p>
          </table:table-cell>
          <table:table-cell table:style-name="ce35" office:value-type="string">
            <text:p>COMPORTA MIENTO INDEBIDO</text:p>
          </table:table-cell>
          <table:table-cell table:style-name="ce75" table:number-columns-repeated="1012"/>
          <table:table-cell/>
        </table:table-row>
        <table:table-row table:style-name="ro2">
          <table:table-cell table:style-name="ce15" office:value-type="string">
            <text:p>CIR LSV</text:p>
          </table:table-cell>
          <table:table-cell table:style-name="ce26" office:value-type="string">
            <text:p><text:span text:style-name="T1">018</text:span></text:p>
            <text:p><text:span text:style-name="T1">013</text:span></text:p>
          </table:table-cell>
          <table:table-cell table:style-name="ce31" office:value-type="string">
            <text:p><text:span text:style-name="T1">1</text:span></text:p>
            <text:p><text:span text:style-name="T1">3</text:span></text:p>
          </table:table-cell>
          <table:table-cell table:style-name="ce15" office:value-type="string">
            <text:p>5F</text:p>
          </table:table-cell>
          <table:table-cell table:style-name="ce41" office:value-type="float" office:value="3">
            <text:p>3</text:p>
          </table:table-cell>
          <table:table-cell table:style-name="ce35" office:value-type="string">
            <text:p>Grave 076.- F)</text:p>
          </table:table-cell>
          <table:table-cell table:style-name="ce30" office:value-type="string">
            <text:p><text:span text:style-name="T1">CIRCULAR CON UN VEHÍCULO UTILIZANDO EL CONDUCTOR DISPOSITIVOS VISUALES INCOMPATIBLES CON LA ATENCIÓN PERMANENTE A LA CONDUCCIÓN. <text:s/>(DEBERÁ ESPECIFICARSE EL</text:span></text:p>
            <text:p><text:span text:style-name="T1">DISPOSITIVO UTILIZADO)</text:span></text:p>
          </table:table-cell>
          <table:table-cell table:style-name="ce57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Conductor</text:p>
          </table:table-cell>
          <table:table-cell table:style-name="ce30" office:value-type="string">
            <text:p><text:span text:style-name="T1">NOTA: Se considera incompatible con la obligatoria atención permanente a la conducción, el uso por el conductor con el vehículo en movimiento de dispositivos tales como pantallas con acceso a internet, monitores de televisión y</text:span></text:p>
            <text:p><text:span text:style-name="T1">reproductores de video o DVD.</text:span></text:p>
          </table:table-cell>
          <table:table-cell table:style-name="ce35" office:value-type="string">
            <text:p>USO DE DISPOSITIV OS</text:p>
          </table:table-cell>
          <table:table-cell table:style-name="ce75" table:number-columns-repeated="1012"/>
          <table:table-cell/>
        </table:table-row>
        <table:table-row table:style-name="ro5">
          <table:table-cell table:style-name="ce11" office:value-type="string">
            <text:p>CIR LSV</text:p>
          </table:table-cell>
          <table:table-cell table:style-name="ce14" office:value-type="string">
            <text:p><text:span text:style-name="T1">018</text:span></text:p>
            <text:p><text:span text:style-name="T1">013</text:span></text:p>
          </table:table-cell>
          <table:table-cell table:style-name="ce30" office:value-type="string">
            <text:p><text:span text:style-name="T1">2</text:span></text:p>
            <text:p><text:span text:style-name="T1">3</text:span></text:p>
          </table:table-cell>
          <table:table-cell table:style-name="ce15" office:value-type="string">
            <text:p>5A</text:p>
          </table:table-cell>
          <table:table-cell table:style-name="ce41" office:value-type="float" office:value="3">
            <text:p>3</text:p>
          </table:table-cell>
          <table:table-cell table:style-name="ce43" office:value-type="string">
            <text:p>Grave 076.- F)</text:p>
          </table:table-cell>
          <table:table-cell table:style-name="ce30" office:value-type="string">
            <text:p><text:span text:style-name="T1">CONDUCIR UTILIZANDO CASCOS O AURICULARES CONECTADOS A APARATOS RECEPTORES O REPRODUCTORES DE</text:span></text:p>
            <text:p><text:span text:style-name="T1">SONIDO</text:span></text:p>
          </table:table-cell>
          <table:table-cell table:style-name="ce58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Conductor</text:p>
          </table:table-cell>
          <table:table-cell table:style-name="ce70" office:value-type="string">
            <text:p>NOTA: Deberá especificarse el dispositivo utilizado</text:p>
          </table:table-cell>
          <table:table-cell table:style-name="ce43" office:value-type="string">
            <text:p>USO DE DISPOSITIV OS</text:p>
          </table:table-cell>
          <table:table-cell table:style-name="ce75" table:number-columns-repeated="1012"/>
          <table:table-cell/>
        </table:table-row>
        <table:table-row table:style-name="ro16">
          <table:table-cell table:style-name="ce16" office:value-type="string">
            <text:p>CIR LSV</text:p>
          </table:table-cell>
          <table:table-cell table:style-name="ce27" office:value-type="string">
            <text:p><text:span text:style-name="T1">018</text:span></text:p>
            <text:p><text:span text:style-name="T1">013</text:span></text:p>
          </table:table-cell>
          <table:table-cell table:style-name="ce32" office:value-type="string">
            <text:p><text:span text:style-name="T1">2</text:span></text:p>
            <text:p><text:span text:style-name="T1">3</text:span></text:p>
          </table:table-cell>
          <table:table-cell table:style-name="ce12" office:value-type="string">
            <text:p>5B</text:p>
          </table:table-cell>
          <table:table-cell table:style-name="ce34" office:value-type="float" office:value="3">
            <text:p>3</text:p>
          </table:table-cell>
          <table:table-cell table:style-name="ce36" office:value-type="string">
            <text:p>Grave 076.- G)</text:p>
          </table:table-cell>
          <table:table-cell table:style-name="ce32" office:value-type="string">
            <text:p><text:span text:style-name="T1">CONDUCIR UTILIZANDO MANUALMENTE EL TELÉFONO MÓVIL O CUALQUIER OTRO DISPOSITIVO INCOMPATIBLE CON LA OBLIGATORIA ATENCIÓN PERMANENTE A LA CONDUCCIÓN. <text:s text:c="2"/>(DEBERÁ ESPECIFICARSE EL</text:span></text:p>
            <text:p><text:span text:style-name="T1">DISPOSITIVO UTILIZADO)</text:span></text:p>
          </table:table-cell>
          <table:table-cell table:style-name="ce59" office:value-type="string">
            <text:p><text:span text:style-name="T1">200.0</text:span></text:p>
            <text:p><text:span text:style-name="T1">100.0</text:span></text:p>
          </table:table-cell>
          <table:table-cell table:style-name="ce48" office:value-type="string">
            <text:p>Conductor</text:p>
          </table:table-cell>
          <table:table-cell table:style-name="ce69"/>
          <table:table-cell table:style-name="ce36" office:value-type="string">
            <text:p>USO DE DISPOSITIV OS</text:p>
          </table:table-cell>
          <table:table-cell table:style-name="ce75" table:number-columns-repeated="1012"/>
          <table:table-cell/>
        </table:table-row>
        <table:table-row table:style-name="ro26">
          <table:table-cell table:style-name="ce14" office:value-type="string">
            <text:p><text:span text:style-name="T1">CIR</text:span></text:p>
            <text:p><text:span text:style-name="T1">LSV</text:span></text:p>
          </table:table-cell>
          <table:table-cell table:style-name="ce14" office:value-type="string">
            <text:p><text:span text:style-name="T1">018</text:span></text:p>
            <text:p><text:span text:style-name="T1">013</text:span></text:p>
          </table:table-cell>
          <table:table-cell table:style-name="ce30" office:value-type="string">
            <text:p><text:span text:style-name="T1">3</text:span></text:p>
            <text:p><text:span text:style-name="T1">6</text:span></text:p>
          </table:table-cell>
          <table:table-cell table:style-name="ce15" office:value-type="string">
            <text:p>5B</text:p>
          </table:table-cell>
          <table:table-cell table:style-name="ce41" office:value-type="float" office:value="0">
            <text:p>0</text:p>
          </table:table-cell>
          <table:table-cell table:style-name="ce44" office:value-type="string">
            <text:p>Grave 076.- M)</text:p>
          </table:table-cell>
          <table:table-cell table:style-name="ce43" office:value-type="string">
            <text:p>EMITIR O HACER SEÑALES DE FORMA ENCAMINADA A ELUDIR LA VIGILANCIA DE LOS AGENTES DE TRÁFICO.</text:p>
          </table:table-cell>
          <table:table-cell table:style-name="ce58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Conductor</text:p>
          </table:table-cell>
          <table:table-cell table:style-name="ce71" office:value-type="string">
            <text:p>NOTA: Deberá especificarse la conducta concretamente detectada.</text:p>
          </table:table-cell>
          <table:table-cell table:style-name="ce43" office:value-type="string">
            <text:p>CONDUCC. NEGLIGENT E</text:p>
          </table:table-cell>
          <table:table-cell table:style-name="ce75" table:number-columns-repeated="1012"/>
          <table:table-cell/>
        </table:table-row>
        <table:table-row table:style-name="ro15">
          <table:table-cell table:style-name="ce15" office:value-type="string">
            <text:p>CIR LSV</text:p>
          </table:table-cell>
          <table:table-cell table:style-name="ce26" office:value-type="string">
            <text:p><text:span text:style-name="T1">019</text:span></text:p>
            <text:p><text:span text:style-name="T1">013</text:span></text:p>
          </table:table-cell>
          <table:table-cell table:style-name="ce31" office:value-type="string">
            <text:p><text:span text:style-name="T1">1</text:span></text:p>
            <text:p><text:span text:style-name="T1">2</text:span></text:p>
          </table:table-cell>
          <table:table-cell table:style-name="ce35" office:value-type="string">
            <text:p>5A</text:p>
          </table:table-cell>
          <table:table-cell table:style-name="ce40" office:value-type="float" office:value="0">
            <text:p>0</text:p>
          </table:table-cell>
          <table:table-cell table:style-name="ce35" office:value-type="string">
            <text:p>Grave 076.- O)</text:p>
          </table:table-cell>
          <table:table-cell table:style-name="ce30" office:value-type="string">
            <text:p><text:span text:style-name="T1">CIRCULAR CON UN VEHÍCULO CUYA SUPERFICIE ACRISTALADA NO PERMITE A SU CONDUCTOR LA VISIBILIDAD DIÁFANA SOBRE TODA LA VÍA POR LA COLOCACIÓN DE LAMINAS, ADHESIVOS, CORTINILLAS U OTROS ELEMENTOS NO</text:span></text:p>
            <text:p><text:span text:style-name="T1">AUTORIZADOS</text:span></text:p>
          </table:table-cell>
          <table:table-cell table:style-name="ce57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Titular</text:p>
          </table:table-cell>
          <table:table-cell table:style-name="ce43" office:value-type="string">
            <text:p>NOTA: Quedan prohibida la instalación de láminas adhesivas o cortinillas en el cristal frontal o en las ventanillas laterales delanteras, así como cualquier otra superficie acristalada incluida en el arco de 180 º de visión directa hacia delante del conductor (Orden ITC/1992/2010, de 14 de julio).</text:p>
          </table:table-cell>
          <table:table-cell table:style-name="ce35" office:value-type="string">
            <text:p>CONDICION ES TÉCNICAS</text:p>
          </table:table-cell>
          <table:table-cell table:style-name="ce75" table:number-columns-repeated="1012"/>
          <table:table-cell/>
        </table:table-row>
        <table:table-row table:style-name="ro6">
          <table:table-cell table:style-name="ce15" office:value-type="string">
            <text:p>CIR LSV</text:p>
          </table:table-cell>
          <table:table-cell table:style-name="ce26" office:value-type="string">
            <text:p><text:span text:style-name="T1">019</text:span></text:p>
            <text:p><text:span text:style-name="T1">013</text:span></text:p>
          </table:table-cell>
          <table:table-cell table:style-name="ce31" office:value-type="string">
            <text:p><text:span text:style-name="T1">1</text:span></text:p>
            <text:p><text:span text:style-name="T1">2</text:span></text:p>
          </table:table-cell>
          <table:table-cell table:style-name="ce35" office:value-type="string">
            <text:p>5B</text:p>
          </table:table-cell>
          <table:table-cell table:style-name="ce40" office:value-type="float" office:value="0">
            <text:p>0</text:p>
          </table:table-cell>
          <table:table-cell table:style-name="ce35" office:value-type="string">
            <text:p>Grave 076.- O)</text:p>
          </table:table-cell>
          <table:table-cell table:style-name="ce43" office:value-type="string">
            <text:p>CIRCULAR CON UN VEHÍCULO PROVISTO DE LÁMINAS ADHESIVAS O CORTINILLAS CONTRA EL SOL EN LAS VENTANILLAS POSTERIORES, SIN LLEVAR DOS ESPEJOS RETROVISORES QUE CUMPLAN LAS ESPECIFICACIONES TÉCNICAS NECESARIAS.</text:p>
          </table:table-cell>
          <table:table-cell table:style-name="ce57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Titular</text:p>
          </table:table-cell>
          <table:table-cell table:style-name="ce30" office:value-type="string">
            <text:p><text:span text:style-name="T1">NOTA: Las láminas de material plástico adhesivas pueden homologarse junto con el vidrio al que van destinadas, en aplicación de la Directiva 92/22/CEE del Consejo, de 31 de marzo, relativa a los cristales de seguridad y a los materiales para acristalamiento de vehículos a motor y sus remolques, o del Reglamento de la CEPE/ONU</text:span></text:p>
            <text:p><text:span text:style-name="T1">43R00.</text:span></text:p>
          </table:table-cell>
          <table:table-cell table:style-name="ce35" office:value-type="string">
            <text:p>CONDICION ES TÉCNICAS</text:p>
          </table:table-cell>
          <table:table-cell table:style-name="ce75" table:number-columns-repeated="1012"/>
          <table:table-cell/>
        </table:table-row>
        <table:table-row table:style-name="ro15">
          <table:table-cell table:style-name="ce17" office:value-type="string">
            <text:p>CIR LSV</text:p>
          </table:table-cell>
          <table:table-cell table:style-name="ce26" office:value-type="string">
            <text:p><text:span text:style-name="T1">020</text:span></text:p>
            <text:p><text:span text:style-name="T1">014</text:span></text:p>
          </table:table-cell>
          <table:table-cell table:style-name="ce31" office:value-type="string">
            <text:p><text:span text:style-name="T1">1</text:span></text:p>
            <text:p><text:span text:style-name="T1">1</text:span></text:p>
          </table:table-cell>
          <table:table-cell table:style-name="ce37" office:value-type="string">
            <text:p>5F</text:p>
          </table:table-cell>
          <table:table-cell table:style-name="ce40" office:value-type="float" office:value="4">
            <text:p>4</text:p>
          </table:table-cell>
          <table:table-cell table:style-name="ce31" office:value-type="string">
            <text:p><text:span text:style-name="T1">Muy grave 077.-</text:span></text:p>
            <text:p><text:span text:style-name="T1">C)</text:span></text:p>
          </table:table-cell>
          <table:table-cell table:style-name="ce30" office:value-type="string">
            <text:p><text:span text:style-name="T1">CIRCULAR CON UNA TASA DE ALCOHOL EN SANGRE SUPERIOR A 0,50 GRAMOS POR 1000 C.C., QUE ES LA REGLAMENTARIAMENTE ESTABLECIDA (PARA CONDUCTORES EN GENERAL, PRUEBAS SIEMPRE CON ETILÓMETROS</text:span></text:p>
            <text:p><text:span text:style-name="T1">HOMOLOGADOS)</text:span></text:p>
          </table:table-cell>
          <table:table-cell table:style-name="ce57" office:value-type="string">
            <text:p><text:span text:style-name="T1">500.0</text:span></text:p>
            <text:p><text:span text:style-name="T1">250.0</text:span></text:p>
          </table:table-cell>
          <table:table-cell table:style-name="ce64" office:value-type="string">
            <text:p>Conductor</text:p>
          </table:table-cell>
          <table:table-cell table:style-name="ce37" office:value-type="string">
            <text:p>NOTA: Causa de posible inmovilización y depósito del vehículo (arts. 104 y 105 LSV)</text:p>
          </table:table-cell>
          <table:table-cell table:style-name="ce37" office:value-type="string">
            <text:p>ALCOHOL</text:p>
          </table:table-cell>
          <table:table-cell table:style-name="ce75" table:number-columns-repeated="1012"/>
          <table:table-cell/>
        </table:table-row>
        <table:table-row table:style-name="ro28">
          <table:table-cell table:style-name="ce12" office:value-type="string">
            <text:p>CIR LSV</text:p>
          </table:table-cell>
          <table:table-cell table:style-name="ce25" office:value-type="string">
            <text:p><text:span text:style-name="T1">020</text:span></text:p>
            <text:p><text:span text:style-name="T1">014</text:span></text:p>
          </table:table-cell>
          <table:table-cell table:style-name="ce29" office:value-type="string">
            <text:p><text:span text:style-name="T1">1</text:span></text:p>
            <text:p><text:span text:style-name="T1">1</text:span></text:p>
          </table:table-cell>
          <table:table-cell table:style-name="ce36" office:value-type="string">
            <text:p>5I</text:p>
          </table:table-cell>
          <table:table-cell table:style-name="ce34" office:value-type="float" office:value="6">
            <text:p>6</text:p>
          </table:table-cell>
          <table:table-cell table:style-name="ce29" office:value-type="string">
            <text:p><text:span text:style-name="T1">Muy grave 077.-</text:span></text:p>
            <text:p><text:span text:style-name="T1">C)</text:span></text:p>
          </table:table-cell>
          <table:table-cell table:style-name="ce32" office:value-type="string">
            <text:p><text:span text:style-name="T1">CIRCULAR CON UNA TASA DE ALCOHOL EN AIRE ESPIRADO SUPERIOR A 0,25 MILIGRAMOS POR LITRO, QUE ES LA REGLAMENTARIAMENTE ESTABLECIDA, SOBREPASANDO LOS 0,50 MG/L (TRAS LA ENTRADA EN VIGOR DE LA LEY 6/2014, DE 7 DE ABRIL, HAY NUEVAS CUANTÍAS SANCIONADORAS APLICABLES SÓLO A SUPUESTOS DE HECHO COMETIDOS A PARTIR DE LA ENTRADA EN VIGOR DE LA CITADA LEY.ENTRA EN VIGOR</text:span></text:p>
            <text:p><text:span text:style-name="T1">EL 9/5/14)</text:span></text:p>
          </table:table-cell>
          <table:table-cell table:style-name="ce60" office:value-type="string">
            <text:p><text:span text:style-name="T1">1000.0</text:span></text:p>
            <text:p><text:span text:style-name="T1">500.0</text:span></text:p>
          </table:table-cell>
          <table:table-cell table:style-name="ce48" office:value-type="string">
            <text:p>Conductor</text:p>
          </table:table-cell>
          <table:table-cell table:style-name="ce48" office:value-type="string">
            <text:p>NOTA: Para conductores en general, pruebas siempre con etilómetros homologados. La referencia sancionadora es la de la tasa menor con etilómetro homologado. Causa posible inmovilización y depósito del vehículo (art. 104 y 105 LSV)</text:p>
          </table:table-cell>
          <table:table-cell table:style-name="ce36" office:value-type="string">
            <text:p>ALCOHOL</text:p>
          </table:table-cell>
          <table:table-cell table:style-name="ce75" table:number-columns-repeated="1012"/>
          <table:table-cell/>
        </table:table-row>
        <table:table-row table:style-name="ro29">
          <table:table-cell table:style-name="ce17" office:value-type="string">
            <text:p>CIR LSV</text:p>
          </table:table-cell>
          <table:table-cell table:style-name="ce26" office:value-type="string">
            <text:p><text:span text:style-name="T1">020</text:span></text:p>
            <text:p><text:span text:style-name="T1">014</text:span></text:p>
          </table:table-cell>
          <table:table-cell table:style-name="ce31" office:value-type="string">
            <text:p><text:span text:style-name="T1">1</text:span></text:p>
            <text:p><text:span text:style-name="T1">1</text:span></text:p>
          </table:table-cell>
          <table:table-cell table:style-name="ce17" office:value-type="string">
            <text:p>5J</text:p>
          </table:table-cell>
          <table:table-cell table:style-name="ce41" office:value-type="float" office:value="6">
            <text:p>6</text:p>
          </table:table-cell>
          <table:table-cell table:style-name="ce31" office:value-type="string">
            <text:p><text:span text:style-name="T1">Muy grave 077.-</text:span></text:p>
            <text:p><text:span text:style-name="T1">C)</text:span></text:p>
          </table:table-cell>
          <table:table-cell table:style-name="ce30" office:value-type="string">
            <text:p><text:span text:style-name="T1">CIRCULAR CON UNA TASA DE ALCOHOL EN SANGRE SUPERIOR A 0,50 GRAMOS POR MIL C.C, QUE ES LA REGLAMENTARIAMENTE ESTABLECIDA, SOBREPASANDO 1,00 GR/L (TRAS LA ENTRADA EN VIGOR DE LA LEY 6/2014, DE 7 DE ABRIL, HAY NUEVAS CUANTÍAS SANCIONADORAS APLICABLES SÓLO A SUPUESTOS DE HECHO COMETIDOS A PARTIR DE LA ENTRADA EN VIGOR DE LA CITADA LEY. ENTRA EN VIGOR EL 9/5/14.PARA CONDUCTORES EN</text:span></text:p>
            <text:p><text:span text:style-name="T1">GENERAL.)</text:span></text:p>
          </table:table-cell>
          <table:table-cell table:style-name="ce57" office:value-type="string">
            <text:p><text:span text:style-name="T1">1000.0</text:span></text:p>
            <text:p><text:span text:style-name="T1">500.0</text:span></text:p>
          </table:table-cell>
          <table:table-cell table:style-name="ce64" office:value-type="string">
            <text:p>Conductor</text:p>
          </table:table-cell>
          <table:table-cell table:style-name="ce37" office:value-type="string">
            <text:p>NOTA: Para conductores en general.Causa de posible inmovilización y depósito del vehículo (arts. 104 y 105 LSV).</text:p>
          </table:table-cell>
          <table:table-cell table:style-name="ce37" office:value-type="string">
            <text:p>ALCOHOL</text:p>
          </table:table-cell>
          <table:table-cell table:style-name="ce75" table:number-columns-repeated="1012"/>
          <table:table-cell/>
        </table:table-row>
        <table:table-row table:style-name="ro14">
          <table:table-cell table:style-name="ce12" office:value-type="string">
            <text:p>CIR LSV</text:p>
          </table:table-cell>
          <table:table-cell table:style-name="ce25" office:value-type="string">
            <text:p><text:span text:style-name="T1">020</text:span></text:p>
            <text:p><text:span text:style-name="T1">014</text:span></text:p>
          </table:table-cell>
          <table:table-cell table:style-name="ce29" office:value-type="string">
            <text:p><text:span text:style-name="T1">1</text:span></text:p>
            <text:p><text:span text:style-name="T1">1</text:span></text:p>
          </table:table-cell>
          <table:table-cell table:style-name="ce12" office:value-type="string">
            <text:p>5K</text:p>
          </table:table-cell>
          <table:table-cell table:style-name="ce34" office:value-type="float" office:value="6">
            <text:p>6</text:p>
          </table:table-cell>
          <table:table-cell table:style-name="ce29" office:value-type="string">
            <text:p><text:span text:style-name="T1">Muy grave 077.-</text:span></text:p>
            <text:p><text:span text:style-name="T1">C)</text:span></text:p>
          </table:table-cell>
          <table:table-cell table:style-name="ce32" office:value-type="string">
            <text:p><text:span text:style-name="T1">CIRCULAR CON UNA TASA DE ALCOHOL EN AIRE ESPIRADO SUPERIOR A 0,15 MILIGRAMOS POR LITRO, QUE ES LA REGLAMENTARIAMENTE ESTABLECIDA, SOBREPASANDO LOS 0,30 MG/L (PARA CONDUCTORES PROFESIONALES, DE SERVICIO DE URGENCIA, MERCANCÍAS PELIGROSAS O TRANSPORTES ESPECIALES, NOVELES Y PRUEBAS SIEMPRE CON ETILÓMETROS</text:span></text:p>
            <text:p><text:span text:style-name="T1">HOMOLOGADO.)</text:span></text:p>
          </table:table-cell>
          <table:table-cell table:style-name="ce57" office:value-type="string">
            <text:p><text:span text:style-name="T1">1000.0</text:span></text:p>
            <text:p><text:span text:style-name="T1">500.0</text:span></text:p>
          </table:table-cell>
          <table:table-cell table:style-name="ce48" office:value-type="string">
            <text:p>Conductor</text:p>
          </table:table-cell>
          <table:table-cell table:style-name="ce48" office:value-type="string">
            <text:p>NOTA: Tras la entrada en vigor de la Ley 6/2014, de 7 de abril, hay nuevas cuantías sancionadoras aplicables sólo a supuestos de hecho cometidos a partir de la entrada en vigor de la citada Ley. La referencia sancionadora es la de la tasa menor con etilómetro homologado. Causa posible inmovilización y depósito del vehículo (art 84 y 85 LSV)</text:p>
          </table:table-cell>
          <table:table-cell table:style-name="ce36" office:value-type="string">
            <text:p>ALCOHOL</text:p>
          </table:table-cell>
          <table:table-cell table:style-name="ce75" table:number-columns-repeated="1012"/>
          <table:table-cell/>
        </table:table-row>
        <table:table-row table:style-name="ro28">
          <table:table-cell table:style-name="ce13" office:value-type="string">
            <text:p>CIR LSV</text:p>
          </table:table-cell>
          <table:table-cell table:style-name="ce25" office:value-type="string">
            <text:p><text:span text:style-name="T1">020</text:span></text:p>
            <text:p><text:span text:style-name="T1">014</text:span></text:p>
            <draw:custom-shape table:end-cell-address="'Table 1'.H47" table:end-x="2.782cm" table:end-y="7.478cm" draw:z-index="0" draw:name="Shape 17" draw:style-name="gr1" draw:text-style-name="P1" svg:width="31.301cm" svg:height="0.001cm" svg:x="0.048cm" svg:y="7.477cm">
              <text:p/>
              <draw:enhanced-geometry draw:mirror-horizontal="false" draw:mirror-vertical="false" svg:viewBox="0 0 9918700 360" draw:type="non-primitive" draw:enhanced-path="M 0 0 L 9918700 0 N"/>
            </draw:custom-shape>
          </table:table-cell>
          <table:table-cell table:style-name="ce29" office:value-type="string">
            <text:p><text:span text:style-name="T1">1</text:span></text:p>
            <text:p><text:span text:style-name="T1">1</text:span></text:p>
          </table:table-cell>
          <table:table-cell table:style-name="ce13" office:value-type="string">
            <text:p>5M</text:p>
          </table:table-cell>
          <table:table-cell table:style-name="ce13" office:value-type="float" office:value="4">
            <text:p>4</text:p>
          </table:table-cell>
          <table:table-cell table:style-name="ce29" office:value-type="string">
            <text:p><text:span text:style-name="T1">Muy grave 077.-</text:span></text:p>
            <text:p><text:span text:style-name="T1">C)</text:span></text:p>
          </table:table-cell>
          <table:table-cell table:style-name="ce32" office:value-type="string">
            <text:p><text:span text:style-name="T1">CIRCULAR CON UNA TASA DE ALCOHOL EN AIRE ESPIRADO SUPERIOR A 0,25 MILIGRAMOS POR LITRO, QUE ES LA REGLAMENTARIAMENTE ESTABLECIDA. (NUEVA CODIF. A TENER EN CUENTA, TRAS LA MODIFICACIÓN DE LA CUANTÍA DE SANCIÓN EN ESTOS SUPUESTOS, APROBADA POR LEY 6/2014, DE 7 DE ABRIL, REFERIDA A LA EXISTENCIA DE SANCIÓN FIRME ADOPTADA EN AÑO INMEDIATAMENTE ANTERIOR A LA FECHA DE LOS HECHOS</text:span></text:p>
            <text:p><text:span text:style-name="T1">DETECTADOS)</text:span></text:p>
          </table:table-cell>
          <table:table-cell table:style-name="ce60" office:value-type="string">
            <text:p><text:span text:style-name="T1">1000.0</text:span></text:p>
            <text:p><text:span text:style-name="T1">500.0</text:span></text:p>
          </table:table-cell>
          <table:table-cell table:style-name="ce29" office:value-type="string">
            <text:p>Conductor</text:p>
          </table:table-cell>
          <table:table-cell table:style-name="ce60" office:value-type="string">
            <text:p>NOTA: Para conductores en general, pruebas siempre con etilómetros homologados.La referencia sancionadora es la de la tasa menor con etilómetro homologado. Causa posible inmovilización y depósito del vehículo (art 104 y 105 LSV)</text:p>
          </table:table-cell>
          <table:table-cell table:style-name="ce45" office:value-type="string">
            <text:p>ALCOHOL</text:p>
          </table:table-cell>
          <table:table-cell table:style-name="ce76"/>
          <table:table-cell table:style-name="ce77"/>
          <table:table-cell table:style-name="ce75" table:number-columns-repeated="1009"/>
          <table:table-cell table:style-name="ce76"/>
          <table:table-cell/>
        </table:table-row>
        <table:table-row table:style-name="ro11">
          <table:table-cell table:style-name="ce13" office:value-type="string">
            <text:p>CIR LSV</text:p>
          </table:table-cell>
          <table:table-cell table:style-name="ce25" office:value-type="string">
            <text:p><text:span text:style-name="T1">020</text:span></text:p>
            <text:p><text:span text:style-name="T1">014</text:span></text:p>
            <draw:custom-shape table:end-cell-address="'Table 1'.H48" table:end-x="4.139cm" table:end-y="6.213cm" draw:z-index="1" draw:name="Shape 18" draw:style-name="gr1" draw:text-style-name="P1" svg:width="32.662cm" svg:height="0.001cm" svg:x="0.044cm" svg:y="6.212cm">
              <text:p/>
              <draw:enhanced-geometry draw:mirror-horizontal="false" draw:mirror-vertical="false" svg:viewBox="0 0 9918700 360" draw:type="non-primitive" draw:enhanced-path="M 0 0 L 9918700 0 N"/>
            </draw:custom-shape>
          </table:table-cell>
          <table:table-cell table:style-name="ce29" office:value-type="string">
            <text:p><text:span text:style-name="T1">1</text:span></text:p>
            <text:p><text:span text:style-name="T1">1</text:span></text:p>
          </table:table-cell>
          <table:table-cell table:style-name="ce13" office:value-type="string">
            <text:p>5O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<text:span text:style-name="T1">Muy grave 077.-</text:span></text:p>
            <text:p><text:span text:style-name="T1">C)</text:span></text:p>
          </table:table-cell>
          <table:table-cell table:style-name="ce32" office:value-type="string">
            <text:p><text:span text:style-name="T1">CIRCULAR CON UNA TASA DE ALCOHOL EN SANGRE SUPERIOR A 0,30 GRAMOS POR 1000 C.C., QUE ES LA REGLAMENTARIAMENTE ESTABLECIDA (PARA CONDUCTORES PROFESIONALES, NOVELES, DE SERVICIO DE URGENCIA, MERCANCÍAS PELIGROSAS O TRANSPORTES ESPECIALES. CAUSA DE POSIBLE INMOVILIZACIÓN Y DEPÓSITO DEL VEHÍCULO (ARTS. 104 Y</text:span></text:p>
            <text:p><text:span text:style-name="T1">105 LSV))</text:span></text:p>
          </table:table-cell>
          <table:table-cell table:style-name="ce60" office:value-type="string">
            <text:p><text:span text:style-name="T1">1000.0</text:span></text:p>
            <text:p><text:span text:style-name="T1">500.0</text:span></text:p>
          </table:table-cell>
          <table:table-cell table:style-name="ce62" office:value-type="string">
            <text:p>Conductor</text:p>
          </table:table-cell>
          <table:table-cell table:style-name="ce62" office:value-type="string">
            <text:p>NOTA: Nueva codificación a tener en cuenta, una vez tenida en consideración la modificación del límite sancionador aplicable a estos supuestos tras la aprobación de la Ley 6/2014, de 7 de abril, referida a la constancia de la existencia de una sanción firme en el año inmediatamente anterior a la fecha de los hechos detectados.</text:p>
          </table:table-cell>
          <table:table-cell table:style-name="ce45" office:value-type="string">
            <text:p>ALCOHOL</text:p>
          </table:table-cell>
          <table:table-cell table:style-name="ce77"/>
          <table:table-cell table:style-name="ce75" table:number-columns-repeated="1009"/>
          <table:table-cell table:style-name="ce76" table:number-columns-repeated="2"/>
          <table:table-cell/>
        </table:table-row>
        <table:table-row table:style-name="ro7">
          <table:table-cell table:style-name="ce11" office:value-type="string">
            <text:p>CIR LSV</text:p>
          </table:table-cell>
          <table:table-cell table:style-name="ce14" office:value-type="string">
            <text:p><text:span text:style-name="T1">026</text:span></text:p>
            <text:p><text:span text:style-name="T1">014</text:span></text:p>
          </table:table-cell>
          <table:table-cell table:style-name="ce30" office:value-type="string">
            <text:p><text:span text:style-name="T1">1</text:span></text:p>
            <text:p><text:span text:style-name="T1">5</text:span></text:p>
          </table:table-cell>
          <table:table-cell table:style-name="ce15" office:value-type="string">
            <text:p>5B</text:p>
          </table:table-cell>
          <table:table-cell table:style-name="ce41" office:value-type="float" office:value="0">
            <text:p>0</text:p>
          </table:table-cell>
          <table:table-cell table:style-name="ce15" office:value-type="string">
            <text:p>Leve</text:p>
          </table:table-cell>
          <table:table-cell table:style-name="ce30" office:value-type="string">
            <text:p><text:span text:style-name="T1">NEGARSE EL PERSONAL SANITARIO DE UN CENTRO MÉDICO A REMITIR AL LABORATORIO LAS PRUEBAS OBTENIDAS PARA LA DETERMINACIÓN DEL GRADO DE ALCOHOLEMIA DE LA PERSONA QUE DESEA</text:span></text:p>
            <text:p><text:span text:style-name="T1">SOMETERSE A TAL PRUEBA</text:span></text:p>
          </table:table-cell>
          <table:table-cell table:style-name="ce14" office:value-type="string">
            <text:p><text:span text:style-name="T1">80.0</text:span></text:p>
            <text:p><text:span text:style-name="T1">40.0</text:span></text:p>
          </table:table-cell>
          <table:table-cell table:style-name="ce43" office:value-type="string">
            <text:p>Facultativo</text:p>
          </table:table-cell>
          <table:table-cell table:style-name="ce68"/>
          <table:table-cell table:style-name="ce35" office:value-type="string">
            <text:p>ALCOHOL</text:p>
          </table:table-cell>
          <table:table-cell table:style-name="ce77"/>
          <table:table-cell table:style-name="ce75" table:number-columns-repeated="1012"/>
        </table:table-row>
        <table:table-row table:style-name="ro23">
          <table:table-cell table:style-name="ce12" office:value-type="string">
            <text:p>CIR LSV</text:p>
          </table:table-cell>
          <table:table-cell table:style-name="ce25" office:value-type="string">
            <text:p><text:span text:style-name="T1">026</text:span></text:p>
            <text:p><text:span text:style-name="T1">014</text:span></text:p>
          </table:table-cell>
          <table:table-cell table:style-name="ce29" office:value-type="string">
            <text:p><text:span text:style-name="T1">1</text:span></text:p>
            <text:p><text:span text:style-name="T1">5</text:span></text:p>
          </table:table-cell>
          <table:table-cell table:style-name="ce12" office:value-type="string">
            <text:p>5D</text:p>
          </table:table-cell>
          <table:table-cell table:style-name="ce34" office:value-type="float" office:value="0">
            <text:p>0</text:p>
          </table:table-cell>
          <table:table-cell table:style-name="ce12" office:value-type="string">
            <text:p>Leve</text:p>
          </table:table-cell>
          <table:table-cell table:style-name="ce32" office:value-type="string">
            <text:p><text:span text:style-name="T1">OMITIR EL PERSONAL SANITARIO ENCARGADO DE COMUNICAR A LA AUTORIDAD CORRESPONDIENTE EL RESULTADO DE LAS PRUEBAS REALIZADAS LOS DATOS EXIGIDOS</text:span></text:p>
            <text:p><text:span text:style-name="T6">                                                                                                                 </text:span><text:span text:style-name="T6">REGLAMENTARIAMENTE                                                                                                                            </text:span></text:p>
          </table:table-cell>
          <table:table-cell table:style-name="ce25" office:value-type="string">
            <text:p><text:span text:style-name="T1">80.0</text:span></text:p>
            <text:p><text:span text:style-name="T1">40.0</text:span></text:p>
          </table:table-cell>
          <table:table-cell table:style-name="ce48" office:value-type="string">
            <text:p>Facultativo</text:p>
          </table:table-cell>
          <table:table-cell table:style-name="ce69"/>
          <table:table-cell table:style-name="ce36" office:value-type="string">
            <text:p>ALCOHOL</text:p>
          </table:table-cell>
          <table:table-cell table:style-name="ce77"/>
          <table:table-cell table:style-name="ce75" table:number-columns-repeated="1012"/>
        </table:table-row>
        <table:table-row table:style-name="ro30">
          <table:table-cell table:style-name="ce11" office:value-type="string">
            <text:p>CIR LSV</text:p>
          </table:table-cell>
          <table:table-cell table:style-name="ce14" office:value-type="string">
            <text:p><text:span text:style-name="T1">029</text:span></text:p>
            <text:p><text:span text:style-name="T1">015</text:span></text:p>
          </table:table-cell>
          <table:table-cell table:style-name="ce30" office:value-type="string">
            <text:p><text:span text:style-name="T1">1</text:span></text:p>
            <text:p><text:span text:style-name="T1">-</text:span></text:p>
          </table:table-cell>
          <table:table-cell table:style-name="ce15" office:value-type="string">
            <text:p>5B</text:p>
          </table:table-cell>
          <table:table-cell table:style-name="ce41" office:value-type="float" office:value="0">
            <text:p>0</text:p>
          </table:table-cell>
          <table:table-cell table:style-name="ce35" office:value-type="string">
            <text:p>Grave 076.- C)</text:p>
          </table:table-cell>
          <table:table-cell table:style-name="ce30" office:value-type="string">
            <text:p><text:span text:style-name="T1">NO CIRCULAR POR LA VÍA EN UN CAMBIO DE RASANTE O CURVA DE REDUCIDA VISIBILIDAD DEJANDO COMPLETAMENTE LIBRE LA MITAD DE LA CALZADA QUE CORRESPONDA A LOS QUE PUEDAN CIRCULAR EN</text:span></text:p>
            <text:p><text:span text:style-name="T1">SENTIDO CONTRARIO</text:span></text:p>
          </table:table-cell>
          <table:table-cell table:style-name="ce58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Conductor</text:p>
          </table:table-cell>
          <table:table-cell table:style-name="ce68"/>
          <table:table-cell table:style-name="ce35" office:value-type="string">
            <text:p>SENTIDO CIRCULACI ÓN</text:p>
          </table:table-cell>
          <table:table-cell table:style-name="ce75" table:number-columns-repeated="1013"/>
        </table:table-row>
        <table:table-row table:style-name="ro31">
          <table:table-cell table:style-name="ce12" office:value-type="string">
            <text:p>CIR LSV</text:p>
          </table:table-cell>
          <table:table-cell table:style-name="ce25" office:value-type="string">
            <text:p><text:span text:style-name="T1">029</text:span></text:p>
            <text:p><text:span text:style-name="T1">015</text:span></text:p>
          </table:table-cell>
          <table:table-cell table:style-name="ce29" office:value-type="string">
            <text:p><text:span text:style-name="T1">2</text:span></text:p>
            <text:p><text:span text:style-name="T1">-</text:span></text:p>
          </table:table-cell>
          <table:table-cell table:style-name="ce12" office:value-type="string">
            <text:p>5A</text:p>
          </table:table-cell>
          <table:table-cell table:style-name="ce34" office:value-type="float" office:value="6">
            <text:p>6</text:p>
          </table:table-cell>
          <table:table-cell table:style-name="ce29" office:value-type="string">
            <text:p><text:span text:style-name="T1">Muy grave 077.-</text:span></text:p>
            <text:p><text:span text:style-name="T1">F)</text:span></text:p>
          </table:table-cell>
          <table:table-cell table:style-name="ce32" office:value-type="string">
            <text:p><text:span text:style-name="T1">CIRCULAR POR LA IZQUIERDA EN UNA VÍA DE DOBLE SENTIDO DE LA CIRCULACIÓN EN SENTIDO CONTRARIO AL ESTIPULADO (DEBERÁ ESPECIFICARSE SI CIRCULABA ALGÚN VEHÍCULO POR SU SENTIDO DE LA VÍA Y EN SENTIDO CONTRARIO AL PRESUNTO INFRACTOR, SI ALGÚN VEHÍCULO TUVO QUE REALIZAR MANIOBRAS EVASIVAS Y SI HUBO PELIGRO PARA ALGÚN OTRO</text:span></text:p>
            <text:p><text:span text:style-name="T6">                                                                                                                     </text:span><text:span text:style-name="T6">USUARIO DE LA VÍA.)                                                                                                                                </text:span></text:p>
          </table:table-cell>
          <table:table-cell table:style-name="ce57" office:value-type="string">
            <text:p><text:span text:style-name="T1">500.0</text:span></text:p>
            <text:p><text:span text:style-name="T1">250.0</text:span></text:p>
          </table:table-cell>
          <table:table-cell table:style-name="ce48" office:value-type="string">
            <text:p>Conductor</text:p>
          </table:table-cell>
          <table:table-cell table:style-name="ce36" office:value-type="string">
            <text:p>NOTA: No será necesario identificar ni al vehículo ni al usuario, pero caso de disponer de algún dato se hará constar (matrícula, marca y modelo).</text:p>
          </table:table-cell>
          <table:table-cell table:style-name="ce36" office:value-type="string">
            <text:p>SENTIDO CONTRARIO</text:p>
          </table:table-cell>
          <table:table-cell table:style-name="ce75" table:number-columns-repeated="1013"/>
        </table:table-row>
        <table:table-row table:style-name="ro23">
          <table:table-cell table:style-name="ce12" office:value-type="string">
            <text:p>CIR LSV</text:p>
          </table:table-cell>
          <table:table-cell table:style-name="ce25" office:value-type="string">
            <text:p><text:span text:style-name="T1">030</text:span></text:p>
            <text:p><text:span text:style-name="T1">016</text:span></text:p>
          </table:table-cell>
          <table:table-cell table:style-name="ce29" office:value-type="string">
            <text:p><text:span text:style-name="T1">1-B</text:span></text:p>
            <text:p><text:span text:style-name="T1">1</text:span></text:p>
          </table:table-cell>
          <table:table-cell table:style-name="ce36" office:value-type="string">
            <text:p>5D</text:p>
          </table:table-cell>
          <table:table-cell table:style-name="ce42" office:value-type="float" office:value="6">
            <text:p>6</text:p>
          </table:table-cell>
          <table:table-cell table:style-name="ce29" office:value-type="string">
            <text:p><text:span text:style-name="T1">Muy grave 077.-</text:span></text:p>
            <text:p><text:span text:style-name="T1">F)</text:span></text:p>
          </table:table-cell>
          <table:table-cell table:style-name="ce32" office:value-type="string">
            <text:p><text:span text:style-name="T1">CIRCULAR POR EL CARRIL SITUADO MÁS A LA IZQUIERDA EN SENTIDO CONTRARIO AL ESTIPULADO, EN UNA CALZADA DE DOBLE SENTIDO DE CIRCULACIÓN Y TRES CARRILES SEPARADOS</text:span></text:p>
            <text:p><text:span text:style-name="T1">POR MARCAS VIALES.</text:span></text:p>
          </table:table-cell>
          <table:table-cell table:style-name="ce60" office:value-type="string">
            <text:p><text:span text:style-name="T1">500.0</text:span></text:p>
            <text:p><text:span text:style-name="T1">250.0</text:span></text:p>
          </table:table-cell>
          <table:table-cell table:style-name="ce65" office:value-type="string">
            <text:p>Conductor</text:p>
          </table:table-cell>
          <table:table-cell table:style-name="ce69"/>
          <table:table-cell table:style-name="ce36" office:value-type="string">
            <text:p>SENTIDO CONTRARI O</text:p>
          </table:table-cell>
          <table:table-cell table:style-name="ce77"/>
          <table:table-cell table:style-name="ce75" table:number-columns-repeated="1012"/>
        </table:table-row>
        <table:table-row table:style-name="ro26">
          <table:table-cell table:style-name="ce14" office:value-type="string">
            <text:p><text:span text:style-name="T1">CIR</text:span></text:p>
            <text:p><text:span text:style-name="T1">LSV</text:span></text:p>
          </table:table-cell>
          <table:table-cell table:style-name="ce14" office:value-type="string">
            <text:p><text:span text:style-name="T1">030</text:span></text:p>
            <text:p><text:span text:style-name="T1">017</text:span></text:p>
          </table:table-cell>
          <table:table-cell table:style-name="ce30" office:value-type="string">
            <text:p><text:span text:style-name="T1">1</text:span></text:p>
            <text:p><text:span text:style-name="T1">1</text:span></text:p>
          </table:table-cell>
          <table:table-cell table:style-name="ce15" office:value-type="string">
            <text:p>5A</text:p>
          </table:table-cell>
          <table:table-cell table:style-name="ce41" office:value-type="float" office:value="0">
            <text:p>0</text:p>
          </table:table-cell>
          <table:table-cell table:style-name="ce43" office:value-type="string">
            <text:p>Grave 076.- C)</text:p>
          </table:table-cell>
          <table:table-cell table:style-name="ce43" office:value-type="string">
            <text:p>CIRCULAR POR EL ARCÉN, NO EXISTIENDO RAZONES DE EMERGENCIA, CON UN VEHÍCULO AUTOMÓVIL</text:p>
          </table:table-cell>
          <table:table-cell table:style-name="ce58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Conductor</text:p>
          </table:table-cell>
          <table:table-cell table:style-name="ce68"/>
          <table:table-cell table:style-name="ce35" office:value-type="string">
            <text:p>ARCÉN</text:p>
          </table:table-cell>
          <table:table-cell table:style-name="ce77"/>
          <table:table-cell table:style-name="ce75" table:number-columns-repeated="1012"/>
        </table:table-row>
        <table:table-row table:style-name="ro16">
          <table:table-cell table:style-name="ce16" office:value-type="string">
            <text:p>CIR LSV</text:p>
          </table:table-cell>
          <table:table-cell table:style-name="ce27" office:value-type="string">
            <text:p><text:span text:style-name="T1">031</text:span></text:p>
            <text:p><text:span text:style-name="T1">016</text:span></text:p>
          </table:table-cell>
          <table:table-cell table:style-name="ce33" office:value-type="float" office:value="-1">
            <text:p>-1</text:p>
          </table:table-cell>
          <table:table-cell table:style-name="ce36" office:value-type="string">
            <text:p>5B</text:p>
          </table:table-cell>
          <table:table-cell table:style-name="ce34" office:value-type="float" office:value="0">
            <text:p>0</text:p>
          </table:table-cell>
          <table:table-cell table:style-name="ce36" office:value-type="string">
            <text:p>Grave 076.- C)</text:p>
          </table:table-cell>
          <table:table-cell table:style-name="ce32" office:value-type="string">
            <text:p><text:span text:style-name="T1">CIRCULAR FUERA DE POBLADO POR UN CARRIL DISTINTO DEL SITUADO MÁS A LA DERECHA, EN CALZADA CON MÁS DE UN CARRIL PARA EL MISMO SENTIDO DE MARCHA, ENTORPECIENDO LA CIRCULACIÓN DE OTRO</text:span></text:p>
            <text:p><text:span text:style-name="T1">VEHÍCULO QUE LE SIGUE.</text:span></text:p>
          </table:table-cell>
          <table:table-cell table:style-name="ce58" office:value-type="string">
            <text:p><text:span text:style-name="T1">200.0</text:span></text:p>
            <text:p><text:span text:style-name="T1">100.0</text:span></text:p>
          </table:table-cell>
          <table:table-cell table:style-name="ce65" office:value-type="string">
            <text:p>Conductor</text:p>
          </table:table-cell>
          <table:table-cell table:style-name="ce48" office:value-type="string">
            <text:p>NOTA: Estos hechos no se denunciarán como posible infracción si no existe entorpecimiento para otro vehículo que le siga.</text:p>
          </table:table-cell>
          <table:table-cell table:style-name="ce36" office:value-type="string">
            <text:p>UTILIZACIÓ N CARRILES</text:p>
          </table:table-cell>
          <table:table-cell table:style-name="ce77"/>
          <table:table-cell table:style-name="ce75" table:number-columns-repeated="1012"/>
        </table:table-row>
        <table:table-row table:style-name="ro16">
          <table:table-cell table:style-name="ce16" office:value-type="string">
            <text:p>CIR LSV</text:p>
          </table:table-cell>
          <table:table-cell table:style-name="ce27" office:value-type="string">
            <text:p><text:span text:style-name="T1">031</text:span></text:p>
            <text:p><text:span text:style-name="T1">016</text:span></text:p>
          </table:table-cell>
          <table:table-cell table:style-name="ce32" office:value-type="string">
            <text:p><text:span text:style-name="T1">1</text:span></text:p>
            <text:p><text:span text:style-name="T1">1</text:span></text:p>
          </table:table-cell>
          <table:table-cell table:style-name="ce12" office:value-type="string">
            <text:p>5A</text:p>
          </table:table-cell>
          <table:table-cell table:style-name="ce34" office:value-type="float" office:value="0">
            <text:p>0</text:p>
          </table:table-cell>
          <table:table-cell table:style-name="ce36" office:value-type="string">
            <text:p>Grave 076.- C)</text:p>
          </table:table-cell>
          <table:table-cell table:style-name="ce32" office:value-type="string">
            <text:p><text:span text:style-name="T1">CIRCULAR CON UN AUTOMÓVIL O VEHÍCULO ESPECIAL CON MMA SUPERIOR A 3.500 KG, FUERA DE POBLADO Y SIN RAZONES DE EMERGENCIA, POR EL ARCÉN DE UNA VÍA CON MÁS DE UN CARRIL PARA EL</text:span></text:p>
            <text:p><text:span text:style-name="T6">                                                                                                             </text:span><text:span text:style-name="T6">MISMO SENTIDO DE MARCHA.                                                                                                                        </text:span></text:p>
          </table:table-cell>
          <table:table-cell table:style-name="ce59" office:value-type="string">
            <text:p><text:span text:style-name="T1">200.0</text:span></text:p>
            <text:p><text:span text:style-name="T1">100.0</text:span></text:p>
          </table:table-cell>
          <table:table-cell table:style-name="ce48" office:value-type="string">
            <text:p>Conductor</text:p>
          </table:table-cell>
          <table:table-cell table:style-name="ce69"/>
          <table:table-cell table:style-name="ce36" office:value-type="string">
            <text:p>ARCÉN</text:p>
          </table:table-cell>
          <table:table-cell table:style-name="ce77"/>
          <table:table-cell table:style-name="ce75" table:number-columns-repeated="1012"/>
        </table:table-row>
        <table:table-row table:style-name="ro7">
          <table:table-cell table:style-name="ce11" office:value-type="string">
            <text:p>CIR LSV</text:p>
          </table:table-cell>
          <table:table-cell table:style-name="ce14" office:value-type="string">
            <text:p><text:span text:style-name="T1">032</text:span></text:p>
            <text:p><text:span text:style-name="T1">016</text:span></text:p>
          </table:table-cell>
          <table:table-cell table:style-name="ce28" office:value-type="float" office:value="-1">
            <text:p>-1</text:p>
          </table:table-cell>
          <table:table-cell table:style-name="ce15" office:value-type="string">
            <text:p>5B</text:p>
          </table:table-cell>
          <table:table-cell table:style-name="ce41" office:value-type="float" office:value="0">
            <text:p>0</text:p>
          </table:table-cell>
          <table:table-cell table:style-name="ce35" office:value-type="string">
            <text:p>Grave 076.- C)</text:p>
          </table:table-cell>
          <table:table-cell table:style-name="ce30" office:value-type="string">
            <text:p><text:span text:style-name="T1">CIRCULAR FUERA DE POBLADO CON UN VEHÍCULO ESPECIAL O CONJUNTO DE VEHÍCULOS DE MÁS DE SIETE METROS DE LONGITUD, <text:s/>POR UN CARRIL DISTINTO DEL SITUADO MÁS A LA DERECHA, ENTORPECIENDO LA MARCHA</text:span></text:p>
            <text:p><text:span text:style-name="T1">DE OTRO QUE LE SIGUE.</text:span></text:p>
          </table:table-cell>
          <table:table-cell table:style-name="ce58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Conductor</text:p>
          </table:table-cell>
          <table:table-cell table:style-name="ce68"/>
          <table:table-cell table:style-name="ce35" office:value-type="string">
            <text:p>UTILIZACIÓ N CARRILES</text:p>
          </table:table-cell>
          <table:table-cell table:style-name="ce77"/>
          <table:table-cell table:style-name="ce75" table:number-columns-repeated="1012"/>
        </table:table-row>
        <table:table-row table:style-name="ro32">
          <table:table-cell table:style-name="ce13" office:value-type="string">
            <text:p>CIR LSV</text:p>
          </table:table-cell>
          <table:table-cell table:style-name="ce25" office:value-type="string">
            <text:p><text:span text:style-name="T1">033</text:span></text:p>
            <text:p><text:span text:style-name="T1">016</text:span></text:p>
          </table:table-cell>
          <table:table-cell table:style-name="ce34" office:value-type="float" office:value="-1">
            <text:p>-1</text:p>
          </table:table-cell>
          <table:table-cell table:style-name="ce13" office:value-type="string">
            <text:p>5B</text:p>
          </table:table-cell>
          <table:table-cell table:style-name="ce34" office:value-type="float" office:value="0">
            <text:p>0</text:p>
          </table:table-cell>
          <table:table-cell table:style-name="ce45" office:value-type="string">
            <text:p>Grave 076.- C)</text:p>
          </table:table-cell>
          <table:table-cell table:style-name="ce32" office:value-type="string">
            <text:p><text:span text:style-name="T1">CIRCULAR CON UN AUTOMÓVIL O VEHÍCULO ESPECIAL POR CALZADA DE POBLADO CON AL MENOS DOS CARRILES PARA EL MISMO SENTIDO, DELIMITADOS POR MARCAS LONGITUDINALES, CAMBIANDO DE CARRIL SIN</text:span></text:p>
            <text:p><text:span text:style-name="T6">                                                                                                                   </text:span><text:span text:style-name="T6">MOTIVO JUSTIFICADO.                                                                                                                              </text:span></text:p>
          </table:table-cell>
          <table:table-cell table:style-name="ce60" office:value-type="string">
            <text:p><text:span text:style-name="T1">200.0</text:span></text:p>
            <text:p><text:span text:style-name="T1">100.0</text:span></text:p>
          </table:table-cell>
          <table:table-cell table:style-name="ce62" office:value-type="string">
            <text:p>Conductor</text:p>
          </table:table-cell>
          <table:table-cell table:style-name="ce45" office:value-type="string">
            <text:p>NOTA: El hecho de circular en zig- zag debe tipificarse por el artículo 3 del Reglamento de Circulación.</text:p>
          </table:table-cell>
          <table:table-cell table:style-name="ce45" office:value-type="string">
            <text:p>UTILIZACIÓ N CARRILES</text:p>
          </table:table-cell>
          <table:table-cell table:style-name="ce77"/>
          <table:table-cell table:style-name="ce75" table:number-columns-repeated="1012"/>
        </table:table-row>
        <table:table-row table:style-name="ro23">
          <table:table-cell table:style-name="ce12" office:value-type="string">
            <text:p>CIR LSV</text:p>
          </table:table-cell>
          <table:table-cell table:style-name="ce25" office:value-type="string">
            <text:p><text:span text:style-name="T1">035</text:span></text:p>
            <text:p><text:span text:style-name="T1">018</text:span></text:p>
          </table:table-cell>
          <table:table-cell table:style-name="ce29" office:value-type="string">
            <text:p><text:span text:style-name="T1">1</text:span></text:p>
            <text:p><text:span text:style-name="T1">-</text:span></text:p>
          </table:table-cell>
          <table:table-cell table:style-name="ce36" office:value-type="string">
            <text:p>5A</text:p>
          </table:table-cell>
          <table:table-cell table:style-name="ce34" office:value-type="float" office:value="0">
            <text:p>0</text:p>
          </table:table-cell>
          <table:table-cell table:style-name="ce36" office:value-type="string">
            <text:p>Grave 076.- C)</text:p>
          </table:table-cell>
          <table:table-cell table:style-name="ce48" office:value-type="string">
            <text:p>CIRCULAR POR UN CARRIL DE ALTA OCUPACIÓN, CON UN NÚMERO DE OCUPANTES, INCLUIDO EL CONDUCTOR, INFERIOR AL ESTABLECIDO. (VAO)</text:p>
          </table:table-cell>
          <table:table-cell table:style-name="ce60" office:value-type="string">
            <text:p><text:span text:style-name="T1">200.0</text:span></text:p>
            <text:p><text:span text:style-name="T1">100.0</text:span></text:p>
          </table:table-cell>
          <table:table-cell table:style-name="ce65" office:value-type="string">
            <text:p>Conductor</text:p>
          </table:table-cell>
          <table:table-cell table:style-name="ce32" office:value-type="string">
            <text:p><text:span text:style-name="T1">NOTA: La Autoridad competente determinará los tramos de la red viaria en los que funcionarán carriles reservados para VAO, fijará las condiciones de utilización y publicará, reglamentariamente, la relación de tramos de la red viaria</text:span></text:p>
            <text:p><text:span text:style-name="T1">en los que se habiliten.</text:span></text:p>
          </table:table-cell>
          <table:table-cell table:style-name="ce73" office:value-type="string">
            <text:p>BUS-VAO</text:p>
          </table:table-cell>
          <table:table-cell table:style-name="ce77"/>
          <table:table-cell table:style-name="ce75" table:number-columns-repeated="1012"/>
        </table:table-row>
        <table:table-row table:style-name="ro9">
          <table:table-cell table:style-name="ce15" office:value-type="string">
            <text:p>CIR LSV</text:p>
          </table:table-cell>
          <table:table-cell table:style-name="ce26" office:value-type="string">
            <text:p><text:span text:style-name="T1">035</text:span></text:p>
            <text:p><text:span text:style-name="T1">018</text:span></text:p>
          </table:table-cell>
          <table:table-cell table:style-name="ce31" office:value-type="string">
            <text:p><text:span text:style-name="T1">2</text:span></text:p>
            <text:p><text:span text:style-name="T1">-</text:span></text:p>
          </table:table-cell>
          <table:table-cell table:style-name="ce15" office:value-type="string">
            <text:p>5B</text:p>
          </table:table-cell>
          <table:table-cell table:style-name="ce41" office:value-type="float" office:value="6">
            <text:p>6</text:p>
          </table:table-cell>
          <table:table-cell table:style-name="ce31" office:value-type="string">
            <text:p><text:span text:style-name="T1">Muy grave 077.-</text:span></text:p>
            <text:p><text:span text:style-name="T1">F)</text:span></text:p>
          </table:table-cell>
          <table:table-cell table:style-name="ce43" office:value-type="string">
            <text:p>CIRCULAR POR UN CARRIL DE ALTA OCUPACIÓN, EN SENTIDO CONTRARIO AL ESTABLECIDO (VAO)</text:p>
          </table:table-cell>
          <table:table-cell table:style-name="ce57" office:value-type="string">
            <text:p><text:span text:style-name="T1">500.0</text:span></text:p>
            <text:p><text:span text:style-name="T1">250.0</text:span></text:p>
          </table:table-cell>
          <table:table-cell table:style-name="ce43" office:value-type="string">
            <text:p>Conductor</text:p>
          </table:table-cell>
          <table:table-cell table:style-name="ce30" office:value-type="string">
            <text:p><text:span text:style-name="T1">NOTA: La utilización del carril o carriles habilitados para vehículos con alta ocupación queda limitada a motocicletas, turismos y vehículos mixtos adaptables, que cumplan los requisitos para ser considerados</text:span></text:p>
            <text:p><text:span text:style-name="T1">VAO.</text:span></text:p>
          </table:table-cell>
          <table:table-cell table:style-name="ce35" office:value-type="string">
            <text:p>SENTIDO CONTRARI O</text:p>
          </table:table-cell>
          <table:table-cell table:style-name="ce77"/>
          <table:table-cell table:style-name="ce75" table:number-columns-repeated="1012"/>
        </table:table-row>
        <table:table-row table:style-name="ro33">
          <table:table-cell table:style-name="ce12" office:value-type="string">
            <text:p>CIR LSV</text:p>
          </table:table-cell>
          <table:table-cell table:style-name="ce25" office:value-type="string">
            <text:p><text:span text:style-name="T1">036</text:span></text:p>
            <text:p><text:span text:style-name="T1">017</text:span></text:p>
          </table:table-cell>
          <table:table-cell table:style-name="ce29" office:value-type="string">
            <text:p><text:span text:style-name="T1">1</text:span></text:p>
            <text:p><text:span text:style-name="T1">1</text:span></text:p>
          </table:table-cell>
          <table:table-cell table:style-name="ce36" office:value-type="string">
            <text:p>5A</text:p>
          </table:table-cell>
          <table:table-cell table:style-name="ce34" office:value-type="float" office:value="0">
            <text:p>0</text:p>
          </table:table-cell>
          <table:table-cell table:style-name="ce36" office:value-type="string">
            <text:p>Grave 076.- C)</text:p>
          </table:table-cell>
          <table:table-cell table:style-name="ce32" office:value-type="string">
            <text:p><text:span text:style-name="T1">NO CIRCULAR POR EL ARCÉN TRANSITABLE DE SU DERECHA EL CONDUCTOR DEL VEHÍCULO RESEÑADO ESTANDO OBLIGADO A UTILIZARLO (DEBEN CIRCULAR POR EL ARCÉN DE SU DERECHA, TOTAL O PARCIALMENTE: LOS VEHICULOS DE TRACCIÓN ANIMAL,LOS VEHÍCULOS ESPECIALES CON MMA NO SUPERIOR A 3.500 KG, LOS CICLOS Y CICLOMOTORES, LOS VEHÍCULOS PARA PERSONAS DE MOVILIDAD</text:span></text:p>
            <text:p><text:span text:style-name="T1">REDUCIDA)</text:span></text:p>
          </table:table-cell>
          <table:table-cell table:style-name="ce60" office:value-type="string">
            <text:p><text:span text:style-name="T1">200.0</text:span></text:p>
            <text:p><text:span text:style-name="T1">100.0</text:span></text:p>
          </table:table-cell>
          <table:table-cell table:style-name="ce65" office:value-type="string">
            <text:p>Conductor</text:p>
          </table:table-cell>
          <table:table-cell table:style-name="ce48" office:value-type="string">
            <text:p>NOTA: los vehículos en seguimiento de ciclistas,los vehículos cuya MMA no exceda de 3.500 kg que, por razones de emergencia, lo hagan a velocidad anormalmente reducida, perturbando con ello gravemente la circulación.</text:p>
          </table:table-cell>
          <table:table-cell table:style-name="ce73" office:value-type="string">
            <text:p>ARCÉN</text:p>
          </table:table-cell>
          <table:table-cell table:style-name="ce77"/>
          <table:table-cell table:style-name="ce75" table:number-columns-repeated="1012"/>
        </table:table-row>
        <table:table-row table:style-name="ro34">
          <table:table-cell table:style-name="ce15" office:value-type="string">
            <text:p>CIR LSV</text:p>
          </table:table-cell>
          <table:table-cell table:style-name="ce26" office:value-type="string">
            <text:p><text:span text:style-name="T1">036</text:span></text:p>
            <text:p><text:span text:style-name="T1">017</text:span></text:p>
          </table:table-cell>
          <table:table-cell table:style-name="ce31" office:value-type="string">
            <text:p><text:span text:style-name="T1">2</text:span></text:p>
            <text:p><text:span text:style-name="T1">2</text:span></text:p>
          </table:table-cell>
          <table:table-cell table:style-name="ce15" office:value-type="string">
            <text:p>5A</text:p>
          </table:table-cell>
          <table:table-cell table:style-name="ce41" office:value-type="float" office:value="0">
            <text:p>0</text:p>
          </table:table-cell>
          <table:table-cell table:style-name="ce35" office:value-type="string">
            <text:p>Grave 076.- Z)</text:p>
          </table:table-cell>
          <table:table-cell table:style-name="ce30" office:value-type="string">
            <text:p><text:span text:style-name="T1">CIRCULAR EN POSICIÓN PARALELA CON OTRO VEHÍCULO, TENIENDO AMBOS PROHIBIDA DICHA FORMA DE CIRCULAR (CON EXCEPCIÓN DE LAS BICICLETAS QUE PODRÁN HACERLO EN COLUMNA DE A 2, ORILLÁNDOSE TODO LO POSIBLE AL EXTREMO DERECHO DE LA VÍA Y COLOCÁNDOSE EN HILERA EN TRAMOS SIN VISIBILIDAD, Y CUANDO FORMEN AGLOMERACIONES DE</text:span></text:p>
            <text:p><text:span text:style-name="T1">TRÁFICO.)</text:span></text:p>
          </table:table-cell>
          <table:table-cell table:style-name="ce57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Conductor</text:p>
          </table:table-cell>
          <table:table-cell table:style-name="ce35" office:value-type="string">
            <text:p>NOTA: En las autovías sólo podrán circular por el arcén, sin invadir la calzada en ningún caso. Los ciclomotores podrán circular en columna de a dos por el arcén, cuando sea transitable éste, sin invadir la calzada en ningún caso.</text:p>
          </table:table-cell>
          <table:table-cell table:style-name="ce35" office:value-type="string">
            <text:p>CONDUCC. NEGLIGENT E</text:p>
          </table:table-cell>
          <table:table-cell table:style-name="ce77"/>
          <table:table-cell table:style-name="ce75" table:number-columns-repeated="1012"/>
        </table:table-row>
        <table:table-row table:style-name="ro35">
          <table:table-cell table:style-name="ce15" office:value-type="string">
            <text:p>CIR LSV</text:p>
          </table:table-cell>
          <table:table-cell table:style-name="ce26" office:value-type="string">
            <text:p><text:span text:style-name="T1">037</text:span></text:p>
            <text:p><text:span text:style-name="T1">018</text:span></text:p>
          </table:table-cell>
          <table:table-cell table:style-name="ce31" office:value-type="string">
            <text:p><text:span text:style-name="T1">1</text:span></text:p>
            <text:p><text:span text:style-name="T1">-</text:span></text:p>
          </table:table-cell>
          <table:table-cell table:style-name="ce15" office:value-type="string">
            <text:p>5B</text:p>
          </table:table-cell>
          <table:table-cell table:style-name="ce41" office:value-type="float" office:value="0">
            <text:p>0</text:p>
          </table:table-cell>
          <table:table-cell table:style-name="ce35" office:value-type="string">
            <text:p>Grave 076.- C)</text:p>
          </table:table-cell>
          <table:table-cell table:style-name="ce30" office:value-type="string">
            <text:p><text:span text:style-name="T1">CIRCULAR POR UNA VÍA CERRADA AL TRÁFICO O POR UNO <text:s/>DE SUS TRAMOS, VULNERANDO LA PROHIBICIÓN TOTAL O PARCIAL DE ACCESO AL MISMO POR PARTE DE LA AUTORIDAD COMPETENTE, POR RAZONES DE FLUIDEZ O SEGURIDAD DE LA</text:span></text:p>
            <text:p><text:span text:style-name="T1">CIRCULACIÓN</text:span></text:p>
          </table:table-cell>
          <table:table-cell table:style-name="ce57" office:value-type="string">
            <text:p><text:span text:style-name="T1">200.0</text:span></text:p>
            <text:p><text:span text:style-name="T1">100.0</text:span></text:p>
          </table:table-cell>
          <table:table-cell table:style-name="ce43" office:value-type="string">
            <text:p>Conductor</text:p>
          </table:table-cell>
          <table:table-cell table:style-name="ce30" office:value-type="string">
            <text:p><text:span text:style-name="T1">NOTA: CUANDO SE VULNEREN LAS RESTRICCIONES ESTABLECIDAS POR LA RESOLUCIÓN ANUAL DE LA DGT DE MEDIDAS ESPECIALES, SE DENUNCIARÁ POR LOS ARTS.</text:span></text:p>
            <text:p><text:span text:style-name="T1">39.2.5A Y 39.5.5A DEL RGCirc</text:span></text:p>
          </table:table-cell>
          <table:table-cell table:style-name="ce35" office:value-type="string">
            <text:p>LIMITACION ES A LA CIRCULACI ÓN</text:p>
          </table:table-cell>
          <table:table-cell table:style-name="ce75" table:number-columns-repeated="1013"/>
        </table:table-row>
        <table:table-row table:style-name="ro35">
          <table:table-cell table:style-name="ce15" office:value-type="string">
            <text:p>CIR LSV</text:p>
          </table:table-cell>
          <table:table-cell table:style-name="ce26" office:value-type="string">
            <text:p><text:span text:style-name="T1">037</text:span></text:p>
            <text:p><text:span text:style-name="T1">018</text:span></text:p>
          </table:table-cell>
          <table:table-cell table:style-name="ce31" office:value-type="string">
            <text:p><text:span text:style-name="T1">2</text:span></text:p>
            <text:p><text:span text:style-name="T1">-</text:span></text:p>
          </table:table-cell>
          <table:table-cell table:style-name="ce15" office:value-type="string">
            <text:p>5A</text:p>
          </table:table-cell>
          <table:table-cell table:style-name="ce41" office:value-type="float" office:value="0">
            <text:p>0</text:p>
          </table:table-cell>
          <table:table-cell table:style-name="ce15" office:value-type="string">
            <text:p>Leve</text:p>
          </table:table-cell>
          <table:table-cell table:style-name="ce30" office:value-type="string">
            <text:p><text:span text:style-name="T1">CIRCULAR POR UNA VÍA CONTRAVINIENDO LA RESTRICCIÓN O LIMITACIÓN DE CIRCULACIÓN A DETERMINADOS VEHÍCULOS ORDENADA POR LA AUTORIDAD COMPETENTE PARA EVITAR EL ENTORPECIMIENTO DE AQUELLA (PARA AQUELLOS SUPUESTOS EN QUE LA CONTRAVENCIÓN VULNERADA NO SE REFIERE A UNA ORDENACIÓN ESPECIAL DEL TRÁFICO POR RAZONES DE SEGURIDAD O</text:span></text:p>
            <text:p><text:span text:style-name="T1">FLUIDEZ DE LA CIRCULACIÓN)</text:span></text:p>
          </table:table-cell>
          <table:table-cell table:style-name="ce25" office:value-type="string">
            <text:p><text:span text:style-name="T1">80.0</text:span></text:p>
            <text:p><text:span text:style-name="T1">40.0</text:span></text:p>
          </table:table-cell>
          <table:table-cell table:style-name="ce43" office:value-type="string">
            <text:p>Conductor</text:p>
          </table:table-cell>
          <table:table-cell table:style-name="ce30" office:value-type="string">
            <text:p><text:span text:style-name="T1">NOTA: CUANDO SE VULNEREN LAS RESTRICCIONES ESTABLECIDAS POR LA RESOLUCIÓN ANUAL DE LA DGT DE MEDIDAS ESPECIALES, SE DENUNCIARÁ POR LOS ARTS.</text:span></text:p>
            <text:p><text:span text:style-name="T1">39.2.5A Y 39.5.5A DEL RGCirc</text:span></text:p>
          </table:table-cell>
          <table:table-cell table:style-name="ce35" office:value-type="string">
            <text:p>LIMITACION ES A LA CIRCULACI ÓN</text:p>
          </table:table-cell>
          <table:table-cell table:style-name="ce75" table:number-columns-repeated="1013"/>
        </table:table-row>
        <table:table-row table:style-name="ro35">
          <table:table-cell table:style-name="ce12" office:value-type="string">
            <text:p>CIR LSV</text:p>
          </table:table-cell>
          <table:table-cell table:style-name="ce25" office:value-type="string">
            <text:p><text:span text:style-name="T1">037</text:span></text:p>
            <text:p><text:span text:style-name="T1">018</text:span></text:p>
          </table:table-cell>
          <table:table-cell table:style-name="ce29" office:value-type="string">
            <text:p><text:span text:style-name="T1">3</text:span></text:p>
            <text:p><text:span text:style-name="T1">-</text:span></text:p>
          </table:table-cell>
          <table:table-cell table:style-name="ce12" office:value-type="string">
            <text:p>5A</text:p>
          </table:table-cell>
          <table:table-cell table:style-name="ce34" office:value-type="float" office:value="0">
            <text:p>0</text:p>
          </table:table-cell>
          <table:table-cell table:style-name="ce36" office:value-type="string">
            <text:p>Grave 076.- C)</text:p>
          </table:table-cell>
          <table:table-cell table:style-name="ce32" office:value-type="string">
            <text:p><text:span text:style-name="T1">CERRAR A LA CIRCULACIÓN DE UNA VÍA SIN ESTAR EL MISMO EXPRÉSAMENTE AUTORIZADO POR EL ORGANISMO AUTÓNOMO JEFATURA CENTRAL DE TRÁFICO O, EN SU CASO, POR LA AUTORIDAD AUTONÓMICA O LOCAL RESPONSABLE DE LA REGULACIÓN DEL</text:span></text:p>
            <text:p><text:span text:style-name="T1">TRÁFICO.</text:span></text:p>
          </table:table-cell>
          <table:table-cell table:style-name="ce60" office:value-type="string">
            <text:p><text:span text:style-name="T1">200.0</text:span></text:p>
            <text:p><text:span text:style-name="T1">100.0</text:span></text:p>
          </table:table-cell>
          <table:table-cell table:style-name="ce66" office:value-type="string">
            <text:p>Autor Organización</text:p>
          </table:table-cell>
          <table:table-cell table:style-name="ce48" office:value-type="string">
            <text:p>NOTA: Aplicable a todos aquellos cierres a la circulación de una vía que no estén motivados por deficiencias físicas de la infraestructura o por la realización de obras en ésta, circunstancias éstas que podrían suponer la vulneración de la normativa de carreteras y/o seguridad ciudadana.</text:p>
          </table:table-cell>
          <table:table-cell table:style-name="ce36" office:value-type="string">
            <text:p>LIMITACION ES A LA CIRCULACI ÓN</text:p>
          </table:table-cell>
          <table:table-cell table:style-name="ce75" table:number-columns-repeated="1013"/>
        </table:table-row>
        <table:table-row table:style-name="ro35">
          <table:table-cell table:style-name="ce12" office:value-type="string">
            <text:p>CIR LSV</text:p>
          </table:table-cell>
          <table:table-cell table:style-name="ce25" office:value-type="string">
            <text:p><text:span text:style-name="T1">037</text:span></text:p>
            <text:p><text:span text:style-name="T1">018</text:span></text:p>
          </table:table-cell>
          <table:table-cell table:style-name="ce29" office:value-type="string">
            <text:p><text:span text:style-name="T1">4</text:span></text:p>
            <text:p><text:span text:style-name="T1">-</text:span></text:p>
          </table:table-cell>
          <table:table-cell table:style-name="ce12" office:value-type="string">
            <text:p>5A</text:p>
          </table:table-cell>
          <table:table-cell table:style-name="ce34" office:value-type="float" office:value="0">
            <text:p>0</text:p>
          </table:table-cell>
          <table:table-cell table:style-name="ce36" office:value-type="string">
            <text:p>Grave 076.- C)</text:p>
          </table:table-cell>
          <table:table-cell table:style-name="ce32" office:value-type="string">
            <text:p><text:span text:style-name="T1">INCUMPLIR EL ORGANO PETICIONARIO, LAS INSTRUCCIONES FIJADAS POR LA AUTORIDAD RESPONSABLE DE LA REGULACIÓN DEL TRÁFICO, CON MOTIVO DEL ESTABLECIMIENTO DE RESTRICCIONES O LIMITACIONES A LA CIRCULACIÓN POR RAZONES DE SEGURIDAD O FLUIDEZ VIAL. (HABRÁ DE ESPECIFICARSE EL CONCRETO OBJETO DEL INCUMPLIMENTO DETECTADO, ASÍ COMO LOS EFECTOS PRODUCIDOS POR EL MISMO, AL OBJETO DE PODER GRADUAR EN LA DEBIDA FORMA LA SANCIÓN A IMPONER POR DICHA</text:span></text:p>
            <text:p><text:span text:style-name="T6">                                                                                                                            </text:span><text:span text:style-name="T6">CONDUCTA.)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/text:p>
          </table:table-cell>
          <table:table-cell table:style-name="ce60" office:value-type="string">
            <text:p><text:span text:style-name="T1">200.0</text:span></text:p>
            <text:p><text:span text:style-name="T1">100.0</text:span></text:p>
          </table:table-cell>
          <table:table-cell table:style-name="ce48" office:value-type="string">
            <text:p>Organización</text:p>
          </table:table-cell>
          <table:table-cell table:style-name="ce69"/>
          <table:table-cell table:style-name="ce36" office:value-type="string">
            <text:p>LIMITACION ES A LA CIRCULACI ÓN</text:p>
          </table:table-cell>
          <table:table-cell table:style-name="ce75" table:number-columns-repeated="1013"/>
        </table:table-row>
        <table:table-row table:style-name="ro36">
          <table:table-cell table:style-name="ce18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8" office:value-type="string">
            <text:p/>
            <text:p/>
            <text:p/>
            <text:p>038</text:p>
            <text:p/>
            <text:p>020</text:p>
          </table:table-cell>
          <table:table-cell table:style-name="ce18" office:value-type="string">
            <text:p/>
            <text:p/>
            <text:p/>
            <text:p>1</text:p>
            <text:p/>
            <text:p>1</text:p>
          </table:table-cell>
          <table:table-cell table:style-name="ce18" office:value-type="string">
            <text:p/>
            <text:p/>
            <text:p/>
            <text:p/>
            <text:p>5A</text:p>
          </table:table-cell>
          <table:table-cell table:style-name="ce18" office:value-type="string">
            <text:p/>
            <text:p/>
            <text:p/>
            <text:p/>
            <text:p>0</text:p>
          </table:table-cell>
          <table:table-cell table:style-name="ce18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X)</text:span></text:p>
          </table:table-cell>
          <table:table-cell table:style-name="ce49" office:value-type="string">
            <text:p><text:span text:style-name="T2">CIRCULAR POR AUTOPISTAS</text:span><text:span text:style-name="T4"> </text:span><text:span text:style-name="T2">O AUTOVÍAS CON VEHÍCULOS</text:span><text:span text:style-name="T3"> </text:span><text:span text:style-name="T2">CON LOS QUE ESTÁ</text:span><text:span text:style-name="T4"> </text:span><text:span text:style-name="T2">EXPRESAMENTE PROHIBIDO</text:span><text:span text:style-name="T4"> </text:span><text:span text:style-name="T2">(SUPUESTO REFERIDO A</text:span><text:span text:style-name="T4"> </text:span><text:span text:style-name="T2">CIRCULACIÓN CON</text:span><text:span text:style-name="T4"> </text:span><text:span text:style-name="T2">VEHÍCULOS DE TRACCIÓN</text:span><text:span text:style-name="T4"> </text:span><text:span text:style-name="T2">ANIMAL, BICICLETAS,</text:span><text:span text:style-name="T4"> </text:span><text:span text:style-name="T2">CICLOMOTORES Y</text:span><text:span text:style-name="T4"> </text:span><text:span text:style-name="T2">VEHÍCULOS PARA PERSONAS</text:span></text:p>
            <text:p>DE MOVILIDAD REDUCIDA)</text:p>
          </table:table-cell>
          <table:table-cell table:style-name="ce18" office:value-type="string">
            <text:p/>
            <text:p/>
            <text:p/>
            <text:p>200.0</text:p>
            <text:p/>
            <text:p>100.0</text:p>
          </table:table-cell>
          <table:table-cell table:style-name="ce18" office:value-type="string">
            <text:p>Conductor</text:p>
          </table:table-cell>
          <table:table-cell table:style-name="ce18"/>
          <table:table-cell table:style-name="ce18" office:value-type="string">
            <text:p/>
            <text:p/>
            <text:p/>
            <text:p/>
            <text:p>AUTOPISTA</text:p>
            <text:p>-AUTOVÍA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38</text:p>
            <text:p/>
            <text:p>021</text:p>
          </table:table-cell>
          <table:table-cell table:style-name="ce19" office:value-type="string">
            <text:p/>
            <text:p/>
            <text:p>2</text:p>
            <text:p/>
            <text:p>5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50" office:value-type="string">
            <text:p>NO ABANDONAR UNA</text:p>
            <text:p><text:span text:style-name="T2">AUTOPISTA O AUTOVÍA POR</text:span><text:span text:style-name="T4"> </text:span><text:span text:style-name="T2">LA PRIMERA SALIDA EL</text:span><text:span text:style-name="T4"> </text:span><text:span text:style-name="T2">CONDUCTOR DEL VEHÍCULO</text:span><text:span text:style-name="T3"> </text:span><text:span text:style-name="T2">RESEÑADO CUANDO POR</text:span><text:span text:style-name="T4"> </text:span><text:span text:style-name="T2">RAZONES DE EMERGENCIA</text:span><text:span text:style-name="T4"> </text:span><text:span text:style-name="T2">SE VEA OBLIGADO A</text:span><text:span text:style-name="T4"> </text:span><text:span text:style-name="T2">CIRCULAR A VELOCIDAD</text:span><text:span text:style-name="T4"> </text:span><text:span text:style-name="T2">ANORMALMENTE REDUCIDA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AUTOPISTA</text:p>
            <text:p>-AUTOVÍA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38</text:p>
            <text:p/>
            <text:p>066</text:p>
          </table:table-cell>
          <table:table-cell table:style-name="ce19" office:value-type="string">
            <text:p/>
            <text:p/>
            <text:p>3</text:p>
            <text:p/>
            <text:p>1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Muy grave</text:span><text:span text:style-name="T5"> </text:span><text:span text:style-name="T2">077.-</text:span></text:p>
            <text:p>L)</text:p>
          </table:table-cell>
          <table:table-cell table:style-name="ce50" office:value-type="string">
            <text:p>CIRCULAR POR AUTOPISTA O</text:p>
            <text:p><text:span text:style-name="T2">AUTOVÍA CON EL VEHÍCULO</text:span><text:span text:style-name="T4"> </text:span><text:span text:style-name="T2">ESPECIAL RESEÑADO O EN</text:span><text:span text:style-name="T4"> </text:span><text:span text:style-name="T2">RÉGIMEN DE TRANSPORTE</text:span><text:span text:style-name="T4"> </text:span><text:span text:style-name="T2">ESPECIAL, QUE EXCEDE DE</text:span><text:span text:style-name="T4"> </text:span><text:span text:style-name="T2">LAS MASAS Y DIMENSIONES</text:span><text:span text:style-name="T4"> </text:span><text:span text:style-name="T2">ESTABLECIDAS PARA LOS</text:span><text:span text:style-name="T4"> </text:span><text:span text:style-name="T2">VEHÍCULOS, CARECIENDO DE</text:span><text:span text:style-name="T3"> </text:span><text:span text:style-name="T2">AUTORIZACIÓN.</text:span></text:p>
          </table:table-cell>
          <table:table-cell table:style-name="ce19" office:value-type="string">
            <text:p/>
            <text:p/>
            <text:p>500.0</text:p>
            <text:p/>
            <text:p>250.0</text:p>
          </table:table-cell>
          <table:table-cell table:style-name="ce19" office:value-type="string">
            <text:p>Titular</text:p>
          </table:table-cell>
          <table:table-cell table:style-name="ce19"/>
          <table:table-cell table:style-name="ce19" office:value-type="string">
            <text:p/>
            <text:p/>
            <text:p><text:span text:style-name="T2">MASAS Y</text:span><text:span text:style-name="T4"> </text:span><text:span text:style-name="T2">DIMENSION</text:span><text:span text:style-name="T3"> </text:span><text:span text:style-name="T2">ES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38</text:p>
            <text:p/>
            <text:p>021</text:p>
          </table:table-cell>
          <table:table-cell table:style-name="ce19" office:value-type="string">
            <text:p/>
            <text:p/>
            <text:p/>
            <text:p>3</text:p>
            <text:p/>
            <text:p>5</text:p>
          </table:table-cell>
          <table:table-cell table:style-name="ce19" office:value-type="string">
            <text:p/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X)</text:span></text:p>
          </table:table-cell>
          <table:table-cell table:style-name="ce50" office:value-type="string">
            <text:p>CIRCULAR POR AUTOPISTA O</text:p>
            <text:p><text:span text:style-name="T2">AUTOVÍA VEHÍCULO ESPECIAL</text:span><text:span text:style-name="T3"> </text:span><text:span text:style-name="T2">RESEÑADO O EN RÉGIMEN</text:span><text:span text:style-name="T4"> </text:span><text:span text:style-name="T2">TRANSPORTE ESPECIAL, SIN</text:span><text:span text:style-name="T4"> </text:span><text:span text:style-name="T2">EXCESO DE MASAS O</text:span><text:span text:style-name="T4"> </text:span><text:span text:style-name="T2">DIMENSIONES</text:span><text:span text:style-name="T4"> </text:span><text:span text:style-name="T2">REGLAMENTARIAS, Y QUE</text:span><text:span text:style-name="T4"> </text:span><text:span text:style-name="T2">POR SUS CARACTERISTICAS</text:span><text:span text:style-name="T4"> </text:span><text:span text:style-name="T2">NO PUEDE DESARROLLAR</text:span><text:span text:style-name="T4"> </text:span><text:span text:style-name="T2">VELOCIDAD SUPERIOR A 60</text:span><text:span text:style-name="T4"> </text:span><text:span text:style-name="T2">KM/H EN LLANO.</text:span>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Habrá de comprobarse, en</text:span><text:span text:style-name="T4"> </text:span><text:span text:style-name="T2">aquellos casos de vehículos</text:span><text:span text:style-name="T4"> </text:span><text:span text:style-name="T2">especiales o transportes especiales</text:span><text:span text:style-name="T4"> </text:span><text:span text:style-name="T2">que no excedan de dichas masas,</text:span><text:span text:style-name="T4"> </text:span><text:span text:style-name="T2">que cumplan las condiciones que se</text:span><text:span text:style-name="T3"> </text:span><text:span text:style-name="T2">señalan en el Anexo III del RGCirc.,</text:span><text:span text:style-name="T4"> </text:span><text:span text:style-name="T2">así</text:span><text:span text:style-name="T39"> </text:span><text:span text:style-name="T2">como</text:span><text:span text:style-name="T45"> </text:span><text:span text:style-name="T2">el</text:span><text:span text:style-name="T39"> </text:span><text:span text:style-name="T2">Grupo</text:span><text:span text:style-name="T45"> </text:span><text:span text:style-name="T2">2</text:span><text:span text:style-name="T39"> </text:span><text:span text:style-name="T2">de</text:span><text:span text:style-name="T45"> </text:span><text:span text:style-name="T2">dicho</text:span><text:span text:style-name="T39"> </text:span><text:span text:style-name="T2">Anexo</text:span><text:span text:style-name="T21"> </text:span><text:span text:style-name="T2">III</text:span><text:span text:style-name="T39"> </text:span><text:span text:style-name="T2">en</text:span><text:span text:style-name="T39"> </text:span><text:span text:style-name="T2">lo</text:span><text:span text:style-name="T39"> </text:span><text:span text:style-name="T2">concerniente</text:span><text:span text:style-name="T39"> </text:span><text:span text:style-name="T2">a</text:span><text:span text:style-name="T39"> </text:span><text:span text:style-name="T2">los</text:span><text:span text:style-name="T39"> </text:span><text:span text:style-name="T2">vehículos</text:span><text:span text:style-name="T21"> </text:span><text:span text:style-name="T2">especiales agrícolas y sus</text:span><text:span text:style-name="T4"> </text:span><text:span text:style-name="T2">conjuntos.</text:span></text:p>
          </table:table-cell>
          <table:table-cell table:style-name="ce19" office:value-type="string">
            <text:p/>
            <text:p/>
            <text:p/>
            <text:p/>
            <text:p>AUTOPISTA</text:p>
            <text:p>-AUTOVÍA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38</text:p>
            <text:p/>
            <text:p>021</text:p>
          </table:table-cell>
          <table:table-cell table:style-name="ce19" office:value-type="string">
            <text:p/>
            <text:p>4</text:p>
            <text:p/>
            <text:p>5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X)</text:span></text:p>
          </table:table-cell>
          <table:table-cell table:style-name="ce50" office:value-type="string">
            <text:p><text:span text:style-name="T2">CIRCULAR</text:span><text:span text:style-name="T7"> </text:span><text:span text:style-name="T2">POR</text:span><text:span text:style-name="T7"> </text:span><text:span text:style-name="T2">TRAVESÍA,</text:span><text:span text:style-name="T8"> </text:span><text:span text:style-name="T2">VÍA</text:span></text:p>
            <text:p><text:span text:style-name="T2">INTERURBANA, AUTOPISTA Y</text:span><text:span text:style-name="T4"> </text:span><text:span text:style-name="T2">AUTOVÍA QUE TRANSCURREN</text:span><text:span text:style-name="T3"> </text:span><text:span text:style-name="T2">DENTRO DE POBLADO, ASÍ</text:span><text:span text:style-name="T4"> </text:span><text:span text:style-name="T2">COMO EN TÚNELES</text:span><text:span text:style-name="T4"> </text:span><text:span text:style-name="T2">URBANOS, CON VEHÍCULOS</text:span></text:p>
            <text:p><text:span text:style-name="T9"><text:s text:c="110"/></text:span><text:span text:style-name="T10"><text:s/></text:span><text:span text:style-name="T11">DE MOVILIDAD PERSONAL.</text:span><text:span text:style-name="T11"><text:tab/>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 Nuevo apartado introducido</text:span><text:span text:style-name="T4"> </text:span><text:span text:style-name="T2">por RD 970/2020, de 10 de</text:span><text:span text:style-name="T4"> </text:span><text:span text:style-name="T2">noviembre, de modificación del</text:span><text:span text:style-name="T4"> </text:span><text:span text:style-name="T2">RGCirculación, con entrada en vigor</text:span><text:span text:style-name="T3"> </text:span><text:span text:style-name="T2">a partir del 2 de enero de 2021.</text:span></text:p>
          </table:table-cell>
          <table:table-cell table:style-name="ce19" office:value-type="string">
            <text:p/>
            <text:p/>
            <text:p>AUTOPISTA</text:p>
            <text:p/>
            <text:p>-AUTOVÍA</text:p>
          </table:table-cell>
          <table:table-cell table:number-columns-repeated="1013"/>
        </table:table-row>
        <table:table-row table:style-name="ro39">
          <table:table-cell table:style-name="ce19" office:value-type="string"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039</text:p>
            <text:p/>
            <text:p>018</text:p>
          </table:table-cell>
          <table:table-cell table:style-name="ce19" office:value-type="string">
            <text:p/>
            <text:p/>
            <text:p/>
            <text:p/>
            <text:p/>
            <text:p/>
            <text:p>2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><text:span text:style-name="T2">CIRCULAR CON EL VEHICULO</text:span><text:span text:style-name="T3"> </text:span><text:span text:style-name="T2">RESEÑADO DENTRO DE LOS</text:span><text:span text:style-name="T4"> </text:span><text:span text:style-name="T2">ITINERARIOS Y PLAZOS</text:span><text:span text:style-name="T4"> </text:span><text:span text:style-name="T2">OBJETO DE LAS</text:span><text:span text:style-name="T4"> </text:span><text:span text:style-name="T2">RESTRICCIONES IMPUESTAS</text:span><text:span text:style-name="T4"> </text:span><text:span text:style-name="T2">POR LA AUTORIDAD</text:span><text:span text:style-name="T4"> </text:span><text:span text:style-name="T2">COMPETENTE. (SE DEBERÁ</text:span><text:span text:style-name="T4"> </text:span><text:span text:style-name="T2">DENUNCIAR POR ESTE</text:span><text:span text:style-name="T4"> </text:span><text:span text:style-name="T2">HECHO SOLO EN EL</text:span><text:span text:style-name="T4"> </text:span><text:span text:style-name="T2">SUPUESTO DE QUE NO SEA</text:span><text:span text:style-name="T4"> </text:span><text:span text:style-name="T2">POSIBLE QUE EL</text:span><text:span text:style-name="T4"> </text:span><text:span text:style-name="T2">INTERESADO OBTENGA UNA</text:span><text:span text:style-name="T4"> </text:span><text:span text:style-name="T2">AUTORIZACIÓN ESPECIAL. EN</text:span><text:span text:style-name="T3"> </text:span><text:span text:style-name="T2">CASO CONTRARIO, SE</text:span><text:span text:style-name="T4"> </text:span><text:span text:style-name="T2">DENUNCIARÁ POR EL</text:span></text:p>
            <text:p>ARTÍCULO 39.5.5A CIRC.)</text:p>
          </table:table-cell>
          <table:table-cell table:style-name="ce19" office:value-type="string">
            <text:p/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/>
            <text:p><text:span text:style-name="T2">LIMITACION</text:span><text:span text:style-name="T3"> </text:span><text:span text:style-name="T2">ES A LA</text:span><text:span text:style-name="T4"> </text:span><text:span text:style-name="T2">CIRCULACI</text:span><text:span text:style-name="T4"> </text:span><text:span text:style-name="T2">ÓN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39</text:p>
            <text:p/>
            <text:p>018</text:p>
          </table:table-cell>
          <table:table-cell table:style-name="ce19" office:value-type="string">
            <text:p/>
            <text:p/>
            <text:p/>
            <text:p>4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4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J)</text:span></text:p>
          </table:table-cell>
          <table:table-cell table:style-name="ce50" office:value-type="string">
            <text:p><text:span text:style-name="T2">CIRCULAR CONTRAVINIENDO</text:span><text:span text:style-name="T3"> </text:span><text:span text:style-name="T2">LAS RESTRICCIONES</text:span><text:span text:style-name="T4"> </text:span><text:span text:style-name="T2">TEMPORALES A LA</text:span><text:span text:style-name="T4"> </text:span><text:span text:style-name="T2">CIRCULACIÓN IMPUESTAS</text:span><text:span text:style-name="T4"> </text:span><text:span text:style-name="T2">POR LOS AGENTES</text:span><text:span text:style-name="T4"> </text:span><text:span text:style-name="T2">ENCARGADOS DE LA</text:span><text:span text:style-name="T4"> </text:span><text:span text:style-name="T2">VIGILANCIA DEL TRÁFICO</text:span><text:span text:style-name="T4"> </text:span><text:span text:style-name="T2">PARA LOGRAR UNA MAYOR</text:span><text:span text:style-name="T4"> </text:span><text:span text:style-name="T2">FLUIDEZ Y SEGURIDAD EN LA</text:span><text:span text:style-name="T3"> </text:span><text:span text:style-name="T2">CIRCULACIÓN</text:span>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En casos imprevistos, o por</text:span><text:span text:style-name="T4"> </text:span><text:span text:style-name="T2">circunstancias excepcionales,</text:span><text:span text:style-name="T4"> </text:span><text:span text:style-name="T2">cuando se estime necesario para</text:span><text:span text:style-name="T4"> </text:span><text:span text:style-name="T2">lograr</text:span><text:span text:style-name="T31"> </text:span><text:span text:style-name="T2">una</text:span><text:span text:style-name="T46"> </text:span><text:span text:style-name="T2">mayor</text:span><text:span text:style-name="T31"> </text:span><text:span text:style-name="T2">fluidez</text:span><text:span text:style-name="T46"> </text:span><text:span text:style-name="T2">o</text:span><text:span text:style-name="T4"> </text:span><text:span text:style-name="T2">seguridad de la</text:span><text:span text:style-name="T4"> </text:span><text:span text:style-name="T2">circulación, serán</text:span><text:span text:style-name="T4"> </text:span><text:span text:style-name="T2">los agentes de la autoridad</text:span><text:span text:style-name="T4"> </text:span><text:span text:style-name="T2">responsable de la vigilancia y</text:span><text:span text:style-name="T4"> </text:span><text:span text:style-name="T2">disciplina</text:span><text:span text:style-name="T8"> </text:span><text:span text:style-name="T2">del</text:span><text:span text:style-name="T39"> </text:span><text:span text:style-name="T2">tráfico</text:span><text:span text:style-name="T8"> </text:span><text:span text:style-name="T2">los</text:span><text:span text:style-name="T39"> </text:span><text:span text:style-name="T2">que,</text:span><text:span text:style-name="T39"> </text:span><text:span text:style-name="T2">durante</text:span><text:span text:style-name="T3"> </text:span><text:span text:style-name="T2">el tiempo necesario, determinen las</text:span><text:span text:style-name="T4"> </text:span><text:span text:style-name="T2">restricciones, adoptandos las</text:span></text:p>
            <text:p>medidas oportunas.</text:p>
          </table:table-cell>
          <table:table-cell table:style-name="ce19" office:value-type="string">
            <text:p/>
            <text:p/>
            <text:p/>
            <text:p><text:span text:style-name="T2">LIMITACION</text:span><text:span text:style-name="T3"> </text:span><text:span text:style-name="T2">ES A LA</text:span><text:span text:style-name="T4"> </text:span><text:span text:style-name="T2">CIRCULACI</text:span><text:span text:style-name="T4"> </text:span><text:span text:style-name="T2">ÓN</text:span></text:p>
          </table:table-cell>
          <table:table-cell table:number-columns-repeated="1013"/>
        </table:table-row>
        <table:table-row table:style-name="ro40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39</text:p>
            <text:p/>
            <text:p>018</text:p>
          </table:table-cell>
          <table:table-cell table:style-name="ce19" office:value-type="string">
            <text:p/>
            <text:p/>
            <text:p/>
            <text:p>5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Muy grave</text:span><text:span text:style-name="T5"> </text:span><text:span text:style-name="T2">077.-</text:span></text:p>
            <text:p>L)</text:p>
          </table:table-cell>
          <table:table-cell table:style-name="ce50" office:value-type="string">
            <text:p><text:span text:style-name="T2">CIRCULAR CON EL VEHÍCULO</text:span><text:span text:style-name="T3"> </text:span><text:span text:style-name="T2">RESEÑADO DENTRO DE LOS</text:span><text:span text:style-name="T4"> </text:span><text:span text:style-name="T2">ITINERARIOS Y PLAZOS</text:span><text:span text:style-name="T4"> </text:span><text:span text:style-name="T2">OBJETO DE LAS</text:span><text:span text:style-name="T4"> </text:span><text:span text:style-name="T2">RESTRICCIONES IMPUESTAS</text:span><text:span text:style-name="T3"> </text:span><text:span text:style-name="T2">POR LA AUTORIDAD</text:span><text:span text:style-name="T4"> </text:span><text:span text:style-name="T2">COMPETENTE, CARECIENDO</text:span><text:span text:style-name="T4"> </text:span><text:span text:style-name="T2">DE LA AUTORIZACIÓN</text:span><text:span text:style-name="T4"> </text:span><text:span text:style-name="T2">ESPECIAL</text:span></text:p>
            <text:p><text:span text:style-name="T9"><text:s text:c="116"/></text:span><text:span text:style-name="T12"><text:s/></text:span><text:span text:style-name="T11">CORRESPONDIENTE</text:span><text:span text:style-name="T11"><text:tab/></text:span></text:p>
          </table:table-cell>
          <table:table-cell table:style-name="ce19" office:value-type="string">
            <text:p/>
            <text:p/>
            <text:p/>
            <text:p>500.0</text:p>
            <text:p/>
            <text:p>250.0</text:p>
          </table:table-cell>
          <table:table-cell table:style-name="ce19" office:value-type="string">
            <text:p>Titula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><text:span text:style-name="T2">NOTA: La DGT publica una</text:span><text:span text:style-name="T4"> </text:span><text:span text:style-name="T2">Resolución anual sobre medidas</text:span><text:span text:style-name="T4"> </text:span><text:span text:style-name="T2">especiales de circulación, que,</text:span><text:span text:style-name="T4"> </text:span><text:span text:style-name="T2">igualmente, medida igualmente</text:span><text:span text:style-name="T4"> </text:span><text:span text:style-name="T2">adoptada con igual periodicidad por</text:span><text:span text:style-name="T4"> </text:span><text:span text:style-name="T2">otras Administraciones en su ámbito</text:span><text:span text:style-name="T3"> </text:span><text:span text:style-name="T2">de competencia.</text:span></text:p>
          </table:table-cell>
          <table:table-cell table:style-name="ce19" office:value-type="string">
            <text:p/>
            <text:p/>
            <text:p/>
            <text:p/>
            <text:p><text:span text:style-name="T2">LIMITACION</text:span><text:span text:style-name="T3"> </text:span><text:span text:style-name="T2">ES A LA</text:span><text:span text:style-name="T4"> </text:span><text:span text:style-name="T2">CIRCULACI</text:span><text:span text:style-name="T4"> </text:span><text:span text:style-name="T2">ÓN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40</text:p>
            <text:p/>
            <text:p>043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A</text:p>
          </table:table-cell>
          <table:table-cell table:style-name="ce19" office:value-type="string">
            <text:p/>
            <text:p>0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E)</text:span></text:p>
          </table:table-cell>
          <table:table-cell table:style-name="ce50" office:value-type="string">
            <text:p><text:span text:style-name="T2">CIRCULAR POR UN CARRIL</text:span><text:span text:style-name="T4"> </text:span><text:span text:style-name="T2">REVERSIBLE SIN LLEVAR</text:span><text:span text:style-name="T4"> </text:span><text:span text:style-name="T2">ENCENDIDO EL ALUMBRADO</text:span><text:span text:style-name="T3"> </text:span><text:span text:style-name="T2">DE CRUCE</text:span>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ALUMBRAD</text:span><text:span text:style-name="T3"> </text:span><text:span text:style-name="T2">O</text:span></text:p>
          </table:table-cell>
          <table:table-cell table:number-columns-repeated="1013"/>
        </table:table-row>
        <table:table-row table:style-name="ro42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40</text:p>
            <text:p/>
            <text:p>018</text:p>
          </table:table-cell>
          <table:table-cell table:style-name="ce19" office:value-type="string">
            <text:p/>
            <text:p>2</text:p>
            <text:p/>
            <text:p>-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6</text:p>
          </table:table-cell>
          <table:table-cell table:style-name="ce19" office:value-type="string">
            <text:p/>
            <text:p><text:span text:style-name="T2">Muy grave</text:span><text:span text:style-name="T5"> </text:span><text:span text:style-name="T2">077.-</text:span></text:p>
            <text:p>F)</text:p>
          </table:table-cell>
          <table:table-cell table:style-name="ce50" office:value-type="string">
            <text:p><text:span text:style-name="T2">CIRCULAR POR UN CARRIL</text:span><text:span text:style-name="T4"> </text:span><text:span text:style-name="T2">REVERSIBLE EN SENTIDO</text:span><text:span text:style-name="T4"> </text:span><text:span text:style-name="T2">CONTRARIO AL ESTIPULADO</text:span><text:span text:style-name="T3"> </text:span><text:span text:style-name="T2">(VÁLIDO PARA CUALQUIER</text:span><text:span text:style-name="T4"> </text:span><text:span text:style-name="T2">CARRIL REVERSIBLE,</text:span></text:p>
            <text:p><text:span text:style-name="T9"><text:s text:c="120"/></text:span><text:span text:style-name="T13"><text:s/></text:span><text:span text:style-name="T11">EXCEPTO VAO)</text:span><text:span text:style-name="T11"><text:tab/></text:span></text:p>
          </table:table-cell>
          <table:table-cell table:style-name="ce19" office:value-type="string">
            <text:p/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SENTIDO</text:span><text:span text:style-name="T4"> </text:span><text:span text:style-name="T2">CONTRARI</text:span><text:span text:style-name="T3"> </text:span><text:span text:style-name="T2">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41</text:p>
            <text:p/>
            <text:p>018</text:p>
          </table:table-cell>
          <table:table-cell table:style-name="ce19" office:value-type="string"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><text:span text:style-name="T2">CIRCULAR CON UN VEHÍCULO</text:span><text:span text:style-name="T3"> </text:span><text:span text:style-name="T2">NO AUTORIZADO</text:span><text:span text:style-name="T4"> </text:span><text:span text:style-name="T2">REGLAMENTARIAMENTE POR</text:span><text:span text:style-name="T4"> </text:span><text:span text:style-name="T2">UN CARRIL HABILITADO PARA</text:span><text:span text:style-name="T3"> </text:span><text:span text:style-name="T2">LA</text:span><text:span text:style-name="T14"> </text:span><text:span text:style-name="T2">CIRCULACIÓN</text:span><text:span text:style-name="T14"> </text:span><text:span text:style-name="T2">EN</text:span><text:span text:style-name="T7"> </text:span><text:span text:style-name="T2">SENTIDO</text:span><text:span text:style-name="T3"> </text:span><text:span text:style-name="T2">CONTRARIO AL HABITUAL</text:span><text:span text:style-name="T4"> </text:span><text:span text:style-name="T2">DEBIDAMENTE SEÑALIZADO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La utilización de los carriles</text:span><text:span text:style-name="T4"> </text:span><text:span text:style-name="T2">habilitados para la circulacion en</text:span><text:span text:style-name="T4"> </text:span><text:span text:style-name="T2">sentido contrario al habitual, por</text:span><text:span text:style-name="T4"> </text:span><text:span text:style-name="T2">razón de fluidez de la misma, queda</text:span><text:span text:style-name="T3"> </text:span><text:span text:style-name="T2">limitada a las motocicletas y</text:span><text:span text:style-name="T4"> </text:span><text:span text:style-name="T2">turismos,</text:span><text:span text:style-name="T47"> </text:span><text:span text:style-name="T2">salvo</text:span><text:span text:style-name="T47"> </text:span><text:span text:style-name="T2">que</text:span><text:span text:style-name="T47"> </text:span><text:span text:style-name="T2">sean</text:span><text:span text:style-name="T47"> </text:span><text:span text:style-name="T2">obras</text:span><text:span text:style-name="T47"> </text:span><text:span text:style-name="T2">en</text:span><text:span text:style-name="T4"> </text:span><text:span text:style-name="T2">la calzada las que motiven tal</text:span></text:p>
            <text:p>habilitación.</text:p>
          </table:table-cell>
          <table:table-cell table:style-name="ce19" office:value-type="string">
            <text:p/>
            <text:p/>
            <text:p><text:span text:style-name="T2">UTILIZACIÓ</text:span><text:span text:style-name="T5"> </text:span><text:span text:style-name="T2">N</text:span><text:span text:style-name="T4"> </text:span><text:span text:style-name="T2">CARRILES</text:span></text:p>
          </table:table-cell>
          <table:table-cell table:number-columns-repeated="1013"/>
        </table:table-row>
        <table:table-row table:style-name="ro39">
          <table:table-cell table:style-name="ce19" office:value-type="string"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041</text:p>
            <text:p/>
            <text:p>043</text:p>
          </table:table-cell>
          <table:table-cell table:style-name="ce19" office:value-type="string">
            <text:p/>
            <text:p/>
            <text:p/>
            <text:p/>
            <text:p/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E)</text:span></text:p>
          </table:table-cell>
          <table:table-cell table:style-name="ce50" office:value-type="string">
            <text:p><text:span text:style-name="T2">CIRCULAR POR UN CARRIL</text:span><text:span text:style-name="T4"> </text:span><text:span text:style-name="T2">HABILITADO PARA LA</text:span><text:span text:style-name="T4"> </text:span><text:span text:style-name="T2">CIRCULACIÓN EN SENTIDO</text:span><text:span text:style-name="T4"> </text:span><text:span text:style-name="T2">CONTRARIO AL HABITUAL SIN</text:span><text:span text:style-name="T3"> </text:span><text:span text:style-name="T2">LLEVAR ENCENDIDO EL</text:span><text:span text:style-name="T4"> </text:span><text:span text:style-name="T2">ALUMBRADO DE CRUCE</text:span><text:span text:style-name="T4"> </text:span><text:span text:style-name="T2">(COMO OBLIGACIONES</text:span><text:span text:style-name="T4"> </text:span><text:span text:style-name="T2">ADICIONALES EN ESTOS</text:span><text:span text:style-name="T4"> </text:span><text:span text:style-name="T2">SUPUESTOS NOS</text:span><text:span text:style-name="T4"> </text:span><text:span text:style-name="T2">ENCONTRAMOS CON QUE,</text:span><text:span text:style-name="T4"> </text:span><text:span text:style-name="T2">LOS CONDUCTORES QUE</text:span><text:span text:style-name="T4"> </text:span><text:span text:style-name="T2">CIRCULEN POR UNO DE</text:span><text:span text:style-name="T4"> </text:span><text:span text:style-name="T2">ESTOS CARRILES DISPUESTO</text:span><text:span text:style-name="T5"> </text:span><text:span text:style-name="T2">PARA SU UTILIZACIÓN EN</text:span><text:span text:style-name="T4"> </text:span><text:span text:style-name="T2">SENTIDO CONTRARIO AL</text:span><text:span text:style-name="T4"> </text:span><text:span text:style-name="T2">HABITUAL O POR UN CARRIL</text:span></text:p>
            <text:p>ADICIONAL,)</text:p>
          </table:table-cell>
          <table:table-cell table:style-name="ce19" office:value-type="string">
            <text:p/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/>
            <text:p/>
            <text:p><text:span text:style-name="T2">NOTA: lo harán a una velocidad</text:span><text:span text:style-name="T4"> </text:span><text:span text:style-name="T2">máxima de 80 km/h y a una mínima</text:span><text:span text:style-name="T3"> </text:span><text:span text:style-name="T2">de 60 (o inferiores si así estuviera</text:span><text:span text:style-name="T4"> </text:span><text:span text:style-name="T2">establecido o específicamente</text:span><text:span text:style-name="T4"> </text:span><text:span text:style-name="T2">señalizado).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<text:span text:style-name="T2">ALUMBRAD</text:span><text:span text:style-name="T5"> </text:span><text:span text:style-name="T2">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41</text:p>
            <text:p/>
            <text:p>043</text:p>
          </table:table-cell>
          <table:table-cell table:style-name="ce19" office:value-type="string">
            <text:p/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/>
            <text:p>5D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E)</text:span></text:p>
          </table:table-cell>
          <table:table-cell table:style-name="ce50" office:value-type="string">
            <text:p>CIRCULAR POR UN CARRIL</text:p>
            <text:p><text:span text:style-name="T2">DESTINADO AL SENTIDO</text:span><text:span text:style-name="T4"> </text:span><text:span text:style-name="T2">NORMAL DE CIRCULACIÓN,</text:span><text:span text:style-name="T5"> </text:span><text:span text:style-name="T2">CONTIGUO AL HABILITADO</text:span><text:span text:style-name="T4"> </text:span><text:span text:style-name="T2">PARA LA CIRCULACIÓN EN</text:span><text:span text:style-name="T4"> </text:span><text:span text:style-name="T2">SENTIDO CONTRARIO, SIN</text:span><text:span text:style-name="T4"> </text:span><text:span text:style-name="T2">LLEVAR ENCENDIDO EL</text:span><text:span text:style-name="T4"> </text:span><text:span text:style-name="T2">ALUMBRADO DE CRUCE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</text:span><text:span text:style-name="T38"> </text:span><text:span text:style-name="T2">Los</text:span><text:span text:style-name="T38"> </text:span><text:span text:style-name="T2">conductores</text:span><text:span text:style-name="T29"> </text:span><text:span text:style-name="T2">que</text:span><text:span text:style-name="T4"> </text:span><text:span text:style-name="T2">circulen por uno de estos carriles</text:span><text:span text:style-name="T4"> </text:span><text:span text:style-name="T2">deberán llevar encendida, al menos,</text:span><text:span text:style-name="T3"> </text:span><text:span text:style-name="T2">la</text:span><text:span text:style-name="T47"> </text:span><text:span text:style-name="T2">luz</text:span><text:span text:style-name="T41"> </text:span><text:span text:style-name="T2">de</text:span><text:span text:style-name="T41"> </text:span><text:span text:style-name="T2">corto</text:span><text:span text:style-name="T41"> </text:span><text:span text:style-name="T2">alcance</text:span><text:span text:style-name="T41"> </text:span><text:span text:style-name="T2">o</text:span><text:span text:style-name="T41"> </text:span><text:span text:style-name="T2">cruce,</text:span><text:span text:style-name="T4"> </text:span><text:span text:style-name="T2">tanto de día como de noche.</text:span></text:p>
          </table:table-cell>
          <table:table-cell table:style-name="ce19" office:value-type="string">
            <text:p/>
            <text:p/>
            <text:p/>
            <text:p><text:span text:style-name="T2">ALUMBRAD</text:span><text:span text:style-name="T3"> </text:span><text:span text:style-name="T2">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41</text:p>
            <text:p/>
            <text:p>018</text:p>
          </table:table-cell>
          <table:table-cell table:style-name="ce19" office:value-type="string"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>5E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5"> </text:span><text:span text:style-name="T2">076.-</text:span><text:span text:style-name="T5"> </text:span><text:span text:style-name="T2">M)</text:span></text:p>
          </table:table-cell>
          <table:table-cell table:style-name="ce50" office:value-type="string">
            <text:p>DESPLAZARSE</text:p>
            <text:p><text:span text:style-name="T2">LATERALMENTE A UN CARRIL</text:span><text:span text:style-name="T5"> </text:span><text:span text:style-name="T2">CONTIGUO DESTINADO AL</text:span><text:span text:style-name="T4"> </text:span><text:span text:style-name="T2">SENTIDO NORMAL DE LA</text:span><text:span text:style-name="T4"> </text:span><text:span text:style-name="T2">CIRCULACIÓN DESDE OTRO</text:span><text:span text:style-name="T4"> </text:span><text:span text:style-name="T2">CARRIL HABILITADO PARA LA</text:span><text:span text:style-name="T3"> </text:span><text:span text:style-name="T2">CIRCULACIÓN AL SENTIDO</text:span><text:span text:style-name="T4"> </text:span><text:span text:style-name="T2">CONTRARIO AL HABITUAL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UTILIZACIÓ N</text:span><text:span text:style-name="T4"> </text:span><text:span text:style-name="T2">CARRILES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41</text:p>
            <text:p/>
            <text:p>018</text:p>
          </table:table-cell>
          <table:table-cell table:style-name="ce19" office:value-type="string"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>5F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5"> </text:span><text:span text:style-name="T2">076.-</text:span><text:span text:style-name="T5"> </text:span><text:span text:style-name="T2">M)</text:span></text:p>
          </table:table-cell>
          <table:table-cell table:style-name="ce50" office:value-type="string">
            <text:p>DESPLAZARSE</text:p>
            <text:p><text:span text:style-name="T2">LATERALMENTE A UN CARRIL</text:span><text:span text:style-name="T5"> </text:span><text:span text:style-name="T2">CONTIGUO DESTINADO AL</text:span><text:span text:style-name="T4"> </text:span><text:span text:style-name="T2">SENTIDO CONTRARIO AL</text:span><text:span text:style-name="T4"> </text:span><text:span text:style-name="T2">HABITUAL DE LA</text:span><text:span text:style-name="T4"> </text:span><text:span text:style-name="T2">CIRCULACIÓN DESDE OTRO</text:span><text:span text:style-name="T4"> </text:span><text:span text:style-name="T2">CARRIL HABILITADO PARA LA</text:span><text:span text:style-name="T3"> </text:span><text:span text:style-name="T2">CIRCULACIÓN AL SENTIDO</text:span><text:span text:style-name="T4"> </text:span><text:span text:style-name="T2">NORMAL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UTILIZACIÓ N</text:span><text:span text:style-name="T4"> </text:span><text:span text:style-name="T2">CARRILES</text:span></text:p>
          </table:table-cell>
          <table:table-cell table:number-columns-repeated="1013"/>
        </table:table-row>
        <table:table-row table:style-name="ro42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41</text:p>
            <text:p/>
            <text:p>018</text:p>
          </table:table-cell>
          <table:table-cell table:style-name="ce19" office:value-type="string"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>5G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>CIRCULAR ALTERANDO LOS</text:p>
            <text:p><text:span text:style-name="T2">ELEMENTOS DE</text:span><text:span text:style-name="T4"> </text:span><text:span text:style-name="T2">BALIZAMIENTO</text:span><text:span text:style-name="T4"> </text:span><text:span text:style-name="T2">PERMANENTES O MÓVILES</text:span><text:span text:style-name="T4"> </text:span><text:span text:style-name="T2">DE UN CARRIL DESTINADO AL</text:span><text:span text:style-name="T3"> </text:span><text:span text:style-name="T2">USO CONTRARIO AL</text:span><text:span text:style-name="T4"> </text:span><text:span text:style-name="T2">HABITUAL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Si la alteración fuera de tipo</text:p>
            <text:p><text:span text:style-name="T2">leve, tal conducta podría ser</text:span><text:span text:style-name="T4"> </text:span><text:span text:style-name="T2">considerada como constitutiva de</text:span><text:span text:style-name="T4"> </text:span><text:span text:style-name="T2">distracción o de falta de atención</text:span><text:span text:style-name="T4"> </text:span><text:span text:style-name="T2">que sería denunciada como</text:span><text:span text:style-name="T4"> </text:span><text:span text:style-name="T2">vulneración del artículo 18.1, opción</text:span><text:span text:style-name="T3"> </text:span><text:span text:style-name="T2">5C del RGCirc.</text:span></text:p>
          </table:table-cell>
          <table:table-cell table:style-name="ce19" office:value-type="string">
            <text:p/>
            <text:p/>
            <text:p/>
            <text:p><text:span text:style-name="T2">BALIZAMIEN</text:span><text:span text:style-name="T3"> </text:span><text:span text:style-name="T2">TO</text:span></text:p>
          </table:table-cell>
          <table:table-cell table:number-columns-repeated="1013"/>
        </table:table-row>
        <table:table-row table:style-name="ro43">
          <table:table-cell table:style-name="ce19" office:value-type="string"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041</text:p>
            <text:p/>
            <text:p>018</text:p>
          </table:table-cell>
          <table:table-cell table:style-name="ce19" office:value-type="string">
            <text:p/>
            <text:p/>
            <text:p/>
            <text:p/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5H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6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Muy grave</text:span><text:span text:style-name="T5"> </text:span><text:span text:style-name="T2">077.-</text:span></text:p>
            <text:p>F)</text:p>
          </table:table-cell>
          <table:table-cell table:style-name="ce50" office:value-type="string">
            <text:p><text:span text:style-name="T2">CIRCULAR EN SENTIDO</text:span><text:span text:style-name="T4"> </text:span><text:span text:style-name="T2">CONTRARIO AL ESTIPULADO</text:span><text:span text:style-name="T4"> </text:span><text:span text:style-name="T2">EN UNA CALZADA EN LA QUE</text:span><text:span text:style-name="T4"> </text:span><text:span text:style-name="T2">LA AUTORIDAD COMPETENTE</text:span><text:span text:style-name="T3"> </text:span><text:span text:style-name="T2">DE LA REGULACIÓN DEL</text:span><text:span text:style-name="T4"> </text:span><text:span text:style-name="T2">TRÁFICO HAYA HABILITADO</text:span><text:span text:style-name="T4"> </text:span><text:span text:style-name="T2">CARRILES PARA SU</text:span><text:span text:style-name="T4"> </text:span><text:span text:style-name="T2">UTILIZACIÓN EN SENTIDO</text:span><text:span text:style-name="T4"> </text:span><text:span text:style-name="T2">CONTRARIO AL HABITUAL (SE</text:span><text:span text:style-name="T3"> </text:span><text:span text:style-name="T2">DENUNCÍARÁN POR ESTE</text:span><text:span text:style-name="T4"> </text:span><text:span text:style-name="T2">CONCEPTO, TANTO A LOS</text:span><text:span text:style-name="T4"> </text:span><text:span text:style-name="T2">QUE CIRCULANDO POR EL</text:span><text:span text:style-name="T4"> </text:span><text:span text:style-name="T2">CARRIL HABILITADO INVADEN</text:span><text:span text:style-name="T3"> </text:span><text:span text:style-name="T2">EL CONTIGUO EN SENTIDO</text:span><text:span text:style-name="T4"> </text:span><text:span text:style-name="T2">CONTRARIO, COMO LOS QUE</text:span><text:span text:style-name="T3"> </text:span><text:span text:style-name="T2">CIRCULANDO POR ÉSTE</text:span></text:p>
            <text:p><text:span text:style-name="T9"><text:s text:c="111"/></text:span><text:span text:style-name="T13"><text:s/></text:span><text:span text:style-name="T11">INVADEN EL HABILITADO)</text:span><text:span text:style-name="T11"><text:tab/>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/>
            <text:p/>
            <text:p/>
            <text:p/>
            <text:p><text:span text:style-name="T2">SENTIDO</text:span><text:span text:style-name="T4"> </text:span><text:span text:style-name="T2">CONTRARI</text:span><text:span text:style-name="T3"> </text:span><text:span text:style-name="T2">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42</text:p>
            <text:p/>
            <text:p>043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E)</text:span></text:p>
          </table:table-cell>
          <table:table-cell table:style-name="ce50" office:value-type="string">
            <text:p><text:span text:style-name="T2">CIRCULAR POR UN CARRIL</text:span><text:span text:style-name="T4"> </text:span><text:span text:style-name="T2">ADICIONAL DE CIRCULACIÓN</text:span><text:span text:style-name="T3"> </text:span><text:span text:style-name="T2">BALIZADO SIN LLEVAR</text:span><text:span text:style-name="T4"> </text:span><text:span text:style-name="T2">ENCENDIDO EL ALUMBRADO</text:span></text:p>
            <text:p>DE CRUCE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ALUMBRAD</text:span><text:span text:style-name="T5"> </text:span><text:span text:style-name="T2">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42</text:p>
            <text:p/>
            <text:p>018</text:p>
          </table:table-cell>
          <table:table-cell table:style-name="ce19" office:value-type="string"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5"> </text:span><text:span text:style-name="T2">076.-</text:span><text:span text:style-name="T5"> </text:span><text:span text:style-name="T2">M)</text:span></text:p>
          </table:table-cell>
          <table:table-cell table:style-name="ce50" office:value-type="string">
            <text:p><text:span text:style-name="T2">DESPLAZARSE</text:span><text:span text:style-name="T4"> </text:span><text:span text:style-name="T2">LATERALMENTE A UN CARRIL</text:span><text:span text:style-name="T3"> </text:span><text:span text:style-name="T2">DESTINADO AL SENTIDO</text:span><text:span text:style-name="T4"> </text:span><text:span text:style-name="T2">NORMAL DE LA CIRCULACIÓN</text:span><text:span text:style-name="T3"> </text:span><text:span text:style-name="T2">DESDE UN CARRIL</text:span><text:span text:style-name="T4"> </text:span><text:span text:style-name="T2">ADICIONAL, INVADIENDO EL</text:span></text:p>
            <text:p>SENTIDO CONTRARIO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UTILIZACIÓ</text:span><text:span text:style-name="T5"> </text:span><text:span text:style-name="T2">N</text:span><text:span text:style-name="T4"> </text:span><text:span text:style-name="T2">CARRILES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42</text:p>
            <text:p/>
            <text:p>018</text:p>
          </table:table-cell>
          <table:table-cell table:style-name="ce19" office:value-type="string"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5"> </text:span><text:span text:style-name="T2">076.-</text:span><text:span text:style-name="T5"> </text:span><text:span text:style-name="T2">M)</text:span></text:p>
          </table:table-cell>
          <table:table-cell table:style-name="ce50" office:value-type="string">
            <text:p><text:span text:style-name="T2">DESPLAZARSE</text:span><text:span text:style-name="T4"> </text:span><text:span text:style-name="T2">LATERALMENTE DESDE UN</text:span><text:span text:style-name="T4"> </text:span><text:span text:style-name="T2">CARRIL DE SENTIDO NORMAL</text:span><text:span text:style-name="T3"> </text:span><text:span text:style-name="T2">DE CIRCULACIÓN A UN</text:span><text:span text:style-name="T4"> </text:span><text:span text:style-name="T2">CARRIL ADICIONAL,</text:span><text:span text:style-name="T4"> </text:span><text:span text:style-name="T2">INVADIENDO EL SENTIDO</text:span></text:p>
            <text:p>CONTRARIO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UTILIZACIÓ</text:span><text:span text:style-name="T5"> </text:span><text:span text:style-name="T2">N</text:span><text:span text:style-name="T4"> </text:span><text:span text:style-name="T2">CARRILES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42</text:p>
            <text:p/>
            <text:p>018</text:p>
          </table:table-cell>
          <table:table-cell table:style-name="ce19" office:value-type="string">
            <text:p>1</text:p>
            <text:p/>
            <text:p>-</text:p>
          </table:table-cell>
          <table:table-cell table:style-name="ce19" office:value-type="string">
            <text:p/>
            <text:p>5D</text:p>
          </table:table-cell>
          <table:table-cell table:style-name="ce19" office:value-type="string">
            <text:p/>
            <text:p>6</text:p>
          </table:table-cell>
          <table:table-cell table:style-name="ce19" office:value-type="string">
            <text:p><text:span text:style-name="T2">Muy grave</text:span><text:span text:style-name="T5"> </text:span><text:span text:style-name="T2">077.-</text:span></text:p>
            <text:p>F)</text:p>
          </table:table-cell>
          <table:table-cell table:style-name="ce50" office:value-type="string">
            <text:p><text:span text:style-name="T2">CIRCULAR POR UN CARRIL</text:span><text:span text:style-name="T4"> </text:span><text:span text:style-name="T2">ADICIONAL DE CIRCULACIÓN</text:span><text:span text:style-name="T3"> </text:span><text:span text:style-name="T2">EN SENTIDO CONTRARIO AL</text:span><text:span text:style-name="T4"> </text:span><text:span text:style-name="T2">ESTIPULADO</text:span></text:p>
          </table:table-cell>
          <table:table-cell table:style-name="ce19" office:value-type="string"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SENTIDO</text:span><text:span text:style-name="T4"> </text:span><text:span text:style-name="T2">CONTRARI</text:span><text:span text:style-name="T3"> </text:span><text:span text:style-name="T2">O</text:span></text:p>
          </table:table-cell>
          <table:table-cell table:number-columns-repeated="1013"/>
        </table:table-row>
        <table:table-row table:style-name="ro45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42</text:p>
            <text:p/>
            <text:p>018</text:p>
          </table:table-cell>
          <table:table-cell table:style-name="ce19" office:value-type="string">
            <text:p>1</text:p>
            <text:p/>
            <text:p>-</text:p>
          </table:table-cell>
          <table:table-cell table:style-name="ce19" office:value-type="string">
            <text:p/>
            <text:p>5E</text:p>
          </table:table-cell>
          <table:table-cell table:style-name="ce19" office:value-type="string">
            <text:p/>
            <text:p>0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><text:span text:style-name="T2">CIRCULAR POR UN CARRIL</text:span><text:span text:style-name="T4"> </text:span><text:span text:style-name="T2">ADICIONAL DE CIRCULACIÓN</text:span><text:span text:style-name="T4"> </text:span><text:span text:style-name="T2">ALTERANDO SUS ELEMENTOS</text:span><text:span text:style-name="T3"> </text:span><text:span text:style-name="T2">DE BALIZAMIENTO</text:span>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BALIZAMIEN</text:span><text:span text:style-name="T3"> </text:span><text:span text:style-name="T2">T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43</text:p>
            <text:p/>
            <text:p>019</text:p>
          </table:table-cell>
          <table:table-cell table:style-name="ce19" office:value-type="string"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6</text:p>
          </table:table-cell>
          <table:table-cell table:style-name="ce19" office:value-type="string">
            <text:p/>
            <text:p/>
            <text:p><text:span text:style-name="T2">Muy grave</text:span><text:span text:style-name="T5"> </text:span><text:span text:style-name="T2">077.-</text:span></text:p>
            <text:p>F)</text:p>
          </table:table-cell>
          <table:table-cell table:style-name="ce50" office:value-type="string">
            <text:p><text:span text:style-name="T2">CIRCULAR EN SENTIDO</text:span><text:span text:style-name="T4"> </text:span><text:span text:style-name="T2">CONTRARIO AL ESTIPULADO</text:span><text:span text:style-name="T3"> </text:span><text:span text:style-name="T2">EN VÍA DE DOBLE SENTIDO</text:span><text:span text:style-name="T4"> </text:span><text:span text:style-name="T2">DE CIRCULACIÓN, DONDE</text:span><text:span text:style-name="T4"> </text:span><text:span text:style-name="T2">EXISTE UNA ISLETA, UN</text:span><text:span text:style-name="T4"> </text:span><text:span text:style-name="T2">REFUGIO O UN DISPOSITIVO</text:span></text:p>
            <text:p>DE GUÍA</text:p>
          </table:table-cell>
          <table:table-cell table:style-name="ce19" office:value-type="string">
            <text:p/>
            <text:p/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SENTIDO</text:span><text:span text:style-name="T4"> </text:span><text:span text:style-name="T2">CONTRARI</text:span><text:span text:style-name="T3"> </text:span><text:span text:style-name="T2">O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43</text:p>
            <text:p/>
            <text:p>019</text:p>
          </table:table-cell>
          <table:table-cell table:style-name="ce19" office:value-type="string">
            <text:p>2</text:p>
            <text:p/>
            <text:p>-</text:p>
          </table:table-cell>
          <table:table-cell table:style-name="ce19" office:value-type="string">
            <text:p/>
            <text:p>5A</text:p>
          </table:table-cell>
          <table:table-cell table:style-name="ce19" office:value-type="string">
            <text:p/>
            <text:p>6</text:p>
          </table:table-cell>
          <table:table-cell table:style-name="ce19" office:value-type="string">
            <text:p><text:span text:style-name="T2">Muy grave</text:span><text:span text:style-name="T5"> </text:span><text:span text:style-name="T2">077.-</text:span></text:p>
            <text:p>F)</text:p>
          </table:table-cell>
          <table:table-cell table:style-name="ce50" office:value-type="string">
            <text:p><text:span text:style-name="T2">CIRCULAR POR UNA PLAZA,</text:span><text:span text:style-name="T4"> </text:span><text:span text:style-name="T2">GLORIETA O ENCUENTRO DE</text:span><text:span text:style-name="T4"> </text:span><text:span text:style-name="T2">VÍAS EN SENTIDO CONTRARIO</text:span><text:span text:style-name="T3"> </text:span><text:span text:style-name="T2">AL ESTIPULADO</text:span></text:p>
          </table:table-cell>
          <table:table-cell table:style-name="ce19" office:value-type="string"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En plazas, glorietas y</text:span><text:span text:style-name="T4"> </text:span><text:span text:style-name="T2">encuentros de vías, los vehiculos</text:span><text:span text:style-name="T4"> </text:span><text:span text:style-name="T2">circularán dejando a su izquierda el</text:span><text:span text:style-name="T5"> </text:span><text:span text:style-name="T2">centro de las mismas.</text:span></text:p>
          </table:table-cell>
          <table:table-cell table:style-name="ce19" office:value-type="string">
            <text:p/>
            <text:p><text:span text:style-name="T2">SENTIDO</text:span><text:span text:style-name="T4"> </text:span><text:span text:style-name="T2">CONTRARI</text:span><text:span text:style-name="T3"> </text:span><text:span text:style-name="T2">O</text:span></text:p>
          </table:table-cell>
          <table:table-cell table:number-columns-repeated="1013"/>
        </table:table-row>
        <table:table-row table:style-name="ro39">
          <table:table-cell table:style-name="ce19" office:value-type="string"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044</text:p>
            <text:p/>
            <text:p>015</text:p>
          </table:table-cell>
          <table:table-cell table:style-name="ce19" office:value-type="string">
            <text:p/>
            <text:p/>
            <text:p/>
            <text:p/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6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Muy grave</text:span><text:span text:style-name="T5"> </text:span><text:span text:style-name="T2">077.-</text:span></text:p>
            <text:p>F)</text:p>
          </table:table-cell>
          <table:table-cell table:style-name="ce50" office:value-type="string">
            <text:p><text:span text:style-name="T2">CIRCULAR EN SENTIDO</text:span><text:span text:style-name="T4"> </text:span><text:span text:style-name="T2">CONTRARIO AL ESTIPULADO</text:span><text:span text:style-name="T4"> </text:span><text:span text:style-name="T2">EN VÍA DIVIDIDA EN DOS</text:span><text:span text:style-name="T4"> </text:span><text:span text:style-name="T2">CALZADAS (SALVO CUANDO</text:span><text:span text:style-name="T4"> </text:span><text:span text:style-name="T2">LA CAUSA DE LA</text:span><text:span text:style-name="T4"> </text:span><text:span text:style-name="T2">CIRCULACIÓN EN SENTIDO</text:span><text:span text:style-name="T4"> </text:span><text:span text:style-name="T2">CONTRARIO HAYA PODIDO</text:span><text:span text:style-name="T4"> </text:span><text:span text:style-name="T2">SER DEBIDA A UN ERROR EN</text:span><text:span text:style-name="T4"> </text:span><text:span text:style-name="T2">LA PERCEPCIÓN DEL</text:span><text:span text:style-name="T4"> </text:span><text:span text:style-name="T2">CONDUCTOR, QUE CIRCULA</text:span><text:span text:style-name="T4"> </text:span><text:span text:style-name="T2">INVOLUNTARIAMENTE EN</text:span><text:span text:style-name="T4"> </text:span><text:span text:style-name="T2">SENTIDO CONTRARIO DEBIDO</text:span><text:span text:style-name="T3"> </text:span><text:span text:style-name="T2">A UNA SITUACIÓN</text:span><text:span text:style-name="T4"> </text:span><text:span text:style-name="T2">"PERMANENTE" VINCULADA</text:span><text:span text:style-name="T4"> </text:span><text:span text:style-name="T2">CON SU ESTADO GENERAL</text:span></text:p>
            <text:p>DE SALUD )</text:p>
          </table:table-cell>
          <table:table-cell table:style-name="ce19" office:value-type="string">
            <text:p/>
            <text:p/>
            <text:p/>
            <text:p/>
            <text:p/>
            <text:p/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/>
            <text:p><text:span text:style-name="T2">NOTA: o si la causa de tal acción</text:span><text:span text:style-name="T4"> </text:span><text:span text:style-name="T2">fue debida a un error del</text:span><text:span text:style-name="T4"> </text:span><text:span text:style-name="T2">conductor,al incorporarse a dichas</text:span><text:span text:style-name="T5"> </text:span><text:span text:style-name="T2">vías, por falta de una adecuada</text:span><text:span text:style-name="T4"> </text:span><text:span text:style-name="T2">señalización, se enviará informe</text:span><text:span text:style-name="T4"> </text:span><text:span text:style-name="T2">detallado a JPT para que pueda</text:span><text:span text:style-name="T4"> </text:span><text:span text:style-name="T2">adoptar las medidas que estime</text:span><text:span text:style-name="T4"> </text:span><text:span text:style-name="T2">oportunas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SENTIDO</text:span><text:span text:style-name="T4"> </text:span><text:span text:style-name="T2">CONTRARI</text:span><text:span text:style-name="T3"> </text:span><text:span text:style-name="T2">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44</text:p>
            <text:p/>
            <text:p>015</text:p>
          </table:table-cell>
          <table:table-cell table:style-name="ce19" office:value-type="string">
            <text:p/>
            <text:p/>
            <text:p>2</text:p>
            <text:p/>
            <text:p>-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6</text:p>
          </table:table-cell>
          <table:table-cell table:style-name="ce19" office:value-type="string">
            <text:p/>
            <text:p/>
            <text:p><text:span text:style-name="T2">Muy grave</text:span><text:span text:style-name="T5"> </text:span><text:span text:style-name="T2">077.-</text:span></text:p>
            <text:p>F)</text:p>
          </table:table-cell>
          <table:table-cell table:style-name="ce50" office:value-type="string">
            <text:p>CIRCULAR POR LA CALZADA</text:p>
            <text:p><text:span text:style-name="T2">LATERAL o central, EN</text:span><text:span text:style-name="T4"> </text:span><text:span text:style-name="T2">SENTIDO CONTRARIO AL</text:span><text:span text:style-name="T4"> </text:span><text:span text:style-name="T2">ESTIPULADO EN LA</text:span><text:span text:style-name="T4"> </text:span><text:span text:style-name="T2">CORRESPONDIENTE SEÑAL,</text:span><text:span text:style-name="T4"> </text:span><text:span text:style-name="T2">EN UNA VÍA DIVIDIDA EN TRES</text:span></text:p>
            <text:p><text:span text:style-name="T9"><text:s text:c="124"/></text:span><text:span text:style-name="T13"><text:s/></text:span><text:span text:style-name="T11">CALZADAS</text:span><text:span text:style-name="T11"><text:tab/></text:span></text:p>
          </table:table-cell>
          <table:table-cell table:style-name="ce19" office:value-type="string">
            <text:p/>
            <text:p/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SENTIDO</text:span><text:span text:style-name="T4"> </text:span><text:span text:style-name="T2">CONTRARI</text:span><text:span text:style-name="T3"> </text:span><text:span text:style-name="T2">O</text:span></text:p>
          </table:table-cell>
          <table:table-cell table:number-columns-repeated="1013"/>
        </table:table-row>
        <table:table-row table:style-name="ro39">
          <table:table-cell table:style-name="ce19" office:value-type="string"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046</text:p>
            <text:p/>
            <text:p>021</text:p>
          </table:table-cell>
          <table:table-cell table:style-name="ce19" office:value-type="string">
            <text:p/>
            <text:p/>
            <text:p/>
            <text:p/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Grave</text:span><text:span text:style-name="T5"> </text:span><text:span text:style-name="T2">076.-</text:span><text:span text:style-name="T5"> </text:span><text:span text:style-name="T2">M)</text:span></text:p>
          </table:table-cell>
          <table:table-cell table:style-name="ce50" office:value-type="string">
            <text:p><text:span text:style-name="T2">CIRCULAR CON UN VEHÍCULO</text:span><text:span text:style-name="T3"> </text:span><text:span text:style-name="T2">SIN MODERAR LA VELOCIDAD</text:span><text:span text:style-name="T4"> </text:span><text:span text:style-name="T2">Y, EN SU CASO, SIN</text:span><text:span text:style-name="T4"> </text:span><text:span text:style-name="T2">DETENERSE CUANDO LO</text:span><text:span text:style-name="T4"> </text:span><text:span text:style-name="T2">EXIGEN</text:span><text:span text:style-name="T15"> </text:span><text:span text:style-name="T2">LAS</text:span><text:span text:style-name="T4"> </text:span><text:span text:style-name="T2">CIRCUNSTANCIAS</text:span><text:span text:style-name="T4"> </text:span><text:span text:style-name="T2">(DEBERÁN</text:span><text:span text:style-name="T3"> </text:span><text:span text:style-name="T2">INDICARSE SUCINTAMENTE</text:span><text:span text:style-name="T4"> </text:span><text:span text:style-name="T2">TALES CIRCUNSTANCIAS:</text:span><text:span text:style-name="T4"> </text:span><text:span text:style-name="T2">PRESENCIA DE PEATONES,</text:span><text:span text:style-name="T4"> </text:span><text:span text:style-name="T2">CICLISTAS, VEHÍCULOS,</text:span><text:span text:style-name="T4"> </text:span><text:span text:style-name="T2">ANIMALES, INTERSECCIÓNES,</text:span><text:span text:style-name="T3"> </text:span><text:span text:style-name="T2">COLEGIOS, OTROS LUGARES</text:span><text:span text:style-name="T4"> </text:span><text:span text:style-name="T2">ESPECIALES,</text:span><text:span text:style-name="T4"> </text:span><text:span text:style-name="T2">CIRCUNSTANCIAS</text:span><text:span text:style-name="T4"> </text:span><text:span text:style-name="T2">METEOROLÓGICAS, ESTADO</text:span></text:p>
            <text:p><text:span text:style-name="T9"><text:s text:c="113"/></text:span><text:span text:style-name="T16"><text:s/></text:span><text:span text:style-name="T11">DEL PAVIMENTO, ETC, )</text:span><text:span text:style-name="T11"><text:tab/>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/>
            <text:p/>
            <text:p><text:span text:style-name="T2">NOTA: Téngase en cuenta la</text:span><text:span text:style-name="T4"> </text:span><text:span text:style-name="T2">modificación de la letra f) de este</text:span><text:span text:style-name="T3"> </text:span><text:span text:style-name="T2">precepto por RD 159/2021, de 16</text:span><text:span text:style-name="T3"> </text:span><text:span text:style-name="T2">de marzo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48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A</text:p>
          </table:table-cell>
          <table:table-cell table:style-name="ce19" office:value-type="string">
            <text:p/>
            <text:p>6</text:p>
          </table:table-cell>
          <table:table-cell table:style-name="ce19" office:value-type="string">
            <text:p><text:span text:style-name="T2">Muy grave</text:span><text:span text:style-name="T5"> </text:span><text:span text:style-name="T2">077.-</text:span></text:p>
            <text:p>A)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text:span text:style-name="T4"> </text:span><text:span text:style-name="T2">(GRAVE)</text:span></text:p>
          </table:table-cell>
          <table:table-cell table:style-name="ce19" office:value-type="string">
            <text:p>600.0</text:p>
            <text:p/>
            <text:p>3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48</text:p>
            <text:p/>
            <text:p>021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B</text:p>
          </table:table-cell>
          <table:table-cell table:style-name="ce19" office:value-type="string">
            <text:p/>
            <text:p/>
            <text:p>6</text:p>
          </table:table-cell>
          <table:table-cell table:style-name="ce19" office:value-type="string">
            <text:p/>
            <text:p><text:span text:style-name="T2">Muy grave</text:span><text:span text:style-name="T5"> </text:span><text:span text:style-name="T2">077.-</text:span></text:p>
            <text:p>A)</text:p>
          </table:table-cell>
          <table:table-cell table:style-name="ce50" office:value-type="string">
            <text:p><text:span text:style-name="T2">CIRCULAR EN EL TRAMO</text:span><text:span text:style-name="T3"> </text:span><text:span text:style-name="T2">RESEÑADO A UNA</text:span><text:span text:style-name="T4"> </text:span><text:span text:style-name="T2">VELOCIDAD</text:span><text:span text:style-name="T8"> </text:span><text:span text:style-name="T2">MEDIA</text:span><text:span text:style-name="T8"> </text:span><text:span text:style-name="T2">DE</text:span><text:span text:style-name="T17"> </text:span><text:span text:style-name="T2">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600.0</text:p>
            <text:p/>
            <text:p>3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tanto para</text:span><text:span text:style-name="T4"> </text:span><text:span text:style-name="T2">autopista o autovía con accesos</text:span><text:span text:style-name="T4"> </text:span><text:span text:style-name="T2">como para otros lugares en que ese</text:span><text:span text:style-name="T3"> </text:span><text:span text:style-name="T2">detecte la infracción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48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C</text:p>
          </table:table-cell>
          <table:table-cell table:style-name="ce19" office:value-type="string">
            <text:p/>
            <text:p>6</text:p>
          </table:table-cell>
          <table:table-cell table:style-name="ce19" office:value-type="string">
            <text:p><text:span text:style-name="T2">Muy grave</text:span><text:span text:style-name="T5"> </text:span><text:span text:style-name="T2">077.-</text:span></text:p>
            <text:p>A)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600.0</text:p>
            <text:p/>
            <text:p>3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Sólo para casos detectados</text:span><text:span text:style-name="T3"> </text:span><text:span text:style-name="T2">en</text:span><text:span text:style-name="T8"> </text:span><text:span text:style-name="T2">tramos</text:span><text:span text:style-name="T39"> </text:span><text:span text:style-name="T2">de</text:span><text:span text:style-name="T39"> </text:span><text:span text:style-name="T2">autopista</text:span><text:span text:style-name="T39"> </text:span><text:span text:style-name="T2">y</text:span><text:span text:style-name="T39"> </text:span><text:span text:style-name="T2">autovía</text:span><text:span text:style-name="T39"> </text:span><text:span text:style-name="T2">de</text:span><text:span text:style-name="T3"> </text:span><text:span text:style-name="T2">acceso a las ciudades</text:span></text:p>
          </table:table-cell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48</text:p>
            <text:p/>
            <text:p>021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D</text:p>
          </table:table-cell>
          <table:table-cell table:style-name="ce19" office:value-type="string">
            <text:p/>
            <text:p/>
            <text:p>6</text:p>
          </table:table-cell>
          <table:table-cell table:style-name="ce19" office:value-type="string">
            <text:p/>
            <text:p><text:span text:style-name="T2">Muy grave</text:span><text:span text:style-name="T5"> </text:span><text:span text:style-name="T2">077.-</text:span></text:p>
            <text:p>A)</text:p>
          </table:table-cell>
          <table:table-cell table:style-name="ce50" office:value-type="string">
            <text:p><text:span text:style-name="T2">CIRCULAR EN EL TRAMO</text:span><text:span text:style-name="T3"> </text:span><text:span text:style-name="T2">RESEÑADO A UNA</text:span><text:span text:style-name="T4"> </text:span><text:span text:style-name="T2">VELOCIDAD</text:span><text:span text:style-name="T8"> </text:span><text:span text:style-name="T2">MEDIA</text:span><text:span text:style-name="T8"> </text:span><text:span text:style-name="T2">DE</text:span><text:span text:style-name="T17"> </text:span><text:span text:style-name="T2">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600.0</text:p>
            <text:p/>
            <text:p>3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sólo para casos</text:span><text:span text:style-name="T4"> </text:span><text:span text:style-name="T2">detectados en tramos de autopista y</text:span><text:span text:style-name="T3"> </text:span><text:span text:style-name="T2">autovía de acceso a las ciudades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48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E</text:p>
          </table:table-cell>
          <table:table-cell table:style-name="ce19" office:value-type="string">
            <text:p/>
            <text:p>6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48</text:p>
            <text:p/>
            <text:p>021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F</text:p>
          </table:table-cell>
          <table:table-cell table:style-name="ce19" office:value-type="string">
            <text:p/>
            <text:p/>
            <text:p>6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3"> </text:span><text:span text:style-name="T2">RESEÑADO A UNA</text:span><text:span text:style-name="T4"> </text:span><text:span text:style-name="T2">VELOCIDAD</text:span><text:span text:style-name="T8"> </text:span><text:span text:style-name="T2">MEDIA</text:span><text:span text:style-name="T8"> </text:span><text:span text:style-name="T2">DE</text:span><text:span text:style-name="T17"> </text:span><text:span text:style-name="T2">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tanto para</text:span><text:span text:style-name="T4"> </text:span><text:span text:style-name="T2">autopista o autovía con accesos</text:span><text:span text:style-name="T4"> </text:span><text:span text:style-name="T2">como para otros lugares en que ese</text:span><text:span text:style-name="T3"> </text:span><text:span text:style-name="T2">detecte la infracción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48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G</text:p>
          </table:table-cell>
          <table:table-cell table:style-name="ce19" office:value-type="string">
            <text:p/>
            <text:p>4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400.0</text:p>
            <text:p/>
            <text:p>2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48</text:p>
            <text:p/>
            <text:p>021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H</text:p>
          </table:table-cell>
          <table:table-cell table:style-name="ce19" office:value-type="string">
            <text:p/>
            <text:p/>
            <text:p>4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3"> </text:span><text:span text:style-name="T2">RESEÑADO A UNA</text:span><text:span text:style-name="T4"> </text:span><text:span text:style-name="T2">VELOCIDAD</text:span><text:span text:style-name="T8"> </text:span><text:span text:style-name="T2">MEDIA</text:span><text:span text:style-name="T8"> </text:span><text:span text:style-name="T2">DE</text:span><text:span text:style-name="T17"> </text:span><text:span text:style-name="T2">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400.0</text:p>
            <text:p/>
            <text:p>2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tanto para</text:span><text:span text:style-name="T4"> </text:span><text:span text:style-name="T2">autopista o autovía con accesos</text:span><text:span text:style-name="T4"> </text:span><text:span text:style-name="T2">como para otros lugares en que ese</text:span><text:span text:style-name="T3"> </text:span><text:span text:style-name="T2">detecte la infracción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48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I</text:p>
          </table:table-cell>
          <table:table-cell table:style-name="ce19" office:value-type="string">
            <text:p/>
            <text:p>2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300.0</text:p>
            <text:p/>
            <text:p>1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48</text:p>
            <text:p/>
            <text:p>021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J</text:p>
          </table:table-cell>
          <table:table-cell table:style-name="ce19" office:value-type="string">
            <text:p/>
            <text:p/>
            <text:p>2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300.0</text:p>
            <text:p/>
            <text:p>15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tanto para</text:span><text:span text:style-name="T4"> </text:span><text:span text:style-name="T2">autopista o autovía con accesos</text:span><text:span text:style-name="T4"> </text:span><text:span text:style-name="T2">como para otros lugares en que ese</text:span><text:span text:style-name="T3"> </text:span><text:span text:style-name="T2">detecte la infracción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5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48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K</text:p>
          </table:table-cell>
          <table:table-cell table:style-name="ce19" office:value-type="string">
            <text:p/>
            <text:p>0, 2, 4, 6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/>
            <text:p/>
            <text:p><text:span text:style-name="T2">SIN</text:span><text:span text:style-name="T4"> </text:span><text:span text:style-name="T2">REDUC.</text:span>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Sólo para casos detectados</text:span><text:span text:style-name="T3"> </text:span><text:span text:style-name="T2">en</text:span><text:span text:style-name="T8"> </text:span><text:span text:style-name="T2">tramos</text:span><text:span text:style-name="T39"> </text:span><text:span text:style-name="T2">de</text:span><text:span text:style-name="T39"> </text:span><text:span text:style-name="T2">autopista</text:span><text:span text:style-name="T39"> </text:span><text:span text:style-name="T2">y</text:span><text:span text:style-name="T39"> </text:span><text:span text:style-name="T2">autovía</text:span><text:span text:style-name="T39"> </text:span><text:span text:style-name="T2">de</text:span><text:span text:style-name="T3"> </text:span><text:span text:style-name="T2">acceso a las ciudades. Importe</text:span></text:p>
            <text:p>variable entre 100 y 500 euros.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2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48</text:p>
            <text:p/>
            <text:p>021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L</text:p>
          </table:table-cell>
          <table:table-cell table:style-name="ce19" office:value-type="string">
            <text:p/>
            <text:p/>
            <text:p>0, 2, 4, 6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3"> </text:span><text:span text:style-name="T2">RESEÑADO A UNA</text:span><text:span text:style-name="T4"> </text:span><text:span text:style-name="T2">VELOCIDAD</text:span><text:span text:style-name="T8"> </text:span><text:span text:style-name="T2">MEDIA</text:span><text:span text:style-name="T8"> </text:span><text:span text:style-name="T2">DE</text:span><text:span text:style-name="T17"> </text:span><text:span text:style-name="T2">...</text:span></text:p>
            <text:p><text:span text:style-name="T2">KM/H, ESTANDO LIMITADA LA</text:span><text:span text:style-name="T5"> </text:span><text:span text:style-name="T2">VELOCIDAD A ... KM/H.</text:span></text:p>
          </table:table-cell>
          <table:table-cell table:style-name="ce19" office:value-type="string">
            <text:p/>
            <text:p/>
            <text:p/>
            <text:p><text:span text:style-name="T2">SIN</text:span><text:span text:style-name="T4"> </text:span><text:span text:style-name="T2">REDUC.</text:span>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sólo para casos</text:span><text:span text:style-name="T4"> </text:span><text:span text:style-name="T2">detectados en tramos de autopista y</text:span><text:span text:style-name="T3"> </text:span><text:span text:style-name="T2">autovía de acceso a las ciudades).</text:span><text:span text:style-name="T4"> </text:span><text:span text:style-name="T2">Importe variable entre 100 y 500</text:span><text:span text:style-name="T4"> </text:span><text:span text:style-name="T2">euros.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48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M</text:p>
          </table:table-cell>
          <table:table-cell table:style-name="ce19" office:value-type="string">
            <text:p/>
            <text:p>0, 2, 4, 6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100.0</text:p>
            <text:p/>
            <text:p>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48</text:p>
            <text:p/>
            <text:p>021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N</text:p>
          </table:table-cell>
          <table:table-cell table:style-name="ce19" office:value-type="string">
            <text:p/>
            <text:p/>
            <text:p>0, 2, 4, 6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100.0</text:p>
            <text:p/>
            <text:p>5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tanto para</text:span><text:span text:style-name="T4"> </text:span><text:span text:style-name="T2">autopista o autovía con accesos</text:span><text:span text:style-name="T4"> </text:span><text:span text:style-name="T2">como para otros lugares en que ese</text:span><text:span text:style-name="T3"> </text:span><text:span text:style-name="T2">detecte la infracción)</text:span></text:p>
          </table:table-cell>
          <table:table-cell table:style-name="ce19" office:value-type="string">
            <text:p/>
            <text:p/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49</text:p>
            <text:p/>
            <text:p>021</text:p>
          </table:table-cell>
          <table:table-cell table:style-name="ce19" office:value-type="string"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5"> </text:span><text:span text:style-name="T2">076.-</text:span><text:span text:style-name="T5"> </text:span><text:span text:style-name="T2">M)</text:span></text:p>
          </table:table-cell>
          <table:table-cell table:style-name="ce50" office:value-type="string">
            <text:p><text:span text:style-name="T2">CIRCULAR A UNA VELOCIDAD</text:span><text:span text:style-name="T4"> </text:span><text:span text:style-name="T2">ANORMALMENTE REDUCIDA,</text:span><text:span text:style-name="T4"> </text:span><text:span text:style-name="T2">SIN CAUSA JUSTIFICADA,</text:span><text:span text:style-name="T4"> </text:span><text:span text:style-name="T2">ENTORPECIENDO LA MARCHA</text:span></text:p>
            <text:p>DE OTRO VEHÍCULO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COMPORTA</text:span><text:span text:style-name="T3"> </text:span><text:span text:style-name="T2">MIENTO</text:span><text:span text:style-name="T4"> </text:span><text:span text:style-name="T2">INDEBID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49</text:p>
            <text:p/>
            <text:p>021</text:p>
          </table:table-cell>
          <table:table-cell table:style-name="ce19" office:value-type="string"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>5B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5"> </text:span><text:span text:style-name="T2">076.-</text:span><text:span text:style-name="T5"> </text:span><text:span text:style-name="T2">M)</text:span></text:p>
          </table:table-cell>
          <table:table-cell table:style-name="ce50" office:value-type="string">
            <text:p><text:span text:style-name="T2">CIRCULAR</text:span><text:span text:style-name="T4"> </text:span><text:span text:style-name="T2">POR UNA</text:span><text:span text:style-name="T4"> </text:span><text:span text:style-name="T2">AUTOPISTA O AUTOVÍA CON</text:span><text:span text:style-name="T4"> </text:span><text:span text:style-name="T2">UN VEHÍCULO A MOTOR A</text:span><text:span text:style-name="T4"> </text:span><text:span text:style-name="T2">UNA</text:span><text:span text:style-name="T7"> </text:span><text:span text:style-name="T2">VELOCIDAD</text:span><text:span text:style-name="T7"> </text:span><text:span text:style-name="T2">INFERIOR</text:span><text:span text:style-name="T7"> </text:span><text:span text:style-name="T2">A</text:span></text:p>
            <text:p>60 KM/H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 Aunque no se encuentre</text:span><text:span text:style-name="T4"> </text:span><text:span text:style-name="T2">circulando por dicho tramo ningún</text:span><text:span text:style-name="T3"> </text:span><text:span text:style-name="T2">otro vehículo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49</text:p>
            <text:p/>
            <text:p>021</text:p>
          </table:table-cell>
          <table:table-cell table:style-name="ce19" office:value-type="string">
            <text:p/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5"> </text:span><text:span text:style-name="T2">076.-</text:span><text:span text:style-name="T5"> </text:span><text:span text:style-name="T2">M)</text:span></text:p>
          </table:table-cell>
          <table:table-cell table:style-name="ce50" office:value-type="string">
            <text:p><text:span text:style-name="T2">CIRCULAR</text:span><text:span text:style-name="T4"> </text:span><text:span text:style-name="T2">POR UNA VÍA CON</text:span><text:span text:style-name="T3"> </text:span><text:span text:style-name="T2">UN VEHÍCULO A UNA</text:span><text:span text:style-name="T4"> </text:span><text:span text:style-name="T2">VELOCIDAD INFERIOR A LA</text:span><text:span text:style-name="T4"> </text:span><text:span text:style-name="T2">MITAD DE LA GENÉRICA</text:span><text:span text:style-name="T4"> </text:span><text:span text:style-name="T2">ESTIPULADA</text:span><text:span text:style-name="T4"> </text:span><text:span text:style-name="T2">(DEBERÁ</text:span><text:span text:style-name="T4"> </text:span><text:span text:style-name="T2">INDICARSE LA VELOCIDAD</text:span><text:span text:style-name="T4"> </text:span><text:span text:style-name="T2">GENÉRICA ESTIPULADA PARA</text:span><text:span text:style-name="T5"> </text:span><text:span text:style-name="T2">EL VEHÍCULO OBJETO DE</text:span></text:p>
            <text:p>DENUNCIA)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COMPORTA</text:span><text:span text:style-name="T3"> </text:span><text:span text:style-name="T2">MIENTO</text:span><text:span text:style-name="T4"> </text:span><text:span text:style-name="T2">INDEBID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49</text:p>
            <text:p/>
            <text:p>021</text:p>
          </table:table-cell>
          <table:table-cell table:style-name="ce19" office:value-type="string">
            <text:p/>
            <text:p/>
            <text:p>3</text:p>
            <text:p/>
            <text:p>1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5"> </text:span><text:span text:style-name="T2">076.-</text:span><text:span text:style-name="T5"> </text:span><text:span text:style-name="T2">M)</text:span></text:p>
          </table:table-cell>
          <table:table-cell table:style-name="ce50" office:value-type="string">
            <text:p>NO UTILIZAR DURANTE LA</text:p>
            <text:p><text:span text:style-name="T2">CIRCULACIÓN DE UN</text:span><text:span text:style-name="T4"> </text:span><text:span text:style-name="T2">VEHÍCULO QUE NO PUEDA</text:span><text:span text:style-name="T4"> </text:span><text:span text:style-name="T2">ALCANZAR LA VELOCIDAD</text:span><text:span text:style-name="T4"> </text:span><text:span text:style-name="T2">MÍNIMA EXIGIDA, LAS LUCES</text:span><text:span text:style-name="T4"> </text:span><text:span text:style-name="T2">INDICADORAS DE DIRECCIÓN</text:span><text:span text:style-name="T4"> </text:span><text:span text:style-name="T2">CON SEÑAL DE EMERGENCIA,</text:span><text:span text:style-name="T3"> </text:span><text:span text:style-name="T2">EXISTIENDO PELIGRO DE</text:span></text:p>
            <text:p><text:span text:style-name="T9"><text:s text:c="125"/></text:span><text:span text:style-name="T13"><text:s/></text:span><text:span text:style-name="T11">ALCANCE</text:span><text:span text:style-name="T11"><text:tab/>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><text:span text:style-name="T2">INMOVILIZA</text:span><text:span text:style-name="T3"> </text:span><text:span text:style-name="T2">CIÓN DEL</text:span><text:span text:style-name="T4"> </text:span><text:span text:style-name="T2">VEHÍCULO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0</text:p>
            <text:p/>
            <text:p>021</text:p>
          </table:table-cell>
          <table:table-cell table:style-name="ce19" office:value-type="string">
            <text:p>1</text:p>
            <text:p/>
            <text:p>3</text:p>
          </table:table-cell>
          <table:table-cell table:style-name="ce19" office:value-type="string">
            <text:p/>
            <text:p>5A</text:p>
          </table:table-cell>
          <table:table-cell table:style-name="ce19" office:value-type="string">
            <text:p/>
            <text:p>6</text:p>
          </table:table-cell>
          <table:table-cell table:style-name="ce19" office:value-type="string">
            <text:p><text:span text:style-name="T2">Muy grave</text:span><text:span text:style-name="T5"> </text:span><text:span text:style-name="T2">077.-</text:span></text:p>
            <text:p>A)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600.0</text:p>
            <text:p/>
            <text:p>3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0</text:p>
            <text:p/>
            <text:p>021</text:p>
          </table:table-cell>
          <table:table-cell table:style-name="ce19" office:value-type="string"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>5B</text:p>
          </table:table-cell>
          <table:table-cell table:style-name="ce19" office:value-type="string">
            <text:p/>
            <text:p/>
            <text:p>6</text:p>
          </table:table-cell>
          <table:table-cell table:style-name="ce19" office:value-type="string">
            <text:p/>
            <text:p><text:span text:style-name="T2">Muy grave</text:span><text:span text:style-name="T5"> </text:span><text:span text:style-name="T2">077.-</text:span></text:p>
            <text:p>A)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600.0</text:p>
            <text:p/>
            <text:p>3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autovía con</text:span><text:span text:style-name="T4"> </text:span><text:span text:style-name="T2">accesos como para otros lugares en</text:span><text:span text:style-name="T3"> </text:span><text:span text:style-name="T2">que ese detecte la infracción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0</text:p>
            <text:p/>
            <text:p>021</text:p>
          </table:table-cell>
          <table:table-cell table:style-name="ce19" office:value-type="string">
            <text:p>1</text:p>
            <text:p/>
            <text:p>3</text:p>
          </table:table-cell>
          <table:table-cell table:style-name="ce19" office:value-type="string">
            <text:p/>
            <text:p>5C</text:p>
          </table:table-cell>
          <table:table-cell table:style-name="ce19" office:value-type="string">
            <text:p/>
            <text:p>6</text:p>
          </table:table-cell>
          <table:table-cell table:style-name="ce19" office:value-type="string">
            <text:p><text:span text:style-name="T2">Muy grave</text:span><text:span text:style-name="T5"> </text:span><text:span text:style-name="T2">077.-</text:span></text:p>
            <text:p>A)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600.0</text:p>
            <text:p/>
            <text:p>3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Sólo para casos detectados</text:span><text:span text:style-name="T3"> </text:span><text:span text:style-name="T2">en tramos de autopista y autovía de</text:span><text:span text:style-name="T5"> </text:span><text:span text:style-name="T2">acceso a las ciudades</text:span></text:p>
          </table:table-cell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0</text:p>
            <text:p/>
            <text:p>021</text:p>
          </table:table-cell>
          <table:table-cell table:style-name="ce19" office:value-type="string"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>5D</text:p>
          </table:table-cell>
          <table:table-cell table:style-name="ce19" office:value-type="string">
            <text:p/>
            <text:p/>
            <text:p>6</text:p>
          </table:table-cell>
          <table:table-cell table:style-name="ce19" office:value-type="string">
            <text:p/>
            <text:p><text:span text:style-name="T2">Muy grave</text:span><text:span text:style-name="T5"> </text:span><text:span text:style-name="T2">077.-</text:span></text:p>
            <text:p>A)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600.0</text:p>
            <text:p/>
            <text:p>3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sólo para casos</text:span><text:span text:style-name="T4"> </text:span><text:span text:style-name="T2">detectados en tramos de autovía de</text:span><text:span text:style-name="T5"> </text:span><text:span text:style-name="T2">acceso a las ciudades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0</text:p>
            <text:p/>
            <text:p>021</text:p>
          </table:table-cell>
          <table:table-cell table:style-name="ce19" office:value-type="string">
            <text:p>1</text:p>
            <text:p/>
            <text:p>3</text:p>
          </table:table-cell>
          <table:table-cell table:style-name="ce19" office:value-type="string">
            <text:p/>
            <text:p>5E</text:p>
          </table:table-cell>
          <table:table-cell table:style-name="ce19" office:value-type="string">
            <text:p/>
            <text:p>6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0</text:p>
            <text:p/>
            <text:p>021</text:p>
          </table:table-cell>
          <table:table-cell table:style-name="ce19" office:value-type="string"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>5F</text:p>
          </table:table-cell>
          <table:table-cell table:style-name="ce19" office:value-type="string">
            <text:p/>
            <text:p/>
            <text:p>6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autovía con</text:span><text:span text:style-name="T4"> </text:span><text:span text:style-name="T2">accesos como para otros lugares en</text:span><text:span text:style-name="T3"> </text:span><text:span text:style-name="T2">que ese detecte la infracción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0</text:p>
            <text:p/>
            <text:p>021</text:p>
          </table:table-cell>
          <table:table-cell table:style-name="ce19" office:value-type="string">
            <text:p>1</text:p>
            <text:p/>
            <text:p>3</text:p>
          </table:table-cell>
          <table:table-cell table:style-name="ce19" office:value-type="string">
            <text:p/>
            <text:p>5G</text:p>
          </table:table-cell>
          <table:table-cell table:style-name="ce19" office:value-type="string">
            <text:p/>
            <text:p>4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400.0</text:p>
            <text:p/>
            <text:p>2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0</text:p>
            <text:p/>
            <text:p>021</text:p>
          </table:table-cell>
          <table:table-cell table:style-name="ce19" office:value-type="string"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>5H</text:p>
          </table:table-cell>
          <table:table-cell table:style-name="ce19" office:value-type="string">
            <text:p/>
            <text:p/>
            <text:p>4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400.0</text:p>
            <text:p/>
            <text:p>2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autovía con</text:span><text:span text:style-name="T4"> </text:span><text:span text:style-name="T2">accesos como para otros lugares en</text:span><text:span text:style-name="T3"> </text:span><text:span text:style-name="T2">que ese detecte la infracción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0</text:p>
            <text:p/>
            <text:p>021</text:p>
          </table:table-cell>
          <table:table-cell table:style-name="ce19" office:value-type="string">
            <text:p>1</text:p>
            <text:p/>
            <text:p>3</text:p>
          </table:table-cell>
          <table:table-cell table:style-name="ce19" office:value-type="string">
            <text:p/>
            <text:p>5I</text:p>
          </table:table-cell>
          <table:table-cell table:style-name="ce19" office:value-type="string">
            <text:p/>
            <text:p>2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300.0</text:p>
            <text:p/>
            <text:p>1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0</text:p>
            <text:p/>
            <text:p>021</text:p>
          </table:table-cell>
          <table:table-cell table:style-name="ce19" office:value-type="string"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>5J</text:p>
          </table:table-cell>
          <table:table-cell table:style-name="ce19" office:value-type="string">
            <text:p/>
            <text:p/>
            <text:p>2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300.0</text:p>
            <text:p/>
            <text:p>15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autovía con</text:span><text:span text:style-name="T4"> </text:span><text:span text:style-name="T2">accesos como para otros lugares en</text:span><text:span text:style-name="T3"> </text:span><text:span text:style-name="T2">que ese detecte la infracción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5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0</text:p>
            <text:p/>
            <text:p>021</text:p>
          </table:table-cell>
          <table:table-cell table:style-name="ce19" office:value-type="string">
            <text:p>1</text:p>
            <text:p/>
            <text:p>3</text:p>
          </table:table-cell>
          <table:table-cell table:style-name="ce19" office:value-type="string">
            <text:p/>
            <text:p>5K</text:p>
          </table:table-cell>
          <table:table-cell table:style-name="ce19" office:value-type="string">
            <text:p/>
            <text:p>0, 2, 4, 6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/>
            <text:p/>
            <text:p><text:span text:style-name="T2">SIN</text:span><text:span text:style-name="T4"> </text:span><text:span text:style-name="T2">REDUC.</text:span>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Sólo para casos detectados</text:span><text:span text:style-name="T3"> </text:span><text:span text:style-name="T2">en tramos de</text:span><text:span text:style-name="T4"> </text:span><text:span text:style-name="T2">autovía de acceso a</text:span><text:span text:style-name="T4"> </text:span><text:span text:style-name="T2">las ciudades. Importe variable entre</text:span><text:span text:style-name="T3"> </text:span><text:span text:style-name="T2">100 y 500 euros.</text:span></text:p>
          </table:table-cell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0</text:p>
            <text:p/>
            <text:p>021</text:p>
          </table:table-cell>
          <table:table-cell table:style-name="ce19" office:value-type="string"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>5L</text:p>
          </table:table-cell>
          <table:table-cell table:style-name="ce19" office:value-type="string">
            <text:p/>
            <text:p/>
            <text:p>0, 2, 4, 6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/>
            <text:p><text:span text:style-name="T2">SIN</text:span><text:span text:style-name="T4"> </text:span><text:span text:style-name="T2">REDUC.</text:span>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sólo para casos</text:span><text:span text:style-name="T4"> </text:span><text:span text:style-name="T2">detectados en tramos de</text:span><text:span text:style-name="T4"> </text:span><text:span text:style-name="T2">autovía</text:span><text:span text:style-name="T4"> </text:span><text:span text:style-name="T2">de acceso a las ciudades). Importe</text:span><text:span text:style-name="T3"> </text:span><text:span text:style-name="T2">variable entre 100 y 500 euros.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0</text:p>
            <text:p/>
            <text:p>021</text:p>
          </table:table-cell>
          <table:table-cell table:style-name="ce19" office:value-type="string">
            <text:p>1</text:p>
            <text:p/>
            <text:p>3</text:p>
          </table:table-cell>
          <table:table-cell table:style-name="ce19" office:value-type="string">
            <text:p/>
            <text:p>5M</text:p>
          </table:table-cell>
          <table:table-cell table:style-name="ce19" office:value-type="string">
            <text:p/>
            <text:p>0, 2, 4, 6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100.0</text:p>
            <text:p/>
            <text:p>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0</text:p>
            <text:p/>
            <text:p>021</text:p>
          </table:table-cell>
          <table:table-cell table:style-name="ce19" office:value-type="string"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>5N</text:p>
          </table:table-cell>
          <table:table-cell table:style-name="ce19" office:value-type="string">
            <text:p/>
            <text:p/>
            <text:p>0, 2, 4, 6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KM/H, ESTANDO LIMITADA LA</text:p>
            <text:p><text:span text:style-name="T9"><text:s text:c="114"/></text:span><text:span text:style-name="T18"><text:s/></text:span><text:span text:style-name="T11">VELOCIDAD A ... KM/H.</text:span><text:span text:style-name="T11"><text:tab/></text:span></text:p>
          </table:table-cell>
          <table:table-cell table:style-name="ce19" office:value-type="string">
            <text:p/>
            <text:p>100.0</text:p>
            <text:p/>
            <text:p>5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autovía con</text:span><text:span text:style-name="T4"> </text:span><text:span text:style-name="T2">accesos como para otros lugares en</text:span><text:span text:style-name="T3"> </text:span><text:span text:style-name="T2">que ese detecte la infracción)</text:span></text:p>
          </table:table-cell>
          <table:table-cell table:style-name="ce19" office:value-type="string">
            <text:p/>
            <text:p/>
            <text:p/>
            <text:p>VELOCIDAD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52</text:p>
            <text:p/>
            <text:p>021</text:p>
          </table:table-cell>
          <table:table-cell table:style-name="ce19" office:value-type="string">
            <text:p/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6</text:p>
          </table:table-cell>
          <table:table-cell table:style-name="ce19" office:value-type="string">
            <text:p/>
            <text:p/>
            <text:p/>
            <text:p><text:span text:style-name="T2">Muy grave</text:span><text:span text:style-name="T5"> </text:span><text:span text:style-name="T2">077.-</text:span></text:p>
            <text:p>A)</text:p>
          </table:table-cell>
          <table:table-cell table:style-name="ce50" office:value-type="string">
            <text:p/>
            <text:p/>
            <text:p/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/>
            <text:p/>
            <text:p>600.0</text:p>
            <text:p/>
            <text:p>3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</text:span><text:span text:style-name="T15"> </text:span><text:span text:style-name="T2">Sobre las máximas</text:span></text:p>
            <text:p><text:span text:style-name="T2">genéricas, indicadas en el cuadro</text:span><text:span text:style-name="T4"> </text:span><text:span text:style-name="T2">de velocidades correspondiente al</text:span><text:span text:style-name="T5"> </text:span><text:span text:style-name="T2">artículo 48 RGCirc., prevalecerán</text:span><text:span text:style-name="T4"> </text:span><text:span text:style-name="T2">las fijadas a través de las</text:span><text:span text:style-name="T4"> </text:span><text:span text:style-name="T2">correspondientes SEÑALES, así</text:span><text:span text:style-name="T4"> </text:span><text:span text:style-name="T2">como a determinados</text:span><text:span text:style-name="T4"> </text:span><text:span text:style-name="T2">CONDUCTORES en razón a sus</text:span><text:span text:style-name="T4"> </text:span><text:span text:style-name="T2">circunstancias personales</text:span></text:p>
          </table:table-cell>
          <table:table-cell table:style-name="ce19" office:value-type="string">
            <text:p/>
            <text:p/>
            <text:p/>
            <text:p>VELOCIDAD</text:p>
          </table:table-cell>
          <table:table-cell table:number-columns-repeated="1013"/>
        </table:table-row>
        <table:table-row table:style-name="ro42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2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B</text:p>
          </table:table-cell>
          <table:table-cell table:style-name="ce19" office:value-type="string">
            <text:p/>
            <text:p>6</text:p>
          </table:table-cell>
          <table:table-cell table:style-name="ce19" office:value-type="string">
            <text:p/>
            <text:p><text:span text:style-name="T2">Muy grave</text:span><text:span text:style-name="T5"> </text:span><text:span text:style-name="T2">077.-</text:span></text:p>
            <text:p>A)</text:p>
          </table:table-cell>
          <table:table-cell table:style-name="ce50" office:value-type="string">
            <text:p>CIRCULAR EN EL TRAMO</text:p>
            <text:p><text:span text:style-name="T2">RESEÑADO A UNA</text:span><text:span text:style-name="T4"> </text:span><text:span text:style-name="T2">VELOCIDAD</text:span><text:span text:style-name="T14"> </text:span><text:span text:style-name="T2">MEDIA</text:span><text:span text:style-name="T7"> </text:span><text:span text:style-name="T2">DE</text:span><text:span text:style-name="T14"> </text:span><text:span text:style-name="T2">...</text:span></text:p>
            <text:p>KM/H, ESTANDO LIMITADA LA</text:p>
            <text:p>VELOCIDAD A ... KM/H.</text:p>
          </table:table-cell>
          <table:table-cell table:style-name="ce19" office:value-type="string">
            <text:p>600.0</text:p>
            <text:p/>
            <text:p>3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tanto para</text:span><text:span text:style-name="T4"> </text:span><text:span text:style-name="T2">autopista o autovía con accesos</text:span><text:span text:style-name="T4"> </text:span><text:span text:style-name="T2">como para otros lugares en que ese</text:span><text:span text:style-name="T3"> </text:span><text:span text:style-name="T2">detecte la infracción)</text:span></text:p>
          </table:table-cell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2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C</text:p>
          </table:table-cell>
          <table:table-cell table:style-name="ce19" office:value-type="string">
            <text:p/>
            <text:p>6</text:p>
          </table:table-cell>
          <table:table-cell table:style-name="ce19" office:value-type="string">
            <text:p><text:span text:style-name="T2">Muy grave</text:span><text:span text:style-name="T5"> </text:span><text:span text:style-name="T2">077.-</text:span></text:p>
            <text:p>A)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600.0</text:p>
            <text:p/>
            <text:p>3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Sólo para casos detectados</text:span><text:span text:style-name="T3"> </text:span><text:span text:style-name="T2">en</text:span><text:span text:style-name="T8"> </text:span><text:span text:style-name="T2">tramos</text:span><text:span text:style-name="T39"> </text:span><text:span text:style-name="T2">de</text:span><text:span text:style-name="T39"> </text:span><text:span text:style-name="T2">autopista</text:span><text:span text:style-name="T39"> </text:span><text:span text:style-name="T2">y</text:span><text:span text:style-name="T39"> </text:span><text:span text:style-name="T2">autovía</text:span><text:span text:style-name="T39"> </text:span><text:span text:style-name="T2">de</text:span><text:span text:style-name="T3"> </text:span><text:span text:style-name="T2">acceso a las ciudades</text:span></text:p>
          </table:table-cell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2</text:p>
            <text:p/>
            <text:p>021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D</text:p>
          </table:table-cell>
          <table:table-cell table:style-name="ce19" office:value-type="string">
            <text:p/>
            <text:p/>
            <text:p>6</text:p>
          </table:table-cell>
          <table:table-cell table:style-name="ce19" office:value-type="string">
            <text:p/>
            <text:p><text:span text:style-name="T2">Muy grave</text:span><text:span text:style-name="T5"> </text:span><text:span text:style-name="T2">077.-</text:span></text:p>
            <text:p>A)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600.0</text:p>
            <text:p/>
            <text:p>3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sólo para casos</text:span><text:span text:style-name="T4"> </text:span><text:span text:style-name="T2">detectados en tramos de autopista y</text:span><text:span text:style-name="T3"> </text:span><text:span text:style-name="T2">autovía de acceso a las ciudades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2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E</text:p>
          </table:table-cell>
          <table:table-cell table:style-name="ce19" office:value-type="string">
            <text:p/>
            <text:p>6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2</text:p>
            <text:p/>
            <text:p>021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F</text:p>
          </table:table-cell>
          <table:table-cell table:style-name="ce19" office:value-type="string">
            <text:p/>
            <text:p/>
            <text:p>6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tanto para</text:span><text:span text:style-name="T4"> </text:span><text:span text:style-name="T2">autopista o autovía con accesos</text:span><text:span text:style-name="T4"> </text:span><text:span text:style-name="T2">como para otros lugares en que ese</text:span><text:span text:style-name="T3"> </text:span><text:span text:style-name="T2">detecte la infracción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2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G</text:p>
          </table:table-cell>
          <table:table-cell table:style-name="ce19" office:value-type="string">
            <text:p/>
            <text:p>4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400.0</text:p>
            <text:p/>
            <text:p>2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2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2</text:p>
            <text:p/>
            <text:p>021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H</text:p>
          </table:table-cell>
          <table:table-cell table:style-name="ce19" office:value-type="string">
            <text:p/>
            <text:p/>
            <text:p>4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CIRCULAR EN EL TRAMO</text:p>
            <text:p><text:span text:style-name="T2">RESEÑADO A UNA</text:span><text:span text:style-name="T4"> </text:span><text:span text:style-name="T2">VELOCIDAD</text:span><text:span text:style-name="T14"> </text:span><text:span text:style-name="T2">MEDIA</text:span><text:span text:style-name="T7"> </text:span><text:span text:style-name="T2">DE</text:span><text:span text:style-name="T14"> </text:span><text:span text:style-name="T2">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400.0</text:p>
            <text:p/>
            <text:p>2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tanto para</text:span><text:span text:style-name="T4"> </text:span><text:span text:style-name="T2">autopista o autovía con accesos</text:span><text:span text:style-name="T4"> </text:span><text:span text:style-name="T2">como para otros lugares en que ese</text:span><text:span text:style-name="T3"> </text:span><text:span text:style-name="T2">detecte la infracción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2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I</text:p>
          </table:table-cell>
          <table:table-cell table:style-name="ce19" office:value-type="string">
            <text:p/>
            <text:p>2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300.0</text:p>
            <text:p/>
            <text:p>1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2</text:p>
            <text:p/>
            <text:p>021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J</text:p>
          </table:table-cell>
          <table:table-cell table:style-name="ce19" office:value-type="string">
            <text:p/>
            <text:p/>
            <text:p>2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300.0</text:p>
            <text:p/>
            <text:p>15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tanto para</text:span><text:span text:style-name="T4"> </text:span><text:span text:style-name="T2">autopista o autovía con accesos</text:span><text:span text:style-name="T4"> </text:span><text:span text:style-name="T2">como para otros lugares en que ese</text:span><text:span text:style-name="T3"> </text:span><text:span text:style-name="T2">detecte la infracción)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5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2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K</text:p>
          </table:table-cell>
          <table:table-cell table:style-name="ce19" office:value-type="string">
            <text:p/>
            <text:p>0, 2, 4, 6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/>
            <text:p/>
            <text:p><text:span text:style-name="T2">SIN</text:span><text:span text:style-name="T4"> </text:span><text:span text:style-name="T2">REDUC.</text:span>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Sólo para casos detectados</text:span><text:span text:style-name="T3"> </text:span><text:span text:style-name="T2">en</text:span><text:span text:style-name="T8"> </text:span><text:span text:style-name="T2">tramos</text:span><text:span text:style-name="T39"> </text:span><text:span text:style-name="T2">de</text:span><text:span text:style-name="T39"> </text:span><text:span text:style-name="T2">autopista</text:span><text:span text:style-name="T39"> </text:span><text:span text:style-name="T2">y</text:span><text:span text:style-name="T39"> </text:span><text:span text:style-name="T2">autovía</text:span><text:span text:style-name="T39"> </text:span><text:span text:style-name="T2">de</text:span><text:span text:style-name="T3"> </text:span><text:span text:style-name="T2">acceso a las ciudades. Importe</text:span></text:p>
            <text:p>variable entre 100 y 500 euros.</text:p>
          </table:table-cell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2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2</text:p>
            <text:p/>
            <text:p>021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L</text:p>
          </table:table-cell>
          <table:table-cell table:style-name="ce19" office:value-type="string">
            <text:p/>
            <text:p/>
            <text:p>0, 2, 4, 6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<text:span text:style-name="T2">KM/H, ESTANDO LIMITADA LA</text:span><text:span text:style-name="T5"> </text:span><text:span text:style-name="T2">VELOCIDAD A ... KM/H.</text:span></text:p>
          </table:table-cell>
          <table:table-cell table:style-name="ce19" office:value-type="string">
            <text:p/>
            <text:p/>
            <text:p/>
            <text:p><text:span text:style-name="T2">SIN</text:span><text:span text:style-name="T4"> </text:span><text:span text:style-name="T2">REDUC.</text:span>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sólo para casos</text:span><text:span text:style-name="T4"> </text:span><text:span text:style-name="T2">detectados en tramos de autopista y</text:span><text:span text:style-name="T3"> </text:span><text:span text:style-name="T2">autovía de acceso a las ciudades).</text:span><text:span text:style-name="T4"> </text:span><text:span text:style-name="T2">Importe variable entre 100 y 500</text:span><text:span text:style-name="T4"> </text:span><text:span text:style-name="T2">euros.</text:span></text:p>
          </table:table-cell>
          <table:table-cell table:style-name="ce19" office:value-type="string">
            <text:p/>
            <text:p/>
            <text:p>VELOCIDAD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2</text:p>
            <text:p/>
            <text:p>021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M</text:p>
          </table:table-cell>
          <table:table-cell table:style-name="ce19" office:value-type="string">
            <text:p/>
            <text:p>0, 2, 4, 6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A ... KM/H,</text:span><text:span text:style-name="T4"> </text:span><text:span text:style-name="T2">ESTANDO LIMITADA LA</text:span><text:span text:style-name="T3"> </text:span><text:span text:style-name="T2">VELOCIDAD A ... KM/H.</text:span></text:p>
          </table:table-cell>
          <table:table-cell table:style-name="ce19" office:value-type="string">
            <text:p>100.0</text:p>
            <text:p/>
            <text:p>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VELOCIDAD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2</text:p>
            <text:p/>
            <text:p>021</text:p>
          </table:table-cell>
          <table:table-cell table:style-name="ce19" office:value-type="string"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>5N</text:p>
          </table:table-cell>
          <table:table-cell table:style-name="ce19" office:value-type="string">
            <text:p/>
            <text:p/>
            <text:p>0, 2, 4, 6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A)</text:span></text:p>
          </table:table-cell>
          <table:table-cell table:style-name="ce50" office:value-type="string">
            <text:p><text:span text:style-name="T2">CIRCULAR EN EL TRAMO</text:span><text:span text:style-name="T5"> </text:span><text:span text:style-name="T2">RESEÑADO A UNA</text:span><text:span text:style-name="T4"> </text:span><text:span text:style-name="T2">VELOCIDAD MEDIA DE ...</text:span></text:p>
            <text:p>KM/H, ESTANDO LIMITADA LA</text:p>
            <text:p>VELOCIDAD A ... KM/H.</text:p>
          </table:table-cell>
          <table:table-cell table:style-name="ce19" office:value-type="string">
            <text:p/>
            <text:p>100.0</text:p>
            <text:p/>
            <text:p>5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VELOCIDAD MEDIA EN</text:p>
            <text:p><text:span text:style-name="T2">TRAMO DE VÍA (tanto para</text:span><text:span text:style-name="T4"> </text:span><text:span text:style-name="T2">autopista o autovía con accesos</text:span><text:span text:style-name="T4"> </text:span><text:span text:style-name="T2">como para otros lugares en que ese</text:span><text:span text:style-name="T3"> </text:span><text:span text:style-name="T2">detecte la infracción)</text:span></text:p>
          </table:table-cell>
          <table:table-cell table:style-name="ce19" office:value-type="string">
            <text:p/>
            <text:p/>
            <text:p/>
            <text:p>VELOCIDAD</text:p>
          </table:table-cell>
          <table:table-cell table:number-columns-repeated="1013"/>
        </table:table-row>
        <table:table-row table:style-name="ro47">
          <table:table-cell table:style-name="ce19" office:value-type="string"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>052</text:p>
            <text:p/>
            <text:p>021</text:p>
          </table:table-cell>
          <table:table-cell table:style-name="ce19" office:value-type="string">
            <text:p/>
            <text:p/>
            <text:p/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>Leve</text:p>
          </table:table-cell>
          <table:table-cell table:style-name="ce50" office:value-type="string">
            <text:p><text:span text:style-name="T2">NO LLEVAR EN LA PARTE</text:span><text:span text:style-name="T4"> </text:span><text:span text:style-name="T2">POSTERIOR DEL VEHÍCULO</text:span><text:span text:style-name="T4"> </text:span><text:span text:style-name="T2">VISIBLE EN TODO MOMENTO,</text:span><text:span text:style-name="T4"> </text:span><text:span text:style-name="T2">LA SEÑAL DE LIMITACIÓN DE</text:span><text:span text:style-name="T4"> </text:span><text:span text:style-name="T2">VELOCIDAD V-4 (VEHÍCULOS</text:span><text:span text:style-name="T4"> </text:span><text:span text:style-name="T2">ESPECIALES Y CONJUNTO DE</text:span><text:span text:style-name="T3"> </text:span><text:span text:style-name="T2">VEHÍCULOS, VEHÍCULOS EN</text:span><text:span text:style-name="T4"> </text:span><text:span text:style-name="T2">RÉGIMEN DE TRANSPORTE</text:span><text:span text:style-name="T4"> </text:span><text:span text:style-name="T2">ESPECIAL Y PARA</text:span><text:span text:style-name="T4"> </text:span><text:span text:style-name="T2">DETERMINADOS</text:span><text:span text:style-name="T4"> </text:span><text:span text:style-name="T2">CONDUCTORES EN RAZÓN A</text:span><text:span text:style-name="T4"> </text:span><text:span text:style-name="T2">SUS CIRCUNSTANCIAS</text:span></text:p>
            <text:p><text:span text:style-name="T9"><text:s text:c="121"/></text:span><text:span text:style-name="T16"><text:s/></text:span><text:span text:style-name="T11">PERSONALES)</text:span><text:span text:style-name="T11"><text:tab/></text:span></text:p>
          </table:table-cell>
          <table:table-cell table:style-name="ce19" office:value-type="string">
            <text:p/>
            <text:p/>
            <text:p/>
            <text:p/>
            <text:p>100.0</text:p>
            <text:p/>
            <text:p>5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 Aunque sólo tenga tal</text:span><text:span text:style-name="T4"> </text:span><text:span text:style-name="T2">naturaleza especial uno de los</text:span><text:span text:style-name="T4"> </text:span><text:span text:style-name="T2">vehículos que forma el conjunto.</text:span><text:span text:style-name="T3"> </text:span><text:span text:style-name="T2">Código-precepto aplicable, salvo</text:span><text:span text:style-name="T3"> </text:span><text:span text:style-name="T2">incumplimiento específico de</text:span><text:span text:style-name="T4"> </text:span><text:span text:style-name="T2">normas o condiciones de una</text:span><text:span text:style-name="T4"> </text:span><text:span text:style-name="T2">autorización complementaria de</text:span><text:span text:style-name="T4"> </text:span><text:span text:style-name="T2">circulación, en cuyo caso se</text:span><text:span text:style-name="T4"> </text:span><text:span text:style-name="T2">entendería vulnerado el art. 14.2</text:span><text:span text:style-name="T3"> </text:span><text:span text:style-name="T2">RGV.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SEÑALIZACi ÓN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53</text:p>
            <text:p/>
            <text:p>022</text:p>
          </table:table-cell>
          <table:table-cell table:style-name="ce19" office:value-type="string">
            <text:p/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5"> </text:span><text:span text:style-name="T2">076.-</text:span><text:span text:style-name="T5"> </text:span><text:span text:style-name="T2">M)</text:span></text:p>
          </table:table-cell>
          <table:table-cell table:style-name="ce50" office:value-type="string">
            <text:p/>
            <text:p/>
            <text:p><text:span text:style-name="T2">REDUCIR</text:span><text:span text:style-name="T4"> </text:span><text:span text:style-name="T2">CONSIDERABLEMENTE LA</text:span><text:span text:style-name="T4"> </text:span><text:span text:style-name="T2">VELOCIDAD DEL VEHÍCULO</text:span><text:span text:style-name="T3"> </text:span><text:span text:style-name="T2">SIN ADVERTIRLO</text:span><text:span text:style-name="T4"> </text:span><text:span text:style-name="T2">PREVIAMENTE</text:span>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En caso de inminente</text:span><text:span text:style-name="T4"> </text:span><text:span text:style-name="T2">peligro se puede reducir</text:span><text:span text:style-name="T4"> </text:span><text:span text:style-name="T2">considerablemente la velocidad de</text:span><text:span text:style-name="T3"> </text:span><text:span text:style-name="T2">un vehículo</text:span><text:span text:style-name="T4"> </text:span><text:span text:style-name="T2">e incluso realizarlo de</text:span><text:span text:style-name="T3"> </text:span><text:span text:style-name="T2">forma brusca, si bien, en tal caso,</text:span><text:span text:style-name="T4"> </text:span><text:span text:style-name="T2">podríamos estar ante un posible</text:span><text:span text:style-name="T4"> </text:span><text:span text:style-name="T2">incumplimiento, por parte del</text:span><text:span text:style-name="T4"> </text:span><text:span text:style-name="T2">vehículo que circula detrás del</text:span><text:span text:style-name="T4"> </text:span><text:span text:style-name="T2">primero de lo dispuesto en el</text:span></text:p>
            <text:p>artículo 54 RGCirc.</text:p>
          </table:table-cell>
          <table:table-cell table:style-name="ce19" office:value-type="string">
            <text:p/>
            <text:p/>
            <text:p/>
            <text:p><text:span text:style-name="T2">CONDUCC.</text:span><text:span text:style-name="T4"> </text:span><text:span text:style-name="T2">NEGLIGENT</text:span><text:span text:style-name="T3"> </text:span><text:span text:style-name="T2">E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3</text:p>
            <text:p/>
            <text:p>022</text:p>
          </table:table-cell>
          <table:table-cell table:style-name="ce19" office:value-type="string"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>5B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5"> </text:span><text:span text:style-name="T2">076.-</text:span><text:span text:style-name="T5"> </text:span><text:span text:style-name="T2">M)</text:span></text:p>
          </table:table-cell>
          <table:table-cell table:style-name="ce50" office:value-type="string">
            <text:p><text:span text:style-name="T2">REDUCIR BRUSCAMENTE LA</text:span><text:span text:style-name="T3"> </text:span><text:span text:style-name="T2">VELOCIDAD PRODUCIENDO</text:span><text:span text:style-name="T4"> </text:span><text:span text:style-name="T2">RIESGO DE COLISIÓN CON</text:span><text:span text:style-name="T4"> </text:span><text:span text:style-name="T2">LOS VEHÍCULOS QUE</text:span></text:p>
            <text:p><text:span text:style-name="T9"><text:s text:c="107"/></text:span><text:span text:style-name="T18"><text:s/></text:span><text:span text:style-name="T11">CIRCULAN DETRÁS DEL SUYO</text:span><text:span text:style-name="T11"><text:tab/>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CONDUCC.</text:span><text:span text:style-name="T4"> </text:span><text:span text:style-name="T2">NEGLIGENT</text:span><text:span text:style-name="T3"> </text:span><text:span text:style-name="T2">E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54</text:p>
            <text:p/>
            <text:p>022</text:p>
          </table:table-cell>
          <table:table-cell table:style-name="ce19" office:value-type="string">
            <text:p/>
            <text:p/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4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Ñ)</text:span></text:p>
          </table:table-cell>
          <table:table-cell table:style-name="ce50" office:value-type="string">
            <text:p><text:span text:style-name="T2">CIRCULAR DETRÁS DE OTRO</text:span><text:span text:style-name="T4"> </text:span><text:span text:style-name="T2">VEHÍCULO SIN DEJAR</text:span><text:span text:style-name="T4"> </text:span><text:span text:style-name="T2">ESPACIO LIBRE QUE LE</text:span><text:span text:style-name="T4"> </text:span><text:span text:style-name="T2">PERMITA DETENERSE, SIN</text:span><text:span text:style-name="T4"> </text:span><text:span text:style-name="T2">COLISIONAR, EN CASO DE</text:span><text:span text:style-name="T4"> </text:span><text:span text:style-name="T2">FRENADA BRUSCA DEL QUE</text:span><text:span text:style-name="T4"> </text:span><text:span text:style-name="T2">LE PRECEDE. (NO SE</text:span><text:span text:style-name="T4"> </text:span><text:span text:style-name="T2">DENUNCIARÁ POR ESTOS</text:span><text:span text:style-name="T4"> </text:span><text:span text:style-name="T2">CONCEPTOS A LOS</text:span><text:span text:style-name="T4"> </text:span><text:span text:style-name="T2">CICLISTAS</text:span><text:span text:style-name="T14"> </text:span><text:span text:style-name="T2">QUE</text:span><text:span text:style-name="T7"> </text:span><text:span text:style-name="T2">CIRCULEN</text:span><text:span text:style-name="T7"> </text:span><text:span text:style-name="T2">EN</text:span></text:p>
            <text:p>GRUPO)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 Todo conductor de vehículo</text:span><text:span text:style-name="T4"> </text:span><text:span text:style-name="T2">debe mantenerse a una distancia</text:span><text:span text:style-name="T4"> </text:span><text:span text:style-name="T2">del que le precede que permita al</text:span><text:span text:style-name="T4"> </text:span><text:span text:style-name="T2">que a su vez le siga adelantarlo con</text:span><text:span text:style-name="T3"> </text:span><text:span text:style-name="T2">seguridad</text:span><text:span text:style-name="T28"> </text:span><text:span text:style-name="T2">(50</text:span><text:span text:style-name="T28"> </text:span><text:span text:style-name="T2">metros</text:span><text:span text:style-name="T47"> </text:span><text:span text:style-name="T2">para</text:span><text:span text:style-name="T4"> </text:span><text:span text:style-name="T2">vehículos con MMA superior a</text:span></text:p>
            <text:p><text:span text:style-name="T2">3.500 kg y aquellos otros de más de</text:span><text:span text:style-name="T3"> </text:span><text:span text:style-name="T2">10 metros de longitud total)</text:span></text:p>
          </table:table-cell>
          <table:table-cell table:style-name="ce19" office:value-type="string">
            <text:p/>
            <text:p/>
            <text:p/>
            <text:p/>
            <text:p><text:span text:style-name="T2">DISTANCIA</text:span><text:span text:style-name="T4"> </text:span><text:span text:style-name="T2">SEGURIDAD</text:span></text:p>
          </table:table-cell>
          <table:table-cell table:number-columns-repeated="1013"/>
        </table:table-row>
        <table:table-row table:style-name="ro39">
          <table:table-cell table:style-name="ce19" office:value-type="string"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054</text:p>
            <text:p/>
            <text:p>022</text:p>
          </table:table-cell>
          <table:table-cell table:style-name="ce19" office:value-type="string">
            <text:p/>
            <text:p/>
            <text:p/>
            <text:p/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Ñ)</text:span></text:p>
          </table:table-cell>
          <table:table-cell table:style-name="ce50" office:value-type="string">
            <text:p><text:span text:style-name="T2">CIRCULAR CON EL VEHÍCULO</text:span><text:span text:style-name="T4"> </text:span><text:span text:style-name="T2">RESEÑADO DETRÁS DE OTRO</text:span><text:span text:style-name="T3"> </text:span><text:span text:style-name="T2">SIN SEÑALIZAR EL</text:span><text:span text:style-name="T4"> </text:span><text:span text:style-name="T2">PROPÓSITO DE</text:span><text:span text:style-name="T4"> </text:span><text:span text:style-name="T2">ADELANTARLO,</text:span><text:span text:style-name="T4"> </text:span><text:span text:style-name="T2">MANTENIENDO UNA</text:span><text:span text:style-name="T4"> </text:span><text:span text:style-name="T2">SEPARACIÓN QUE NO</text:span><text:span text:style-name="T4"> </text:span><text:span text:style-name="T2">PERMITE, A SU VEZ, SER</text:span><text:span text:style-name="T4"> </text:span><text:span text:style-name="T2">ADELANTADO POR EL QUE LE</text:span><text:span text:style-name="T3"> </text:span><text:span text:style-name="T2">SIGUE CON SEGURIDAD</text:span><text:span text:style-name="T4"> </text:span><text:span text:style-name="T2">(NO</text:span><text:span text:style-name="T4"> </text:span><text:span text:style-name="T2">APLICABLE A CICLISTAS EN</text:span><text:span text:style-name="T4"> </text:span><text:span text:style-name="T2">GRUPO, EN POBLADO, EN</text:span><text:span text:style-name="T4"> </text:span><text:span text:style-name="T2">ZONA PROHIBIDA DE</text:span><text:span text:style-name="T4"> </text:span><text:span text:style-name="T2">ADELANTAMIENTO O CON</text:span><text:span text:style-name="T4"> </text:span><text:span text:style-name="T2">MAS DE 1 CARRIL PARA</text:span><text:span text:style-name="T4"> </text:span><text:span text:style-name="T2">MISMO SENTIDO O CON</text:span></text:p>
            <text:p>CIRCULACIÓN SATURADA)</text:p>
          </table:table-cell>
          <table:table-cell table:style-name="ce19" office:value-type="string">
            <text:p/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NOTA: Ver nota anterior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<text:span text:style-name="T2">DISTANCIA</text:span><text:span text:style-name="T4"> </text:span><text:span text:style-name="T2">SEGURIDAD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54</text:p>
            <text:p/>
            <text:p>022</text:p>
          </table:table-cell>
          <table:table-cell table:style-name="ce19" office:value-type="string"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Ñ)</text:span></text:p>
          </table:table-cell>
          <table:table-cell table:style-name="ce50" office:value-type="string">
            <text:p><text:span text:style-name="T2">CIRCULAR CON EL VEHÍCULO</text:span><text:span text:style-name="T3"> </text:span><text:span text:style-name="T2">CON MMA SUPERIOR A 3500</text:span><text:span text:style-name="T4"> </text:span><text:span text:style-name="T2">KG DETRÁS DE OTRO, SIN</text:span><text:span text:style-name="T4"> </text:span><text:span text:style-name="T2">SEÑALIZAR SU PROPÓSITO</text:span><text:span text:style-name="T4"> </text:span><text:span text:style-name="T2">DE ADELANTARLO,</text:span><text:span text:style-name="T4"> </text:span><text:span text:style-name="T2">MANTENIENDO UNA</text:span><text:span text:style-name="T4"> </text:span><text:span text:style-name="T2">SEPARACIÓN INFERIOR A 50</text:span></text:p>
            <text:p>METROS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>NOTA: Ver nota del CIR 54 1 5A</text:p>
          </table:table-cell>
          <table:table-cell table:style-name="ce19" office:value-type="string">
            <text:p/>
            <text:p/>
            <text:p/>
            <text:p/>
            <text:p><text:span text:style-name="T2">DISTANCIA</text:span><text:span text:style-name="T4"> </text:span><text:span text:style-name="T2">SEGURIDAD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54</text:p>
            <text:p/>
            <text:p>022</text:p>
          </table:table-cell>
          <table:table-cell table:style-name="ce19" office:value-type="string">
            <text:p/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Ñ)</text:span></text:p>
          </table:table-cell>
          <table:table-cell table:style-name="ce50" office:value-type="string">
            <text:p><text:span text:style-name="T2">CIRCULAR CON EL VEHÍCULO</text:span><text:span text:style-name="T3"> </text:span><text:span text:style-name="T2">O CONJUNTO DE VEHÍCULOS</text:span><text:span text:style-name="T4"> </text:span><text:span text:style-name="T2">DE MÁS DE 10 METROS DE</text:span><text:span text:style-name="T4"> </text:span><text:span text:style-name="T2">LONGITUD TOTAL DETRÁS DE</text:span><text:span text:style-name="T3"> </text:span><text:span text:style-name="T2">OTRO, SIN SEÑALAR SU</text:span><text:span text:style-name="T4"> </text:span><text:span text:style-name="T2">PROPÓSITO DE</text:span><text:span text:style-name="T4"> </text:span><text:span text:style-name="T2">ADELANTARLO,</text:span><text:span text:style-name="T4"> </text:span><text:span text:style-name="T2">MANTENIENDO UNA</text:span><text:span text:style-name="T4"> </text:span><text:span text:style-name="T2">SEPARACIÓN INFERIOR A 50</text:span></text:p>
            <text:p><text:span text:style-name="T9"><text:s text:c="126"/></text:span><text:span text:style-name="T12"><text:s/></text:span><text:span text:style-name="T11">METROS.</text:span><text:span text:style-name="T11"><text:tab/></text:span>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/>
            <text:p>NOTA: Ver nota del CIR 54 1 5A</text:p>
          </table:table-cell>
          <table:table-cell table:style-name="ce19" office:value-type="string">
            <text:p/>
            <text:p/>
            <text:p/>
            <text:p/>
            <text:p><text:span text:style-name="T2">DISTANCIA</text:span><text:span text:style-name="T4"> </text:span><text:span text:style-name="T2">SEGURIDAD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55</text:p>
            <text:p/>
            <text:p>022</text:p>
          </table:table-cell>
          <table:table-cell table:style-name="ce19" office:value-type="string">
            <text:p/>
            <text:p/>
            <text:p/>
            <text:p>1</text:p>
            <text:p/>
            <text:p>5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Muy grave</text:span><text:span text:style-name="T5"> </text:span><text:span text:style-name="T2">077.-</text:span></text:p>
            <text:p>G)</text:p>
          </table:table-cell>
          <table:table-cell table:style-name="ce50" office:value-type="string">
            <text:p/>
            <text:p/>
            <text:p/>
            <text:p><text:span text:style-name="T2">CELEBRAR UNA PRUEBA</text:span><text:span text:style-name="T4"> </text:span><text:span text:style-name="T2">DEPORTIVA DE COMPETICIÓN</text:span><text:span text:style-name="T5"> </text:span><text:span text:style-name="T2">SIN AUTORIZACIÓN</text:span></text:p>
          </table:table-cell>
          <table:table-cell table:style-name="ce19" office:value-type="string">
            <text:p/>
            <text:p/>
            <text:p/>
            <text:p>500.0</text:p>
            <text:p/>
            <text:p>250.0</text:p>
          </table:table-cell>
          <table:table-cell table:style-name="ce19" office:value-type="string">
            <text:p><text:span text:style-name="T2">Conductor</text:span><text:span text:style-name="T4"> </text:span><text:span text:style-name="T2">Organización</text:span></text:p>
          </table:table-cell>
          <table:table-cell table:style-name="ce19" office:value-type="string">
            <text:p><text:span text:style-name="T2">NOTA: La autorización previa, y la</text:span><text:span text:style-name="T4"> </text:span><text:span text:style-name="T2">competencia para expedir la misma</text:span><text:span text:style-name="T4"> </text:span><text:span text:style-name="T2">se encuentran contemplados en el</text:span><text:span text:style-name="T4"> </text:span><text:span text:style-name="T2">Anexo II del RGCirc, habiéndose</text:span><text:span text:style-name="T4"> </text:span><text:span text:style-name="T2">regulado la tramitación de petición</text:span><text:span text:style-name="T4"> </text:span><text:span text:style-name="T2">de</text:span><text:span text:style-name="T38"> </text:span><text:span text:style-name="T2">dichas</text:span><text:span text:style-name="T38"> </text:span><text:span text:style-name="T2">autorizaciones</text:span><text:span text:style-name="T38"> </text:span><text:span text:style-name="T2">de</text:span><text:span text:style-name="T4"> </text:span><text:span text:style-name="T2">pruebas deportivas y marchas</text:span><text:span text:style-name="T4"> </text:span><text:span text:style-name="T2">ciclistas, en lo que concierne a la</text:span><text:span text:style-name="T4"> </text:span><text:span text:style-name="T2">JCT,</text:span><text:span text:style-name="T39"> </text:span><text:span text:style-name="T2">en</text:span><text:span text:style-name="T45"> </text:span><text:span text:style-name="T2">la</text:span><text:span text:style-name="T45"> </text:span><text:span text:style-name="T2">Instrucciónes</text:span><text:span text:style-name="T45"> </text:span><text:span text:style-name="T2">DGT</text:span><text:span text:style-name="T45"> </text:span><text:span text:style-name="T2">04/TV</text:span></text:p>
            <text:p>-42 y 16/TV-91, de 3 de mayo de</text:p>
            <text:p>2016.</text:p>
          </table:table-cell>
          <table:table-cell table:style-name="ce19" office:value-type="string">
            <text:p/>
            <text:p/>
            <text:p/>
            <text:p><text:span text:style-name="T2">CARENCIA</text:span><text:span text:style-name="T5"> </text:span><text:span text:style-name="T2">AUT. PARA</text:span><text:span text:style-name="T5"> </text:span><text:span text:style-name="T2">CIRCULAR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55</text:p>
            <text:p/>
            <text:p>022</text:p>
          </table:table-cell>
          <table:table-cell table:style-name="ce19" office:value-type="string">
            <text:p/>
            <text:p/>
            <text:p>1</text:p>
            <text:p/>
            <text:p>5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Muy grave</text:span><text:span text:style-name="T5"> </text:span><text:span text:style-name="T2">077.-</text:span></text:p>
            <text:p>G)</text:p>
          </table:table-cell>
          <table:table-cell table:style-name="ce50" office:value-type="string">
            <text:p/>
            <text:p/>
            <text:p/>
            <text:p><text:span text:style-name="T2">CELEBRAR UNA MARCHA</text:span><text:span text:style-name="T4"> </text:span><text:span text:style-name="T2">CICLISTA U OTRO EVENTO</text:span><text:span text:style-name="T4"> </text:span><text:span text:style-name="T2">SIMILAR</text:span><text:span text:style-name="T19"> </text:span><text:span text:style-name="T2">SIN</text:span><text:span text:style-name="T19"> </text:span><text:span text:style-name="T2">AUTORIZACIÓN</text:span></text:p>
          </table:table-cell>
          <table:table-cell table:style-name="ce19" office:value-type="string">
            <text:p/>
            <text:p/>
            <text:p>500.0</text:p>
            <text:p/>
            <text:p>250.0</text:p>
          </table:table-cell>
          <table:table-cell table:style-name="ce19" office:value-type="string">
            <text:p><text:span text:style-name="T2">Conductor</text:span><text:span text:style-name="T4"> </text:span><text:span text:style-name="T2">Organización</text:span></text:p>
          </table:table-cell>
          <table:table-cell table:style-name="ce19" office:value-type="string">
            <text:p><text:span text:style-name="T2">NOTA: Se entenderá por marchas</text:span><text:span text:style-name="T4"> </text:span><text:span text:style-name="T2">ciclistas organizadas aquellas</text:span><text:span text:style-name="T4"> </text:span><text:span text:style-name="T2">actividades de más de 50 ciclistas,</text:span><text:span text:style-name="T3"> </text:span><text:span text:style-name="T2">estando regulado, tanto el control y</text:span><text:span text:style-name="T3"> </text:span><text:span text:style-name="T2">orden de la marcha, como las</text:span><text:span text:style-name="T4"> </text:span><text:span text:style-name="T2">obligaciones de los participantes,</text:span><text:span text:style-name="T4"> </text:span><text:span text:style-name="T2">así como las condiciones de</text:span><text:span text:style-name="T4"> </text:span><text:span text:style-name="T2">circulación y comportamiento de</text:span></text:p>
            <text:p>aquellos en los artículos</text:p>
          </table:table-cell>
          <table:table-cell table:style-name="ce19" office:value-type="string">
            <text:p/>
            <text:p/>
            <text:p/>
            <text:p><text:span text:style-name="T2">CARENCIA</text:span><text:span text:style-name="T5"> </text:span><text:span text:style-name="T2">AUT. PARA</text:span><text:span text:style-name="T5"> </text:span><text:span text:style-name="T2">CIRCULAR</text:span></text:p>
          </table:table-cell>
          <table:table-cell table:number-columns-repeated="1013"/>
        </table:table-row>
        <table:table-row table:style-name="ro39">
          <table:table-cell table:style-name="ce19" office:value-type="string"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055</text:p>
            <text:p/>
            <text:p>070</text:p>
          </table:table-cell>
          <table:table-cell table:style-name="ce19" office:value-type="string">
            <text:p/>
            <text:p/>
            <text:p/>
            <text:p/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Muy grave</text:span><text:span text:style-name="T5"> </text:span><text:span text:style-name="T2">077.-</text:span></text:p>
            <text:p>G)</text:p>
          </table:table-cell>
          <table:table-cell table:style-name="ce50" office:value-type="string">
            <text:p><text:span text:style-name="T2">CELEBRAR UNA MARCHA</text:span><text:span text:style-name="T4"> </text:span><text:span text:style-name="T2">CICLISTA U OTRO EVENTO</text:span><text:span text:style-name="T4"> </text:span><text:span text:style-name="T2">SIMILAR CON AUTORIZACIÓN</text:span><text:span text:style-name="T4"> </text:span><text:span text:style-name="T2">SIN MANTENER DURANTE SU</text:span><text:span text:style-name="T4"> </text:span><text:span text:style-name="T2">DESARROLLO LOS</text:span><text:span text:style-name="T4"> </text:span><text:span text:style-name="T2">REQUISITOS EXIGIDOS PARA</text:span><text:span text:style-name="T4"> </text:span><text:span text:style-name="T2">SU OTORGAMIENTO.</text:span><text:span text:style-name="T4"> </text:span><text:span text:style-name="T2">(DESCRIBIENDO A</text:span><text:span text:style-name="T4"> </text:span><text:span text:style-name="T2">CONTINUACIÓN LOS</text:span><text:span text:style-name="T4"> </text:span><text:span text:style-name="T2">DISTINTOS INCUMPLIMIENTOS</text:span><text:span text:style-name="T3"> </text:span><text:span text:style-name="T2">DE LAS CONDICIONES</text:span><text:span text:style-name="T4"> </text:span><text:span text:style-name="T2">INCLUIDAS EN SUDÍA EN</text:span><text:span text:style-name="T4"> </text:span><text:span text:style-name="T2">DICHA AUTORIZACIÓN Y,</text:span><text:span text:style-name="T4"> </text:span><text:span text:style-name="T2">SANCIONANDO POR DICHA</text:span><text:span text:style-name="T4"> </text:span><text:span text:style-name="T2">CONDUCTA AL PROPIO</text:span></text:p>
            <text:p>ORGANIZADOR.)</text:p>
          </table:table-cell>
          <table:table-cell table:style-name="ce19" office:value-type="string">
            <text:p/>
            <text:p/>
            <text:p/>
            <text:p/>
            <text:p/>
            <text:p/>
            <text:p>500.0</text:p>
            <text:p/>
            <text:p>250.0</text:p>
          </table:table-cell>
          <table:table-cell table:style-name="ce19" office:value-type="string">
            <text:p>Organización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NOTA: Se entiende que coincidirá</text:span><text:span text:style-name="T3"> </text:span><text:span text:style-name="T2">con la persona que solicitó en su</text:span><text:span text:style-name="T4"> </text:span><text:span text:style-name="T2">día la autorizacón.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CARENCIA</text:span><text:span text:style-name="T5"> </text:span><text:span text:style-name="T2">AUT. PARA</text:span><text:span text:style-name="T5"> </text:span><text:span text:style-name="T2">CIRCULAR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55</text:p>
            <text:p/>
            <text:p>022</text:p>
          </table:table-cell>
          <table:table-cell table:style-name="ce19" office:value-type="string">
            <text:p/>
            <text:p/>
            <text:p>2</text:p>
            <text:p/>
            <text:p>5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6</text:p>
          </table:table-cell>
          <table:table-cell table:style-name="ce19" office:value-type="string">
            <text:p/>
            <text:p/>
            <text:p><text:span text:style-name="T2">Muy grave</text:span><text:span text:style-name="T5"> </text:span><text:span text:style-name="T2">077.-</text:span></text:p>
            <text:p>G)</text:p>
          </table:table-cell>
          <table:table-cell table:style-name="ce50" office:value-type="string">
            <text:p><text:span text:style-name="T2">ENTABLAR</text:span><text:span text:style-name="T15"> </text:span><text:span text:style-name="T2">UNA</text:span><text:span text:style-name="T4"> </text:span><text:span text:style-name="T2">COMPETICIÓN DE VELOCIDAD</text:span><text:span text:style-name="T3"> </text:span><text:span text:style-name="T2">EN LA VÍA PÚBLICA O DE USO</text:span><text:span text:style-name="T4"> </text:span><text:span text:style-name="T2">PÚBLICO SIN ESTAR</text:span><text:span text:style-name="T4"> </text:span><text:span text:style-name="T2">DEBIDAMENTE ACOTADA LA</text:span><text:span text:style-name="T4"> </text:span><text:span text:style-name="T2">MISMA POR LA AUTORIDAD</text:span></text:p>
            <text:p><text:span text:style-name="T9"><text:s text:c="121"/></text:span><text:span text:style-name="T13"><text:s/></text:span><text:span text:style-name="T11">COMPETENTE</text:span><text:span text:style-name="T11"><text:tab/></text:span></text:p>
          </table:table-cell>
          <table:table-cell table:style-name="ce19" office:value-type="string">
            <text:p/>
            <text:p/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CONDUCC.</text:span><text:span text:style-name="T4"> </text:span><text:span text:style-name="T2">TEMERARIA</text:span></text:p>
          </table:table-cell>
          <table:table-cell table:number-columns-repeated="1013"/>
        </table:table-row>
        <table:table-row table:style-name="ro47">
          <table:table-cell table:style-name="ce19" office:value-type="string"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>056</text:p>
            <text:p/>
            <text:p>023</text:p>
          </table:table-cell>
          <table:table-cell table:style-name="ce19" office:value-type="string">
            <text:p/>
            <text:p/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>4</text:p>
          </table:table-cell>
          <table:table-cell table:style-name="ce19" office:value-type="string"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/>
            <text:p/>
            <text:p><text:span text:style-name="T2">NO CEDER EL PASO EN</text:span><text:span text:style-name="T4"> </text:span><text:span text:style-name="T2">INTERSECCIÓN SEÑALIZADA,</text:span><text:span text:style-name="T5"> </text:span><text:span text:style-name="T2">OBLIGANDO AL CONDUCTOR</text:span><text:span text:style-name="T3"> </text:span><text:span text:style-name="T2">DE OTRO VEHÍCULO QUE</text:span><text:span text:style-name="T4"> </text:span><text:span text:style-name="T2">CIRCULA CON PRIORIDAD A</text:span><text:span text:style-name="T4"> </text:span><text:span text:style-name="T2">FRENAR O MANIOBRAR</text:span><text:span text:style-name="T4"> </text:span><text:span text:style-name="T2">BRUSCAMENTE</text:span></text:p>
          </table:table-cell>
          <table:table-cell table:style-name="ce19" office:value-type="string"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En las intersecciones la</text:span><text:span text:style-name="T4"> </text:span><text:span text:style-name="T2">preferencia de paso se verificará</text:span><text:span text:style-name="T4"> </text:span><text:span text:style-name="T2">siempre ateniéndose a la</text:span><text:span text:style-name="T4"> </text:span><text:span text:style-name="T2">señalización que la regule. A tales</text:span><text:span text:style-name="T4"> </text:span><text:span text:style-name="T2">efectos, habrá de respetarse lo</text:span><text:span text:style-name="T4"> </text:span><text:span text:style-name="T2">ordenado por un AGENTE,(art. 143</text:span><text:span text:style-name="T5"> </text:span><text:span text:style-name="T2">RGCirc.) así como por un</text:span><text:span text:style-name="T4"> </text:span><text:span text:style-name="T2">SEMÁFORO (art. 146 RGCirc.), o</text:span><text:span text:style-name="T4"> </text:span><text:span text:style-name="T2">por una SEÑAL DE PRIORIDAD</text:span></text:p>
            <text:p><text:span text:style-name="T2">(arts. 149 y 151 RGCirc.) o SEÑAL</text:span><text:span text:style-name="T5"> </text:span><text:span text:style-name="T2">DE CEDA EL PASO o STOP (arts.</text:span></text:p>
            <text:p>151 y 169 RGcirc.)</text:p>
          </table:table-cell>
          <table:table-cell table:style-name="ce19" office:value-type="string">
            <text:p/>
            <text:p/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56</text:p>
            <text:p/>
            <text:p>023</text:p>
          </table:table-cell>
          <table:table-cell table:style-name="ce19" office:value-type="string">
            <text:p/>
            <text:p/>
            <text:p>2</text:p>
            <text:p/>
            <text:p>1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4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>NO CEDER EL PASO EN</text:p>
            <text:p><text:span text:style-name="T2">INTERSECCIÓN REGULADA</text:span><text:span text:style-name="T4"> </text:span><text:span text:style-name="T2">POR UN AGENTE DE LA</text:span><text:span text:style-name="T4"> </text:span><text:span text:style-name="T2">CIRCULACIÓN, OBLIGANDO AL</text:span><text:span text:style-name="T3"> </text:span><text:span text:style-name="T2">CONDUCTOR DE OTRO</text:span><text:span text:style-name="T4"> </text:span><text:span text:style-name="T2">VEHÍCULO QUE CIRCULA CON</text:span><text:span text:style-name="T3"> </text:span><text:span text:style-name="T2">PRIORIDAD A FRENAR O</text:span><text:span text:style-name="T4"> </text:span><text:span text:style-name="T2">MANIOBRAR BRUSCAMENTE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56</text:p>
            <text:p/>
            <text:p>023</text:p>
          </table:table-cell>
          <table:table-cell table:style-name="ce19" office:value-type="string">
            <text:p/>
            <text:p/>
            <text:p>3</text:p>
            <text:p/>
            <text:p>1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4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>NO CEDER EL PASO EN</text:p>
            <text:p><text:span text:style-name="T2">INTERSECCIÓN REGULADA</text:span><text:span text:style-name="T4"> </text:span><text:span text:style-name="T2">POR SEMÁFOROS,</text:span><text:span text:style-name="T4"> </text:span><text:span text:style-name="T2">OBLIGANDO AL CONDUCTOR</text:span><text:span text:style-name="T3"> </text:span><text:span text:style-name="T2">DE OTRO VEHÍCULO QUE</text:span><text:span text:style-name="T4"> </text:span><text:span text:style-name="T2">CIRCULA CON PRIORIDAD A</text:span><text:span text:style-name="T4"> </text:span><text:span text:style-name="T2">FRENAR O MANIOBRAR</text:span><text:span text:style-name="T4"> </text:span><text:span text:style-name="T2">BRÚSCAMENTE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56</text:p>
            <text:p/>
            <text:p>023</text:p>
          </table:table-cell>
          <table:table-cell table:style-name="ce19" office:value-type="string">
            <text:p/>
            <text:p/>
            <text:p>5</text:p>
            <text:p/>
            <text:p>1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4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L)</text:span></text:p>
          </table:table-cell>
          <table:table-cell table:style-name="ce50" office:value-type="string">
            <text:p>NO CEDER EL PASO EN</text:p>
            <text:p><text:span text:style-name="T2">INTERSECCIÓN REGULADA</text:span><text:span text:style-name="T4"> </text:span><text:span text:style-name="T2">CON SEÑAL DE CEDA EL</text:span><text:span text:style-name="T4"> </text:span><text:span text:style-name="T2">PASO, OBLIGANDO AL</text:span><text:span text:style-name="T4"> </text:span><text:span text:style-name="T2">CONDUCTOR DE OTRO</text:span><text:span text:style-name="T4"> </text:span><text:span text:style-name="T2">VEHÍCULO QUE CIRCULA CON</text:span><text:span text:style-name="T3"> </text:span><text:span text:style-name="T2">PRIORIDAD A FRENAR O</text:span><text:span text:style-name="T4"> </text:span><text:span text:style-name="T2">MANIOBRAR BRUSCAMENTE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56</text:p>
            <text:p/>
            <text:p>023</text:p>
          </table:table-cell>
          <table:table-cell table:style-name="ce19" office:value-type="string">
            <text:p/>
            <text:p/>
            <text:p>5</text:p>
            <text:p/>
            <text:p>1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4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L)</text:span></text:p>
          </table:table-cell>
          <table:table-cell table:style-name="ce50" office:value-type="string">
            <text:p>NO CEDER EL PASO EN</text:p>
            <text:p><text:span text:style-name="T2">INTERSECCIÓN REGULADA</text:span><text:span text:style-name="T4"> </text:span><text:span text:style-name="T2">CON SEÑAL DE DETENCIÓN</text:span><text:span text:style-name="T4"> </text:span><text:span text:style-name="T2">OBLIGATORIA, OBLIGANDO AL</text:span><text:span text:style-name="T3"> </text:span><text:span text:style-name="T2">CONDUCTOR DE OTRO</text:span><text:span text:style-name="T4"> </text:span><text:span text:style-name="T2">VEHÍCULO QUE CIRCULA CON</text:span><text:span text:style-name="T3"> </text:span><text:span text:style-name="T2">PRIORIDAD A FRENAR O</text:span><text:span text:style-name="T4"> </text:span><text:span text:style-name="T2">MANIOBRAR BRUSCAMENTE</text:span></text:p>
            <text:p><text:span text:style-name="T9"><text:s text:c="128"/></text:span><text:span text:style-name="T20"><text:s/></text:span><text:span text:style-name="T11">(STOP)</text:span><text:span text:style-name="T11"><text:tab/>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>STOP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7</text:p>
            <text:p/>
            <text:p>023</text:p>
          </table:table-cell>
          <table:table-cell table:style-name="ce19" office:value-type="string">
            <text:p/>
            <text:p>1-A</text:p>
            <text:p/>
            <text:p>2</text:p>
          </table:table-cell>
          <table:table-cell table:style-name="ce19" office:value-type="string">
            <text:p/>
            <text:p/>
            <text:p>5B</text:p>
          </table:table-cell>
          <table:table-cell table:style-name="ce19" office:value-type="string">
            <text:p/>
            <text:p/>
            <text:p>4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><text:span text:style-name="T2">CIRCULAR POR UNA VÍA SIN</text:span><text:span text:style-name="T4"> </text:span><text:span text:style-name="T2">PAVIMENTAR SIN CEDER EL</text:span><text:span text:style-name="T4"> </text:span><text:span text:style-name="T2">PASO A OTRO VEHÍCULO QUE</text:span><text:span text:style-name="T5"> </text:span><text:span text:style-name="T2">CIRCULA POR VÍA</text:span></text:p>
            <text:p>PAVIMENTADA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57</text:p>
            <text:p/>
            <text:p>023</text:p>
          </table:table-cell>
          <table:table-cell table:style-name="ce19" office:value-type="string">
            <text:p>1-B</text:p>
            <text:p/>
            <text:p>2</text:p>
          </table:table-cell>
          <table:table-cell table:style-name="ce19" office:value-type="string">
            <text:p/>
            <text:p>5B</text:p>
          </table:table-cell>
          <table:table-cell table:style-name="ce19" office:value-type="string">
            <text:p/>
            <text:p>4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><text:span text:style-name="T2">NO RESPETAR LA PRIORIDAD</text:span><text:span text:style-name="T3"> </text:span><text:span text:style-name="T2">DE PASO DE UN VEHÍCULO</text:span><text:span text:style-name="T4"> </text:span><text:span text:style-name="T2">QUE CIRCULA POR RAÍLES</text:span>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57</text:p>
            <text:p/>
            <text:p>023</text:p>
          </table:table-cell>
          <table:table-cell table:style-name="ce19" office:value-type="string">
            <text:p/>
            <text:p/>
            <text:p>1-C</text:p>
            <text:p/>
            <text:p>2</text:p>
          </table:table-cell>
          <table:table-cell table:style-name="ce19" office:value-type="string"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>4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/>
            <text:p><text:span text:style-name="T2">ACCEDER A UNA GLORIETA</text:span><text:span text:style-name="T4"> </text:span><text:span text:style-name="T2">SIN RESPETAR LA</text:span><text:span text:style-name="T4"> </text:span><text:span text:style-name="T2">PREFERENCIA DE PASO DE</text:span><text:span text:style-name="T4"> </text:span><text:span text:style-name="T2">UN VEHÍCULO QUE CIRCULA</text:span><text:span text:style-name="T5"> </text:span><text:span text:style-name="T2">POR LA MISMA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En defecto de señal que</text:span><text:span text:style-name="T4"> </text:span><text:span text:style-name="T2">regule la preferencia de paso, el</text:span><text:span text:style-name="T4"> </text:span><text:span text:style-name="T2">conductor está obligado a cederlo a</text:span><text:span text:style-name="T3"> </text:span><text:span text:style-name="T2">los vehículos que se aproximen por</text:span><text:span text:style-name="T3"> </text:span><text:span text:style-name="T2">su derecha, salvo aquellos</text:span><text:span text:style-name="T4"> </text:span><text:span text:style-name="T2">supuestos contemplados en los</text:span></text:p>
            <text:p>códigos-precepto de este artículo.</text:p>
          </table:table-cell>
          <table:table-cell table:style-name="ce19" office:value-type="string"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57</text:p>
            <text:p/>
            <text:p>023</text:p>
          </table:table-cell>
          <table:table-cell table:style-name="ce19" office:value-type="string">
            <text:p/>
            <text:p>1-D</text:p>
            <text:p/>
            <text:p>3</text:p>
          </table:table-cell>
          <table:table-cell table:style-name="ce19" office:value-type="string">
            <text:p/>
            <text:p/>
            <text:p>5D</text:p>
          </table:table-cell>
          <table:table-cell table:style-name="ce19" office:value-type="string">
            <text:p/>
            <text:p/>
            <text:p>4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><text:span text:style-name="T2">ACCEDER A UNA AUTOPISTA</text:span><text:span text:style-name="T4"> </text:span><text:span text:style-name="T2">O AUTOVÍA SIN RESPETAR LA</text:span><text:span text:style-name="T3"> </text:span><text:span text:style-name="T2">PREFERENCIA DE PASO DE</text:span><text:span text:style-name="T4"> </text:span><text:span text:style-name="T2">UN VEHÍCULO QUE CIRCULA</text:span></text:p>
            <text:p>POR LA MISMA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57</text:p>
            <text:p/>
            <text:p>023</text:p>
          </table:table-cell>
          <table:table-cell table:style-name="ce19" office:value-type="string">
            <text:p/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4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/>
            <text:p><text:span text:style-name="T2">NO CEDER EL PASO EN UNA</text:span><text:span text:style-name="T4"> </text:span><text:span text:style-name="T2">INTERSECCIÓN A UN</text:span><text:span text:style-name="T4"> </text:span><text:span text:style-name="T2">VEHÍCULO QUE SE APROXIMA</text:span><text:span text:style-name="T3"> </text:span><text:span text:style-name="T2">POR SU DERECHA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En defecto de señal que</text:span><text:span text:style-name="T4"> </text:span><text:span text:style-name="T2">regule la preferencia de paso, el</text:span><text:span text:style-name="T4"> </text:span><text:span text:style-name="T2">conductor está obligado a cederlo a</text:span><text:span text:style-name="T3"> </text:span><text:span text:style-name="T2">los vehículos que se aproximen por</text:span><text:span text:style-name="T3"> </text:span><text:span text:style-name="T2">su derecha, salvo aquellos</text:span><text:span text:style-name="T4"> </text:span><text:span text:style-name="T2">supuestos contemplados en los</text:span></text:p>
            <text:p>códigos-precepto de este artículo.</text:p>
          </table:table-cell>
          <table:table-cell table:style-name="ce19" office:value-type="string">
            <text:p/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58</text:p>
            <text:p/>
            <text:p>026</text:p>
          </table:table-cell>
          <table:table-cell table:style-name="ce19" office:value-type="string">
            <text:p/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/>
            <text:p><text:span text:style-name="T2">NO MOSTRAR CON</text:span><text:span text:style-name="T4"> </text:span><text:span text:style-name="T2">SUFICIENTE ANTELACIÓN,</text:span><text:span text:style-name="T4"> </text:span><text:span text:style-name="T2">POR</text:span><text:span text:style-name="T7"> </text:span><text:span text:style-name="T2">SU</text:span><text:span text:style-name="T8"> </text:span><text:span text:style-name="T2">FORMA</text:span><text:span text:style-name="T8"> </text:span><text:span text:style-name="T2">DE</text:span><text:span text:style-name="T7"> </text:span><text:span text:style-name="T2">CIRCULAR</text:span><text:span text:style-name="T21"> </text:span><text:span text:style-name="T2">Y ESPECIALMENTE CON LA</text:span><text:span text:style-name="T4"> </text:span><text:span text:style-name="T2">REDUCCIÓN PAULATINA DE</text:span><text:span text:style-name="T4"> </text:span><text:span text:style-name="T2">LA VELOCIDAD, QUE VA A</text:span><text:span text:style-name="T4"> </text:span><text:span text:style-name="T2">CEDER EL PASO EN UNA</text:span><text:span text:style-name="T4"> </text:span><text:span text:style-name="T2">INTERSECCIÓN</text:span>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Deberá describirse,</text:span><text:span text:style-name="T4"> </text:span><text:span text:style-name="T2">sucintamente, la forma de circular</text:span><text:span text:style-name="T4"> </text:span><text:span text:style-name="T2">(alta velocidad, acelerando, etc) y la</text:span><text:span text:style-name="T3"> </text:span><text:span text:style-name="T2">forma de detenerse (ruido,</text:span><text:span text:style-name="T4"> </text:span><text:span text:style-name="T2">desplazamiento de gravilla,</text:span><text:span text:style-name="T4"> </text:span><text:span text:style-name="T2">brusquedad, etc) y la reacción que</text:span><text:span text:style-name="T4"> </text:span><text:span text:style-name="T2">produjo en el conductor que</text:span><text:span text:style-name="T4"> </text:span><text:span text:style-name="T2">circulaba por la vía preferente</text:span><text:span text:style-name="T4"> </text:span><text:span text:style-name="T2">(frenazo, maniobra evasiva al</text:span></text:p>
            <text:p>volante, etc).</text:p>
          </table:table-cell>
          <table:table-cell table:style-name="ce19" office:value-type="string">
            <text:p/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59</text:p>
            <text:p/>
            <text:p>026</text:p>
          </table:table-cell>
          <table:table-cell table:style-name="ce19" office:value-type="string">
            <text:p/>
            <text:p/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/>
            <text:p/>
            <text:p><text:span text:style-name="T2">ENTRAR CON EL VEHÍCULO</text:span><text:span text:style-name="T4"> </text:span><text:span text:style-name="T2">RESEÑADO EN UNA</text:span><text:span text:style-name="T4"> </text:span><text:span text:style-name="T2">INTERSECCIÓN, QUEDANDO</text:span><text:span text:style-name="T4"> </text:span><text:span text:style-name="T2">DETENIDO DE FORMA QUE</text:span><text:span text:style-name="T4"> </text:span><text:span text:style-name="T2">IMPIDE U OBSTRUYE LA</text:span><text:span text:style-name="T4"> </text:span><text:span text:style-name="T2">CIRCULACIÓN</text:span><text:span text:style-name="T22"> </text:span><text:span text:style-name="T2">TRANSVERSAL</text:span>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Ningún conductor, aunque</text:span><text:span text:style-name="T4"> </text:span><text:span text:style-name="T2">tenga la prioridad de paso en esos</text:span><text:span text:style-name="T3"> </text:span><text:span text:style-name="T2">momentos, deberá penetrar con su</text:span><text:span text:style-name="T3"> </text:span><text:span text:style-name="T2">vehículo en una intersección o en</text:span><text:span text:style-name="T4"> </text:span><text:span text:style-name="T2">un paso para peatones o para</text:span><text:span text:style-name="T4"> </text:span><text:span text:style-name="T2">ciclistas si la situación de la</text:span><text:span text:style-name="T4"> </text:span><text:span text:style-name="T2">circulación es tal que,</text:span><text:span text:style-name="T4"> </text:span><text:span text:style-name="T2">previsiblemente, pueda quedar</text:span><text:span text:style-name="T4"> </text:span><text:span text:style-name="T2">detenido de forma que impida u</text:span></text:p>
            <text:p>obstruya la circulación transversal.</text:p>
          </table:table-cell>
          <table:table-cell table:style-name="ce19" office:value-type="string">
            <text:p/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59</text:p>
            <text:p/>
            <text:p>026</text:p>
          </table:table-cell>
          <table:table-cell table:style-name="ce19" office:value-type="string">
            <text:p/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><text:span text:style-name="T2">ENTRAR CON EL VEHÍCULO</text:span><text:span text:style-name="T3"> </text:span><text:span text:style-name="T2">RESEÑADO</text:span><text:span text:style-name="T7"> </text:span><text:span text:style-name="T2">EN</text:span><text:span text:style-name="T8"> </text:span><text:span text:style-name="T2">UN</text:span><text:span text:style-name="T8"> </text:span><text:span text:style-name="T2">PASO</text:span><text:span text:style-name="T8"> </text:span><text:span text:style-name="T2">DE</text:span></text:p>
            <text:p><text:span text:style-name="T2">PEATONES o ciclistas,</text:span><text:span text:style-name="T4"> </text:span><text:span text:style-name="T2">QUEDANDO DETENIDO DE</text:span><text:span text:style-name="T4"> </text:span><text:span text:style-name="T2">FORMA QUE IMPIDE U</text:span><text:span text:style-name="T4"> </text:span><text:span text:style-name="T2">OBSTRUYE</text:span><text:span text:style-name="T23"> </text:span><text:span text:style-name="T2">LA</text:span><text:span text:style-name="T19"> </text:span><text:span text:style-name="T2">CIRCULACIÓN</text:span></text:p>
            <text:p>TRANSVERSAL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48">
          <table:table-cell table:style-name="ce19" office:value-type="string"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>059</text:p>
            <text:p/>
            <text:p>026</text:p>
          </table:table-cell>
          <table:table-cell table:style-name="ce19" office:value-type="string">
            <text:p/>
            <text:p/>
            <text:p/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><text:span text:style-name="T2">TENER DETENIDO EL</text:span><text:span text:style-name="T4"> </text:span><text:span text:style-name="T2">VEHÍCULO EN INTERSECCIÓN</text:span><text:span text:style-name="T4"> </text:span><text:span text:style-name="T2">REGULADA POR SEMÁFORO,</text:span><text:span text:style-name="T4"> </text:span><text:span text:style-name="T2">OBSTACULIZANDO LA</text:span><text:span text:style-name="T4"> </text:span><text:span text:style-name="T2">CIRCULACIÓN, Y NO SALIR DE</text:span><text:span text:style-name="T3"> </text:span><text:span text:style-name="T2">AQUELLA LO ANTES POSIBLE,</text:span><text:span text:style-name="T3"> </text:span><text:span text:style-name="T2">PUDIENDO HACERLO (TODO</text:span><text:span text:style-name="T4"> </text:span><text:span text:style-name="T2">CONDUCTOR QUE TENGA</text:span><text:span text:style-name="T4"> </text:span><text:span text:style-name="T2">DETENIDO SU VEHICULO EN</text:span><text:span text:style-name="T4"> </text:span><text:span text:style-name="T2">UNA INTERSECCIÓN</text:span><text:span text:style-name="T4"> </text:span><text:span text:style-name="T2">REGULADA POR SEMÁFORO Y</text:span><text:span text:style-name="T3"> </text:span><text:span text:style-name="T2">LA SITUACIÓN DEL MISMO</text:span><text:span text:style-name="T4"> </text:span><text:span text:style-name="T2">CONSTITUYA OBSTÁCULO</text:span></text:p>
            <text:p><text:span text:style-name="T9"><text:s text:c="112"/></text:span><text:span text:style-name="T24"><text:s/></text:span><text:span text:style-name="T11">PARA LA CIRCULACIÓN, )</text:span><text:span text:style-name="T11"><text:tab/></text:span></text:p>
          </table:table-cell>
          <table:table-cell table:style-name="ce19" office:value-type="string"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><text:span text:style-name="T2">NOTA: deberá salir de aquella sin</text:span><text:span text:style-name="T4"> </text:span><text:span text:style-name="T2">esperar a que se permita la</text:span><text:span text:style-name="T4"> </text:span><text:span text:style-name="T2">circulación en la dirección que se</text:span><text:span text:style-name="T4"> </text:span><text:span text:style-name="T2">propone tomar,siempre que al</text:span><text:span text:style-name="T4"> </text:span><text:span text:style-name="T2">hacerlo no entorpezca la marcha de</text:span><text:span text:style-name="T3"> </text:span><text:span text:style-name="T2">los demás usuarios que avancen en</text:span><text:span text:style-name="T3"> </text:span><text:span text:style-name="T2">el sentido permitido.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60</text:p>
            <text:p/>
            <text:p>023</text:p>
          </table:table-cell>
          <table:table-cell table:style-name="ce19" office:value-type="string">
            <text:p/>
            <text:p/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/>
            <text:p/>
            <text:p><text:span text:style-name="T2">NO RESPETAR LA PRIORIDAD</text:span><text:span text:style-name="T3"> </text:span><text:span text:style-name="T2">DE PASO DE OTRO VEHÍCULO</text:span><text:span text:style-name="T3"> </text:span><text:span text:style-name="T2">QUE HA ENTRADO PRIMERO</text:span><text:span text:style-name="T4"> </text:span><text:span text:style-name="T2">EN UN TRAMO ESTRECHO NO</text:span><text:span text:style-name="T3"> </text:span><text:span text:style-name="T2">SEÑALIZADO AL EFECTO</text:span>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Todo conductor,</text:span><text:span text:style-name="T4"> </text:span><text:span text:style-name="T2">independientemente del vehículo</text:span><text:span text:style-name="T4"> </text:span><text:span text:style-name="T2">que</text:span><text:span text:style-name="T29"> </text:span><text:span text:style-name="T2">conduzca,</text:span><text:span text:style-name="T48"> </text:span><text:span text:style-name="T2">tendrá</text:span><text:span text:style-name="T48"> </text:span><text:span text:style-name="T2">que</text:span><text:span text:style-name="T4"> </text:span><text:span text:style-name="T2">reconocer el derecho de preferencia</text:span><text:span text:style-name="T3"> </text:span><text:span text:style-name="T2">de paso al que hubiese entrado</text:span><text:span text:style-name="T4"> </text:span><text:span text:style-name="T2">primero en un tramo de obras o</text:span><text:span text:style-name="T4"> </text:span><text:span text:style-name="T2">estrechamiento. En caso de duda</text:span><text:span text:style-name="T4"> </text:span><text:span text:style-name="T2">sobre dicha circunstancia, tendrá la</text:span><text:span text:style-name="T4"> </text:span><text:span text:style-name="T2">preferencia el vehiculo con mayores</text:span></text:p>
            <text:p>dificultades de maniobra.</text:p>
          </table:table-cell>
          <table:table-cell table:style-name="ce19" office:value-type="string">
            <text:p/>
            <text:p/>
            <text:p/>
            <text:p><text:span text:style-name="T2">PRIORIDAD</text:span><text:span text:style-name="T3"> </text:span><text:span text:style-name="T2">DE 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60</text:p>
            <text:p/>
            <text:p>023</text:p>
          </table:table-cell>
          <table:table-cell table:style-name="ce19" office:value-type="string"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0" office:value-type="string">
            <text:p><text:span text:style-name="T2">CIRCULAR</text:span><text:span text:style-name="T25"> </text:span><text:span text:style-name="T2">CON</text:span><text:span text:style-name="T26"> </text:span><text:span text:style-name="T2">UN</text:span><text:span text:style-name="T4"> </text:span><text:span text:style-name="T2">VEHÍCULO, CABALLERÍAS O</text:span><text:span text:style-name="T4"> </text:span><text:span text:style-name="T2">GANADO POR SITIO DISTINTO</text:span><text:span text:style-name="T3"> </text:span><text:span text:style-name="T2">DEL SEÑALADO AL EFECTO,</text:span><text:span text:style-name="T4"> </text:span><text:span text:style-name="T2">EN UNA VÍA DONDE SE ESTÁN</text:span><text:span text:style-name="T3"> </text:span><text:span text:style-name="T2">EFECTUANDO OBRAS DE</text:span></text:p>
            <text:p>REPARACIÓN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Cuando la regla anterior</text:span><text:span text:style-name="T4"> </text:span><text:span text:style-name="T2">hubiera de aplicarse a vehículos del</text:span><text:span text:style-name="T3"> </text:span><text:span text:style-name="T2">mismo tipo, la preferencia se</text:span><text:span text:style-name="T4"> </text:span><text:span text:style-name="T2">decidirá por el que tuviera que dar</text:span><text:span text:style-name="T4"> </text:span><text:span text:style-name="T2">marcha atrás mayor distancia y, en</text:span><text:span text:style-name="T4"> </text:span><text:span text:style-name="T2">caso de igualdad, por el que tuviera</text:span></text:p>
            <text:p>mayor anchura longitud o MMA.</text:p>
          </table:table-cell>
          <table:table-cell table:style-name="ce19" office:value-type="string">
            <text:p/>
            <text:p/>
            <text:p><text:span text:style-name="T2">PRIORIDAD</text:span><text:span text:style-name="T3"> </text:span><text:span text:style-name="T2">DE PAS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60</text:p>
            <text:p/>
            <text:p>023</text:p>
          </table:table-cell>
          <table:table-cell table:style-name="ce19" office:value-type="string">
            <text:p/>
            <text:p/>
            <text:p/>
            <text:p>4</text:p>
            <text:p/>
            <text:p>3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51" office:value-type="string">
            <text:p><text:span text:style-name="T2">NO COLOCARSE DETRÁS DE</text:span><text:span text:style-name="T5"> </text:span><text:span text:style-name="T2">OTRO VEHÍCULO QUE SE</text:span><text:span text:style-name="T4"> </text:span><text:span text:style-name="T2">ENCUENTRA DETENIDO,</text:span><text:span text:style-name="T4"> </text:span><text:span text:style-name="T2">ESPERANDO PARA PASAR,</text:span><text:span text:style-name="T4"> </text:span><text:span text:style-name="T2">ANTE UNA OBRA DE</text:span><text:span text:style-name="T4"> </text:span><text:span text:style-name="T2">REPARACIÓN DE LA VÍA,</text:span><text:span text:style-name="T4"> </text:span><text:span text:style-name="T2">INTENTANDO SUPERAR LA</text:span><text:span text:style-name="T4"> </text:span><text:span text:style-name="T2">MISMA SIN SEGUIR AL</text:span><text:span text:style-name="T4"> </text:span><text:span text:style-name="T2">VEHÍCULO QUE TIENE</text:span></text:p>
            <text:p>DELANTE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PRIORIDAD</text:span><text:span text:style-name="T3"> </text:span><text:span text:style-name="T2">DE PAS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60</text:p>
            <text:p/>
            <text:p>023</text:p>
          </table:table-cell>
          <table:table-cell table:style-name="ce19" office:value-type="string">
            <text:p/>
            <text:p/>
            <text:p>5</text:p>
            <text:p/>
            <text:p>3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SEGUIR LAS</text:span><text:span text:style-name="T4"> </text:span><text:span text:style-name="T2">INDICACIONES DEL</text:span><text:span text:style-name="T4"> </text:span><text:span text:style-name="T2">PERSONAL DESTINADO A</text:span><text:span text:style-name="T4"> </text:span><text:span text:style-name="T2">REGULAR EL PASO EN</text:span><text:span text:style-name="T4"> </text:span><text:span text:style-name="T2">TRAMOS EN OBRAS (LA</text:span><text:span text:style-name="T4"> </text:span><text:span text:style-name="T2">REALIZACIÓN DE OBRAS EN</text:span><text:span text:style-name="T5"> </text:span><text:span text:style-name="T2">LA VÍA PÚBLICA SIN</text:span><text:span text:style-name="T4"> </text:span><text:span text:style-name="T2">COMUNICACIÓN PREVIA SE</text:span></text:p>
            <text:p><text:span text:style-name="T9"><text:s text:c="112"/></text:span><text:span text:style-name="T12"><text:s/></text:span><text:span text:style-name="T11">RECOGE EN EL ART. 139)</text:span><text:span text:style-name="T11"><text:tab/>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<text:span text:style-name="T2">Conductor</text:span><text:span text:style-name="T3"> </text:span><text:span text:style-name="T2">Usuario</text:span></text:p>
          </table:table-cell>
          <table:table-cell table:style-name="ce19" office:value-type="string">
            <text:p/>
            <text:p><text:span text:style-name="T2">NOTA: En todos los casos previstos</text:span><text:span text:style-name="T3"> </text:span><text:span text:style-name="T2">en este artículo, los usuarios de la</text:span><text:span text:style-name="T4"> </text:span><text:span text:style-name="T2">vía están obligados a seguir las</text:span><text:span text:style-name="T4"> </text:span><text:span text:style-name="T2">indicaciones del personal destinado</text:span><text:span text:style-name="T3"> </text:span><text:span text:style-name="T2">a la regulación del paso de</text:span><text:span text:style-name="T4"> </text:span><text:span text:style-name="T2">vehículos</text:span></text:p>
          </table:table-cell>
          <table:table-cell table:style-name="ce19" office:value-type="string">
            <text:p/>
            <text:p/>
            <text:p/>
            <text:p/>
            <text:p><text:span text:style-name="T2">DESOBEDIE</text:span><text:span text:style-name="T3"> </text:span><text:span text:style-name="T2">NCIA ÓRD. y</text:span><text:span text:style-name="T3"> </text:span><text:span text:style-name="T2">SEÑALES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61</text:p>
            <text:p/>
            <text:p>024</text:p>
          </table:table-cell>
          <table:table-cell table:style-name="ce19" office:value-type="string">
            <text:p/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/>
            <text:p><text:span text:style-name="T2">NO RESPETAR LA PRIORIDAD</text:span><text:span text:style-name="T4"> </text:span><text:span text:style-name="T2">DE PASO A OTRO VEHÍCULO</text:span><text:span text:style-name="T4"> </text:span><text:span text:style-name="T2">QUE CIRCULA EN SENTIDO</text:span><text:span text:style-name="T4"> </text:span><text:span text:style-name="T2">CONTRARIO, POR UN PUENTE</text:span><text:span text:style-name="T3"> </text:span><text:span text:style-name="T2">U OBRA SEÑALIZADO AL</text:span><text:span text:style-name="T4"> </text:span><text:span text:style-name="T2">EFECTO, CUYA ANCHURA NO</text:span><text:span text:style-name="T4"> </text:span><text:span text:style-name="T2">PERMITE EL CRUCE DE</text:span><text:span text:style-name="T4"> </text:span><text:span text:style-name="T2">AMBOS AL MISMO TIEMPO</text:span>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El orden de preferencia de</text:span><text:span text:style-name="T4"> </text:span><text:span text:style-name="T2">paso por puentes u obras de paso</text:span><text:span text:style-name="T4"> </text:span><text:span text:style-name="T2">cuya</text:span><text:span text:style-name="T39"> </text:span><text:span text:style-name="T2">anchura</text:span><text:span text:style-name="T39"> </text:span><text:span text:style-name="T2">no</text:span><text:span text:style-name="T39"> </text:span><text:span text:style-name="T2">permita</text:span><text:span text:style-name="T39"> </text:span><text:span text:style-name="T2">el</text:span><text:span text:style-name="T39"> </text:span><text:span text:style-name="T2">cruce</text:span><text:span text:style-name="T39"> </text:span><text:span text:style-name="T2">de</text:span><text:span text:style-name="T21"> </text:span><text:span text:style-name="T2">vehiculos se realizará conforme a la</text:span><text:span text:style-name="T3"> </text:span><text:span text:style-name="T2">señalización que lo regule. En</text:span><text:span text:style-name="T4"> </text:span><text:span text:style-name="T2">ausencia de señalización, el orden</text:span><text:span text:style-name="T4"> </text:span><text:span text:style-name="T2">de preferencia entre los distintos</text:span><text:span text:style-name="T4"> </text:span><text:span text:style-name="T2">tipos de vehiculos se ajustará a lo</text:span><text:span text:style-name="T4"> </text:span><text:span text:style-name="T2">establecido en el artículo 62 del</text:span></text:p>
            <text:p>presente Reglamento.</text:p>
          </table:table-cell>
          <table:table-cell table:style-name="ce19" office:value-type="string">
            <text:p/>
            <text:p/>
            <text:p/>
            <text:p><text:span text:style-name="T2">PRIORIDAD</text:span><text:span text:style-name="T3"> </text:span><text:span text:style-name="T2">DE 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61</text:p>
            <text:p/>
            <text:p>024</text:p>
          </table:table-cell>
          <table:table-cell table:style-name="ce19" office:value-type="string">
            <text:p/>
            <text:p/>
            <text:p>2</text:p>
            <text:p/>
            <text:p>1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RETROCEDER EN UN</text:span><text:span text:style-name="T4"> </text:span><text:span text:style-name="T2">PUENTE O PASO HABILITADO</text:span><text:span text:style-name="T4"> </text:span><text:span text:style-name="T2">DE OBRAS PARA DEJAR PASO</text:span><text:span text:style-name="T3"> </text:span><text:span text:style-name="T2">A OTRO VEHÍCULO QUE</text:span><text:span text:style-name="T4"> </text:span><text:span text:style-name="T2">CIRCULA EN SENTIDO</text:span><text:span text:style-name="T4"> </text:span><text:span text:style-name="T2">CONTRARIO Y QUE GOZA DE</text:span><text:span text:style-name="T4"> </text:span><text:span text:style-name="T2">PRIORIDAD SEÑALIZADA AL</text:span><text:span text:style-name="T4"> </text:span><text:span text:style-name="T2">EFECTO, SIENDO IMPOSIBLE</text:span></text:p>
            <text:p>EL CRUCE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PRIORIDAD</text:span><text:span text:style-name="T3"> </text:span><text:span text:style-name="T2">DE PAS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61</text:p>
            <text:p/>
            <text:p>024</text:p>
          </table:table-cell>
          <table:table-cell table:style-name="ce19" office:value-type="string">
            <text:p/>
            <text:p/>
            <text:p/>
            <text:p>3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RESPETAR LA PRIORIDAD</text:span><text:span text:style-name="T3"> </text:span><text:span text:style-name="T2">DE PASO EL CONDUCTOR DE</text:span><text:span text:style-name="T3"> </text:span><text:span text:style-name="T2">UN VEHÍCULO QUE NECESITA</text:span><text:span text:style-name="T5"> </text:span><text:span text:style-name="T2">AUTORIZACIÓN ESPECIAL</text:span><text:span text:style-name="T4"> </text:span><text:span text:style-name="T2">PARA CIRCULAR, A OTRO DE</text:span><text:span text:style-name="T4"> </text:span><text:span text:style-name="T2">IDÉNTICAS</text:span><text:span text:style-name="T4"> </text:span><text:span text:style-name="T2">CARACTERÍSTICAS, EN</text:span><text:span text:style-name="T4"> </text:span><text:span text:style-name="T2">PUENTES DE ANCHO DE</text:span><text:span text:style-name="T4"> </text:span><text:span text:style-name="T2">CALZADA INFERIOR A SEIS</text:span></text:p>
            <text:p><text:span text:style-name="T9"><text:s text:c="126"/></text:span><text:span text:style-name="T10"><text:s/></text:span><text:span text:style-name="T11">METROS</text:span><text:span text:style-name="T11"><text:tab/></text:span>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><text:span text:style-name="T2">PRIORIDAD</text:span><text:span text:style-name="T3"> </text:span><text:span text:style-name="T2">DE PAS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62</text:p>
            <text:p/>
            <text:p>024</text:p>
          </table:table-cell>
          <table:table-cell table:style-name="ce19" office:value-type="string">
            <text:p/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RESPETAR EL ORDEN DE</text:span><text:span text:style-name="T4"> </text:span><text:span text:style-name="T2">PREFERENCIA ENTRE</text:span><text:span text:style-name="T4"> </text:span><text:span text:style-name="T2">DISTINTOS TIPOS DE</text:span><text:span text:style-name="T4"> </text:span><text:span text:style-name="T2">VEHÍCULOS,</text:span><text:span text:style-name="T14"> </text:span><text:span text:style-name="T2">CUANDO</text:span><text:span text:style-name="T7"> </text:span><text:span text:style-name="T2">UNO</text:span><text:span text:style-name="T14"> </text:span><text:span text:style-name="T2">DE</text:span><text:span text:style-name="T21"> </text:span><text:span text:style-name="T2">ELLOS TENGA QUE DAR</text:span><text:span text:style-name="T4"> </text:span><text:span text:style-name="T2">MARCHA ATRÁS, EN</text:span><text:span text:style-name="T4"> </text:span><text:span text:style-name="T2">AUSENCIA DE SEÑALIZACIÓN</text:span><text:span text:style-name="T4"> </text:span><text:span text:style-name="T2">(DEBERÁ INDICARSE LOS</text:span><text:span text:style-name="T4"> </text:span><text:span text:style-name="T2">TIPOS DE VEHÍCULOS</text:span></text:p>
            <text:p>IMPLICADOS)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PRIORIDAD</text:span><text:span text:style-name="T3"> </text:span><text:span text:style-name="T2">DE PASO</text:span></text:p>
          </table:table-cell>
          <table:table-cell table:number-columns-repeated="1013"/>
        </table:table-row>
        <table:table-row table:style-name="ro47">
          <table:table-cell table:style-name="ce19" office:value-type="string"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>062</text:p>
            <text:p/>
            <text:p>024</text:p>
          </table:table-cell>
          <table:table-cell table:style-name="ce19" office:value-type="string">
            <text:p/>
            <text:p/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RESPETAR EL ORDEN DE</text:span><text:span text:style-name="T4"> </text:span><text:span text:style-name="T2">PREFERENCIA ENTRE</text:span><text:span text:style-name="T4"> </text:span><text:span text:style-name="T2">VEHÍCULOS DEL MISMO TIPO,</text:span><text:span text:style-name="T3"> </text:span><text:span text:style-name="T2">A FAVOR DEL QUE TIENE QUE</text:span><text:span text:style-name="T3"> </text:span><text:span text:style-name="T2">DAR MARCHA ATRÁS MAYOR</text:span><text:span text:style-name="T4"> </text:span><text:span text:style-name="T2">DISTANCIA, Y EN CASO DE</text:span><text:span text:style-name="T4"> </text:span><text:span text:style-name="T2">IGUALDAD, DEL QUE TENGA</text:span><text:span text:style-name="T4"> </text:span><text:span text:style-name="T2">MAYOR ANCHURA, LONGITUD</text:span><text:span text:style-name="T3"> </text:span><text:span text:style-name="T2">O MMA, EN AUSENCIA DE</text:span><text:span text:style-name="T4"> </text:span><text:span text:style-name="T2">SEÑALIZACIÓN</text:span><text:span text:style-name="T4"> </text:span><text:span text:style-name="T2">(DEBERÁ</text:span><text:span text:style-name="T4"> </text:span><text:span text:style-name="T2">INDICARSE LOS TIPOS DE</text:span></text:p>
            <text:p><text:span text:style-name="T9"><text:s text:c="111"/></text:span><text:span text:style-name="T18"><text:s/></text:span><text:span text:style-name="T11">VEHÍCULOS IMPLICADOS)</text:span><text:span text:style-name="T11"><text:tab/></text:span></text:p>
          </table:table-cell>
          <table:table-cell table:style-name="ce19" office:value-type="string"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/>
            <text:p><text:span text:style-name="T2">PRIORIDAD</text:span><text:span text:style-name="T3"> </text:span><text:span text:style-name="T2">DE 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63</text:p>
            <text:p/>
            <text:p>024</text:p>
          </table:table-cell>
          <table:table-cell table:style-name="ce19" office:value-type="string">
            <text:p/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RESPETAR LA PRIORIDAD</text:span><text:span text:style-name="T3"> </text:span><text:span text:style-name="T2">DE PASO AL VEHÍCULO QUE</text:span><text:span text:style-name="T4"> </text:span><text:span text:style-name="T2">CIRCULA EN SENTIDO</text:span><text:span text:style-name="T4"> </text:span><text:span text:style-name="T2">ASCENDENTE, EN UN TRAMO</text:span><text:span text:style-name="T3"> </text:span><text:span text:style-name="T2">DE GRAN PENDIENTE Y</text:span><text:span text:style-name="T4"> </text:span><text:span text:style-name="T2">ESTRECHO, NO SEÑALIZADO</text:span><text:span text:style-name="T4"> </text:span><text:span text:style-name="T2">AL EFECTO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Tramo de gran pendiente</text:span><text:span text:style-name="T4"> </text:span><text:span text:style-name="T2">sería aquel que tiene una</text:span><text:span text:style-name="T4"> </text:span><text:span text:style-name="T2">inclinación mínima del 7%. La</text:span><text:span text:style-name="T4"> </text:span><text:span text:style-name="T2">excepción en la aplicación de esta</text:span><text:span text:style-name="T5"> </text:span><text:span text:style-name="T2">norma sería que el vehículo que</text:span><text:span text:style-name="T4"> </text:span><text:span text:style-name="T2">asciende por la calzada pudiera</text:span><text:span text:style-name="T4"> </text:span><text:span text:style-name="T2">llegar antes a un apartadero</text:span></text:p>
            <text:p>establecido al efecto.</text:p>
          </table:table-cell>
          <table:table-cell table:style-name="ce19" office:value-type="string">
            <text:p/>
            <text:p/>
            <text:p/>
            <text:p><text:span text:style-name="T2">PRIORIDAD</text:span><text:span text:style-name="T5"> </text:span><text:span text:style-name="T2">DE PAS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64</text:p>
            <text:p/>
            <text:p>025</text:p>
          </table:table-cell>
          <table:table-cell table:style-name="ce19" office:value-type="string">
            <text:p/>
            <text:p><text:span text:style-name="T2">-</text:span><text:span text:style-name="T3"> </text:span><text:span text:style-name="T2">1</text:span>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NO RESPETAR LA PRIORIDAD</text:p>
            <text:p><text:span text:style-name="T2">DE PASO ESTABLECIDA DE</text:span><text:span text:style-name="T4"> </text:span><text:span text:style-name="T2">LOS CONDUCTORES</text:span><text:span text:style-name="T4"> </text:span><text:span text:style-name="T2">RESPECTO DE PEATONES Y</text:span><text:span text:style-name="T4"> </text:span><text:span text:style-name="T2">ANIMALES, CUANDO SE</text:span><text:span text:style-name="T4"> </text:span><text:span text:style-name="T2">CORTAN</text:span><text:span text:style-name="T23"> </text:span><text:span text:style-name="T2">SUS</text:span><text:span text:style-name="T19"> </text:span><text:span text:style-name="T2">TRAYECTORIAS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Usuario</text:p>
          </table:table-cell>
          <table:table-cell table:style-name="ce19"/>
          <table:table-cell table:style-name="ce19" office:value-type="string">
            <text:p/>
            <text:p/>
            <text:p><text:span text:style-name="T2">PRIORIDAD</text:span><text:span text:style-name="T3"> </text:span><text:span text:style-name="T2">DE 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64</text:p>
            <text:p/>
            <text:p>025</text:p>
          </table:table-cell>
          <table:table-cell table:style-name="ce19" office:value-type="string">
            <text:p/>
            <text:p/>
            <text:p><text:span text:style-name="T2">-</text:span><text:span text:style-name="T3"> </text:span><text:span text:style-name="T2">4</text:span>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4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/>
            <text:p/>
            <text:p><text:span text:style-name="T2">NO RESPETAR LA PRIORIDAD</text:span><text:span text:style-name="T3"> </text:span><text:span text:style-name="T2">DE PASO PARA CICLISTAS,</text:span><text:span text:style-name="T4"> </text:span><text:span text:style-name="T2">CON RIESGO PARA ÉSTOS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Se debe especificar en qué</text:p>
            <text:p><text:span text:style-name="T2">consistió el riesgo para éstos</text:span><text:span text:style-name="T4"> </text:span><text:span text:style-name="T2">(interceptación de la trayectoria,</text:span><text:span text:style-name="T4"> </text:span><text:span text:style-name="T2">distancia mínima al cruzarse, leve</text:span><text:span text:style-name="T4"> </text:span><text:span text:style-name="T2">roce, caida, etc) y si el conductor de</text:span><text:span text:style-name="T3"> </text:span><text:span text:style-name="T2">la bicicleta, o el peatón, tuvo que</text:span><text:span text:style-name="T4"> </text:span><text:span text:style-name="T2">adoptar</text:span><text:span text:style-name="T7"> </text:span><text:span text:style-name="T2">alguna</text:span><text:span text:style-name="T8"> </text:span><text:span text:style-name="T2">medida</text:span><text:span text:style-name="T8"> </text:span><text:span text:style-name="T2">evasiva</text:span><text:span text:style-name="T7"> </text:span><text:span text:style-name="T2">para</text:span><text:span text:style-name="T21"> </text:span><text:span text:style-name="T2">evitar la colisión (frenar, correr,</text:span><text:span text:style-name="T4"> </text:span><text:span text:style-name="T2">volver a la acera, etc)</text:span></text:p>
          </table:table-cell>
          <table:table-cell table:style-name="ce19" office:value-type="string">
            <text:p/>
            <text:p/>
            <text:p/>
            <text:p><text:span text:style-name="T2">PRIORIDAD</text:span><text:span text:style-name="T3"> </text:span><text:span text:style-name="T2">DE PASO</text:span></text:p>
          </table:table-cell>
          <table:table-cell table:number-columns-repeated="1013"/>
        </table:table-row>
        <table:table-row table:style-name="ro49">
          <table:table-cell table:style-name="ce19" office:value-type="string"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>064</text:p>
            <text:p/>
            <text:p>025</text:p>
          </table:table-cell>
          <table:table-cell table:style-name="ce19" office:value-type="string">
            <text:p/>
            <text:p/>
            <text:p/>
            <text:p/>
            <text:p/>
            <text:p><text:span text:style-name="T2">-</text:span><text:span text:style-name="T3"> </text:span><text:span text:style-name="T2">4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NO RESPETAR LA PRIORIDAD</text:p>
            <text:p><text:span text:style-name="T2">DE PASO PARA CICLISTAS.</text:span><text:span text:style-name="T4"> </text:span><text:span text:style-name="T2">(SÓLO PARA SUPUESTOS EN</text:span><text:span text:style-name="T3"> </text:span><text:span text:style-name="T2">LOS QUE EL AGENTE</text:span><text:span text:style-name="T4"> </text:span><text:span text:style-name="T2">PERCIBA AUSENCIA DE</text:span><text:span text:style-name="T4"> </text:span><text:span text:style-name="T2">RIESGO INMEDIATO PARA</text:span><text:span text:style-name="T4"> </text:span><text:span text:style-name="T2">CICLISTAS. TODOS LOS</text:span><text:span text:style-name="T4"> </text:span><text:span text:style-name="T2">CONDUCTORES DE</text:span><text:span text:style-name="T4"> </text:span><text:span text:style-name="T2">VEHÍCULOS A MOTOR DEBEN</text:span><text:span text:style-name="T5"> </text:span><text:span text:style-name="T2">RECONOCER LA PRIORIDAD</text:span><text:span text:style-name="T4"> </text:span><text:span text:style-name="T2">DE PASO A LOS</text:span><text:span text:style-name="T4"> </text:span><text:span text:style-name="T2">CONDUCTORES DE</text:span><text:span text:style-name="T4"> </text:span><text:span text:style-name="T2">BICICLETAS CUANDO</text:span><text:span text:style-name="T4"> </text:span><text:span text:style-name="T2">CIRCULEN POR UN CARRIL</text:span></text:p>
            <text:p><text:span text:style-name="T9"><text:s text:c="129"/></text:span><text:span text:style-name="T20"><text:s/></text:span><text:span text:style-name="T11">BICI, )</text:span><text:span text:style-name="T11"><text:tab/></text:span></text:p>
          </table:table-cell>
          <table:table-cell table:style-name="ce19" office:value-type="string"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><text:span text:style-name="T2">NOTA: paso para ciclistas o arcén</text:span><text:span text:style-name="T4"> </text:span><text:span text:style-name="T2">debidamente señalizados;así como</text:span><text:span text:style-name="T4"> </text:span><text:span text:style-name="T2">cuando para entrar en otra vía el</text:span><text:span text:style-name="T4"> </text:span><text:span text:style-name="T2">vehículo de motor gire a derecha o</text:span><text:span text:style-name="T4"> </text:span><text:span text:style-name="T2">izquierda, en los supuestos</text:span><text:span text:style-name="T4"> </text:span><text:span text:style-name="T2">permitidos, y haya un ciclista en sus</text:span><text:span text:style-name="T3"> </text:span><text:span text:style-name="T2">proximidades; o cuando, circulando</text:span><text:span text:style-name="T4"> </text:span><text:span text:style-name="T2">en grupo, el primero haya iniciado</text:span><text:span text:style-name="T4"> </text:span><text:span text:style-name="T2">ya el cruce o haya entrado en una</text:span><text:span text:style-name="T4"> </text:span><text:span text:style-name="T2">glorieta.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<text:span text:style-name="T2">PRIORIDAD</text:span><text:span text:style-name="T3"> </text:span><text:span text:style-name="T2">DE PASO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65</text:p>
            <text:p/>
            <text:p>025</text:p>
          </table:table-cell>
          <table:table-cell table:style-name="ce19" office:value-type="string">
            <text:p>-</text:p>
            <text:p/>
            <text:p>1</text:p>
          </table:table-cell>
          <table:table-cell table:style-name="ce19" office:value-type="string">
            <text:p/>
            <text:p>5A</text:p>
          </table:table-cell>
          <table:table-cell table:style-name="ce19" office:value-type="string">
            <text:p/>
            <text:p>4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RESPETAR LA PRIORIDAD</text:span><text:span text:style-name="T3"> </text:span><text:span text:style-name="T2">DE PASO DE LOS PEATONES,</text:span><text:span text:style-name="T3"> </text:span><text:span text:style-name="T2">CON RIESGO PARA ÉSTOS</text:span>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</text:span><text:span text:style-name="T7"> </text:span><text:span text:style-name="T2">Ver</text:span><text:span text:style-name="T8"> </text:span><text:span text:style-name="T2">notas</text:span><text:span text:style-name="T8"> </text:span><text:span text:style-name="T2">incorporadas</text:span><text:span text:style-name="T7"> </text:span><text:span text:style-name="T2">al</text:span><text:span text:style-name="T21"> </text:span><text:span text:style-name="T2">precepto anterior</text:span></text:p>
          </table:table-cell>
          <table:table-cell table:style-name="ce19" office:value-type="string">
            <text:p/>
            <text:p><text:span text:style-name="T2">PRIORIDAD</text:span><text:span text:style-name="T5"> </text:span><text:span text:style-name="T2">DE 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65</text:p>
            <text:p/>
            <text:p>025</text:p>
          </table:table-cell>
          <table:table-cell table:style-name="ce19" office:value-type="string">
            <text:p/>
            <text:p/>
            <text:p><text:span text:style-name="T2">-</text:span><text:span text:style-name="T3"> </text:span><text:span text:style-name="T2">5</text:span>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NO RESPETAR LA PRIORIDAD</text:p>
            <text:p><text:span text:style-name="T2">DE PASO DE LOS PEATONES</text:span><text:span text:style-name="T3"> </text:span><text:span text:style-name="T2">(SÓLO PARA SUPUESTOS EN</text:span><text:span text:style-name="T5"> </text:span><text:span text:style-name="T2">LOS QUE EL AGENTE</text:span><text:span text:style-name="T4"> </text:span><text:span text:style-name="T2">PERCIBA AUSENCIA DE</text:span><text:span text:style-name="T4"> </text:span><text:span text:style-name="T2">RIESGO INMEDIATO PARA</text:span></text:p>
            <text:p><text:span text:style-name="T9"><text:s text:c="124"/></text:span><text:span text:style-name="T27"><text:s/></text:span><text:span text:style-name="T11">PEATONES)</text:span><text:span text:style-name="T11"><text:tab/>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PRIORIDAD</text:span><text:span text:style-name="T3"> </text:span><text:span text:style-name="T2">DE PASO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66</text:p>
            <text:p/>
            <text:p>025</text:p>
          </table:table-cell>
          <table:table-cell table:style-name="ce19" office:value-type="string">
            <text:p>1</text:p>
            <text:p/>
            <text:p>3</text:p>
          </table:table-cell>
          <table:table-cell table:style-name="ce19" office:value-type="string">
            <text:p/>
            <text:p>5A</text:p>
          </table:table-cell>
          <table:table-cell table:style-name="ce19" office:value-type="string">
            <text:p/>
            <text:p>4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RESPETAR LA PRIORIDAD</text:span><text:span text:style-name="T3"> </text:span><text:span text:style-name="T2">DE PASO DE LOS ANIMALES,</text:span><text:span text:style-name="T3"> </text:span><text:span text:style-name="T2">CON RIESGO PARA ÉSTOS</text:span>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</text:span><text:span text:style-name="T7"> </text:span><text:span text:style-name="T2">Ver</text:span><text:span text:style-name="T8"> </text:span><text:span text:style-name="T2">notas</text:span><text:span text:style-name="T8"> </text:span><text:span text:style-name="T2">incorporadas</text:span><text:span text:style-name="T7"> </text:span><text:span text:style-name="T2">al</text:span><text:span text:style-name="T21"> </text:span><text:span text:style-name="T2">precepto anterior</text:span></text:p>
          </table:table-cell>
          <table:table-cell table:style-name="ce19" office:value-type="string">
            <text:p/>
            <text:p><text:span text:style-name="T2">PRIORIDAD</text:span><text:span text:style-name="T5"> </text:span><text:span text:style-name="T2">DE 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66</text:p>
            <text:p/>
            <text:p>025</text:p>
          </table:table-cell>
          <table:table-cell table:style-name="ce19" office:value-type="string">
            <text:p/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RESPETAR LA PRIORIDAD</text:span><text:span text:style-name="T3"> </text:span><text:span text:style-name="T2">DE PASO DE LOS ANIMALES</text:span><text:span text:style-name="T4"> </text:span><text:span text:style-name="T2">(SÓLO PARA SUPUESTOS EN</text:span><text:span text:style-name="T4"> </text:span><text:span text:style-name="T2">LOS QUE EL AGENTE</text:span><text:span text:style-name="T4"> </text:span><text:span text:style-name="T2">PERCIBA AUSENCIA DE</text:span><text:span text:style-name="T4"> </text:span><text:span text:style-name="T2">RIESGO INMEDIATO PARA</text:span></text:p>
            <text:p><text:span text:style-name="T9"><text:s text:c="124"/></text:span><text:span text:style-name="T10"><text:s/></text:span><text:span text:style-name="T11">ANIMALES)</text:span><text:span text:style-name="T11"><text:tab/>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PRIORIDAD</text:span><text:span text:style-name="T5"> </text:span><text:span text:style-name="T2">DE PASO</text:span></text:p>
          </table:table-cell>
          <table:table-cell table:number-columns-repeated="1013"/>
        </table:table-row>
        <table:table-row table:style-name="ro50">
          <table:table-cell table:style-name="ce19" office:value-type="string">
            <text:p/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067</text:p>
            <text:p/>
            <text:p>027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HACER USO DE LA PRIORIDAD</text:span><text:span text:style-name="T3"> </text:span><text:span text:style-name="T2">DE PASO SOBRE LOS DEMÁS</text:span><text:span text:style-name="T4"> </text:span><text:span text:style-name="T2">VEHÍCULOS Y OTROS</text:span><text:span text:style-name="T4"> </text:span><text:span text:style-name="T2">USUARIOS DE LA VÍA, EL</text:span><text:span text:style-name="T4"> </text:span><text:span text:style-name="T2">CONDUCTOR DE UN</text:span><text:span text:style-name="T4"> </text:span><text:span text:style-name="T2">VEHÍCULO DE URGENCIA, SIN</text:span><text:span text:style-name="T4"> </text:span><text:span text:style-name="T2">HALLARSE EN SERVICIO DE</text:span><text:span text:style-name="T4"> </text:span><text:span text:style-name="T2">TAL CARÁCTER (TIENEN EL</text:span><text:span text:style-name="T4"> </text:span><text:span text:style-name="T2">CARÁCTER DE PRIORITARIOS</text:span><text:span text:style-name="T4"> </text:span><text:span text:style-name="T2">LOS VEHÍCULOS DE LOS</text:span><text:span text:style-name="T4"> </text:span><text:span text:style-name="T2">SERVICIOS DE POLICÍA,</text:span><text:span text:style-name="T4"> </text:span><text:span text:style-name="T2">EXTINCIÓN DE INCENDIOS,</text:span><text:span text:style-name="T4"> </text:span><text:span text:style-name="T2">PROTECCIÓN CIVIL Y</text:span><text:span text:style-name="T4"> </text:span><text:span text:style-name="T2">SALVAMENTO, Y DE</text:span><text:span text:style-name="T4"> </text:span><text:span text:style-name="T2">ASISTENCIA SANITARIA,</text:span><text:span text:style-name="T4"> </text:span><text:span text:style-name="T2">PÚBLICA O PRIVADA, QUE</text:span><text:span text:style-name="T4"> </text:span><text:span text:style-name="T2">CIRCULEN EN SERVICIO</text:span></text:p>
            <text:p>URGENTE.)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/>
            <text:p/>
            <text:p><text:span text:style-name="T2">NOTA: Podrán circular por encima</text:span><text:span text:style-name="T3"> </text:span><text:span text:style-name="T2">de los límites de velocidad, y</text:span><text:span text:style-name="T4"> </text:span><text:span text:style-name="T2">estarán exentos de cumplir otras</text:span><text:span text:style-name="T4"> </text:span><text:span text:style-name="T2">normas o señales en los casos y</text:span><text:span text:style-name="T4"> </text:span><text:span text:style-name="T2">con las condiciones que se</text:span><text:span text:style-name="T4"> </text:span><text:span text:style-name="T2">determinen.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<text:span text:style-name="T2">VEHÍCULOS PRIORITARI</text:span><text:span text:style-name="T3"> </text:span><text:span text:style-name="T2">OS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67</text:p>
            <text:p/>
            <text:p>027</text:p>
          </table:table-cell>
          <table:table-cell table:style-name="ce19" office:value-type="string">
            <text:p/>
            <text:p>2</text:p>
            <text:p/>
            <text:p>-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VULNERAR LA PRIORIDAD DE</text:span><text:span text:style-name="T4"> </text:span><text:span text:style-name="T2">PASO, EL CONDUCTOR DE UN</text:span><text:span text:style-name="T3"> </text:span><text:span text:style-name="T2">VEHÍCULO DE URGENCIA, SIN</text:span><text:span text:style-name="T3"> </text:span><text:span text:style-name="T2">CERCIORARSE DE QUE NO</text:span><text:span text:style-name="T4"> </text:span><text:span text:style-name="T2">EXISTA RIESGO O PELIGRO</text:span></text:p>
            <text:p><text:span text:style-name="T9"><text:s text:c="108"/></text:span><text:span text:style-name="T16"><text:s/></text:span><text:span text:style-name="T11">PARA LOS DEMÁS USUARIOS</text:span><text:span text:style-name="T11"><text:tab/>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 Deberá indicarse,</text:span><text:span text:style-name="T4"> </text:span><text:span text:style-name="T2">sucintamente, la maniobra realizada</text:span><text:span text:style-name="T3"> </text:span><text:span text:style-name="T2">y el peligro creado</text:span></text:p>
          </table:table-cell>
          <table:table-cell table:style-name="ce19" office:value-type="string">
            <text:p/>
            <text:p/>
            <text:p><text:span text:style-name="T2">VEHÍCULOS PRIORITARI</text:span><text:span text:style-name="T3"> </text:span><text:span text:style-name="T2">OS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68</text:p>
            <text:p/>
            <text:p>027</text:p>
          </table:table-cell>
          <table:table-cell table:style-name="ce19" office:value-type="string">
            <text:p/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CONDUCIR UN VEHÍCULO</text:span><text:span text:style-name="T4"> </text:span><text:span text:style-name="T2">PRIORITARIO, EN SERVICIO</text:span><text:span text:style-name="T4"> </text:span><text:span text:style-name="T2">URGENTE, SIN ADOPTAR LAS</text:span><text:span text:style-name="T4"> </text:span><text:span text:style-name="T2">PRECAUCIONES PRECISAS</text:span><text:span text:style-name="T4"> </text:span><text:span text:style-name="T2">PARA NO PONER EN PELIGRO</text:span><text:span text:style-name="T5"> </text:span><text:span text:style-name="T2">A LOS DEMÁS USUARIOS</text:span><text:span text:style-name="T4"> </text:span><text:span text:style-name="T2">(DEBERÁ INDICARSE</text:span><text:span text:style-name="T4"> </text:span><text:span text:style-name="T2">SUCINTAMENTE</text:span><text:span text:style-name="T28"> </text:span><text:span text:style-name="T2">LA</text:span><text:span text:style-name="T4"> </text:span><text:span text:style-name="T2">MANIOBRA REALIZADA Y</text:span></text:p>
            <text:p>PELIGRO CREADO)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VEHÍCULOS</text:span><text:span text:style-name="T3"> </text:span><text:span text:style-name="T2">PRIORITARI</text:span><text:span text:style-name="T3"> </text:span><text:span text:style-name="T2">OS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68</text:p>
            <text:p/>
            <text:p>027</text:p>
          </table:table-cell>
          <table:table-cell table:style-name="ce19" office:value-type="string">
            <text:p/>
            <text:p/>
            <text:p>2</text:p>
            <text:p/>
            <text:p>-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CONDUCIR UN VEHÍCULO</text:p>
            <text:p><text:span text:style-name="T2">PRIORITARIO EN SERVICIO</text:span><text:span text:style-name="T4"> </text:span><text:span text:style-name="T2">URGENTE SIN ADVERTIR SU</text:span><text:span text:style-name="T4"> </text:span><text:span text:style-name="T2">PRESENCIA MEDIANTE LA</text:span><text:span text:style-name="T4"> </text:span><text:span text:style-name="T2">UTILIZACIÓN DE LAS SEÑALES</text:span><text:span text:style-name="T3"> </text:span><text:span text:style-name="T2">LUMINOSAS Y ACÚSTICAS</text:span><text:span text:style-name="T4"> </text:span><text:span text:style-name="T2">REGLAMENTARIAMENTE</text:span><text:span text:style-name="T4"> </text:span><text:span text:style-name="T2">ESTABLECIDAS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VEHÍCULOS PRIORITARI</text:span><text:span text:style-name="T3"> </text:span><text:span text:style-name="T2">OS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68</text:p>
            <text:p/>
            <text:p>027</text:p>
          </table:table-cell>
          <table:table-cell table:style-name="ce19" office:value-type="string">
            <text:p/>
            <text:p>2</text:p>
            <text:p/>
            <text:p>-</text:p>
          </table:table-cell>
          <table:table-cell table:style-name="ce19" office:value-type="string">
            <text:p/>
            <text:p/>
            <text:p>5B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CONDUCIR UN VEHÍCULO</text:p>
            <text:p><text:span text:style-name="T2">PRIORITARIO UTILIZANDO</text:span><text:span text:style-name="T4"> </text:span><text:span text:style-name="T2">SEÑALES ACÚSTICAS</text:span><text:span text:style-name="T4"> </text:span><text:span text:style-name="T2">ESPECIALES DE MANERA</text:span><text:span text:style-name="T4"> </text:span><text:span text:style-name="T2">INNECESARIA, BASTANDO EL</text:span><text:span text:style-name="T5"> </text:span><text:span text:style-name="T2">USO AISLADO DE LA SEÑAL</text:span></text:p>
            <text:p><text:span text:style-name="T9"><text:s text:c="125"/></text:span><text:span text:style-name="T27"><text:s/></text:span><text:span text:style-name="T11">LUMINOSA</text:span><text:span text:style-name="T11"><text:tab/>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VEHÍCULOS PRIORITARI</text:span><text:span text:style-name="T3"> </text:span><text:span text:style-name="T2">OS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69</text:p>
            <text:p/>
            <text:p>027</text:p>
          </table:table-cell>
          <table:table-cell table:style-name="ce19" office:value-type="string">
            <text:p/>
            <text:p/>
            <text:p>-</text:p>
            <text:p/>
            <text:p>-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FACILITAR EL PASO A UN</text:span><text:span text:style-name="T3"> </text:span><text:span text:style-name="T2">VEHÍCULO PRIORITARIO QUE</text:span><text:span text:style-name="T5"> </text:span><text:span text:style-name="T2">CIRCULA EN SERVICIO DE</text:span><text:span text:style-name="T4"> </text:span><text:span text:style-name="T2">URGENCIA, DESPUÉS DE</text:span><text:span text:style-name="T4"> </text:span><text:span text:style-name="T2">PERCIBIR LAS SEÑALES QUE</text:span><text:span text:style-name="T3"> </text:span><text:span text:style-name="T2">ANUNCIAN SU PROXIMIDAD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</text:span><text:span text:style-name="T4"> </text:span><text:span text:style-name="T2">Los demás conductores</text:span><text:span text:style-name="T4"> </text:span><text:span text:style-name="T2">adoptarán las medidas adecuadas,</text:span><text:span text:style-name="T3"> </text:span><text:span text:style-name="T2">según las circunstancias del</text:span><text:span text:style-name="T4"> </text:span><text:span text:style-name="T2">momento y lugar para facilitarles el</text:span><text:span text:style-name="T3"> </text:span><text:span text:style-name="T2">paso, apartándose normalmente a</text:span><text:span text:style-name="T4"> </text:span><text:span text:style-name="T2">su</text:span><text:span text:style-name="T8"> </text:span><text:span text:style-name="T2">derecha</text:span><text:span text:style-name="T39"> </text:span><text:span text:style-name="T2">o</text:span><text:span text:style-name="T39"> </text:span><text:span text:style-name="T2">deteniéndose</text:span><text:span text:style-name="T39"> </text:span><text:span text:style-name="T2">si</text:span><text:span text:style-name="T39"> </text:span><text:span text:style-name="T2">fuera</text:span></text:p>
            <text:p>preciso.</text:p>
          </table:table-cell>
          <table:table-cell table:style-name="ce19" office:value-type="string">
            <text:p/>
            <text:p/>
            <text:p><text:span text:style-name="T2">VEHÍCULOS</text:span><text:span text:style-name="T3"> </text:span><text:span text:style-name="T2">PRIORITARI</text:span><text:span text:style-name="T3"> </text:span><text:span text:style-name="T2">OS</text:span></text:p>
          </table:table-cell>
          <table:table-cell table:number-columns-repeated="1013"/>
        </table:table-row>
        <table:table-row table:style-name="ro48">
          <table:table-cell table:style-name="ce19" office:value-type="string"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>069</text:p>
            <text:p/>
            <text:p>026</text:p>
          </table:table-cell>
          <table:table-cell table:style-name="ce19" office:value-type="string">
            <text:p/>
            <text:p/>
            <text:p/>
            <text:p/>
            <text:p/>
            <text:p><text:span text:style-name="T2">-</text:span><text:span text:style-name="T3"> </text:span><text:span text:style-name="T2">1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DETENER EL VEHÍCULO</text:span><text:span text:style-name="T4"> </text:span><text:span text:style-name="T2">RESEÑADO CON LAS DEBIDAS</text:span><text:span text:style-name="T3"> </text:span><text:span text:style-name="T2">PRECAUCIONES EN EL LADO</text:span><text:span text:style-name="T4"> </text:span><text:span text:style-name="T2">DERECHO CUANDO UN</text:span><text:span text:style-name="T4"> </text:span><text:span text:style-name="T2">VEHÍCULO POLICIAL</text:span><text:span text:style-name="T4"> </text:span><text:span text:style-name="T2">MANIFIESTA SU PRESENCIA</text:span><text:span text:style-name="T4"> </text:span><text:span text:style-name="T2">REGLAMENTARIAMENTE</text:span><text:span text:style-name="T4"> </text:span><text:span text:style-name="T2">(SI</text:span><text:span text:style-name="T4"> </text:span><text:span text:style-name="T2">CONCURRIERAN</text:span><text:span text:style-name="T4"> </text:span><text:span text:style-name="T2">CIRCUNSTANCIAS QUE</text:span><text:span text:style-name="T4"> </text:span><text:span text:style-name="T2">PERMITIERAN CALIFICAR LA</text:span><text:span text:style-name="T4"> </text:span><text:span text:style-name="T2">CONDUCTA</text:span><text:span text:style-name="T4"> </text:span><text:span text:style-name="T2">DE</text:span><text:span text:style-name="T15"> </text:span><text:span text:style-name="T2">NEGLIGENTE</text:span><text:span text:style-name="T4"> </text:span><text:span text:style-name="T2">O TEMERARIA SE</text:span><text:span text:style-name="T4"> </text:span><text:span text:style-name="T2">DENUNCIARÍA POR EL</text:span><text:span text:style-name="T4"> </text:span><text:span text:style-name="T2">ARTÍCULO 3 DEL PRESENTE</text:span></text:p>
            <text:p><text:span text:style-name="T9"><text:s text:c="121"/></text:span><text:span text:style-name="T12"><text:s/></text:span><text:span text:style-name="T11">REGLAMENTO)</text:span><text:span text:style-name="T11"><text:tab/></text:span></text:p>
          </table:table-cell>
          <table:table-cell table:style-name="ce19" office:value-type="string"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/>
            <text:p><text:span text:style-name="T2">VEHÍCULOS</text:span><text:span text:style-name="T3"> </text:span><text:span text:style-name="T2">PRIORITARI</text:span><text:span text:style-name="T3"> </text:span><text:span text:style-name="T2">OS</text:span></text:p>
          </table:table-cell>
          <table:table-cell table:number-columns-repeated="1013"/>
        </table:table-row>
        <table:table-row table:style-name="ro50">
          <table:table-cell table:style-name="ce19" office:value-type="string">
            <text:p/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070</text:p>
            <text:p/>
            <text:p>026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2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FACILITAR EL PASO A UN</text:span><text:span text:style-name="T4"> </text:span><text:span text:style-name="T2">VEHÍCULO NO PRIORITARIO</text:span><text:span text:style-name="T4"> </text:span><text:span text:style-name="T2">QUE CIRCULA EN SERVICIO</text:span><text:span text:style-name="T4"> </text:span><text:span text:style-name="T2">DE URGENCIA, DESPUÉS DE</text:span><text:span text:style-name="T4"> </text:span><text:span text:style-name="T2">PERCIBIR LAS SEÑALES QUE</text:span><text:span text:style-name="T4"> </text:span><text:span text:style-name="T2">ANUNCIAN SU PROXIMIDAD</text:span><text:span text:style-name="T4"> </text:span><text:span text:style-name="T2">(SI EL CONDUCTOR DE UN</text:span><text:span text:style-name="T4"> </text:span><text:span text:style-name="T2">VEHÍCULO NO PRIORITARIO</text:span><text:span text:style-name="T4"> </text:span><text:span text:style-name="T2">SE VIERA FORZADO, SIN</text:span><text:span text:style-name="T4"> </text:span><text:span text:style-name="T2">PODER RECURRIR A OTRO</text:span><text:span text:style-name="T4"> </text:span><text:span text:style-name="T2">MEDIO, A EFECTUAR UN</text:span><text:span text:style-name="T4"> </text:span><text:span text:style-name="T2">SERVICIO DE LOS</text:span><text:span text:style-name="T4"> </text:span><text:span text:style-name="T2">NORMALMENTE</text:span><text:span text:style-name="T4"> </text:span><text:span text:style-name="T2">RESERVADOS A LOS</text:span><text:span text:style-name="T4"> </text:span><text:span text:style-name="T2">PRIORITARIOS, PROCURARÁ</text:span><text:span text:style-name="T4"> </text:span><text:span text:style-name="T2">QUE LOS DEMÁS USUARIOS</text:span><text:span text:style-name="T4"> </text:span><text:span text:style-name="T2">ADVIERTAN LA ESPECIAL</text:span><text:span text:style-name="T4"> </text:span><text:span text:style-name="T2">SITUACION</text:span><text:span text:style-name="T7"> </text:span><text:span text:style-name="T2">EN</text:span><text:span text:style-name="T7"> </text:span><text:span text:style-name="T2">QUE</text:span><text:span text:style-name="T7"> </text:span><text:span text:style-name="T2">CIRCULA,</text:span></text:p>
            <text:p>)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NOTA: utilizando para ello el</text:span><text:span text:style-name="T4"> </text:span><text:span text:style-name="T2">avisador acústico en forma</text:span><text:span text:style-name="T4"> </text:span><text:span text:style-name="T2">intermitente y conectando la luz de</text:span><text:span text:style-name="T3"> </text:span><text:span text:style-name="T2">emergencia,si se dispusiera de ella</text:span><text:span text:style-name="T3"> </text:span><text:span text:style-name="T2">o agitando un pañuelo o</text:span><text:span text:style-name="T4"> </text:span><text:span text:style-name="T2">procedimiento similar.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<text:span text:style-name="T2">VEHÍCULOS</text:span><text:span text:style-name="T3"> </text:span><text:span text:style-name="T2">PRIORITARI</text:span><text:span text:style-name="T3"> </text:span><text:span text:style-name="T2">OS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0</text:p>
            <text:p/>
            <text:p>027</text:p>
          </table:table-cell>
          <table:table-cell table:style-name="ce19" office:value-type="string">
            <text:p/>
            <text:p/>
            <text:p>3</text:p>
            <text:p/>
            <text:p>-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JUSTIFICAR EL</text:span><text:span text:style-name="T4"> </text:span><text:span text:style-name="T2">CONDUCTOR DE UN</text:span><text:span text:style-name="T4"> </text:span><text:span text:style-name="T2">VEHÍCULO NO PRIORITARIO</text:span><text:span text:style-name="T4"> </text:span><text:span text:style-name="T2">SU PRESUNTA CIRCULACIÓN</text:span><text:span text:style-name="T3"> </text:span><text:span text:style-name="T2">EN SERVICIO DE URGENCIA</text:span><text:span text:style-name="T4"> </text:span><text:span text:style-name="T2">COMO CONSECUENCIA DE</text:span><text:span text:style-name="T4"> </text:span><text:span text:style-name="T2">CIRCUNSTANCIAS</text:span></text:p>
            <text:p><text:span text:style-name="T9"><text:s text:c="111"/></text:span><text:span text:style-name="T20"><text:s/></text:span><text:span text:style-name="T11">ESPECIALMENTE GRAVES</text:span><text:span text:style-name="T11"><text:tab/>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VEHÍCULOS</text:span><text:span text:style-name="T3"> </text:span><text:span text:style-name="T2">PRIORITARI</text:span><text:span text:style-name="T3"> </text:span><text:span text:style-name="T2">OS</text:span></text:p>
          </table:table-cell>
          <table:table-cell table:number-columns-repeated="1013"/>
        </table:table-row>
        <table:table-row table:style-name="ro39">
          <table:table-cell table:style-name="ce19" office:value-type="string"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071</text:p>
            <text:p/>
            <text:p>012</text:p>
          </table:table-cell>
          <table:table-cell table:style-name="ce19" office:value-type="string">
            <text:p/>
            <text:p/>
            <text:p/>
            <text:p/>
            <text:p/>
            <text:p/>
            <text:p>1</text:p>
            <text:p/>
            <text:p>6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Muy grave</text:span><text:span text:style-name="T5"> </text:span><text:span text:style-name="T2">077.-</text:span></text:p>
            <text:p>L)</text:p>
          </table:table-cell>
          <table:table-cell table:style-name="ce19" office:value-type="string">
            <text:p><text:span text:style-name="T2">CIRCULAR UN VEHÍCULO</text:span><text:span text:style-name="T4"> </text:span><text:span text:style-name="T2">ESPECIAL TRANSPORTANDO</text:span><text:span text:style-name="T4"> </text:span><text:span text:style-name="T2">CARGA SIN ESTAR</text:span><text:span text:style-name="T4"> </text:span><text:span text:style-name="T2">DESTINADO A PRESTAR</text:span><text:span text:style-name="T4"> </text:span><text:span text:style-name="T2">SERVICIOS DE TRANSPORTE</text:span><text:span text:style-name="T4"> </text:span><text:span text:style-name="T2">ESPECIAL ( LOS VEHÍCULOS</text:span><text:span text:style-name="T4"> </text:span><text:span text:style-name="T2">ESPECIALES SÓLO PUEDEN</text:span><text:span text:style-name="T4"> </text:span><text:span text:style-name="T2">UTILIZAR</text:span><text:span text:style-name="T29"> </text:span><text:span text:style-name="T2">LAS</text:span><text:span text:style-name="T29"> </text:span><text:span text:style-name="T2">VÍAS</text:span><text:span text:style-name="T29"> </text:span><text:span text:style-name="T2">OBJETO</text:span><text:span text:style-name="T4"> </text:span><text:span text:style-name="T2">DE LA LEGISLACIÓN DE</text:span><text:span text:style-name="T4"> </text:span><text:span text:style-name="T2">TRÁFICO PARA</text:span><text:span text:style-name="T4"> </text:span><text:span text:style-name="T2">DESPLAZARSE, NO PUDIENDO</text:span><text:span text:style-name="T3"> </text:span><text:span text:style-name="T2">REALIZAR LAS TAREAS PARA</text:span><text:span text:style-name="T4"> </text:span><text:span text:style-name="T2">LAS QUE ESTÉN DESTINADOS</text:span><text:span text:style-name="T3"> </text:span><text:span text:style-name="T2">EN FUNCIÓN DE SUS</text:span><text:span text:style-name="T4"> </text:span><text:span text:style-name="T2">CARACTERÍSTICAS</text:span></text:p>
            <text:p>TÉCNICAS,)</text:p>
          </table:table-cell>
          <table:table-cell table:style-name="ce19" office:value-type="string">
            <text:p/>
            <text:p/>
            <text:p/>
            <text:p/>
            <text:p/>
            <text:p/>
            <text:p>500.0</text:p>
            <text:p/>
            <text:p>250.0</text:p>
          </table:table-cell>
          <table:table-cell table:style-name="ce19" office:value-type="string">
            <text:p>Titular</text:p>
          </table:table-cell>
          <table:table-cell table:style-name="ce19" office:value-type="string">
            <text:p/>
            <text:p/>
            <text:p/>
            <text:p><text:span text:style-name="T2">NOTA: con excepción de los que</text:span><text:span text:style-name="T4"> </text:span><text:span text:style-name="T2">realicen trabajo de construcción,</text:span><text:span text:style-name="T4"> </text:span><text:span text:style-name="T2">reparación o conservación de las</text:span><text:span text:style-name="T3"> </text:span><text:span text:style-name="T2">vías exclusivamente en las zonas</text:span><text:span text:style-name="T5"> </text:span><text:span text:style-name="T2">donde se lleven a cabo dichos</text:span><text:span text:style-name="T4"> </text:span><text:span text:style-name="T2">trabajos y de los específicamente</text:span><text:span text:style-name="T3"> </text:span><text:span text:style-name="T2">destinados a remolcar vehículos</text:span><text:span text:style-name="T4"> </text:span><text:span text:style-name="T2">accidentados, averiados o mal</text:span><text:span text:style-name="T4"> </text:span><text:span text:style-name="T2">estacionados.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VEHÍCULOS ESPECIALE</text:span><text:span text:style-name="T3"> </text:span><text:span text:style-name="T2">S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1</text:p>
            <text:p/>
            <text:p>017</text:p>
          </table:table-cell>
          <table:table-cell table:style-name="ce19" office:value-type="string"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CIRCULAR UN VEHÍCULO</text:span><text:span text:style-name="T4"> </text:span><text:span text:style-name="T2">ESPECIAL REALIZANDO LAS</text:span><text:span text:style-name="T4"> </text:span><text:span text:style-name="T2">TAREAS PARA LAS QUE ESTÁ</text:span><text:span text:style-name="T3"> </text:span><text:span text:style-name="T2">DESTINADO EN FUNCIÓN DE</text:span><text:span text:style-name="T4"> </text:span><text:span text:style-name="T2">SUS CARACTERÍSTICAS</text:span><text:span text:style-name="T4"> </text:span><text:span text:style-name="T2">TÉCNICAS, FUERA DE LA</text:span><text:span text:style-name="T4"> </text:span><text:span text:style-name="T2">ZONA DONDE SE LLEVAN A</text:span></text:p>
            <text:p>CABO DICHOS TRABAJOS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><text:span text:style-name="T2">NOTA: Salvo que haya quedado</text:span><text:span text:style-name="T4"> </text:span><text:span text:style-name="T2">acreditada la necesidad de acceso</text:span><text:span text:style-name="T3"> </text:span><text:span text:style-name="T2">a una mínima parte de la vía para</text:span><text:span text:style-name="T4"> </text:span><text:span text:style-name="T2">entrar en su zona de trabajo</text:span></text:p>
          </table:table-cell>
          <table:table-cell table:style-name="ce19" office:value-type="string">
            <text:p/>
            <text:p/>
            <text:p><text:span text:style-name="T2">VEHÍCULOS ESPECIALE</text:span><text:span text:style-name="T3"> </text:span><text:span text:style-name="T2">S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71</text:p>
            <text:p/>
            <text:p>043</text:p>
          </table:table-cell>
          <table:table-cell table:style-name="ce19" office:value-type="string">
            <text:p/>
            <text:p/>
            <text:p/>
            <text:p>2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UTILIZAR EL CONDUCTOR</text:span><text:span text:style-name="T4"> </text:span><text:span text:style-name="T2">DE UN VEHÍCULO DESTINADO</text:span><text:span text:style-name="T4"> </text:span><text:span text:style-name="T2">A OBRAS O SERVICIOS, QUE</text:span><text:span text:style-name="T4"> </text:span><text:span text:style-name="T2">TRABAJE EN OPERACIONES</text:span><text:span text:style-name="T4"> </text:span><text:span text:style-name="T2">DE</text:span><text:span text:style-name="T30"> </text:span><text:span text:style-name="T2">LIMPIEZA,</text:span><text:span text:style-name="T4"> </text:span><text:span text:style-name="T2">CONSERVACIÓN,</text:span><text:span text:style-name="T4"> </text:span><text:span text:style-name="T2">SEÑALIZACIÓN, O</text:span><text:span text:style-name="T4"> </text:span><text:span text:style-name="T2">REPARACIÓN DE LAS VÍAS, LA</text:span><text:span text:style-name="T3"> </text:span><text:span text:style-name="T2">SEÑALIZACIÓN LUMINOSA V-2,</text:span><text:span text:style-name="T3"> </text:span><text:span text:style-name="T2">CUANDO CIRCULE EN</text:span></text:p>
            <text:p>AUTOPISTA O AUTOVIA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><text:span text:style-name="T2">VEHÍCULOS ESPECIALE</text:span><text:span text:style-name="T3"> </text:span><text:span text:style-name="T2">S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1</text:p>
            <text:p/>
            <text:p>043</text:p>
          </table:table-cell>
          <table:table-cell table:style-name="ce19" office:value-type="string">
            <text:p/>
            <text:p/>
            <text:p>3</text:p>
            <text:p/>
            <text:p>1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NO UTILIZAR EL CONDUCTOR</text:p>
            <text:p><text:span text:style-name="T2">DE UN VEHÍCULO ESPECIAL O</text:span><text:span text:style-name="T3"> </text:span><text:span text:style-name="T2">EN RÉGIMEN DE</text:span><text:span text:style-name="T4"> </text:span><text:span text:style-name="T2">TRANSPORTE ESPECIAL LA</text:span><text:span text:style-name="T4"> </text:span><text:span text:style-name="T2">SEÑALIZACIÓN LUMINOSA V-2</text:span><text:span text:style-name="T3"> </text:span><text:span text:style-name="T2">O AQUELLAS LUCES</text:span><text:span text:style-name="T4"> </text:span><text:span text:style-name="T2">REGLAMENTARIAMENTE</text:span><text:span text:style-name="T4"> </text:span><text:span text:style-name="T2">EXIGIBLES EN CASO DE</text:span><text:span text:style-name="T4"> </text:span><text:span text:style-name="T2">AVERÍA DE AQUELLA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</text:span><text:span text:style-name="T4"> </text:span><text:span text:style-name="T2">Tal señal luminosa V-2</text:span></text:p>
            <text:p><text:span text:style-name="T2">deberá utilizarse, tanto de día como</text:span><text:span text:style-name="T3"> </text:span><text:span text:style-name="T2">de noche, siempre que circulen por</text:span><text:span text:style-name="T4"> </text:span><text:span text:style-name="T2">vías de uso público a una velocidad</text:span><text:span text:style-name="T3"> </text:span><text:span text:style-name="T2">que no supere los 40 km/h. En caso</text:span><text:span text:style-name="T3"> </text:span><text:span text:style-name="T2">de avería de esta señal, deberá</text:span><text:span text:style-name="T4"> </text:span><text:span text:style-name="T2">utilizarse la luz de cruce junto con</text:span><text:span text:style-name="T4"> </text:span><text:span text:style-name="T2">las luces indicadoras de dirección</text:span><text:span text:style-name="T4"> </text:span><text:span text:style-name="T2">con señal de emergencia.</text:span></text:p>
          </table:table-cell>
          <table:table-cell table:style-name="ce19" office:value-type="string">
            <text:p/>
            <text:p/>
            <text:p/>
            <text:p/>
            <text:p><text:span text:style-name="T2">VEHÍCULOS ESPECIALE</text:span><text:span text:style-name="T3"> </text:span><text:span text:style-name="T2">S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72</text:p>
            <text:p/>
            <text:p>028</text:p>
          </table:table-cell>
          <table:table-cell table:style-name="ce19" office:value-type="string"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INCORPORARSE A LA</text:span><text:span text:style-name="T4"> </text:span><text:span text:style-name="T2">CIRCULACIÓN EL</text:span><text:span text:style-name="T4"> </text:span><text:span text:style-name="T2">CONDUCTOR DE UN</text:span><text:span text:style-name="T4"> </text:span><text:span text:style-name="T2">VEHÍCULO</text:span><text:span text:style-name="T14"> </text:span><text:span text:style-name="T2">NO</text:span><text:span text:style-name="T14"> </text:span><text:span text:style-name="T2">CEDIENDO</text:span><text:span text:style-name="T14"> </text:span><text:span text:style-name="T2">EL</text:span></text:p>
            <text:p>PASO A OTROS VEHÍCULOS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2</text:p>
            <text:p/>
            <text:p>028</text:p>
          </table:table-cell>
          <table:table-cell table:style-name="ce19" office:value-type="string"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4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INCORPORARSE A LA</text:span><text:span text:style-name="T4"> </text:span><text:span text:style-name="T2">CIRCULACIÓN EL</text:span><text:span text:style-name="T4"> </text:span><text:span text:style-name="T2">CONDUCTOR DE UN</text:span><text:span text:style-name="T4"> </text:span><text:span text:style-name="T2">VEHÍCULO, NO CEDIENDO EL</text:span><text:span text:style-name="T5"> </text:span><text:span text:style-name="T2">PASO A OTRO VEHÍCULO,</text:span><text:span text:style-name="T4"> </text:span><text:span text:style-name="T2">EXISTIENDO PELIGRO PARA</text:span></text:p>
            <text:p>OTROS USUARIOS.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 Será preciso especificar el</text:span><text:span text:style-name="T4"> </text:span><text:span text:style-name="T2">peligro causado para otros usuarios,</text:span><text:span text:style-name="T3"> </text:span><text:span text:style-name="T2">dado que si no fuera posible</text:span><text:span text:style-name="T4"> </text:span><text:span text:style-name="T2">indicarlo se utilizaría la opción</text:span><text:span text:style-name="T4"> </text:span><text:span text:style-name="T2">anterior.</text:span></text:p>
          </table:table-cell>
          <table:table-cell table:style-name="ce19" office:value-type="string"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47">
          <table:table-cell table:style-name="ce19" office:value-type="string"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>072</text:p>
            <text:p/>
            <text:p>028</text:p>
          </table:table-cell>
          <table:table-cell table:style-name="ce19" office:value-type="string">
            <text:p/>
            <text:p/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INCORPORARSE A LA</text:span><text:span text:style-name="T4"> </text:span><text:span text:style-name="T2">CIRCULACIÓN EN UNA VÍA EL</text:span><text:span text:style-name="T4"> </text:span><text:span text:style-name="T2">CONDUCTOR DE UN</text:span><text:span text:style-name="T4"> </text:span><text:span text:style-name="T2">VEHÍCULO PROCEDENTE DE</text:span><text:span text:style-name="T4"> </text:span><text:span text:style-name="T2">VÍAS DE ACCESO, ZONAS DE</text:span><text:span text:style-name="T4"> </text:span><text:span text:style-name="T2">SERVICIO O PROPIEDAD</text:span><text:span text:style-name="T4"> </text:span><text:span text:style-name="T2">COLINDANTE A AQUELLAS,</text:span><text:span text:style-name="T4"> </text:span><text:span text:style-name="T2">SIN ADVERTIRLO CON</text:span><text:span text:style-name="T4"> </text:span><text:span text:style-name="T2">SEÑALES OBLIGATORIAS</text:span><text:span text:style-name="T4"> </text:span><text:span text:style-name="T2">PARA ESTOS CASOS, NO</text:span><text:span text:style-name="T4"> </text:span><text:span text:style-name="T2">CEDIENDO</text:span><text:span text:style-name="T8"> </text:span><text:span text:style-name="T2">EL</text:span><text:span text:style-name="T8"> </text:span><text:span text:style-name="T2">PASO</text:span><text:span text:style-name="T8"> </text:span><text:span text:style-name="T2">A</text:span><text:span text:style-name="T8"> </text:span><text:span text:style-name="T2">OTROS</text:span></text:p>
            <text:p>VEHÍCULOS</text:p>
          </table:table-cell>
          <table:table-cell table:style-name="ce19" office:value-type="string"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2</text:p>
            <text:p/>
            <text:p>028</text:p>
          </table:table-cell>
          <table:table-cell table:style-name="ce19" office:value-type="string"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>5D</text:p>
          </table:table-cell>
          <table:table-cell table:style-name="ce19" office:value-type="string">
            <text:p/>
            <text:p/>
            <text:p/>
            <text:p>4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INCORPORARSE A LA</text:p>
            <text:p><text:span text:style-name="T2">CIRCULACIÓN EN UNA VÍA EL</text:span><text:span text:style-name="T5"> </text:span><text:span text:style-name="T2">CONDUCTOR DE UN</text:span><text:span text:style-name="T4"> </text:span><text:span text:style-name="T2">VEHÍCULO PROCEDENTE DE</text:span><text:span text:style-name="T4"> </text:span><text:span text:style-name="T2">LA VÍA DE ACCESO, ZONA DE</text:span><text:span text:style-name="T3"> </text:span><text:span text:style-name="T2">SERVICIO O PROPIEDAD</text:span><text:span text:style-name="T4"> </text:span><text:span text:style-name="T2">COLINDANTE A AQUELLA,</text:span><text:span text:style-name="T4"> </text:span><text:span text:style-name="T2">EXISTIENDO PELIGRO PARA</text:span><text:span text:style-name="T4"> </text:span><text:span text:style-name="T2">OTROS USUARIOS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><text:span text:style-name="T2">NOTA: Será preciso especificar el</text:span><text:span text:style-name="T4"> </text:span><text:span text:style-name="T2">peligro</text:span><text:span text:style-name="T7"> </text:span><text:span text:style-name="T2">causado</text:span><text:span text:style-name="T8"> </text:span><text:span text:style-name="T2">para</text:span><text:span text:style-name="T8"> </text:span><text:span text:style-name="T2">otros</text:span><text:span text:style-name="T8"> </text:span><text:span text:style-name="T2">usuarios,</text:span><text:span text:style-name="T3"> </text:span><text:span text:style-name="T2">dado que si no fuera posible</text:span><text:span text:style-name="T4"> </text:span><text:span text:style-name="T2">indicarlo se utilizaría la opción</text:span><text:span text:style-name="T4"> </text:span><text:span text:style-name="T2">anterior.</text:span></text:p>
          </table:table-cell>
          <table:table-cell table:style-name="ce19" office:value-type="string">
            <text:p/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51">
          <table:table-cell table:style-name="ce19" office:value-type="string">
            <text:p/>
            <text:p/>
            <text:p/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/>
            <text:p>072</text:p>
            <text:p/>
            <text:p>028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/>
            <text:p>2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INCORPORARSE A LA</text:p>
            <text:p><text:span text:style-name="T2">CIRCULACIÓN EN UNA VÍA DE</text:span><text:span text:style-name="T4"> </text:span><text:span text:style-name="T2">USO</text:span><text:span text:style-name="T26"> </text:span><text:span text:style-name="T2">PÚBLICO</text:span><text:span text:style-name="T31"> </text:span><text:span text:style-name="T2">EL</text:span><text:span text:style-name="T4"> </text:span><text:span text:style-name="T2">CONDUCTOR DE UN</text:span><text:span text:style-name="T4"> </text:span><text:span text:style-name="T2">VEHÍCULO PROCEDENTE DE</text:span><text:span text:style-name="T4"> </text:span><text:span text:style-name="T2">UN</text:span><text:span text:style-name="T15"> </text:span><text:span text:style-name="T2">CAMINO</text:span><text:span text:style-name="T4"> </text:span><text:span text:style-name="T2">EXCLUSIVAMENTE PRIVADO,</text:span><text:span text:style-name="T4"> </text:span><text:span text:style-name="T2">SIN ADVERTIRLO CON LAS</text:span><text:span text:style-name="T4"> </text:span><text:span text:style-name="T2">SEÑALES OBLIGATORIAS</text:span><text:span text:style-name="T4"> </text:span><text:span text:style-name="T2">PARA ESTOS CASOS, NO</text:span><text:span text:style-name="T4"> </text:span><text:span text:style-name="T2">CEDIENDO</text:span><text:span text:style-name="T4"> </text:span><text:span text:style-name="T2">EL PASO A OTROS</text:span><text:span text:style-name="T3"> </text:span><text:span text:style-name="T2">VEHÍCULOS</text:span><text:span text:style-name="T4"> </text:span><text:span text:style-name="T2">(EL CONDUCTOR</text:span><text:span text:style-name="T3"> </text:span><text:span text:style-name="T2">QUE SE INCORPORE A LA</text:span><text:span text:style-name="T4"> </text:span><text:span text:style-name="T2">CIRCULACIÓN ADVERTIRÁ</text:span><text:span text:style-name="T4"> </text:span><text:span text:style-name="T2">ÓPTICAMENTE LA</text:span><text:span text:style-name="T4"> </text:span><text:span text:style-name="T2">MANIOBRA.EL</text:span><text:span text:style-name="T4"> </text:span><text:span text:style-name="T2">DESPLAZAMIENTO LATERAL</text:span><text:span text:style-name="T4"> </text:span><text:span text:style-name="T2">SERÁ</text:span><text:span text:style-name="T15"> </text:span><text:span text:style-name="T2">ADVERTIDO</text:span><text:span text:style-name="T4"> </text:span><text:span text:style-name="T2">UTILIZANDO LA LUZ</text:span><text:span text:style-name="T4"> </text:span><text:span text:style-name="T2">INDICADORA DE DIRECCIÓN</text:span><text:span text:style-name="T4"> </text:span><text:span text:style-name="T2">CORRESPONDIENTE AL LADO</text:span><text:span text:style-name="T4"> </text:span><text:span text:style-name="T2">HACIA EL QUE SE VA A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NOTA:</text:span><text:span text:style-name="T4"> </text:span><text:span text:style-name="T2">o el brazo, en posicion</text:span><text:span text:style-name="T4"> </text:span><text:span text:style-name="T2">horizontal con la palma de la</text:span><text:span text:style-name="T4"> </text:span><text:span text:style-name="T2">mano</text:span><text:span text:style-name="T4"> </text:span><text:span text:style-name="T2">extendida hacia abajo, si el</text:span><text:span text:style-name="T4"> </text:span><text:span text:style-name="T2">desplazamiento</text:span><text:span text:style-name="T39"> </text:span><text:span text:style-name="T2">v</text:span><text:span text:style-name="T39"> </text:span><text:span text:style-name="T2">a</text:span><text:span text:style-name="T39"> </text:span><text:span text:style-name="T2">ser</text:span><text:span text:style-name="T39"> </text:span><text:span text:style-name="T2">hacia</text:span><text:span text:style-name="T39"> </text:span><text:span text:style-name="T2">el</text:span><text:span text:style-name="T39"> </text:span><text:span text:style-name="T2">lado</text:span><text:span text:style-name="T21"> </text:span><text:span text:style-name="T2">que la mano indica, o doblado hacia</text:span><text:span text:style-name="T3"> </text:span><text:span text:style-name="T2">arriba, también con la palma de la</text:span><text:span text:style-name="T4"> </text:span><text:span text:style-name="T2">mano extendida, si va a ser hacia el</text:span><text:span text:style-name="T3"> </text:span><text:span text:style-name="T2">contrario (art. 109 RGCirc.)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47">
          <table:table-cell table:style-name="ce19" office:value-type="string"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>072</text:p>
            <text:p/>
            <text:p>028</text:p>
          </table:table-cell>
          <table:table-cell table:style-name="ce19" office:value-type="string">
            <text:p/>
            <text:p/>
            <text:p/>
            <text:p/>
            <text:p>2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/>
            <text:p/>
            <text:p>4</text:p>
          </table:table-cell>
          <table:table-cell table:style-name="ce19" office:value-type="string"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INCORPORARSE A LA</text:span><text:span text:style-name="T4"> </text:span><text:span text:style-name="T2">CIRCULACIÓN EN UNA VÍA DE</text:span><text:span text:style-name="T3"> </text:span><text:span text:style-name="T2">USO PÚBLICO EL</text:span><text:span text:style-name="T4"> </text:span><text:span text:style-name="T2">CONDUCTOR DE UN</text:span><text:span text:style-name="T4"> </text:span><text:span text:style-name="T2">VEHÍCULO PROCEDENTE DE</text:span><text:span text:style-name="T4"> </text:span><text:span text:style-name="T2">UN CAMINO</text:span><text:span text:style-name="T4"> </text:span><text:span text:style-name="T2">EXCLUSIVAMENTE PRIVADO,</text:span><text:span text:style-name="T4"> </text:span><text:span text:style-name="T2">SIN ADVERTIRLO CON LAS</text:span><text:span text:style-name="T4"> </text:span><text:span text:style-name="T2">SEÑALES OBLIGATORIAS</text:span><text:span text:style-name="T4"> </text:span><text:span text:style-name="T2">PARA ESTOS CASOS, CON</text:span><text:span text:style-name="T4"> </text:span><text:span text:style-name="T2">PELIGRO PARA OTROS</text:span></text:p>
            <text:p>USUARIOS</text:p>
          </table:table-cell>
          <table:table-cell table:style-name="ce19" office:value-type="string"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><text:span text:style-name="T2">NOTA: Será preciso especificar el</text:span><text:span text:style-name="T4"> </text:span><text:span text:style-name="T2">peligro</text:span><text:span text:style-name="T7"> </text:span><text:span text:style-name="T2">causado</text:span><text:span text:style-name="T8"> </text:span><text:span text:style-name="T2">para</text:span><text:span text:style-name="T8"> </text:span><text:span text:style-name="T2">otros</text:span><text:span text:style-name="T8"> </text:span><text:span text:style-name="T2">usuarios,</text:span><text:span text:style-name="T3"> </text:span><text:span text:style-name="T2">dado que si no fuera posible</text:span><text:span text:style-name="T4"> </text:span><text:span text:style-name="T2">indicarlo se utilizaría la opción</text:span><text:span text:style-name="T4"> </text:span><text:span text:style-name="T2">anterior.</text:span></text:p>
          </table:table-cell>
          <table:table-cell table:style-name="ce19" office:value-type="string">
            <text:p/>
            <text:p/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2</text:p>
            <text:p/>
            <text:p>028</text:p>
          </table:table-cell>
          <table:table-cell table:style-name="ce19" office:value-type="string">
            <text:p/>
            <text:p/>
            <text:p>3</text:p>
            <text:p/>
            <text:p>-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ADVERTIR EL</text:span><text:span text:style-name="T4"> </text:span><text:span text:style-name="T2">CONDUCTOR DE UN</text:span><text:span text:style-name="T4"> </text:span><text:span text:style-name="T2">VEHÍCULO MEDIANTE LAS</text:span><text:span text:style-name="T4"> </text:span><text:span text:style-name="T2">SEÑALES ÓPTICAS</text:span><text:span text:style-name="T4"> </text:span><text:span text:style-name="T2">OPORTUNAS LA MANIOBRA</text:span><text:span text:style-name="T5"> </text:span><text:span text:style-name="T2">DE INCORPORACIÓN A LA</text:span></text:p>
            <text:p>CIRCULACIÓN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72</text:p>
            <text:p/>
            <text:p>028</text:p>
          </table:table-cell>
          <table:table-cell table:style-name="ce19" office:value-type="string">
            <text:p/>
            <text:p>4</text:p>
            <text:p/>
            <text:p>-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INCORPORARSE A LA</text:span><text:span text:style-name="T4"> </text:span><text:span text:style-name="T2">CALZADA PROCEDENTE DE</text:span><text:span text:style-name="T4"> </text:span><text:span text:style-name="T2">UN CARRIL DE ACELERACIÓN,</text:span><text:span text:style-name="T3"> </text:span><text:span text:style-name="T2">SIN CEDER EL PASO A OTRO</text:span></text:p>
            <text:p>VEHÍCULO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2</text:p>
            <text:p/>
            <text:p>028</text:p>
          </table:table-cell>
          <table:table-cell table:style-name="ce19" office:value-type="string">
            <text:p/>
            <text:p/>
            <text:p>4</text:p>
            <text:p/>
            <text:p>-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4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INCORPORARSE A LA</text:span><text:span text:style-name="T4"> </text:span><text:span text:style-name="T2">CALZADA PROCEDENTE DE</text:span><text:span text:style-name="T4"> </text:span><text:span text:style-name="T2">UN CARRIL DE ACELERACIÓN,</text:span><text:span text:style-name="T3"> </text:span><text:span text:style-name="T2">SIN CEDER EL PASO, CON</text:span><text:span text:style-name="T4"> </text:span><text:span text:style-name="T2">PELIGRO PARA OTROS</text:span><text:span text:style-name="T4"> </text:span><text:span text:style-name="T2">USUARIOS QUE TRANSITAN</text:span><text:span text:style-name="T4"> </text:span><text:span text:style-name="T2">POR LA CALZADA A LA QUE</text:span></text:p>
            <text:p><text:span text:style-name="T9"><text:s text:c="120"/></text:span><text:span text:style-name="T16"><text:s/></text:span><text:span text:style-name="T11">SE INCORPORA</text:span><text:span text:style-name="T11"><text:tab/>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 Será preciso especificar el</text:span><text:span text:style-name="T4"> </text:span><text:span text:style-name="T2">peligro</text:span><text:span text:style-name="T7"> </text:span><text:span text:style-name="T2">causado</text:span><text:span text:style-name="T8"> </text:span><text:span text:style-name="T2">para</text:span><text:span text:style-name="T8"> </text:span><text:span text:style-name="T2">otros</text:span><text:span text:style-name="T8"> </text:span><text:span text:style-name="T2">usuarios,</text:span><text:span text:style-name="T3"> </text:span><text:span text:style-name="T2">dado que si no fuera posible</text:span><text:span text:style-name="T4"> </text:span><text:span text:style-name="T2">indicarlo se utilizaría la opción</text:span><text:span text:style-name="T4"> </text:span><text:span text:style-name="T2">anterior.</text:span></text:p>
          </table:table-cell>
          <table:table-cell table:style-name="ce19" office:value-type="string">
            <text:p/>
            <text:p/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73</text:p>
            <text:p/>
            <text:p>029</text:p>
          </table:table-cell>
          <table:table-cell table:style-name="ce19" office:value-type="string"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/>
            <text:p>Leve</text:p>
          </table:table-cell>
          <table:table-cell table:style-name="ce19" office:value-type="string">
            <text:p><text:span text:style-name="T2">NO FACILITAR LA</text:span><text:span text:style-name="T4"> </text:span><text:span text:style-name="T2">INCORPORACIÓN A LA</text:span><text:span text:style-name="T4"> </text:span><text:span text:style-name="T2">CIRCULACIÓN DE OTRO</text:span><text:span text:style-name="T4"> </text:span><text:span text:style-name="T2">VEHÍCULO,</text:span><text:span text:style-name="T19"> </text:span><text:span text:style-name="T2">SIENDO</text:span><text:span text:style-name="T32"> </text:span><text:span text:style-name="T2">POSIBLE</text:span></text:p>
            <text:p>HACERLO</text:p>
          </table:table-cell>
          <table:table-cell table:style-name="ce19" office:value-type="string">
            <text:p/>
            <text:p>80.0</text:p>
            <text:p/>
            <text:p>4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73</text:p>
            <text:p/>
            <text:p>029</text:p>
          </table:table-cell>
          <table:table-cell table:style-name="ce19" office:value-type="string">
            <text:p/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>Leve</text:p>
          </table:table-cell>
          <table:table-cell table:style-name="ce19" office:value-type="string">
            <text:p/>
            <text:p><text:span text:style-name="T2">NO FACILITAR LA</text:span><text:span text:style-name="T4"> </text:span><text:span text:style-name="T2">INCORPORACIÓN A LA</text:span><text:span text:style-name="T4"> </text:span><text:span text:style-name="T2">CIRCULACIÓN DE UN</text:span><text:span text:style-name="T4"> </text:span><text:span text:style-name="T2">VEHÍCULO DE TRANSPORTE</text:span><text:span text:style-name="T5"> </text:span><text:span text:style-name="T2">COLECTIVO DE VIAJEROS</text:span><text:span text:style-name="T4"> </text:span><text:span text:style-name="T2">DESDE UNA PARADA</text:span><text:span text:style-name="T4"> </text:span><text:span text:style-name="T2">SEÑALIZADA, SIENDO</text:span><text:span text:style-name="T4"> </text:span><text:span text:style-name="T2">POSIBLE HACERLO</text:span></text:p>
          </table:table-cell>
          <table:table-cell table:style-name="ce19" office:value-type="string">
            <text:p/>
            <text:p/>
            <text:p/>
            <text:p>80.0</text:p>
            <text:p/>
            <text:p>4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</text:span><text:span text:style-name="T4"> </text:span><text:span text:style-name="T2">Lo dispuesto anteriormente</text:span><text:span text:style-name="T3"> </text:span><text:span text:style-name="T2">no modifica la obligación que tienen</text:span><text:span text:style-name="T3"> </text:span><text:span text:style-name="T2">los conductores de vehiculos de</text:span><text:span text:style-name="T4"> </text:span><text:span text:style-name="T2">transporte colectivo de viajeros de</text:span><text:span text:style-name="T4"> </text:span><text:span text:style-name="T2">adoptar las precauciones</text:span><text:span text:style-name="T4"> </text:span><text:span text:style-name="T2">necesarias para evitar todo riesgo</text:span><text:span text:style-name="T4"> </text:span><text:span text:style-name="T2">de accidente, después de haber</text:span><text:span text:style-name="T4"> </text:span><text:span text:style-name="T2">anunciado por medio de sus</text:span><text:span text:style-name="T4"> </text:span><text:span text:style-name="T2">indicadores de dirección su</text:span></text:p>
            <text:p>propósito de reanudar la marcha.</text:p>
          </table:table-cell>
          <table:table-cell table:style-name="ce19" office:value-type="string">
            <text:p/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3</text:p>
            <text:p/>
            <text:p>029</text:p>
          </table:table-cell>
          <table:table-cell table:style-name="ce19" office:value-type="string">
            <text:p/>
            <text:p/>
            <text:p>3</text:p>
            <text:p/>
            <text:p>-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><text:span text:style-name="T2">REANUDAR LA MARCHA, EL</text:span><text:span text:style-name="T4"> </text:span><text:span text:style-name="T2">CONDUCTOR DE UN</text:span><text:span text:style-name="T4"> </text:span><text:span text:style-name="T2">VEHÍCULO DE TRANSPORTE</text:span><text:span text:style-name="T4"> </text:span><text:span text:style-name="T2">COLECTIVO DE VIAJEROS, SIN</text:span><text:span text:style-name="T3"> </text:span><text:span text:style-name="T2">ADOPTAR LAS</text:span><text:span text:style-name="T4"> </text:span><text:span text:style-name="T2">PRECAUCIONES NECESARIAS</text:span><text:span text:style-name="T3"> </text:span><text:span text:style-name="T2">PARA EVITAR TODO RIESGO</text:span><text:span text:style-name="T4"> </text:span><text:span text:style-name="T2">DE ACCIDENTE (ESPECIFICAR</text:span></text:p>
            <text:p><text:span text:style-name="T9"><text:s text:c="110"/></text:span><text:span text:style-name="T33"><text:s/></text:span><text:span text:style-name="T11">LA CONDUCTA REALIZADA)</text:span><text:span text:style-name="T11"><text:tab/>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><text:span text:style-name="T2">CEDA EL</text:span><text:span text:style-name="T5"> </text:span><text:span text:style-name="T2">PAS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74</text:p>
            <text:p/>
            <text:p>030</text:p>
          </table:table-cell>
          <table:table-cell table:style-name="ce19" office:value-type="string"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EFECTUAR UN CAMBIO DE</text:span><text:span text:style-name="T4"> </text:span><text:span text:style-name="T2">DIRECCIÓN SIN ADVERTIRLO</text:span><text:span text:style-name="T3"> </text:span><text:span text:style-name="T2">CON SUFICIENTE</text:span><text:span text:style-name="T4"> </text:span><text:span text:style-name="T2">ANTELACIÓN A LOS</text:span><text:span text:style-name="T4"> </text:span><text:span text:style-name="T2">CONDUCTORES QUE</text:span></text:p>
            <text:p>CIRCULAN DETRÁS SUYO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74</text:p>
            <text:p/>
            <text:p>030</text:p>
          </table:table-cell>
          <table:table-cell table:style-name="ce19" office:value-type="string"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>5B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EFECTUAR UN CAMBIO DE</text:span><text:span text:style-name="T4"> </text:span><text:span text:style-name="T2">DIRECCIÓN A LA IZQUIERDA</text:span><text:span text:style-name="T5"> </text:span><text:span text:style-name="T2">CON PELIGRO PARA LOS</text:span><text:span text:style-name="T4"> </text:span><text:span text:style-name="T2">VEHÍCULOS QUE SE</text:span><text:span text:style-name="T4"> </text:span><text:span text:style-name="T2">ACERCAN EN SENTIDO</text:span></text:p>
            <text:p>CONTRARIO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74</text:p>
            <text:p/>
            <text:p>030</text:p>
          </table:table-cell>
          <table:table-cell table:style-name="ce19" office:value-type="string"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>5C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EFECTUAR UN CAMBIO DE</text:span><text:span text:style-name="T4"> </text:span><text:span text:style-name="T2">DIRECCIÓN A LA IZQUIERDA</text:span><text:span text:style-name="T3"> </text:span><text:span text:style-name="T2">SIN VISIBILIDAD SUFICIENTE</text:span><text:span text:style-name="T5"> </text:span><text:span text:style-name="T2">(DEBERÁ INDICARSE LA</text:span><text:span text:style-name="T4"> </text:span><text:span text:style-name="T2">CAUSA DE FALTA DE</text:span></text:p>
            <text:p>VISIBILIDAD)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74</text:p>
            <text:p/>
            <text:p>030</text:p>
          </table:table-cell>
          <table:table-cell table:style-name="ce19" office:value-type="string">
            <text:p>2</text:p>
            <text:p/>
            <text:p>2</text:p>
          </table:table-cell>
          <table:table-cell table:style-name="ce19" office:value-type="string">
            <text:p/>
            <text:p>5A</text:p>
          </table:table-cell>
          <table:table-cell table:style-name="ce19" office:value-type="string">
            <text:p/>
            <text:p>0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CAMBIAR DE CARRIL SIN</text:span><text:span text:style-name="T4"> </text:span><text:span text:style-name="T2">RESPETAR LA PRIORIDAD DEL</text:span><text:span text:style-name="T3"> </text:span><text:span text:style-name="T2">QUE CIRCULA POR EL CARRIL</text:span><text:span text:style-name="T3"> </text:span><text:span text:style-name="T2">QUE SE PRETENDE OCUPAR</text:span>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><text:span text:style-name="T2">UTILIZACIÓ N</text:span><text:span text:style-name="T4"> </text:span><text:span text:style-name="T2">CARRILES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5</text:p>
            <text:p/>
            <text:p>030</text:p>
          </table:table-cell>
          <table:table-cell table:style-name="ce19" office:value-type="string"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/>
            <text:p><text:span text:style-name="T2">NO ADVERTIR EL PROPÓSITO</text:span><text:span text:style-name="T3"> </text:span><text:span text:style-name="T2">DE REALIZAR LA MANIOBRA</text:span><text:span text:style-name="T4"> </text:span><text:span text:style-name="T2">DE CAMBIO DE DIRECCIÓN</text:span><text:span text:style-name="T4"> </text:span><text:span text:style-name="T2">CON LAS SEÑALES ÓPTICAS</text:span><text:span text:style-name="T4"> </text:span><text:span text:style-name="T2">CORRESPONDIENTES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</text:span><text:span text:style-name="T4"> </text:span><text:span text:style-name="T2">Todo conductor de un</text:span><text:span text:style-name="T4"> </text:span><text:span text:style-name="T2">vehiculo que pretenda realizar un</text:span><text:span text:style-name="T4"> </text:span><text:span text:style-name="T2">cambio de direccion deberá colocar</text:span><text:span text:style-name="T5"> </text:span><text:span text:style-name="T2">el vehículo en el lugar adecuado y</text:span><text:span text:style-name="T4"> </text:span><text:span text:style-name="T2">se efectuará con la necesaria</text:span><text:span text:style-name="T4"> </text:span><text:span text:style-name="T2">antelación y la maniobra en el</text:span></text:p>
            <text:p>menor espacio y tiempo posible.</text:p>
          </table:table-cell>
          <table:table-cell table:style-name="ce19" office:value-type="string"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5</text:p>
            <text:p/>
            <text:p>030</text:p>
          </table:table-cell>
          <table:table-cell table:style-name="ce19" office:value-type="string">
            <text:p/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EFECTUAR LA MANIOBRA DE</text:span><text:span text:style-name="T4"> </text:span><text:span text:style-name="T2">CAMBIO DE DIRECCIÓN SIN</text:span><text:span text:style-name="T4"> </text:span><text:span text:style-name="T2">COLOCAR</text:span><text:span text:style-name="T34"> </text:span><text:span text:style-name="T2">EL</text:span><text:span text:style-name="T34"> </text:span><text:span text:style-name="T2">VEHÍCULO</text:span><text:span text:style-name="T34"> </text:span><text:span text:style-name="T2">EN</text:span><text:span text:style-name="T4"> </text:span><text:span text:style-name="T2">EL</text:span><text:span text:style-name="T35"> </text:span><text:span text:style-name="T2">LUGAR</text:span><text:span text:style-name="T35"> </text:span><text:span text:style-name="T2">ADECUADO,</text:span><text:span text:style-name="T35"> </text:span><text:span text:style-name="T2">CON</text:span><text:span text:style-name="T4"> </text:span><text:span text:style-name="T2">LA NECESARIA ANTELACIÓN Y</text:span><text:span text:style-name="T3"> </text:span><text:span text:style-name="T2">EN EL MENOR ESPACIO Y</text:span></text:p>
            <text:p><text:span text:style-name="T9"><text:s text:c="118"/></text:span><text:span text:style-name="T36"><text:s/></text:span><text:span text:style-name="T11">TIEMPO POSIBLES</text:span><text:span text:style-name="T11"><text:tab/>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6</text:p>
            <text:p/>
            <text:p>030</text:p>
          </table:table-cell>
          <table:table-cell table:style-name="ce19" office:value-type="string">
            <text:p/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REALIZAR UN CAMBIO DE</text:span><text:span text:style-name="T4"> </text:span><text:span text:style-name="T2">DIRECCIÓN</text:span><text:span text:style-name="T4"> </text:span><text:span text:style-name="T2">CON</text:span><text:span text:style-name="T35"> </text:span><text:span text:style-name="T2">EL</text:span><text:span text:style-name="T4"> </text:span><text:span text:style-name="T2">VEHÍCULO RESEÑADO SIN</text:span><text:span text:style-name="T4"> </text:span><text:span text:style-name="T2">ADOPTAR LAS</text:span><text:span text:style-name="T4"> </text:span><text:span text:style-name="T2">PRECAUCIONES NECESARIAS</text:span><text:span text:style-name="T5"> </text:span><text:span text:style-name="T2">PARA EVITAR TODO PELIGRO</text:span></text:p>
            <text:p>AL RESTO DE LOS USUARIOS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77</text:p>
            <text:p/>
            <text:p>028</text:p>
          </table:table-cell>
          <table:table-cell table:style-name="ce19" office:value-type="string">
            <text:p>-</text:p>
            <text:p/>
            <text:p>3</text:p>
          </table:table-cell>
          <table:table-cell table:style-name="ce19" office:value-type="string">
            <text:p/>
            <text:p>5A</text:p>
          </table:table-cell>
          <table:table-cell table:style-name="ce19" office:value-type="string">
            <text:p/>
            <text:p>0</text:p>
          </table:table-cell>
          <table:table-cell table:style-name="ce19" office:value-type="string">
            <text:p/>
            <text:p>Leve</text:p>
          </table:table-cell>
          <table:table-cell table:style-name="ce19" office:value-type="string">
            <text:p><text:span text:style-name="T2">NO ENTRAR LO ANTES</text:span><text:span text:style-name="T4"> </text:span><text:span text:style-name="T2">POSIBLE EN EL CARRIL DE</text:span><text:span text:style-name="T3"> </text:span><text:span text:style-name="T2">DECELERACIÓN AL</text:span><text:span text:style-name="T4"> </text:span><text:span text:style-name="T2">ABANDONAR UNA VÍA</text:span></text:p>
          </table:table-cell>
          <table:table-cell table:style-name="ce19" office:value-type="string">
            <text:p>80.0</text:p>
            <text:p/>
            <text:p>4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><text:span text:style-name="T2">UTILIZACIÓ</text:span><text:span text:style-name="T5"> </text:span><text:span text:style-name="T2">N</text:span><text:span text:style-name="T4"> </text:span><text:span text:style-name="T2">CARRILES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8</text:p>
            <text:p/>
            <text:p>031</text:p>
          </table:table-cell>
          <table:table-cell table:style-name="ce19" office:value-type="string"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EFECTUAR UN CAMBIO DE</text:span><text:span text:style-name="T4"> </text:span><text:span text:style-name="T2">SENTIDO DE LA MARCHA SIN</text:span><text:span text:style-name="T4"> </text:span><text:span text:style-name="T2">ADVERTIR SU PROPÓSITO AL</text:span><text:span text:style-name="T5"> </text:span><text:span text:style-name="T2">RESTO DE LOS USUARIOS</text:span><text:span text:style-name="T4"> </text:span><text:span text:style-name="T2">CON LAS SEÑALES</text:span><text:span text:style-name="T4"> </text:span><text:span text:style-name="T2">PRECEPTIVAS SIN LA</text:span></text:p>
            <text:p>ANTELACIÓN SUFICIENTE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En el caso de que no pueda</text:span><text:span text:style-name="T4"> </text:span><text:span text:style-name="T2">realizarse dicho cambio de sentido</text:span><text:span text:style-name="T4"> </text:span><text:span text:style-name="T2">de</text:span><text:span text:style-name="T47"> </text:span><text:span text:style-name="T2">la</text:span><text:span text:style-name="T47"> </text:span><text:span text:style-name="T2">marcha</text:span><text:span text:style-name="T47"> </text:span><text:span text:style-name="T2">sin</text:span><text:span text:style-name="T47"> </text:span><text:span text:style-name="T2">incumplir</text:span><text:span text:style-name="T47"> </text:span><text:span text:style-name="T2">alguna</text:span><text:span text:style-name="T4"> </text:span><text:span text:style-name="T2">de las condiciones descritas en este</text:span><text:span text:style-name="T3"> </text:span><text:span text:style-name="T2">precepto, deberá abstenerse de</text:span><text:span text:style-name="T4"> </text:span><text:span text:style-name="T2">realizar dicha maniobra y esperar el</text:span></text:p>
            <text:p>momento oportuno para efectuarla.</text:p>
          </table:table-cell>
          <table:table-cell table:style-name="ce19" office:value-type="string"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8</text:p>
            <text:p/>
            <text:p>031</text:p>
          </table:table-cell>
          <table:table-cell table:style-name="ce19" office:value-type="string"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3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REALIZAR UN CAMBIO DE</text:span><text:span text:style-name="T4"> </text:span><text:span text:style-name="T2">SENTIDO DE LA MARCHA</text:span><text:span text:style-name="T4"> </text:span><text:span text:style-name="T2">PONIENDO EN PELIGRO A</text:span><text:span text:style-name="T4"> </text:span><text:span text:style-name="T2">OTROS USUARIOS DE LA VÍA</text:span><text:span text:style-name="T3"> </text:span><text:span text:style-name="T2">(DEBERÁ INDICARSE EN QUÉ</text:span><text:span text:style-name="T5"> </text:span><text:span text:style-name="T2">CONSISTE EL PELIGRO</text:span></text:p>
            <text:p>CREADO)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8</text:p>
            <text:p/>
            <text:p>031</text:p>
          </table:table-cell>
          <table:table-cell table:style-name="ce19" office:value-type="string"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REALIZAR UN CAMBIO DE</text:p>
            <text:p><text:span text:style-name="T2">SENTIDO DE LA MARCHA</text:span><text:span text:style-name="T4"> </text:span><text:span text:style-name="T2">OBSTACULIZANDO A OTROS</text:span><text:span text:style-name="T4"> </text:span><text:span text:style-name="T2">USUARIOS DE LA VÍA</text:span><text:span text:style-name="T4"> </text:span><text:span text:style-name="T2">(DEBERÁ INDICARSE EN QUÉ</text:span><text:span text:style-name="T5"> </text:span><text:span text:style-name="T2">CONSISTE EL OBSTÁCULO</text:span><text:span text:style-name="T4"> </text:span><text:span text:style-name="T2">CREADO)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8</text:p>
            <text:p/>
            <text:p>031</text:p>
          </table:table-cell>
          <table:table-cell table:style-name="ce19" office:value-type="string"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>5D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EFECTUAR UN CAMBIO DE</text:p>
            <text:p><text:span text:style-name="T2">SENTIDO DE LA MARCHA NO</text:span><text:span text:style-name="T4"> </text:span><text:span text:style-name="T2">ELIGIENDO UN LUGAR</text:span><text:span text:style-name="T4"> </text:span><text:span text:style-name="T2">ADECUADO PARA EFECTUAR</text:span><text:span text:style-name="T5"> </text:span><text:span text:style-name="T2">LA MANIOBRA</text:span><text:span text:style-name="T4"> </text:span><text:span text:style-name="T2">(DEBERÁN</text:span><text:span text:style-name="T4"> </text:span><text:span text:style-name="T2">INDICARSE LAS</text:span><text:span text:style-name="T4"> </text:span><text:span text:style-name="T2">CIRCUNSTANCIAS</text:span><text:span text:style-name="T4"> </text:span><text:span text:style-name="T2">CONCURRENTES)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78</text:p>
            <text:p/>
            <text:p>031</text:p>
          </table:table-cell>
          <table:table-cell table:style-name="ce19" office:value-type="string"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>5E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PERMANECER EN LA</text:p>
            <text:p><text:span text:style-name="T2">CALZADA PARA EFECTUAR</text:span><text:span text:style-name="T4"> </text:span><text:span text:style-name="T2">UN CAMBIO DE SENTIDO</text:span><text:span text:style-name="T4"> </text:span><text:span text:style-name="T2">IMPIDIENDO CONTINUAR LA</text:span><text:span text:style-name="T4"> </text:span><text:span text:style-name="T2">MARCHA DE LOS VEHÍCULOS</text:span><text:span text:style-name="T5"> </text:span><text:span text:style-name="T2">QUE CIRCULAN DETRÁS DEL</text:span><text:span text:style-name="T3"> </text:span><text:span text:style-name="T2">SUYO, PUDIENDO SALIR DE</text:span><text:span text:style-name="T4"> </text:span><text:span text:style-name="T2">AQUELLA POR SU LADO</text:span></text:p>
            <text:p><text:span text:style-name="T9"><text:s text:c="125"/></text:span><text:span text:style-name="T33"><text:s/></text:span><text:span text:style-name="T11">DERECHO</text:span><text:span text:style-name="T11"><text:tab/>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48">
          <table:table-cell table:style-name="ce19" office:value-type="string"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>079</text:p>
            <text:p/>
            <text:p>031</text:p>
          </table:table-cell>
          <table:table-cell table:style-name="ce19" office:value-type="string">
            <text:p/>
            <text:p/>
            <text:p/>
            <text:p/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>3</text:p>
          </table:table-cell>
          <table:table-cell table:style-name="ce19" office:value-type="string"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EFECTUAR UN CAMBIO DE</text:span><text:span text:style-name="T4"> </text:span><text:span text:style-name="T2">SENTIDO DE LA MARCHA EN</text:span><text:span text:style-name="T4"> </text:span><text:span text:style-name="T2">LUGAR PROHIBIDO (SE</text:span><text:span text:style-name="T4"> </text:span><text:span text:style-name="T2">PROHIBE EFECTUAR EL</text:span><text:span text:style-name="T4"> </text:span><text:span text:style-name="T2">CAMBIO DE SENTIDO EN</text:span><text:span text:style-name="T4"> </text:span><text:span text:style-name="T2">TODA SITUACIÓN QUE IMPIDA</text:span><text:span text:style-name="T3"> </text:span><text:span text:style-name="T2">COMPROBAR LAS</text:span><text:span text:style-name="T4"> </text:span><text:span text:style-name="T2">CIRCUNSTANCIAS A QUE</text:span><text:span text:style-name="T4"> </text:span><text:span text:style-name="T2">ALUDE EL PRECEPTO</text:span><text:span text:style-name="T4"> </text:span><text:span text:style-name="T2">ANTERIOR; EN LOS PASOS A</text:span><text:span text:style-name="T4"> </text:span><text:span text:style-name="T2">NIVEL, EN LOS TÚNELES,</text:span><text:span text:style-name="T4"> </text:span><text:span text:style-name="T2">PASOS INFERIORES Y</text:span><text:span text:style-name="T4"> </text:span><text:span text:style-name="T2">TRAMOS DE VÍA AFECTADOS</text:span></text:p>
            <text:p><text:span text:style-name="T9"><text:s text:c="109"/></text:span><text:span text:style-name="T33"><text:s/></text:span><text:span text:style-name="T11">POR LA SEÑAL TÚNEL (S-5);)</text:span><text:span text:style-name="T11"><text:tab/></text:span></text:p>
          </table:table-cell>
          <table:table-cell table:style-name="ce19" office:value-type="string"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><text:span text:style-name="T2">NOTA: en las autopistas y autovías,</text:span><text:span text:style-name="T3"> </text:span><text:span text:style-name="T2">salvo en los lugares habilitados al</text:span><text:span text:style-name="T4"> </text:span><text:span text:style-name="T2">efecto; y, en general, en todos los</text:span><text:span text:style-name="T4"> </text:span><text:span text:style-name="T2">tramos de la vía en que esté</text:span><text:span text:style-name="T4"> </text:span><text:span text:style-name="T2">prohibido el adelantamiento, salvo</text:span><text:span text:style-name="T4"> </text:span><text:span text:style-name="T2">que el cambio de sentido esté</text:span><text:span text:style-name="T4"> </text:span><text:span text:style-name="T2">expresamente autorizado. Deberá</text:span><text:span text:style-name="T4"> </text:span><text:span text:style-name="T2">especificarse el lugar concreto</text:span><text:span text:style-name="T4"> </text:span><text:span text:style-name="T2">donde se ha realizado dicha</text:span><text:span text:style-name="T4"> </text:span><text:span text:style-name="T2">maniobra.</text:span></text:p>
          </table:table-cell>
          <table:table-cell table:style-name="ce19" office:value-type="string">
            <text:p/>
            <text:p/>
            <text:p/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80</text:p>
            <text:p/>
            <text:p>032</text:p>
          </table:table-cell>
          <table:table-cell table:style-name="ce19" office:value-type="string">
            <text:p>1</text:p>
            <text:p/>
            <text:p>1</text:p>
          </table:table-cell>
          <table:table-cell table:style-name="ce19" office:value-type="string">
            <text:p/>
            <text:p>5A</text:p>
          </table:table-cell>
          <table:table-cell table:style-name="ce19" office:value-type="string">
            <text:p/>
            <text:p>0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CIRCULAR HACIA ATRÁS</text:span><text:span text:style-name="T4"> </text:span><text:span text:style-name="T2">PUDIENDO EVITARLO CON</text:span><text:span text:style-name="T3"> </text:span><text:span text:style-name="T2">OTRA MANIOBRA</text:span>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80</text:p>
            <text:p/>
            <text:p>032</text:p>
          </table:table-cell>
          <table:table-cell table:style-name="ce19" office:value-type="string">
            <text:p/>
            <text:p/>
            <text:p/>
            <text:p>2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CIRCULAR HACIA ATRÁS</text:span><text:span text:style-name="T4"> </text:span><text:span text:style-name="T2">DURANTE UN RECORRIDO</text:span><text:span text:style-name="T4"> </text:span><text:span text:style-name="T2">SUPERIOR A QUINCE METROS</text:span><text:span text:style-name="T3"> </text:span><text:span text:style-name="T2">PARA EFECTUAR LA</text:span><text:span text:style-name="T4"> </text:span><text:span text:style-name="T2">MANIOBRA DE LA QUE ES</text:span><text:span text:style-name="T4"> </text:span><text:span text:style-name="T2">COMPLEMENTARIA</text:span><text:span text:style-name="T4"> </text:span><text:span text:style-name="T2">(ESPECIFICAR SI DICHA</text:span><text:span text:style-name="T4"> </text:span><text:span text:style-name="T2">MANIOBRA FUE UNA PARADA,</text:span><text:span text:style-name="T3"> </text:span><text:span text:style-name="T2">ESTACIONAMIENTO O UNA</text:span><text:span text:style-name="T4"> </text:span><text:span text:style-name="T2">INCORPORACIÓN A LA</text:span></text:p>
            <text:p>CIRCULACIÓN)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80</text:p>
            <text:p/>
            <text:p>032</text:p>
          </table:table-cell>
          <table:table-cell table:style-name="ce19" office:value-type="string">
            <text:p/>
            <text:p/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CIRCULAR HACIA ATRÁS</text:span><text:span text:style-name="T4"> </text:span><text:span text:style-name="T2">INVADIENDO UN CRUCE DE</text:span><text:span text:style-name="T4"> </text:span><text:span text:style-name="T2">VÍAS PARA EFECTUAR LA</text:span><text:span text:style-name="T4"> </text:span><text:span text:style-name="T2">MANIOBRA DE LA QUE ES</text:span><text:span text:style-name="T4"> </text:span><text:span text:style-name="T2">COMPLEMENTARIA</text:span><text:span text:style-name="T4"> </text:span><text:span text:style-name="T2">(ESPECIFICAR SI DICHA</text:span><text:span text:style-name="T4"> </text:span><text:span text:style-name="T2">MANIOBRA FUE UNA PARADA,</text:span><text:span text:style-name="T3"> </text:span><text:span text:style-name="T2">ESTACIONAMIENTO O UNA</text:span><text:span text:style-name="T4"> </text:span><text:span text:style-name="T2">INCORPORACIÓN A LA</text:span></text:p>
            <text:p>CIRCULACIÓN)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0</text:p>
            <text:p/>
            <text:p>032</text:p>
          </table:table-cell>
          <table:table-cell table:style-name="ce19" office:value-type="string">
            <text:p/>
            <text:p>3</text:p>
            <text:p/>
            <text:p>3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4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/>
            <text:p><text:span text:style-name="T2">EFECTUAR LA MANIOBRA DE</text:span><text:span text:style-name="T3"> </text:span><text:span text:style-name="T2">MARCHA ATRÁS EN AUTOVÍA</text:span><text:span text:style-name="T5"> </text:span><text:span text:style-name="T2">O AUTOPISTA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Excepto los conductores de</text:span><text:span text:style-name="T5"> </text:span><text:span text:style-name="T2">los vehículos prioritarios, que</text:span><text:span text:style-name="T4"> </text:span><text:span text:style-name="T2">circulen en servicio urgente y no</text:span><text:span text:style-name="T4"> </text:span><text:span text:style-name="T2">comprometan la seguridad de</text:span></text:p>
            <text:p>ningún usuario( art. 68.1 RGCirc.)</text:p>
          </table:table-cell>
          <table:table-cell table:style-name="ce19" office:value-type="string">
            <text:p/>
            <text:p><text:span text:style-name="T2">CAMBIO DE</text:span><text:span text:style-name="T3"> </text:span><text:span text:style-name="T2">SENTID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0</text:p>
            <text:p/>
            <text:p>032</text:p>
          </table:table-cell>
          <table:table-cell table:style-name="ce19" office:value-type="string">
            <text:p/>
            <text:p/>
            <text:p>4</text:p>
            <text:p/>
            <text:p>1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6</text:p>
          </table:table-cell>
          <table:table-cell table:style-name="ce19" office:value-type="string">
            <text:p/>
            <text:p/>
            <text:p><text:span text:style-name="T2">Muy grave</text:span><text:span text:style-name="T5"> </text:span><text:span text:style-name="T2">077.-</text:span></text:p>
            <text:p>F)</text:p>
          </table:table-cell>
          <table:table-cell table:style-name="ce19" office:value-type="string">
            <text:p><text:span text:style-name="T2">CIRCULAR EN SENTIDO</text:span><text:span text:style-name="T4"> </text:span><text:span text:style-name="T2">CONTRARIO AL ESTIPULADO</text:span><text:span text:style-name="T4"> </text:span><text:span text:style-name="T2">HACIÉNDOLO MARCHA ATRÁS</text:span><text:span text:style-name="T3"> </text:span><text:span text:style-name="T2">EN UN TRAMO LARGO DE LA</text:span><text:span text:style-name="T4"> </text:span><text:span text:style-name="T2">VÍA</text:span><text:span text:style-name="T4"> </text:span><text:span text:style-name="T2">(APLICABLE A</text:span><text:span text:style-name="T4"> </text:span><text:span text:style-name="T2">RECORRIDOS EXTENSOS QUE</text:span><text:span text:style-name="T3"> </text:span><text:span text:style-name="T2">EXCEDAN DE LA MANIOBRA</text:span></text:p>
            <text:p><text:span text:style-name="T9"><text:s text:c="108"/></text:span><text:span text:style-name="T24"><text:s/></text:span><text:span text:style-name="T11">NORMAL DE MARCHA ATRÁS)</text:span><text:span text:style-name="T11"><text:tab/></text:span></text:p>
          </table:table-cell>
          <table:table-cell table:style-name="ce19" office:value-type="string">
            <text:p/>
            <text:p/>
            <text:p>500.0</text:p>
            <text:p/>
            <text:p>25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><text:span text:style-name="T2">NOTA: Se deberá describir el</text:span><text:span text:style-name="T3"> </text:span><text:span text:style-name="T2">recorrido efectuado</text:span></text:p>
          </table:table-cell>
          <table:table-cell table:style-name="ce19" office:value-type="string">
            <text:p/>
            <text:p/>
            <text:p/>
            <text:p><text:span text:style-name="T2">SENTIDO</text:span><text:span text:style-name="T4"> </text:span><text:span text:style-name="T2">CONTRARI</text:span><text:span text:style-name="T3"> </text:span><text:span text:style-name="T2">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81</text:p>
            <text:p/>
            <text:p>032</text:p>
          </table:table-cell>
          <table:table-cell table:style-name="ce19" office:value-type="string">
            <text:p/>
            <text:p/>
            <text:p/>
            <text:p>1</text:p>
            <text:p/>
            <text:p>2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EFECTUAR LA MANIOBRA DE</text:span><text:span text:style-name="T4"> </text:span><text:span text:style-name="T2">MARCHA ATRÁS SIN</text:span><text:span text:style-name="T4"> </text:span><text:span text:style-name="T2">CERCIORARSE DE QUE NO VA</text:span><text:span text:style-name="T3"> </text:span><text:span text:style-name="T2">A CONSTITUIR PELIGRO PARA</text:span><text:span text:style-name="T3"> </text:span><text:span text:style-name="T2">LOS DEMÁS USUARIOS DE LA</text:span><text:span text:style-name="T4"> </text:span><text:span text:style-name="T2">VÍA (DEBERÁ ESPECIFICARSE</text:span><text:span text:style-name="T4"> </text:span><text:span text:style-name="T2">LAS</text:span><text:span text:style-name="T15"> </text:span><text:span text:style-name="T2">CIRCUNSTANCIAS</text:span><text:span text:style-name="T37"> </text:span><text:span text:style-name="T2">POR</text:span><text:span text:style-name="T4"> </text:span><text:span text:style-name="T2">LA QUE LA MANIOBRA PUEDE</text:span><text:span text:style-name="T4"> </text:span><text:span text:style-name="T2">CONSITUIR UN PELIGRO PARA</text:span><text:span text:style-name="T3"> </text:span><text:span text:style-name="T2">LOS DEMÁS USUARIOS DE LA</text:span></text:p>
            <text:p>VÍA.)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><text:span text:style-name="T2">MARCHA</text:span><text:span text:style-name="T3"> </text:span><text:span text:style-name="T2">ATRÁS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81</text:p>
            <text:p/>
            <text:p>032</text:p>
          </table:table-cell>
          <table:table-cell table:style-name="ce19" office:value-type="string">
            <text:p>1</text:p>
            <text:p/>
            <text:p>2</text:p>
          </table:table-cell>
          <table:table-cell table:style-name="ce19" office:value-type="string">
            <text:p/>
            <text:p>5B</text:p>
          </table:table-cell>
          <table:table-cell table:style-name="ce19" office:value-type="string">
            <text:p/>
            <text:p>0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EFECTUAR LENTAMENTE</text:span><text:span text:style-name="T5"> </text:span><text:span text:style-name="T2">LA MANIOBRA DE MARCHA</text:span><text:span text:style-name="T4"> </text:span><text:span text:style-name="T2">ATRÁS</text:span>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MARCHA</text:span><text:span text:style-name="T3"> </text:span><text:span text:style-name="T2">ATRÁS</text:span></text:p>
          </table:table-cell>
          <table:table-cell table:number-columns-repeated="1013"/>
        </table:table-row>
        <table:table-row table:style-name="ro48">
          <table:table-cell table:style-name="ce19" office:value-type="string"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>081</text:p>
            <text:p/>
            <text:p>032</text:p>
          </table:table-cell>
          <table:table-cell table:style-name="ce19" office:value-type="string">
            <text:p/>
            <text:p/>
            <text:p/>
            <text:p/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EFECTUAR LA MANIOBRA DE</text:span><text:span text:style-name="T4"> </text:span><text:span text:style-name="T2">MARCHA ATRÁS SIN</text:span><text:span text:style-name="T4"> </text:span><text:span text:style-name="T2">ADVERTIRLO CON LAS</text:span><text:span text:style-name="T4"> </text:span><text:span text:style-name="T2">SEÑALES PRECEPTIVAS ( EL</text:span><text:span text:style-name="T4"> </text:span><text:span text:style-name="T2">CONDUCTOR DEBE ADVERTIR</text:span><text:span text:style-name="T3"> </text:span><text:span text:style-name="T2">MEDIANTE SEÑALES ÓPTICAS</text:span><text:span text:style-name="T3"> </text:span><text:span text:style-name="T2">TODA MANIOBRA QUE</text:span><text:span text:style-name="T4"> </text:span><text:span text:style-name="T2">IMPLIQUE UN</text:span><text:span text:style-name="T4"> </text:span><text:span text:style-name="T2">DESPLAZAMIENTO LATERAL O</text:span><text:span text:style-name="T3"> </text:span><text:span text:style-name="T2">HACIA ATRÁS DE SU</text:span><text:span text:style-name="T4"> </text:span><text:span text:style-name="T2">VEHÍCULO, ASÍ COMO SU</text:span><text:span text:style-name="T4"> </text:span><text:span text:style-name="T2">PROPÓSITO DE</text:span><text:span text:style-name="T4"> </text:span><text:span text:style-name="T2">INMOVILIZARLO O DE FRENAR</text:span><text:span text:style-name="T3"> </text:span><text:span text:style-name="T2">SU MARCHA DE MODO</text:span></text:p>
            <text:p>CONSIDERABLE.)</text:p>
          </table:table-cell>
          <table:table-cell table:style-name="ce19" office:value-type="string"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/>
            <text:p><text:span text:style-name="T2">NOTA: Tales advertencias ópticas</text:span><text:span text:style-name="T3"> </text:span><text:span text:style-name="T2">se efectuarán con antelación</text:span><text:span text:style-name="T4"> </text:span><text:span text:style-name="T2">suficiente a la iniciación de la</text:span><text:span text:style-name="T4"> </text:span><text:span text:style-name="T2">maniobra, y, si son luminosas,</text:span><text:span text:style-name="T4"> </text:span><text:span text:style-name="T2">permanecerán en funcionamiento</text:span><text:span text:style-name="T4"> </text:span><text:span text:style-name="T2">hasta que termine aquella.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MARCHA</text:span><text:span text:style-name="T3"> </text:span><text:span text:style-name="T2">ATRÁS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1</text:p>
            <text:p/>
            <text:p>032</text:p>
          </table:table-cell>
          <table:table-cell table:style-name="ce19" office:value-type="string">
            <text:p/>
            <text:p>3</text:p>
            <text:p/>
            <text:p>2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EFECTUAR LA MANIOBRA</text:span><text:span text:style-name="T4"> </text:span><text:span text:style-name="T2">DE MARCHA HACIA ATRÁS,</text:span><text:span text:style-name="T4"> </text:span><text:span text:style-name="T2">CON LA MÁXIMA PRECAUCIÓN</text:span><text:span text:style-name="T3"> </text:span><text:span text:style-name="T2">(DEBERÁ INDICARSE EN QUÉ</text:span><text:span text:style-name="T4"> </text:span><text:span text:style-name="T2">CONSISTIÓ SU FALTA DE</text:span></text:p>
            <text:p>PRECAUCIÓN)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MARCHA</text:span><text:span text:style-name="T3"> </text:span><text:span text:style-name="T2">ATRÁS</text:span></text:p>
          </table:table-cell>
          <table:table-cell table:number-columns-repeated="1013"/>
        </table:table-row>
        <table:table-row table:style-name="ro42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1</text:p>
            <text:p/>
            <text:p>032</text:p>
          </table:table-cell>
          <table:table-cell table:style-name="ce19" office:value-type="string">
            <text:p/>
            <text:p>3</text:p>
            <text:p/>
            <text:p>2</text:p>
          </table:table-cell>
          <table:table-cell table:style-name="ce19" office:value-type="string">
            <text:p/>
            <text:p/>
            <text:p>5B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NO DETENER EL VEHÍCULO,</text:p>
            <text:p><text:span text:style-name="T2">NI DESISTIR DE LA MANIOBRA</text:span><text:span text:style-name="T3"> </text:span><text:span text:style-name="T2">DE MARCHA ATRÁS,</text:span><text:span text:style-name="T4"> </text:span><text:span text:style-name="T2">EXIGIÉNDOLO LA SEGURIDAD</text:span><text:span text:style-name="T3"> </text:span><text:span text:style-name="T2">(DEBERÁ DESCRIBIRSE LA</text:span></text:p>
            <text:p><text:span text:style-name="T9"><text:s text:c="127"/></text:span><text:span text:style-name="T16"><text:s/></text:span><text:span text:style-name="T11">CAUSA)</text:span><text:span text:style-name="T11"><text:tab/>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MARCHA</text:span><text:span text:style-name="T3"> </text:span><text:span text:style-name="T2">ATRÁS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2</text:p>
            <text:p/>
            <text:p>033</text:p>
          </table:table-cell>
          <table:table-cell table:style-name="ce19" office:value-type="string">
            <text:p/>
            <text:p/>
            <text:p>2</text:p>
            <text:p/>
            <text:p>1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/>
            <text:p><text:span text:style-name="T2">ADELANTAR A UN VEHÍCULO</text:span><text:span text:style-name="T4"> </text:span><text:span text:style-name="T2">POR LA DERECHA SIN QUE</text:span><text:span text:style-name="T4"> </text:span><text:span text:style-name="T2">EXISTA ESPACIO SUFICIENTE</text:span><text:span text:style-name="T3"> </text:span><text:span text:style-name="T2">PARA HACERLO CON</text:span><text:span text:style-name="T4"> </text:span><text:span text:style-name="T2">SEGURIDAD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</text:span><text:span text:style-name="T15"> </text:span><text:span text:style-name="T2">En todas las vías objeto de</text:span><text:span text:style-name="T4"> </text:span><text:span text:style-name="T2">la legislación sobre tráfico,</text:span><text:span text:style-name="T4"> </text:span><text:span text:style-name="T2">circulación de vehículos a motor y</text:span><text:span text:style-name="T4"> </text:span><text:span text:style-name="T2">seguridad vial, como norma general,</text:span><text:span text:style-name="T3"> </text:span><text:span text:style-name="T2">el</text:span><text:span text:style-name="T4"> </text:span><text:span text:style-name="T2">adelantamiento</text:span><text:span text:style-name="T15"> </text:span><text:span text:style-name="T2">deberá</text:span><text:span text:style-name="T4"> </text:span><text:span text:style-name="T2">efectuarse por la izquierda del</text:span></text:p>
            <text:p>vehiculo que se pretende adelantar.</text:p>
          </table:table-cell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2</text:p>
            <text:p/>
            <text:p>033</text:p>
          </table:table-cell>
          <table:table-cell table:style-name="ce19" office:value-type="string">
            <text:p/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A UN VEHÍCULO</text:span><text:span text:style-name="T4"> </text:span><text:span text:style-name="T2">POR LA DERECHA SIN QUE SU</text:span><text:span text:style-name="T3"> </text:span><text:span text:style-name="T2">CONDUCTOR ESTÉ</text:span><text:span text:style-name="T4"> </text:span><text:span text:style-name="T2">INDICANDO CLARAMENTE SU</text:span><text:span text:style-name="T4"> </text:span><text:span text:style-name="T2">PROPÓSITO</text:span><text:span text:style-name="T38"> </text:span><text:span text:style-name="T2">DE</text:span><text:span text:style-name="T4"> </text:span><text:span text:style-name="T2">DESPLAZARSE</text:span><text:span text:style-name="T4"> </text:span><text:span text:style-name="T2">LATERALMENTE A LA</text:span></text:p>
            <text:p>IZQUIERDA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2</text:p>
            <text:p/>
            <text:p>033</text:p>
          </table:table-cell>
          <table:table-cell table:style-name="ce19" office:value-type="string"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>5C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POR LA</text:span><text:span text:style-name="T4"> </text:span><text:span text:style-name="T2">IZQUIERDA EN UNA VÍA CON</text:span><text:span text:style-name="T5"> </text:span><text:span text:style-name="T2">CIRCULACIÓN EN AMBOS</text:span><text:span text:style-name="T4"> </text:span><text:span text:style-name="T2">SENTIDOS, A UN TRANVÍA</text:span><text:span text:style-name="T4"> </text:span><text:span text:style-name="T2">QUE MARCHE POR LA ZONA</text:span></text:p>
            <text:p>CENTRAL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2</text:p>
            <text:p/>
            <text:p>033</text:p>
          </table:table-cell>
          <table:table-cell table:style-name="ce19" office:value-type="string"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>5D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POR LA</text:span><text:span text:style-name="T4"> </text:span><text:span text:style-name="T2">IZQUIERDA A UN VEHÍCULO</text:span><text:span text:style-name="T4"> </text:span><text:span text:style-name="T2">CUYO CONDUCTOR ESTÁ</text:span><text:span text:style-name="T4"> </text:span><text:span text:style-name="T2">INDICANDO CLARAMENTE SU</text:span><text:span text:style-name="T5"> </text:span><text:span text:style-name="T2">PROPÓSITO DE</text:span><text:span text:style-name="T4"> </text:span><text:span text:style-name="T2">DESPLAZARSE</text:span><text:span text:style-name="T4"> </text:span><text:span text:style-name="T2">LATERALMENTE A LA</text:span></text:p>
            <text:p>IZQUIERDA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2</text:p>
            <text:p/>
            <text:p>033</text:p>
          </table:table-cell>
          <table:table-cell table:style-name="ce19" office:value-type="string">
            <text:p/>
            <text:p/>
            <text:p>3</text:p>
            <text:p/>
            <text:p>3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ADELANTAR POR LA</text:p>
            <text:p><text:span text:style-name="T2">DERECHA, DENTRO DE</text:span><text:span text:style-name="T4"> </text:span><text:span text:style-name="T2">POBLADO, EN CALZADA DE</text:span><text:span text:style-name="T4"> </text:span><text:span text:style-name="T2">VARIOS CARRILES DE</text:span><text:span text:style-name="T4"> </text:span><text:span text:style-name="T2">CIRCULACIÓN EN EL MISMO</text:span><text:span text:style-name="T4"> </text:span><text:span text:style-name="T2">SENTIDO, CON PELIGRO PARA</text:span><text:span text:style-name="T3"> </text:span><text:span text:style-name="T2">OTROS USUARIOS</text:span><text:span text:style-name="T4"> </text:span><text:span text:style-name="T2">(INDICAR</text:span><text:span text:style-name="T4"> </text:span><text:span text:style-name="T2">EN QUÉ CONSISTIÓ EL</text:span></text:p>
            <text:p><text:span text:style-name="T9"><text:s text:c="125"/></text:span><text:span text:style-name="T18"><text:s/></text:span><text:span text:style-name="T11">PELIGRO)</text:span><text:span text:style-name="T11"><text:tab/>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><text:span text:style-name="T2">NOTA: Se aplicará tanto dentro</text:span><text:span text:style-name="T3"> </text:span><text:span text:style-name="T2">como fuera de poblado.</text:span></text:p>
          </table:table-cell>
          <table:table-cell table:style-name="ce19" office:value-type="string">
            <text:p/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3</text:p>
            <text:p/>
            <text:p>033</text:p>
          </table:table-cell>
          <table:table-cell table:style-name="ce19" office:value-type="string">
            <text:p/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A UN VEHÍCULO</text:span><text:span text:style-name="T5"> </text:span><text:span text:style-name="T2">EN CALZADA DE VARIOS</text:span><text:span text:style-name="T4"> </text:span><text:span text:style-name="T2">CARRILES EN EL MISMO</text:span><text:span text:style-name="T4"> </text:span><text:span text:style-name="T2">SENTIDO DE CIRCULACIÓN,</text:span><text:span text:style-name="T4"> </text:span><text:span text:style-name="T2">PERMANECIENDO EN EL</text:span><text:span text:style-name="T4"> </text:span><text:span text:style-name="T2">CARRIL UTILIZADO</text:span><text:span text:style-name="T4"> </text:span><text:span text:style-name="T2">ENTORPECIENDO A OTROS</text:span><text:span text:style-name="T4"> </text:span><text:span text:style-name="T2">VEHÍCULOS QUE CIRCULAN</text:span></text:p>
            <text:p>DETRÁS MÁS VELOZMENTE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8">
          <table:table-cell table:style-name="ce19" office:value-type="string"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>083</text:p>
            <text:p/>
            <text:p>033</text:p>
          </table:table-cell>
          <table:table-cell table:style-name="ce19" office:value-type="string">
            <text:p/>
            <text:p/>
            <text:p/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A UN VEHÍCULO</text:span><text:span text:style-name="T4"> </text:span><text:span text:style-name="T2">CAMBIANDO DE CARRIL</text:span><text:span text:style-name="T4"> </text:span><text:span text:style-name="T2">CUANDO LA DENSIDAD DE</text:span><text:span text:style-name="T4"> </text:span><text:span text:style-name="T2">CIRCULACIÓN ES TAL QUE</text:span><text:span text:style-name="T4"> </text:span><text:span text:style-name="T2">LOS VEHÍCULOS OCUPAN</text:span><text:span text:style-name="T4"> </text:span><text:span text:style-name="T2">TODA LA ANCHURA DE LA</text:span><text:span text:style-name="T4"> </text:span><text:span text:style-name="T2">CALZADA ( CUANDO LA</text:span><text:span text:style-name="T4"> </text:span><text:span text:style-name="T2">DENSIDAD DE CIRCULACIÓN</text:span><text:span text:style-name="T4"> </text:span><text:span text:style-name="T2">SEA TAL QUE LOS VEHÍCULOS</text:span><text:span text:style-name="T3"> </text:span><text:span text:style-name="T2">OCUPEN TODA LA ANCHURA</text:span><text:span text:style-name="T4"> </text:span><text:span text:style-name="T2">DE LA CALZADA Y SÓLO</text:span><text:span text:style-name="T4"> </text:span><text:span text:style-name="T2">PUEDAN CIRCULAR A UNA</text:span><text:span text:style-name="T4"> </text:span><text:span text:style-name="T2">VELOCIDAD</text:span><text:span text:style-name="T15"> </text:span><text:span text:style-name="T2">QUE</text:span><text:span text:style-name="T37"> </text:span><text:span text:style-name="T2">DEPENDA</text:span><text:span text:style-name="T4"> </text:span><text:span text:style-name="T2">DE LA DEL QUE LOS PRECEDE</text:span></text:p>
            <text:p><text:span text:style-name="T9"><text:s text:c="121"/></text:span><text:span text:style-name="T12"><text:s/></text:span><text:span text:style-name="T11">EN SU CARRIL)</text:span><text:span text:style-name="T11"><text:tab/></text:span></text:p>
          </table:table-cell>
          <table:table-cell table:style-name="ce19" office:value-type="string"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><text:span text:style-name="T2">NOTA: ningún conductor deberá</text:span><text:span text:style-name="T4"> </text:span><text:span text:style-name="T2">cambiar de carril para adelantar ni</text:span><text:span text:style-name="T3"> </text:span><text:span text:style-name="T2">para efectuar cualquier otra</text:span><text:span text:style-name="T4"> </text:span><text:span text:style-name="T2">maniobra, salvo para prepararse a</text:span><text:span text:style-name="T5"> </text:span><text:span text:style-name="T2">girar a la derecha o a la izquierda,</text:span><text:span text:style-name="T3"> </text:span><text:span text:style-name="T2">salir de la calzada o tomar</text:span><text:span text:style-name="T4"> </text:span><text:span text:style-name="T2">determinada dirección.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4</text:p>
            <text:p/>
            <text:p>034</text:p>
          </table:table-cell>
          <table:table-cell table:style-name="ce19" office:value-type="string"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INICIAR UN</text:p>
            <text:p><text:span text:style-name="T2">ADELANTAMIENTO, QUE</text:span><text:span text:style-name="T4"> </text:span><text:span text:style-name="T2">REQUIERE UN</text:span><text:span text:style-name="T4"> </text:span><text:span text:style-name="T2">DESPLAZAMIENTO LATERAL,</text:span><text:span text:style-name="T3"> </text:span><text:span text:style-name="T2">SIN ADVERTIRLO CON LA</text:span><text:span text:style-name="T4"> </text:span><text:span text:style-name="T2">SUFICIENTE ANTELACIÓN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 no se considera</text:span><text:span text:style-name="T4"> </text:span><text:span text:style-name="T2">adelantamientos los producidos</text:span><text:span text:style-name="T4"> </text:span><text:span text:style-name="T2">entre ciclistas que circulen en grupo</text:span></text:p>
          </table:table-cell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84</text:p>
            <text:p/>
            <text:p>034</text:p>
          </table:table-cell>
          <table:table-cell table:style-name="ce19" office:value-type="string">
            <text:p/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/>
            <text:p>4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/>
            <text:p><text:span text:style-name="T2">INICIAR UN ADELANTAMIENTO</text:span><text:span text:style-name="T5"> </text:span><text:span text:style-name="T2">SIN QUE EXISTA ESPACIO</text:span><text:span text:style-name="T4"> </text:span><text:span text:style-name="T2">LIBRE SUFICIENTE EN EL</text:span><text:span text:style-name="T4"> </text:span><text:span text:style-name="T2">CARRIL QUE UTILIZA PARA LA</text:span><text:span text:style-name="T3"> </text:span><text:span text:style-name="T2">MANIOBRA, CON PELIGRO</text:span><text:span text:style-name="T4"> </text:span><text:span text:style-name="T2">PARA QUIENES CIRCULAN EN</text:span><text:span text:style-name="T4"> </text:span><text:span text:style-name="T2">SENTIDO CONTRARIO</text:span>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NOTA: para su inclusión en</text:p>
            <text:p><text:span text:style-name="T2">supuesto de detracción de puntos,</text:span><text:span text:style-name="T4"> </text:span><text:span text:style-name="T2">es necesario describir en que</text:span><text:span text:style-name="T4"> </text:span><text:span text:style-name="T2">consistió el peligro(maniobras</text:span><text:span text:style-name="T4"> </text:span><text:span text:style-name="T2">bruscas, desplazamiento con</text:span><text:span text:style-name="T4"> </text:span><text:span text:style-name="T2">peligro, colisión, atropello,etc).No es</text:span><text:span text:style-name="T3"> </text:span><text:span text:style-name="T2">necesario identificar al usuario y/o</text:span><text:span text:style-name="T4"> </text:span><text:span text:style-name="T2">vehículo afectados y puestos en</text:span><text:span text:style-name="T4"> </text:span><text:span text:style-name="T2">peligro, pero sí puede aportarse</text:span><text:span text:style-name="T4"> </text:span><text:span text:style-name="T2">algún dato complementario (marca,</text:span><text:span text:style-name="T4"> </text:span><text:span text:style-name="T2">modelo, color, matrícula, etc.</text:span></text:p>
          </table:table-cell>
          <table:table-cell table:style-name="ce19" office:value-type="string">
            <text:p/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4</text:p>
            <text:p/>
            <text:p>034</text:p>
          </table:table-cell>
          <table:table-cell table:style-name="ce19" office:value-type="string"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>5C</text:p>
          </table:table-cell>
          <table:table-cell table:style-name="ce19" office:value-type="string">
            <text:p/>
            <text:p/>
            <text:p>4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INICIAR</text:span><text:span text:style-name="T19"> </text:span><text:span text:style-name="T2">UN</text:span><text:span text:style-name="T19"> </text:span><text:span text:style-name="T2">ADELANTAMIENTO</text:span></text:p>
            <text:p><text:span text:style-name="T2">SIN QUE EXISTA ESPACIO</text:span><text:span text:style-name="T4"> </text:span><text:span text:style-name="T2">LIBRE SUFICIENTE EN EL</text:span><text:span text:style-name="T4"> </text:span><text:span text:style-name="T2">CARRIL QUE UTILIZA PARA LA</text:span><text:span text:style-name="T3"> </text:span><text:span text:style-name="T2">MANIOBRA, ENTORPECIENDO</text:span><text:span text:style-name="T3"> </text:span><text:span text:style-name="T2">A</text:span><text:span text:style-name="T4"> </text:span><text:span text:style-name="T2">QUIENES CIRCULAN EN</text:span><text:span text:style-name="T4"> </text:span><text:span text:style-name="T2">SENTIDO CONTRARIO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4</text:p>
            <text:p/>
            <text:p>034</text:p>
          </table:table-cell>
          <table:table-cell table:style-name="ce19" office:value-type="string"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>5D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ADELANTAR A VARIOS</text:p>
            <text:p><text:span text:style-name="T2">VEHÍCULOS NO EXISTIENDO</text:span><text:span text:style-name="T3"> </text:span><text:span text:style-name="T2">ESPACIO ENTRE ELLOS QUE</text:span><text:span text:style-name="T3"> </text:span><text:span text:style-name="T2">LE PERMITA, SI FUESE</text:span><text:span text:style-name="T4"> </text:span><text:span text:style-name="T2">NECESARIO, DESVIARSE SIN</text:span><text:span text:style-name="T3"> </text:span><text:span text:style-name="T2">PELIGRO HACIA EL LADO</text:span><text:span text:style-name="T4"> </text:span><text:span text:style-name="T2">DERECHO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4</text:p>
            <text:p/>
            <text:p>034</text:p>
          </table:table-cell>
          <table:table-cell table:style-name="ce19" office:value-type="string"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ADELANTAR A UN VEHÍCULO</text:p>
            <text:p><text:span text:style-name="T2">QUE SE HA DESPLAZADO</text:span><text:span text:style-name="T4"> </text:span><text:span text:style-name="T2">LATERALMENTE PARA</text:span><text:span text:style-name="T4"> </text:span><text:span text:style-name="T2">ADELANTAR A OTRO O HA</text:span><text:span text:style-name="T4"> </text:span><text:span text:style-name="T2">INDICADO EL PROPÓSITO DE</text:span><text:span text:style-name="T5"> </text:span><text:span text:style-name="T2">ADELANTAR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Se considera infracción</text:span><text:span text:style-name="T4"> </text:span><text:span text:style-name="T2">cuando en el adelantamiento se ha</text:span><text:span text:style-name="T5"> </text:span><text:span text:style-name="T2">invadido al menos parte de la</text:span><text:span text:style-name="T4"> </text:span><text:span text:style-name="T2">calzada reservada a la circulación</text:span><text:span text:style-name="T4"> </text:span><text:span text:style-name="T2">en sentido contrario</text:span></text:p>
          </table:table-cell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5</text:p>
            <text:p/>
            <text:p>035</text:p>
          </table:table-cell>
          <table:table-cell table:style-name="ce19" office:value-type="string"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SIN LLEVAR</text:span><text:span text:style-name="T4"> </text:span><text:span text:style-name="T2">DURANTE LA EJECUCIÓN DE</text:span><text:span text:style-name="T3"> </text:span><text:span text:style-name="T2">LA MANIOBRA UNA</text:span><text:span text:style-name="T4"> </text:span><text:span text:style-name="T2">VELOCIDAD NOTORIAMENTE</text:span><text:span text:style-name="T3"> </text:span><text:span text:style-name="T2">SUPERIOR A LA DEL</text:span><text:span text:style-name="T4"> </text:span><text:span text:style-name="T2">VEHÍCULO ADELANTADO</text:span><text:span text:style-name="T4"> </text:span><text:span text:style-name="T2">(DEBERÁ INDICARSE EL</text:span><text:span text:style-name="T4"> </text:span><text:span text:style-name="T2">TIEMPO O EL RECORRIDO</text:span></text:p>
            <text:p>EFECTUADO)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5</text:p>
            <text:p/>
            <text:p>035</text:p>
          </table:table-cell>
          <table:table-cell table:style-name="ce19" office:value-type="string"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>5B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A OTRO</text:span><text:span text:style-name="T4"> </text:span><text:span text:style-name="T2">VEHÍCULO SIN DEJAR ENTRE</text:span><text:span text:style-name="T5"> </text:span><text:span text:style-name="T2">AMBOS UNA SEPARACIÓN</text:span><text:span text:style-name="T4"> </text:span><text:span text:style-name="T2">LATERAL SUFICIENTE PARA</text:span><text:span text:style-name="T4"> </text:span><text:span text:style-name="T2">REALIZAR CON SEGURIDAD</text:span></text:p>
            <text:p>DICHA MANIOBRA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85</text:p>
            <text:p/>
            <text:p>035</text:p>
          </table:table-cell>
          <table:table-cell table:style-name="ce19" office:value-type="string">
            <text:p/>
            <text:p/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VOLVER A SU MANO, UNA</text:span><text:span text:style-name="T4"> </text:span><text:span text:style-name="T2">VEZ INICIADO EL</text:span><text:span text:style-name="T4"> </text:span><text:span text:style-name="T2">ADELANTAMIENTO, ANTE</text:span><text:span text:style-name="T4"> </text:span><text:span text:style-name="T2">CIRCUNSTANCIAS QUE</text:span><text:span text:style-name="T4"> </text:span><text:span text:style-name="T2">PUEDAN DIFICULTAR SU</text:span><text:span text:style-name="T4"> </text:span><text:span text:style-name="T2">FINALIZACIÓN CON</text:span><text:span text:style-name="T4"> </text:span><text:span text:style-name="T2">SEGURIDAD</text:span><text:span text:style-name="T4"> </text:span><text:span text:style-name="T2">(INDÍQUESE LAS</text:span><text:span text:style-name="T3"> </text:span><text:span text:style-name="T2">CIRCUNSTANCIAS</text:span><text:span text:style-name="T4"> </text:span><text:span text:style-name="T2">QUE</text:span><text:span text:style-name="T4"> </text:span><text:span text:style-name="T2">IMPIDIERON</text:span><text:span text:style-name="T19"> </text:span><text:span text:style-name="T2">O</text:span><text:span text:style-name="T32"> </text:span><text:span text:style-name="T2">DIFICULTARON</text:span></text:p>
            <text:p>EL ADELANTAMIENTO)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5</text:p>
            <text:p/>
            <text:p>035</text:p>
          </table:table-cell>
          <table:table-cell table:style-name="ce19" office:value-type="string"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>5B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DESISTIR DEL</text:p>
            <text:p><text:span text:style-name="T2">ADELANTAMIENTO Y VOLVER</text:span><text:span text:style-name="T5"> </text:span><text:span text:style-name="T2">DE NUEVO A SU CARRIL SIN</text:span><text:span text:style-name="T4"> </text:span><text:span text:style-name="T2">ADVERTIRLO A LOS QUE LE</text:span><text:span text:style-name="T4"> </text:span><text:span text:style-name="T2">SIGUEN CON LAS SEÑALES</text:span><text:span text:style-name="T4"> </text:span><text:span text:style-name="T2">PRECEPTIVAS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5</text:p>
            <text:p/>
            <text:p>035</text:p>
          </table:table-cell>
          <table:table-cell table:style-name="ce19" office:value-type="string">
            <text:p/>
            <text:p>3</text:p>
            <text:p/>
            <text:p>3</text:p>
          </table:table-cell>
          <table:table-cell table:style-name="ce19" office:value-type="string">
            <text:p/>
            <text:p/>
            <text:p>5C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ADELANTAR SIN</text:p>
            <text:p><text:span text:style-name="T2">REINTEGRARSE A SU CARRIL</text:span><text:span text:style-name="T4"> </text:span><text:span text:style-name="T2">LO ANTES POSIBLE Y DE</text:span><text:span text:style-name="T4"> </text:span><text:span text:style-name="T2">MODO GRADUAL, OBLIGANDO</text:span><text:span text:style-name="T3"> </text:span><text:span text:style-name="T2">A OTRO USUARIO A</text:span><text:span text:style-name="T4"> </text:span><text:span text:style-name="T2">MODIFICAR LA TRAYECTORIA</text:span><text:span text:style-name="T4"> </text:span><text:span text:style-name="T2">O LA VELOCIDAD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85</text:p>
            <text:p/>
            <text:p>035</text:p>
          </table:table-cell>
          <table:table-cell table:style-name="ce19" office:value-type="string">
            <text:p>3</text:p>
            <text:p/>
            <text:p>3</text:p>
          </table:table-cell>
          <table:table-cell table:style-name="ce19" office:value-type="string">
            <text:p/>
            <text:p>5D</text:p>
          </table:table-cell>
          <table:table-cell table:style-name="ce19" office:value-type="string"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ADELANTAR</text:p>
            <text:p><text:span text:style-name="T2">REINTEGRÁNDOSE A SU</text:span><text:span text:style-name="T4"> </text:span><text:span text:style-name="T2">CARRIL SIN ADVERTIRLO</text:span><text:span text:style-name="T5"> </text:span><text:span text:style-name="T2">MEDIANTE LAS SEÑALES</text:span><text:span text:style-name="T3"> </text:span><text:span text:style-name="T2">PRECEPTIVAS</text:span>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50">
          <table:table-cell table:style-name="ce19" office:value-type="string">
            <text:p/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085</text:p>
            <text:p/>
            <text:p>035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4</text:p>
            <text:p/>
            <text:p>4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ADELANTAR FUERA DE</text:p>
            <text:p><text:span text:style-name="T2">POBLADO A PEATONES,</text:span><text:span text:style-name="T4"> </text:span><text:span text:style-name="T2">ANIMALES O A VEHÍCULOS DE</text:span><text:span text:style-name="T3"> </text:span><text:span text:style-name="T2">2 RUEDAS O TRACCIÓN</text:span><text:span text:style-name="T4"> </text:span><text:span text:style-name="T2">ANIMAL, VEHICULOS</text:span><text:span text:style-name="T4"> </text:span><text:span text:style-name="T2">INMOVILIZADOS Y OTROS,</text:span><text:span text:style-name="T4"> </text:span><text:span text:style-name="T2">DEJANDO ENTRE AMBOS UNA</text:span><text:span text:style-name="T3"> </text:span><text:span text:style-name="T2">SEPARACIÓN INFERIOR A 1,50</text:span><text:span text:style-name="T3"> </text:span><text:span text:style-name="T2">METROS O NO UTILIZANDO EL</text:span><text:span text:style-name="T3"> </text:span><text:span text:style-name="T2">CARRIL CONTIGUO DE LA</text:span><text:span text:style-name="T4"> </text:span><text:span text:style-name="T2">CALZADA (ESPECIFICAR EL</text:span><text:span text:style-name="T4"> </text:span><text:span text:style-name="T2">SUPUESTO ACONTECIDO.</text:span><text:span text:style-name="T4"> </text:span><text:span text:style-name="T2">IGUALMENTE, ES PRECISO</text:span><text:span text:style-name="T4"> </text:span><text:span text:style-name="T2">SEÑALAR QUE LA REDUCCIÓN</text:span><text:span text:style-name="T3"> </text:span><text:span text:style-name="T2">DE LA DISTANCIA DE</text:span><text:span text:style-name="T4"> </text:span><text:span text:style-name="T2">SEPARACIÓN</text:span><text:span text:style-name="T4"> </text:span><text:span text:style-name="T2">REGLAMENTARIA (1,5 M.) ERA</text:span><text:span text:style-name="T4"> </text:span><text:span text:style-name="T2">NOTORIA;)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><text:span text:style-name="T2">NOTA: pudiendo utilizarse</text:span><text:span text:style-name="T4"> </text:span><text:span text:style-name="T2">expresiones que se adecúen a lo</text:span><text:span text:style-name="T4"> </text:span><text:span text:style-name="T2">realmente sucedido y que sean lo</text:span><text:span text:style-name="T4"> </text:span><text:span text:style-name="T2">suficientemente descriptivas</text:span><text:span text:style-name="T4"> </text:span><text:span text:style-name="T2">(rozando, sin distancia, toque</text:span><text:span text:style-name="T4"> </text:span><text:span text:style-name="T2">leve,etc).En estos casos debiera</text:span><text:span text:style-name="T4"> </text:span><text:span text:style-name="T2">añadirse si el ciclista o el peatón</text:span><text:span text:style-name="T4"> </text:span><text:span text:style-name="T2">tuvieron que realizar alguna acción</text:span><text:span text:style-name="T3"> </text:span><text:span text:style-name="T2">para evitar ser embestidos.Ver</text:span><text:span text:style-name="T4"> </text:span><text:span text:style-name="T2">nuevo RD 159/2021, sobre</text:span><text:span text:style-name="T4"> </text:span><text:span text:style-name="T2">vehículos auxilio y emergencia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5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85</text:p>
            <text:p/>
            <text:p>035</text:p>
          </table:table-cell>
          <table:table-cell table:style-name="ce19" office:value-type="string">
            <text:p>4</text:p>
            <text:p/>
            <text:p>4</text:p>
          </table:table-cell>
          <table:table-cell table:style-name="ce19" office:value-type="string">
            <text:p/>
            <text:p>5B</text:p>
          </table:table-cell>
          <table:table-cell table:style-name="ce19" office:value-type="string">
            <text:p/>
            <text:p>4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PONIENDO EN</text:span><text:span text:style-name="T4"> </text:span><text:span text:style-name="T2">PELIGRO O ENTORPECIENDO</text:span><text:span text:style-name="T3"> </text:span><text:span text:style-name="T2">A CICLISTAS QUE CIRCULEN</text:span></text:p>
            <text:p>EN SENTIDO CONTRARIO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5</text:p>
            <text:p/>
            <text:p>035</text:p>
          </table:table-cell>
          <table:table-cell table:style-name="ce19" office:value-type="string">
            <text:p/>
            <text:p/>
            <text:p>5</text:p>
            <text:p/>
            <text:p>4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ADELANTAR FUERA DE</text:p>
            <text:p><text:span text:style-name="T2">POBLADO EL CONDUCTOR DE</text:span><text:span text:style-name="T3"> </text:span><text:span text:style-name="T2">UN VEHÍCULO DE DOS</text:span><text:span text:style-name="T4"> </text:span><text:span text:style-name="T2">RUEDAS A OTRO</text:span><text:span text:style-name="T4"> </text:span><text:span text:style-name="T2">CUALQUIERA, DEJANDO</text:span><text:span text:style-name="T4"> </text:span><text:span text:style-name="T2">ENTRE AMBOS UNA</text:span><text:span text:style-name="T4"> </text:span><text:span text:style-name="T2">SEPARACIÓN</text:span><text:span text:style-name="T8"> </text:span><text:span text:style-name="T2">INFERIOR</text:span><text:span text:style-name="T8"> </text:span><text:span text:style-name="T2">A</text:span><text:span text:style-name="T39"> </text:span><text:span text:style-name="T2">1,50</text:span></text:p>
            <text:p><text:span text:style-name="T9"><text:s text:c="126"/></text:span><text:span text:style-name="T10"><text:s/></text:span><text:span text:style-name="T11">METROS</text:span><text:span text:style-name="T11"><text:tab/>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86</text:p>
            <text:p/>
            <text:p>036</text:p>
          </table:table-cell>
          <table:table-cell table:style-name="ce19" office:value-type="string">
            <text:p/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/>
            <text:p/>
            <text:p><text:span text:style-name="T2">NO CEÑIRSE AL BORDE</text:span><text:span text:style-name="T4"> </text:span><text:span text:style-name="T2">DERECHO DE LA CALZADA AL</text:span><text:span text:style-name="T3"> </text:span><text:span text:style-name="T2">SER ADVERTIDO POR EL</text:span><text:span text:style-name="T4"> </text:span><text:span text:style-name="T2">CONDUCTOR QUE LE SIGUE</text:span><text:span text:style-name="T4"> </text:span><text:span text:style-name="T2">DEL PROPÓSITO DE</text:span><text:span text:style-name="T4"> </text:span><text:span text:style-name="T2">ADELANTAR A SU VEHÍCULO</text:span>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</text:span><text:span text:style-name="T4"> </text:span><text:span text:style-name="T2">Las obligaciones del</text:span><text:span text:style-name="T4"> </text:span><text:span text:style-name="T2">conductor del vehículo adelantado</text:span><text:span text:style-name="T4"> </text:span><text:span text:style-name="T2">descritas en este precepto</text:span><text:span text:style-name="T4"> </text:span><text:span text:style-name="T2">quedarían exceptuadas en los</text:span><text:span text:style-name="T4"> </text:span><text:span text:style-name="T2">supuestos de giros o cambios de</text:span><text:span text:style-name="T4"> </text:span><text:span text:style-name="T2">dirección a la izquierda o de parada</text:span><text:span text:style-name="T3"> </text:span><text:span text:style-name="T2">en ese mismo lado, que lo haría</text:span><text:span text:style-name="T4"> </text:span><text:span text:style-name="T2">todo lo posible a la izquierda, pero</text:span><text:span text:style-name="T4"> </text:span><text:span text:style-name="T2">sin interferir la marcha de los</text:span></text:p>
            <text:p>vehículos del sentido contrario.</text:p>
          </table:table-cell>
          <table:table-cell table:style-name="ce19" office:value-type="string"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6</text:p>
            <text:p/>
            <text:p>036</text:p>
          </table:table-cell>
          <table:table-cell table:style-name="ce19" office:value-type="string"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NO INDICAR MEDIANTE LA</text:span><text:span text:style-name="T4"> </text:span><text:span text:style-name="T2">SEÑAL REGLAMENTARIA AL</text:span><text:span text:style-name="T4"> </text:span><text:span text:style-name="T2">VEHÍCULO QUE QUIERE</text:span><text:span text:style-name="T4"> </text:span><text:span text:style-name="T2">ADELANTARLE LA</text:span><text:span text:style-name="T4"> </text:span><text:span text:style-name="T2">POSIBILIDAD DE REALIZARLO</text:span><text:span text:style-name="T5"> </text:span><text:span text:style-name="T2">CON SEGURIDAD, CUANDO</text:span><text:span text:style-name="T4"> </text:span><text:span text:style-name="T2">NO SEA POSIBLE CEÑIRSE</text:span><text:span text:style-name="T4"> </text:span><text:span text:style-name="T2">POR COMPLETO AL BORDE</text:span></text:p>
            <text:p>DERECHO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Tal posibilidad se indicaría</text:span><text:span text:style-name="T4"> </text:span><text:span text:style-name="T2">extendiendo el brazo</text:span><text:span text:style-name="T4"> </text:span><text:span text:style-name="T2">horizontalmente y moviéndolo</text:span><text:span text:style-name="T4"> </text:span><text:span text:style-name="T2">repetidas veces de atrás adelante,</text:span><text:span text:style-name="T4"> </text:span><text:span text:style-name="T2">con el dorso de la mano hacia atrás</text:span><text:span text:style-name="T3"> </text:span><text:span text:style-name="T2">o poniendo en funcionamiento el</text:span><text:span text:style-name="T4"> </text:span><text:span text:style-name="T2">intermitente derecho, cuando no</text:span><text:span text:style-name="T4"> </text:span><text:span text:style-name="T2">crea conveniente hacer la señal con</text:span></text:p>
            <text:p>el brazo.</text:p>
          </table:table-cell>
          <table:table-cell table:style-name="ce19" office:value-type="string"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86</text:p>
            <text:p/>
            <text:p>036</text:p>
          </table:table-cell>
          <table:table-cell table:style-name="ce19" office:value-type="string">
            <text:p>2</text:p>
            <text:p/>
            <text:p>2</text:p>
          </table:table-cell>
          <table:table-cell table:style-name="ce19" office:value-type="string">
            <text:p/>
            <text:p>5A</text:p>
          </table:table-cell>
          <table:table-cell table:style-name="ce19" office:value-type="string">
            <text:p/>
            <text:p>0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UMENTAR LA VELOCIDAD</text:span><text:span text:style-name="T3"> </text:span><text:span text:style-name="T2">CUANDO VA A SER</text:span><text:span text:style-name="T4"> </text:span><text:span text:style-name="T2">ADELANTADO</text:span>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6</text:p>
            <text:p/>
            <text:p>036</text:p>
          </table:table-cell>
          <table:table-cell table:style-name="ce19" office:value-type="string">
            <text:p/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EFECTUAR MANIOBRAS QUE</text:span><text:span text:style-name="T3"> </text:span><text:span text:style-name="T2">IMPIDAN O DIFICULTEN EL</text:span><text:span text:style-name="T4"> </text:span><text:span text:style-name="T2">ADELANTAMIENTO CUANDO</text:span><text:span text:style-name="T4"> </text:span><text:span text:style-name="T2">VA A SER ADELANTADO</text:span><text:span text:style-name="T4"> </text:span><text:span text:style-name="T2">(DESCRIBIR SUCINTAMENTE</text:span><text:span text:style-name="T3"> </text:span><text:span text:style-name="T2">LAS MANIOBRAS</text:span></text:p>
            <text:p>REALIZADAS)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6</text:p>
            <text:p/>
            <text:p>036</text:p>
          </table:table-cell>
          <table:table-cell table:style-name="ce19" office:value-type="string">
            <text:p/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NO DISMINUIR LA VELOCIDAD</text:p>
            <text:p><text:span text:style-name="T2">CUANDO VA A SER</text:span><text:span text:style-name="T4"> </text:span><text:span text:style-name="T2">ADELANTADO, UNA VEZ</text:span><text:span text:style-name="T4"> </text:span><text:span text:style-name="T2">INICIADO EL</text:span><text:span text:style-name="T4"> </text:span><text:span text:style-name="T2">ADELANTAMIENTO, AL</text:span><text:span text:style-name="T4"> </text:span><text:span text:style-name="T2">PRODUCIRSE UNA SITUACIÓN</text:span><text:span text:style-name="T3"> </text:span><text:span text:style-name="T2">DE PELIGRO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><text:span text:style-name="T2">NOTA: Deberán indicarse las</text:span><text:span text:style-name="T3"> </text:span><text:span text:style-name="T2">circunstancias concurrentes.</text:span></text:p>
          </table:table-cell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86</text:p>
            <text:p/>
            <text:p>036</text:p>
          </table:table-cell>
          <table:table-cell table:style-name="ce19" office:value-type="string">
            <text:p>2</text:p>
            <text:p/>
            <text:p>2</text:p>
          </table:table-cell>
          <table:table-cell table:style-name="ce19" office:value-type="string">
            <text:p/>
            <text:p>5D</text:p>
          </table:table-cell>
          <table:table-cell table:style-name="ce19" office:value-type="string"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NO FACILITAR LA VUELTA A</text:p>
            <text:p><text:span text:style-name="T2">SU CARRIL AL CONDUCTOR</text:span><text:span text:style-name="T4"> </text:span><text:span text:style-name="T2">QUE ADELANTA AL DAR</text:span><text:span text:style-name="T4"> </text:span><text:span text:style-name="T2">MUESTRAS INEQUÍVOCAS DE</text:span><text:span text:style-name="T5"> </text:span><text:span text:style-name="T2">DESISTIR DE LA MANIOBRA</text:span>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52">
          <table:table-cell table:style-name="ce19" office:value-type="string">
            <text:p/>
            <text:p/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>086</text:p>
            <text:p/>
            <text:p>036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>3</text:p>
            <text:p/>
            <text:p>2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NO FACILITAR EL</text:p>
            <text:p><text:span text:style-name="T2">ADELANTAMIENTO EL</text:span><text:span text:style-name="T4"> </text:span><text:span text:style-name="T2">CONDUCTOR DEL VEHÍCULO</text:span><text:span text:style-name="T4"> </text:span><text:span text:style-name="T2">RESEÑADO CUANDO LAS</text:span><text:span text:style-name="T4"> </text:span><text:span text:style-name="T2">CIRCUNSTANCIAS NO</text:span><text:span text:style-name="T4"> </text:span><text:span text:style-name="T2">PERMITAN SER ADELANTADO</text:span><text:span text:style-name="T5"> </text:span><text:span text:style-name="T2">CON FACILIDAD Y SIN</text:span><text:span text:style-name="T4"> </text:span><text:span text:style-name="T2">PELIGRO</text:span><text:span text:style-name="T4"> </text:span><text:span text:style-name="T2">(DEBERÁN</text:span><text:span text:style-name="T4"> </text:span><text:span text:style-name="T2">INDICARSE LAS</text:span><text:span text:style-name="T4"> </text:span><text:span text:style-name="T2">CIRCUNSTANCIAS</text:span><text:span text:style-name="T4"> </text:span><text:span text:style-name="T2">CONCURRENTES. LOS</text:span><text:span text:style-name="T4"> </text:span><text:span text:style-name="T2">CONDUCTORES DE</text:span><text:span text:style-name="T4"> </text:span><text:span text:style-name="T2">VEHÍCULOS PESADOS, DE</text:span><text:span text:style-name="T4"> </text:span><text:span text:style-name="T2">GRANDES DIMENSIONES U</text:span><text:span text:style-name="T4"> </text:span><text:span text:style-name="T2">OBLIGADOS A RESPETAR UN</text:span><text:span text:style-name="T4"> </text:span><text:span text:style-name="T2">LÍMITE ESPECÍFICO DE</text:span><text:span text:style-name="T4"> </text:span><text:span text:style-name="T2">VELOCIDAD DEBERÁN</text:span><text:span text:style-name="T4"> </text:span><text:span text:style-name="T2">AMINORAR LA MARCHA O</text:span><text:span text:style-name="T4"> </text:span><text:span text:style-name="T2">APARTARSE CUANTO ANTES</text:span><text:span text:style-name="T4"> </text:span><text:span text:style-name="T2">AL ARCÉN, SI RESULTA</text:span></text:p>
            <text:p><text:span text:style-name="T9"><text:s text:c="120"/></text:span><text:span text:style-name="T18"><text:s/></text:span><text:span text:style-name="T11">PRACTICABLE,)</text:span><text:span text:style-name="T11"><text:tab/>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NOTA: para dejar paso a los que le</text:span><text:span text:style-name="T5"> </text:span><text:span text:style-name="T2">siguen,cuando la densidad de la</text:span><text:span text:style-name="T4"> </text:span><text:span text:style-name="T2">circulación en sentido contrario, la</text:span><text:span text:style-name="T4"> </text:span><text:span text:style-name="T2">anchura insuficiente de la calzada,</text:span><text:span text:style-name="T4"> </text:span><text:span text:style-name="T2">su perfil o estado no permitan ser</text:span><text:span text:style-name="T4"> </text:span><text:span text:style-name="T2">adelantados con facilidad y sin</text:span><text:span text:style-name="T4"> </text:span><text:span text:style-name="T2">peligro.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7</text:p>
            <text:p/>
            <text:p>037</text:p>
          </table:table-cell>
          <table:table-cell table:style-name="ce19" office:value-type="string">
            <text:p/>
            <text:p/>
            <text:p>1-A</text:p>
            <text:p/>
            <text:p>-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4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/>
            <text:p/>
            <text:p><text:span text:style-name="T2">ADELANTAR EN CURVA DE</text:span><text:span text:style-name="T3"> </text:span><text:span text:style-name="T2">VISIBILIDAD REDUCIDA</text:span><text:span text:style-name="T4"> </text:span><text:span text:style-name="T2">INVADIENDO LA ZONA</text:span><text:span text:style-name="T4"> </text:span><text:span text:style-name="T2">RESERVADA AL SENTIDO</text:span><text:span text:style-name="T4"> </text:span><text:span text:style-name="T2">CONTRARIO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</text:span><text:span text:style-name="T15"> </text:span><text:span text:style-name="T2">En las intersecciones y sus</text:span></text:p>
            <text:p><text:span text:style-name="T2">proximidades se puede adelantar</text:span><text:span text:style-name="T4"> </text:span><text:span text:style-name="T2">cuando se trate de una plaza de</text:span><text:span text:style-name="T4"> </text:span><text:span text:style-name="T2">circulación giratoria o glorieta,</text:span><text:span text:style-name="T4"> </text:span><text:span text:style-name="T2">debiendo efecturse por la derecha y</text:span><text:span text:style-name="T3"> </text:span><text:span text:style-name="T2">siempre que la calzada en que se</text:span><text:span text:style-name="T4"> </text:span><text:span text:style-name="T2">realice goce de prioridad en la</text:span><text:span text:style-name="T4"> </text:span><text:span text:style-name="T2">intersección y haya señal expresa</text:span><text:span text:style-name="T4"> </text:span><text:span text:style-name="T2">que lo indique.</text:span></text:p>
          </table:table-cell>
          <table:table-cell table:style-name="ce19" office:value-type="string"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87</text:p>
            <text:p/>
            <text:p>037</text:p>
          </table:table-cell>
          <table:table-cell table:style-name="ce19" office:value-type="string">
            <text:p>1-A</text:p>
            <text:p/>
            <text:p>-</text:p>
          </table:table-cell>
          <table:table-cell table:style-name="ce19" office:value-type="string">
            <text:p/>
            <text:p>5B</text:p>
          </table:table-cell>
          <table:table-cell table:style-name="ce19" office:value-type="string">
            <text:p/>
            <text:p>4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ADELANTAR EN CAMBIO DE</text:p>
            <text:p><text:span text:style-name="T2">RASANTE DE VISIBILIDAD</text:span><text:span text:style-name="T4"> </text:span><text:span text:style-name="T2">REDUCIDA INVADIENDO LA</text:span><text:span text:style-name="T3"> </text:span><text:span text:style-name="T2">ZONA RESERVADA AL</text:span><text:span text:style-name="T4"> </text:span><text:span text:style-name="T2">SENTIDO CONTRARIO</text:span>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7</text:p>
            <text:p/>
            <text:p>037</text:p>
          </table:table-cell>
          <table:table-cell table:style-name="ce19" office:value-type="string">
            <text:p/>
            <text:p/>
            <text:p>1-A</text:p>
            <text:p/>
            <text:p>-</text:p>
          </table:table-cell>
          <table:table-cell table:style-name="ce19" office:value-type="string"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>4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ADELANTAR EN UN LUGAR O</text:p>
            <text:p><text:span text:style-name="T2">CIRCUNSTANCIA EN QUE LA</text:span><text:span text:style-name="T4"> </text:span><text:span text:style-name="T2">VISIBILIDAD DISPONIBLE NO</text:span><text:span text:style-name="T4"> </text:span><text:span text:style-name="T2">ES SUFICIENTE, INVADIENDO</text:span><text:span text:style-name="T5"> </text:span><text:span text:style-name="T2">LA ZONA RESERVADA AL</text:span><text:span text:style-name="T4"> </text:span><text:span text:style-name="T2">SENTIDO CONTRARIO</text:span><text:span text:style-name="T4"> </text:span><text:span text:style-name="T2">(DEBERÁ INDICARSE LA</text:span><text:span text:style-name="T4"> </text:span><text:span text:style-name="T2">CAUSA DE LA INSUFICIENTE</text:span><text:span text:style-name="T4"> </text:span><text:span text:style-name="T2">VISIBILIDAD)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 Se puede adelantar en estos</text:span><text:span text:style-name="T3"> </text:span><text:span text:style-name="T2">supuestos si los dos sentidos de la</text:span><text:span text:style-name="T4"> </text:span><text:span text:style-name="T2">circulación están cláramente</text:span><text:span text:style-name="T4"> </text:span><text:span text:style-name="T2">delimitados y la maniobra puede</text:span><text:span text:style-name="T4"> </text:span><text:span text:style-name="T2">efectuarse sin invadir la zona</text:span><text:span text:style-name="T4"> </text:span><text:span text:style-name="T2">reservada al sentido contrario</text:span></text:p>
          </table:table-cell>
          <table:table-cell table:style-name="ce19" office:value-type="string"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7</text:p>
            <text:p/>
            <text:p>037</text:p>
          </table:table-cell>
          <table:table-cell table:style-name="ce19" office:value-type="string">
            <text:p/>
            <text:p>1-A</text:p>
            <text:p/>
            <text:p>-</text:p>
          </table:table-cell>
          <table:table-cell table:style-name="ce19" office:value-type="string">
            <text:p/>
            <text:p/>
            <text:p>5D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ADELANTAR DETRÁS DE UN</text:p>
            <text:p><text:span text:style-name="T2">VEHÍCULO QUE REALIZA LA</text:span><text:span text:style-name="T4"> </text:span><text:span text:style-name="T2">MISMA MANIOBRA Y QUE</text:span><text:span text:style-name="T4"> </text:span><text:span text:style-name="T2">IMPIDE, POR SUS</text:span><text:span text:style-name="T4"> </text:span><text:span text:style-name="T2">DIMENSIONES,</text:span><text:span text:style-name="T19"> </text:span><text:span text:style-name="T2">LA</text:span><text:span text:style-name="T19"> </text:span><text:span text:style-name="T2">VISIBILIDAD</text:span><text:span text:style-name="T3"> </text:span><text:span text:style-name="T2">DE LA PARTE DELANTERA DE</text:span><text:span text:style-name="T4"> </text:span><text:span text:style-name="T2">LA VÍA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2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7</text:p>
            <text:p/>
            <text:p>037</text:p>
          </table:table-cell>
          <table:table-cell table:style-name="ce19" office:value-type="string">
            <text:p/>
            <text:p>1-B</text:p>
            <text:p/>
            <text:p>-</text:p>
          </table:table-cell>
          <table:table-cell table:style-name="ce19" office:value-type="string">
            <text:p/>
            <text:p/>
            <text:p>5A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ADELANTAR, SIN UTILIZAR</text:p>
            <text:p><text:span text:style-name="T2">LAS OPORTUNAS SEÑALES</text:span><text:span text:style-name="T4"> </text:span><text:span text:style-name="T2">ACÚSTICAS</text:span><text:span text:style-name="T35"> </text:span><text:span text:style-name="T2">U</text:span><text:span text:style-name="T35"> </text:span><text:span text:style-name="T2">ÓPTICAS,</text:span><text:span text:style-name="T28"> </text:span><text:span text:style-name="T2">EN</text:span><text:span text:style-name="T4"> </text:span><text:span text:style-name="T2">UN PASO PARA PEATONES</text:span><text:span text:style-name="T4"> </text:span><text:span text:style-name="T2">SEÑALIZADO COMO TAL, A UN</text:span><text:span text:style-name="T3"> </text:span><text:span text:style-name="T2">VEHÍCULO DE MÁS DE DOS</text:span><text:span text:style-name="T4"> </text:span><text:span text:style-name="T2">RUEDAS.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7</text:p>
            <text:p/>
            <text:p>037</text:p>
          </table:table-cell>
          <table:table-cell table:style-name="ce19" office:value-type="string">
            <text:p/>
            <text:p>1-B</text:p>
            <text:p/>
            <text:p>-</text:p>
          </table:table-cell>
          <table:table-cell table:style-name="ce19" office:value-type="string">
            <text:p/>
            <text:p/>
            <text:p>5E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ADELANTAR EN UN PASO</text:p>
            <text:p><text:span text:style-name="T2">PARA PEATONES</text:span><text:span text:style-name="T4"> </text:span><text:span text:style-name="T2">SEÑALIZADO COMO TAL A UN</text:span><text:span text:style-name="T3"> </text:span><text:span text:style-name="T2">VEHÍCULO DE MÁS DE DOS</text:span><text:span text:style-name="T4"> </text:span><text:span text:style-name="T2">RUEDAS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1">
          <table:table-cell table:style-name="ce19" office:value-type="string">
            <text:p>CIR</text:p>
            <text:p/>
            <text:p>LSV</text:p>
          </table:table-cell>
          <table:table-cell table:style-name="ce19" office:value-type="string">
            <text:p>087</text:p>
            <text:p/>
            <text:p>037</text:p>
          </table:table-cell>
          <table:table-cell table:style-name="ce19" office:value-type="string">
            <text:p>1-B</text:p>
            <text:p/>
            <text:p>-</text:p>
          </table:table-cell>
          <table:table-cell table:style-name="ce19" office:value-type="string">
            <text:p/>
            <text:p>5F</text:p>
          </table:table-cell>
          <table:table-cell table:style-name="ce19" office:value-type="string">
            <text:p/>
            <text:p>0</text:p>
          </table:table-cell>
          <table:table-cell table:style-name="ce19" office:value-type="string"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EN UNA</text:span><text:span text:style-name="T4"> </text:span><text:span text:style-name="T2">INTERSECCIÓN CON VÍA PARA</text:span><text:span text:style-name="T3"> </text:span><text:span text:style-name="T2">CICLISTAS</text:span></text:p>
          </table:table-cell>
          <table:table-cell table:style-name="ce19" office:value-type="string"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7</text:p>
            <text:p/>
            <text:p>037</text:p>
          </table:table-cell>
          <table:table-cell table:style-name="ce19" office:value-type="string">
            <text:p/>
            <text:p/>
            <text:p>1-B</text:p>
            <text:p/>
            <text:p>-</text:p>
          </table:table-cell>
          <table:table-cell table:style-name="ce19" office:value-type="string">
            <text:p/>
            <text:p/>
            <text:p/>
            <text:p>5G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EN UN PASO</text:span><text:span text:style-name="T4"> </text:span><text:span text:style-name="T2">PARA PEATONES</text:span><text:span text:style-name="T4"> </text:span><text:span text:style-name="T2">SEÑALIZADO COMO TAL, SIN</text:span><text:span text:style-name="T4"> </text:span><text:span text:style-name="T2">HACERLO A UNA VELOCIDAD</text:span><text:span text:style-name="T4"> </text:span><text:span text:style-name="T2">QUE PERMITA DETENERSE A</text:span><text:span text:style-name="T4"> </text:span><text:span text:style-name="T2">TIEMPO</text:span><text:span text:style-name="T8"> </text:span><text:span text:style-name="T2">ANTE</text:span><text:span text:style-name="T8"> </text:span><text:span text:style-name="T2">EL</text:span><text:span text:style-name="T8"> </text:span><text:span text:style-name="T2">PELIGRO</text:span><text:span text:style-name="T8"> </text:span><text:span text:style-name="T2">DE</text:span></text:p>
            <text:p>ATROPELLO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4">
          <table:table-cell table:style-name="ce19" office:value-type="string"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7</text:p>
            <text:p/>
            <text:p>037</text:p>
          </table:table-cell>
          <table:table-cell table:style-name="ce19" office:value-type="string">
            <text:p/>
            <text:p>1-B</text:p>
            <text:p/>
            <text:p>-</text:p>
          </table:table-cell>
          <table:table-cell table:style-name="ce19" office:value-type="string">
            <text:p/>
            <text:p/>
            <text:p>5I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EN UN PASO A</text:span><text:span text:style-name="T3"> </text:span><text:span text:style-name="T2">NIVEL O EN SUS</text:span><text:span text:style-name="T4"> </text:span><text:span text:style-name="T2">PROXIMIDADES A UN</text:span><text:span text:style-name="T4"> </text:span><text:span text:style-name="T2">VEHÍCULO DE MAS DE DOS</text:span></text:p>
            <text:p>RUEDAS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7</text:p>
            <text:p/>
            <text:p>037</text:p>
          </table:table-cell>
          <table:table-cell table:style-name="ce19" office:value-type="string">
            <text:p/>
            <text:p/>
            <text:p>1-C</text:p>
            <text:p/>
            <text:p>-</text:p>
          </table:table-cell>
          <table:table-cell table:style-name="ce19" office:value-type="string">
            <text:p/>
            <text:p/>
            <text:p/>
            <text:p>5G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EN</text:span><text:span text:style-name="T4"> </text:span><text:span text:style-name="T2">INTERSECCIÓN O SUS</text:span><text:span text:style-name="T4"> </text:span><text:span text:style-name="T2">PROXIMIDADES</text:span><text:span text:style-name="T4"> </text:span><text:span text:style-name="T2">(DEBERÁ</text:span><text:span text:style-name="T4"> </text:span><text:span text:style-name="T2">DENUNCIARSE CUANDO NO</text:span><text:span text:style-name="T5"> </text:span><text:span text:style-name="T2">CONCURRAN LAS</text:span><text:span text:style-name="T4"> </text:span><text:span text:style-name="T2">EXCEPCIONES QUE LO</text:span></text:p>
            <text:p>PERMITEN)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7</text:p>
            <text:p/>
            <text:p>037</text:p>
          </table:table-cell>
          <table:table-cell table:style-name="ce19" office:value-type="string">
            <text:p/>
            <text:p/>
            <text:p>1-D</text:p>
            <text:p/>
            <text:p>-</text:p>
          </table:table-cell>
          <table:table-cell table:style-name="ce19" office:value-type="string">
            <text:p/>
            <text:p/>
            <text:p/>
            <text:p>5H</text:p>
          </table:table-cell>
          <table:table-cell table:style-name="ce19" office:value-type="string">
            <text:p/>
            <text:p/>
            <text:p/>
            <text:p>4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EN TÚNEL O</text:span><text:span text:style-name="T4"> </text:span><text:span text:style-name="T2">TRAMO DE VÍA AFECTADO</text:span><text:span text:style-name="T4"> </text:span><text:span text:style-name="T2">POR LA SEÑAL "TÚNEL" EN EL</text:span><text:span text:style-name="T3"> </text:span><text:span text:style-name="T2">QUE SÓLO SE DISPONGA DE</text:span><text:span text:style-name="T4"> </text:span><text:span text:style-name="T2">UN CARRIL PARA EL SENTIDO</text:span><text:span text:style-name="T3"> </text:span><text:span text:style-name="T2">DE CIRCULACIÓN DEL</text:span><text:span text:style-name="T4"> </text:span><text:span text:style-name="T2">VEHÍCULO QUE PRETENDE</text:span></text:p>
            <text:p>ADELANTAR "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><text:span text:style-name="T2">NOTA: Se ha considerado oportuno</text:span><text:span text:style-name="T3"> </text:span><text:span text:style-name="T2">incluir esta conducta entre las</text:span><text:span text:style-name="T4"> </text:span><text:span text:style-name="T2">merecedoras de detracción de</text:span><text:span text:style-name="T4"> </text:span><text:span text:style-name="T2">puntos, habida cuenta la</text:span><text:span text:style-name="T4"> </text:span><text:span text:style-name="T2">'acumulación' de circunstancias</text:span><text:span text:style-name="T4"> </text:span><text:span text:style-name="T2">peligrosas que caracterizan la</text:span><text:span text:style-name="T4"> </text:span><text:span text:style-name="T2">comisión de tal infracción.</text:span></text:p>
          </table:table-cell>
          <table:table-cell table:style-name="ce19" office:value-type="string">
            <text:p/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2">
          <table:table-cell table:style-name="ce19" office:value-type="string"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>087</text:p>
            <text:p/>
            <text:p>037</text:p>
          </table:table-cell>
          <table:table-cell table:style-name="ce19" office:value-type="string">
            <text:p/>
            <text:p>1-D</text:p>
            <text:p/>
            <text:p>-</text:p>
          </table:table-cell>
          <table:table-cell table:style-name="ce19" office:value-type="string">
            <text:p/>
            <text:p/>
            <text:p>5I</text:p>
          </table:table-cell>
          <table:table-cell table:style-name="ce19" office:value-type="string">
            <text:p/>
            <text:p/>
            <text:p>0</text:p>
          </table:table-cell>
          <table:table-cell table:style-name="ce19" office:value-type="string"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ADELANTAR EN PASO</text:p>
            <text:p><text:span text:style-name="T2">INFERIOR EN EL QUE SÓLO</text:span><text:span text:style-name="T4"> </text:span><text:span text:style-name="T2">SE DISPONGA DE UN CARRIL</text:span><text:span text:style-name="T4"> </text:span><text:span text:style-name="T2">PARA EL SENTIDO DE</text:span><text:span text:style-name="T4"> </text:span><text:span text:style-name="T2">CIRCULACIÓN</text:span><text:span text:style-name="T19"> </text:span><text:span text:style-name="T2">DEL</text:span><text:span text:style-name="T32"> </text:span><text:span text:style-name="T2">VEHÍCULO</text:span></text:p>
            <text:p><text:span text:style-name="T9"><text:s text:c="108"/></text:span><text:span text:style-name="T13"><text:s/></text:span><text:span text:style-name="T11">QUE PRETENDE ADELANTAR</text:span><text:span text:style-name="T11"><text:tab/></text:span></text:p>
          </table:table-cell>
          <table:table-cell table:style-name="ce19" office:value-type="string"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7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88</text:p>
            <text:p/>
            <text:p>038</text:p>
          </table:table-cell>
          <table:table-cell table:style-name="ce19" office:value-type="string"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REBASAR A UN VEHÍCULO</text:span><text:span text:style-name="T4"> </text:span><text:span text:style-name="T2">INMOVILIZADO POR</text:span><text:span text:style-name="T4"> </text:span><text:span text:style-name="T2">NECESIDADES DEL TRÁFICO,</text:span><text:span text:style-name="T5"> </text:span><text:span text:style-name="T2">OCUPANDO PARTE DE LA</text:span><text:span text:style-name="T4"> </text:span><text:span text:style-name="T2">CALZADA RESERVADA AL</text:span><text:span text:style-name="T4"> </text:span><text:span text:style-name="T2">SENTIDO CONTRARIO, EN</text:span><text:span text:style-name="T4"> </text:span><text:span text:style-name="T2">TRAMO DE VÍA EN QUE ESTÁ</text:span></text:p>
            <text:p>PROHIBIDO ADELANTAR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 no se denunciarán</text:span><text:span text:style-name="T4"> </text:span><text:span text:style-name="T2">adelantamientos a bicicletas, ciclos,</text:span><text:span text:style-name="T5"> </text:span><text:span text:style-name="T2">ciclomotores, peatones, animales y</text:span><text:span text:style-name="T4"> </text:span><text:span text:style-name="T2">vehículos de tracción animal, salvo</text:span><text:span text:style-name="T4"> </text:span><text:span text:style-name="T2">que exista riesgo</text:span></text:p>
          </table:table-cell>
          <table:table-cell table:style-name="ce19" office:value-type="string"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9">
          <table:table-cell table:style-name="ce19" office:value-type="string"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088</text:p>
            <text:p/>
            <text:p>038</text:p>
          </table:table-cell>
          <table:table-cell table:style-name="ce19" office:value-type="string">
            <text:p/>
            <text:p/>
            <text:p/>
            <text:p/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ADELANTAR AL CONDUCTOR</text:span><text:span text:style-name="T3"> </text:span><text:span text:style-name="T2">DEL VEHÍCULO, PEATÓN O</text:span><text:span text:style-name="T4"> </text:span><text:span text:style-name="T2">ANIMAL RESEÑADO SIN</text:span><text:span text:style-name="T4"> </text:span><text:span text:style-name="T2">CERCIORARSE DE PODER</text:span><text:span text:style-name="T4"> </text:span><text:span text:style-name="T2">REALIZAR DICHA MANIOBRA</text:span><text:span text:style-name="T4"> </text:span><text:span text:style-name="T2">SIN PELIGRO, CREANDO UNA</text:span><text:span text:style-name="T5"> </text:span><text:span text:style-name="T2">SITUACIÓN DE RIESGO,</text:span><text:span text:style-name="T4"> </text:span><text:span text:style-name="T2">HABIDA CUENTA LA</text:span><text:span text:style-name="T4"> </text:span><text:span text:style-name="T2">VELOCIDAD A LA QUE</text:span><text:span text:style-name="T4"> </text:span><text:span text:style-name="T2">CIRCULABA AQUEL</text:span><text:span text:style-name="T4"> </text:span><text:span text:style-name="T2">(ESPECIFICAR SI SE TRATA</text:span><text:span text:style-name="T4"> </text:span><text:span text:style-name="T2">DE CONDUCTOR DE</text:span><text:span text:style-name="T4"> </text:span><text:span text:style-name="T2">BICICLETA, CICLO,</text:span><text:span text:style-name="T4"> </text:span><text:span text:style-name="T2">CICLOMOTOR, PEATÓN,</text:span><text:span text:style-name="T4"> </text:span><text:span text:style-name="T2">ANIMAL O VEHÍCULO DE</text:span></text:p>
            <text:p>TRACCIÓN ANIMAL)</text:p>
          </table:table-cell>
          <table:table-cell table:style-name="ce19" office:value-type="string">
            <text:p/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9">
          <table:table-cell table:style-name="ce19" office:value-type="string">
            <text:p/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088</text:p>
            <text:p/>
            <text:p>038</text:p>
          </table:table-cell>
          <table:table-cell table:style-name="ce19" office:value-type="string">
            <text:p/>
            <text:p/>
            <text:p/>
            <text:p/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REBASAR A UN VEHÍCULO</text:span><text:span text:style-name="T4"> </text:span><text:span text:style-name="T2">INMOVILIZADO POR CAUSAS</text:span><text:span text:style-name="T4"> </text:span><text:span text:style-name="T2">AJENAS AL TRÁFICO,</text:span><text:span text:style-name="T4"> </text:span><text:span text:style-name="T2">OCUPANDO LA PARTE DE LA</text:span><text:span text:style-name="T4"> </text:span><text:span text:style-name="T2">CALZADA RESERVADA AL</text:span><text:span text:style-name="T4"> </text:span><text:span text:style-name="T2">SENTIDO CONTRARIO, EN</text:span><text:span text:style-name="T4"> </text:span><text:span text:style-name="T2">TRAMO DE VÍA EN QUE ESTÁ</text:span><text:span text:style-name="T4"> </text:span><text:span text:style-name="T2">PROHIBIDO ADELANTAR,</text:span><text:span text:style-name="T4"> </text:span><text:span text:style-name="T2">OCASIONANDO PELIGRO</text:span><text:span text:style-name="T4"> </text:span><text:span text:style-name="T2">(NO</text:span><text:span text:style-name="T3"> </text:span><text:span text:style-name="T2">SE DENUNCIARÁN</text:span><text:span text:style-name="T4"> </text:span><text:span text:style-name="T2">ADELANTAMIENTOS A</text:span><text:span text:style-name="T4"> </text:span><text:span text:style-name="T2">BICICLETAS, CICLOS,</text:span><text:span text:style-name="T4"> </text:span><text:span text:style-name="T2">CICLOMOTORES, PEATONES,</text:span><text:span text:style-name="T3"> </text:span><text:span text:style-name="T2">ANIMALES Y VEHÍCULOS DE</text:span><text:span text:style-name="T4"> </text:span><text:span text:style-name="T2">TRACCIÓN ANIMAL, SALVO</text:span></text:p>
            <text:p><text:span text:style-name="T9"><text:s text:c="115"/></text:span><text:span text:style-name="T40"><text:s/></text:span><text:span text:style-name="T11">QUE EXISTA RIESGO)</text:span><text:span text:style-name="T11"><text:tab/>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89</text:p>
            <text:p/>
            <text:p>038</text:p>
          </table:table-cell>
          <table:table-cell table:style-name="ce19" office:value-type="string">
            <text:p/>
            <text:p/>
            <text:p/>
            <text:p>1</text:p>
            <text:p/>
            <text:p>-</text:p>
          </table:table-cell>
          <table:table-cell table:style-name="ce19" office:value-type="string"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C)</text:span></text:p>
          </table:table-cell>
          <table:table-cell table:style-name="ce19" office:value-type="string">
            <text:p><text:span text:style-name="T2">REBASAR UN OBSTÁCULO</text:span><text:span text:style-name="T4"> </text:span><text:span text:style-name="T2">SITUADO EN SU CAMINO</text:span><text:span text:style-name="T4"> </text:span><text:span text:style-name="T2">OCUPANDO EL ESPACIO</text:span><text:span text:style-name="T4"> </text:span><text:span text:style-name="T2">DISPUESTO</text:span><text:span text:style-name="T41"> </text:span><text:span text:style-name="T2">PARA</text:span><text:span text:style-name="T38"> </text:span><text:span text:style-name="T2">EL</text:span><text:span text:style-name="T4"> </text:span><text:span text:style-name="T2">SENTIDO CONTRARIO DE SU</text:span><text:span text:style-name="T4"> </text:span><text:span text:style-name="T2">MARCHA,</text:span><text:span text:style-name="T19"> </text:span><text:span text:style-name="T2">OCASIONANDO</text:span><text:span text:style-name="T19"> </text:span><text:span text:style-name="T2">UNA</text:span><text:span text:style-name="T3"> </text:span><text:span text:style-name="T2">SITUACIÓN DE PELIGRO</text:span><text:span text:style-name="T4"> </text:span><text:span text:style-name="T2">(DESCRIBIR LAS</text:span><text:span text:style-name="T4"> </text:span><text:span text:style-name="T2">CIRCUNSTANCIAS</text:span><text:span text:style-name="T4"> </text:span><text:span text:style-name="T2">CONCURRENTES EN LOS</text:span></text:p>
            <text:p><text:span text:style-name="T9"><text:s text:c="112"/></text:span><text:span text:style-name="T24"><text:s/></text:span><text:span text:style-name="T11">HECHOS DENUNCIADOS)</text:span><text:span text:style-name="T11"><text:tab/></text:span>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 office:value-type="string">
            <text:p/>
            <text:p><text:span text:style-name="T2">NOTA: Al igual que en el primer</text:span><text:span text:style-name="T4"> </text:span><text:span text:style-name="T2">supuesto del precepto anterior, todo</text:span><text:span text:style-name="T3"> </text:span><text:span text:style-name="T2">vehículo que encuentre cualquier</text:span><text:span text:style-name="T4"> </text:span><text:span text:style-name="T2">obstáculo en su camino que le</text:span><text:span text:style-name="T4"> </text:span><text:span text:style-name="T2">obligue a ocupar el espacio</text:span><text:span text:style-name="T4"> </text:span><text:span text:style-name="T2">dispuesto para el sentido contrario</text:span><text:span text:style-name="T4"> </text:span><text:span text:style-name="T2">de su marcha podra rebasarlo</text:span><text:span text:style-name="T4"> </text:span><text:span text:style-name="T2">siempre que se haya cerciorado de</text:span><text:span text:style-name="T4"> </text:span><text:span text:style-name="T2">que puede efectuarlo sin peligro.</text:span></text:p>
          </table:table-cell>
          <table:table-cell table:style-name="ce19" office:value-type="string">
            <text:p/>
            <text:p/>
            <text:p/>
            <text:p/>
            <text:p><text:span text:style-name="T2">ADELANT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8">
          <table:table-cell table:style-name="ce19" office:value-type="string"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>090</text:p>
            <text:p/>
            <text:p>039</text:p>
          </table:table-cell>
          <table:table-cell table:style-name="ce19" office:value-type="string">
            <text:p/>
            <text:p/>
            <text:p/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>Leve</text:p>
          </table:table-cell>
          <table:table-cell table:style-name="ce19" office:value-type="string">
            <text:p><text:span text:style-name="T2">PARAR EL VEHÍCULO</text:span><text:span text:style-name="T4"> </text:span><text:span text:style-name="T2">INDICADO DENTRO DE LA</text:span><text:span text:style-name="T4"> </text:span><text:span text:style-name="T2">CALZADA EN VÍA</text:span><text:span text:style-name="T4"> </text:span><text:span text:style-name="T2">INTERURBANA (LA</text:span><text:span text:style-name="T4"> </text:span><text:span text:style-name="T2">DETENCIÓN ES UNA</text:span><text:span text:style-name="T4"> </text:span><text:span text:style-name="T2">INMOVILIZACIÓN DEL</text:span><text:span text:style-name="T4"> </text:span><text:span text:style-name="T2">VEHÍCULO</text:span><text:span text:style-name="T19"> </text:span><text:span text:style-name="T2">POR</text:span><text:span text:style-name="T19"> </text:span><text:span text:style-name="T2">EMERGENCIA,</text:span><text:span text:style-name="T3"> </text:span><text:span text:style-name="T2">POR NECESIDADES DE LA</text:span><text:span text:style-name="T4"> </text:span><text:span text:style-name="T2">CIRCULACIÓN O PARA</text:span><text:span text:style-name="T4"> </text:span><text:span text:style-name="T2">CUMPLIR ALGÚN PRECEPTO</text:span><text:span text:style-name="T4"> </text:span><text:span text:style-name="T2">REGLAMENTARIO;</text:span><text:span text:style-name="T19"> </text:span><text:span text:style-name="T2">LA</text:span><text:span text:style-name="T19"> </text:span><text:span text:style-name="T2">PARADA</text:span><text:span text:style-name="T3"> </text:span><text:span text:style-name="T2">ES UNA INMOVILIZACIÓN DE</text:span><text:span text:style-name="T4"> </text:span><text:span text:style-name="T2">UN VEHÍCULO DURANTE UN</text:span><text:span text:style-name="T4"> </text:span><text:span text:style-name="T2">TIEMPO INFERIOR A 2</text:span></text:p>
            <text:p>MINUTOS,)</text:p>
          </table:table-cell>
          <table:table-cell table:style-name="ce19" office:value-type="string">
            <text:p/>
            <text:p/>
            <text:p/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><text:span text:style-name="T2">NOTA: sin que el conductor pueda</text:span><text:span text:style-name="T4"> </text:span><text:span text:style-name="T2">abandonarlo; por último,un</text:span><text:span text:style-name="T4"> </text:span><text:span text:style-name="T2">ESTACIONAMIENTO consiste en la</text:span><text:span text:style-name="T3"> </text:span><text:span text:style-name="T2">inmovilización</text:span><text:span text:style-name="T35"> </text:span><text:span text:style-name="T2">de</text:span><text:span text:style-name="T28"> </text:span><text:span text:style-name="T2">un</text:span><text:span text:style-name="T28"> </text:span><text:span text:style-name="T2">vehículo</text:span><text:span text:style-name="T28"> </text:span><text:span text:style-name="T2">que</text:span><text:span text:style-name="T4"> </text:span><text:span text:style-name="T2">no se encuentra en situación de</text:span><text:span text:style-name="T4"> </text:span><text:span text:style-name="T2">detención</text:span><text:span text:style-name="T15"> </text:span><text:span text:style-name="T2">o</text:span><text:span text:style-name="T4"> </text:span><text:span text:style-name="T2">parada.Responsabilidad de titular o</text:span><text:span text:style-name="T4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4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PARADA</text:p>
          </table:table-cell>
          <table:table-cell table:number-columns-repeated="1013"/>
        </table:table-row>
        <table:table-row table:style-name="ro48">
          <table:table-cell table:style-name="ce19" office:value-type="string"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>090</text:p>
            <text:p/>
            <text:p>039</text:p>
          </table:table-cell>
          <table:table-cell table:style-name="ce19" office:value-type="string">
            <text:p/>
            <text:p/>
            <text:p/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>Leve</text:p>
          </table:table-cell>
          <table:table-cell table:style-name="ce19" office:value-type="string">
            <text:p><text:span text:style-name="T2">PARAR EL VEHÍCULO</text:span><text:span text:style-name="T4"> </text:span><text:span text:style-name="T2">INDICADO DENTRO DE LA</text:span><text:span text:style-name="T4"> </text:span><text:span text:style-name="T2">PARTE TRANSITABLE DEL</text:span><text:span text:style-name="T4"> </text:span><text:span text:style-name="T2">ARCÉN EN VÍA INTERURBANA</text:span><text:span text:style-name="T4"> </text:span><text:span text:style-name="T2">(DEBERÁN EFECTUARSE DE</text:span><text:span text:style-name="T4"> </text:span><text:span text:style-name="T2">MANERA QUE EL VEHÍCULO</text:span><text:span text:style-name="T4"> </text:span><text:span text:style-name="T2">NO OBSTACULICE LA</text:span><text:span text:style-name="T4"> </text:span><text:span text:style-name="T2">CIRCULACIÓN NI CONSTITUYA</text:span><text:span text:style-name="T3"> </text:span><text:span text:style-name="T2">RIESGO PARA EL RESTO DE</text:span><text:span text:style-name="T4"> </text:span><text:span text:style-name="T2">LOS USUARIOS DE LA VÍA,</text:span><text:span text:style-name="T4"> </text:span><text:span text:style-name="T2">CUIDANDO LA COLOCACIÓN</text:span><text:span text:style-name="T4"> </text:span><text:span text:style-name="T2">DEL MISMO Y</text:span><text:span text:style-name="T4"> </text:span><text:span text:style-name="T2">EVITAR QUE</text:span><text:span text:style-name="T4"> </text:span><text:span text:style-name="T2">PUEDA PONERSE EN</text:span><text:span text:style-name="T4"> </text:span><text:span text:style-name="T2">MOVIMIENTO EN AUSENCIA</text:span></text:p>
            <text:p>DEL CONDUCTOR.)</text:p>
          </table:table-cell>
          <table:table-cell table:style-name="ce19" office:value-type="string">
            <text:p/>
            <text:p/>
            <text:p/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/>
            <text:p/>
            <text:p/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0</text:p>
            <text:p/>
            <text:p>039</text:p>
          </table:table-cell>
          <table:table-cell table:style-name="ce19" office:value-type="string"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/>
            <text:p><text:span text:style-name="T2">ESTACIONAR EL VEHÍCULO</text:span><text:span text:style-name="T3"> </text:span><text:span text:style-name="T2">INDICADO DENTRO DE LA</text:span><text:span text:style-name="T4"> </text:span><text:span text:style-name="T2">CALZADA EN VÍA</text:span><text:span text:style-name="T4"> </text:span><text:span text:style-name="T2">INTERURBANA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0</text:p>
            <text:p/>
            <text:p>039</text:p>
          </table:table-cell>
          <table:table-cell table:style-name="ce19" office:value-type="string">
            <text:p/>
            <text:p/>
            <text:p>1</text:p>
            <text:p/>
            <text:p>1</text:p>
          </table:table-cell>
          <table:table-cell table:style-name="ce19" office:value-type="string">
            <text:p/>
            <text:p/>
            <text:p/>
            <text:p>5D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/>
            <text:p><text:span text:style-name="T2">ESTACIONAR EL VEHÍCULO</text:span><text:span text:style-name="T4"> </text:span><text:span text:style-name="T2">INDICADO DENTRO DE LA</text:span><text:span text:style-name="T4"> </text:span><text:span text:style-name="T2">PARTE TRANSITABLE DEL</text:span><text:span text:style-name="T4"> </text:span><text:span text:style-name="T2">ARCÉN</text:span><text:span text:style-name="T7"> </text:span><text:span text:style-name="T2">EN</text:span><text:span text:style-name="T7"> </text:span><text:span text:style-name="T2">VÍA</text:span><text:span text:style-name="T7"> </text:span><text:span text:style-name="T2">INTERURBANA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0</text:p>
            <text:p/>
            <text:p>039</text:p>
          </table:table-cell>
          <table:table-cell table:style-name="ce19" office:value-type="string">
            <text:p/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/>
            <text:p><text:span text:style-name="T2">PARAR EL VEHÍCULO</text:span><text:span text:style-name="T4"> </text:span><text:span text:style-name="T2">INDICADO SEPARADO DEL</text:span><text:span text:style-name="T4"> </text:span><text:span text:style-name="T2">BORDE DERECHO DE LA</text:span><text:span text:style-name="T4"> </text:span><text:span text:style-name="T2">CALZADA EN VÍA URBANA DE</text:span><text:span text:style-name="T5"> </text:span><text:span text:style-name="T2">DOBLE SENTIDO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0</text:p>
            <text:p/>
            <text:p>039</text:p>
          </table:table-cell>
          <table:table-cell table:style-name="ce19" office:value-type="string">
            <text:p/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><text:span text:style-name="T2">PARAR EL VEHÍCULO</text:span><text:span text:style-name="T4"> </text:span><text:span text:style-name="T2">INDICADO EN EL BORDE</text:span><text:span text:style-name="T4"> </text:span><text:span text:style-name="T2">IZQUIERDO DE LA CALZADA,</text:span><text:span text:style-name="T4"> </text:span><text:span text:style-name="T2">EN RELACIÓN CON EL</text:span><text:span text:style-name="T4"> </text:span><text:span text:style-name="T2">SENTIDO DE SU MARCHA, EN</text:span><text:span text:style-name="T3"> </text:span><text:span text:style-name="T2">VÍA URBANA DE DOBLE</text:span><text:span text:style-name="T4"> </text:span><text:span text:style-name="T2">SENTIDO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39</text:p>
          </table:table-cell>
          <table:table-cell table:style-name="ce19" office:value-type="string">
            <text:p/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/>
            <text:p><text:span text:style-name="T2">PARAR EL VEHÍCULO</text:span><text:span text:style-name="T4"> </text:span><text:span text:style-name="T2">OBSTACULIZANDO LA</text:span><text:span text:style-name="T4"> </text:span><text:span text:style-name="T2">CIRCULACIÓN. (ESPECIFICAR</text:span><text:span text:style-name="T5"> </text:span><text:span text:style-name="T2">HECHOS)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3"> </text:span><text:span text:style-name="T2">a</text:span><text:span text:style-name="T19"> </text:span><text:span text:style-name="T2">largo</text:span><text:span text:style-name="T32"> </text:span><text:span text:style-name="T2">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39</text:p>
          </table:table-cell>
          <table:table-cell table:style-name="ce19" office:value-type="string">
            <text:p/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/>
            <text:p><text:span text:style-name="T2">ESTACIONAR EL VEHÍCULO</text:span><text:span text:style-name="T4"> </text:span><text:span text:style-name="T2">OBSTACULIZANDO LA</text:span><text:span text:style-name="T4"> </text:span><text:span text:style-name="T2">CIRCULACIÓN. (ESPECIFICAR</text:span><text:span text:style-name="T5"> </text:span><text:span text:style-name="T2">HECHOS)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3"> </text:span><text:span text:style-name="T2">a</text:span><text:span text:style-name="T19"> </text:span><text:span text:style-name="T2">largo</text:span><text:span text:style-name="T32"> </text:span><text:span text:style-name="T2">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3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39</text:p>
          </table:table-cell>
          <table:table-cell table:style-name="ce19" office:value-type="string">
            <text:p/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PARAR EL VEHÍCULO</text:span><text:span text:style-name="T4"> </text:span><text:span text:style-name="T2">OBSTACULIZANDO LA</text:span><text:span text:style-name="T4"> </text:span><text:span text:style-name="T2">CIRCULACIÓN O CREANDO</text:span><text:span text:style-name="T3"> </text:span><text:span text:style-name="T2">PELIGRO PARA OTROS</text:span><text:span text:style-name="T4"> </text:span><text:span text:style-name="T2">USUARIOS (ESPECIFICAR</text:span><text:span text:style-name="T4"> </text:span><text:span text:style-name="T2">HECHOS.)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.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39</text:p>
          </table:table-cell>
          <table:table-cell table:style-name="ce19" office:value-type="string">
            <text:p/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/>
            <text:p>5D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ESTACIONAR EL VEHÍCULO</text:span><text:span text:style-name="T3"> </text:span><text:span text:style-name="T2">OBSTACULIZANDO LA</text:span><text:span text:style-name="T4"> </text:span><text:span text:style-name="T2">CIRCULACIÓN O CREANDO</text:span><text:span text:style-name="T3"> </text:span><text:span text:style-name="T2">PELIGRO PARA OTROS</text:span><text:span text:style-name="T4"> </text:span><text:span text:style-name="T2">USUARIOS (ESPECIFICAR</text:span><text:span text:style-name="T4"> </text:span><text:span text:style-name="T2">HECHOS.)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.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39</text:p>
          </table:table-cell>
          <table:table-cell table:style-name="ce19" office:value-type="string"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PARAR UN VEHÍCULO DE TAL</text:span><text:span text:style-name="T5"> </text:span><text:span text:style-name="T2">FORMA QUE IMPIDE LA</text:span><text:span text:style-name="T4"> </text:span><text:span text:style-name="T2">INCORPORACIÓN A LA</text:span><text:span text:style-name="T4"> </text:span><text:span text:style-name="T2">CIRCULACIÓN DE OTRO</text:span><text:span text:style-name="T4"> </text:span><text:span text:style-name="T2">VEHÍCULO DEBIDAMENTE</text:span><text:span text:style-name="T4"> </text:span><text:span text:style-name="T2">PARADO O ESTACIONADO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39</text:p>
          </table:table-cell>
          <table:table-cell table:style-name="ce19" office:value-type="string"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PARAR</text:span><text:span text:style-name="T41"> </text:span><text:span text:style-name="T2">UN</text:span><text:span text:style-name="T38"> </text:span><text:span text:style-name="T2">VEHÍCULO</text:span><text:span text:style-name="T4"> </text:span><text:span text:style-name="T2">CUANDO SE OBSTACULICE LA</text:span><text:span text:style-name="T3"> </text:span><text:span text:style-name="T2">UTILIZACIÓN NORMAL DEL</text:span><text:span text:style-name="T4"> </text:span><text:span text:style-name="T2">PASO DE SALIDA O ACCESO A</text:span><text:span text:style-name="T3"> </text:span><text:span text:style-name="T2">UN INMUEBLE DE PERSONAS</text:span><text:span text:style-name="T4"> </text:span><text:span text:style-name="T2">O ANIMALES O DE VEHÍCULOS</text:span><text:span text:style-name="T3"> </text:span><text:span text:style-name="T2">EN UN VADO SEÑALIZADO</text:span></text:p>
            <text:p>CORRECTAMENTE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39</text:p>
          </table:table-cell>
          <table:table-cell table:style-name="ce19" office:value-type="string"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ESTACIONAR UN VEHÍCULO</text:span><text:span text:style-name="T4"> </text:span><text:span text:style-name="T2">CUANDO SE OBSTACULICE LA</text:span><text:span text:style-name="T3"> </text:span><text:span text:style-name="T2">UTILIZACIÓN NORMAL DEL</text:span><text:span text:style-name="T4"> </text:span><text:span text:style-name="T2">PASO DE SALIDA O ACCESO A</text:span><text:span text:style-name="T3"> </text:span><text:span text:style-name="T2">UN INMUEBLE DE PERSONAS</text:span><text:span text:style-name="T4"> </text:span><text:span text:style-name="T2">O ANIMALES O DE VEHÍCULOS</text:span><text:span text:style-name="T3"> </text:span><text:span text:style-name="T2">EN UN VADO SEÑALIZADO</text:span></text:p>
            <text:p>CORRECTAMENTE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><text:span text:style-name="T2">NOTA: Para aquellos supuestos en</text:span><text:span text:style-name="T5"> </text:span><text:span text:style-name="T2">los que el Agente denunciante ha</text:span><text:span text:style-name="T4"> </text:span><text:span text:style-name="T2">constatado la efectiva</text:span><text:span text:style-name="T4"> </text:span><text:span text:style-name="T2">obstaculización o el acceso a un</text:span><text:span text:style-name="T4"> </text:span><text:span text:style-name="T2">inmueble.</text:span></text:p>
          </table:table-cell>
          <table:table-cell table:style-name="ce19" office:value-type="string">
            <text:p/>
            <text:p/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39</text:p>
          </table:table-cell>
          <table:table-cell table:style-name="ce19" office:value-type="string"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>5D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PARAR UN VEHÍCULO</text:span><text:span text:style-name="T4"> </text:span><text:span text:style-name="T2">OBSTACULIZANDO LA</text:span><text:span text:style-name="T4"> </text:span><text:span text:style-name="T2">UTILIZACIÓN NORMAL DE LOS</text:span><text:span text:style-name="T3"> </text:span><text:span text:style-name="T2">PASOS REBAJADOS PARA</text:span><text:span text:style-name="T4"> </text:span><text:span text:style-name="T2">DISCAPACITADOS FÍSICOS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39</text:p>
          </table:table-cell>
          <table:table-cell table:style-name="ce19" office:value-type="string"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>5E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ESTACIONAR UN VEHÍCULO</text:span><text:span text:style-name="T4"> </text:span><text:span text:style-name="T2">OBSTACULIZANDO LA</text:span><text:span text:style-name="T4"> </text:span><text:span text:style-name="T2">UTILIZACIÓN NORMAL DE LOS</text:span><text:span text:style-name="T3"> </text:span><text:span text:style-name="T2">PASOS PARA PERSONAS CON</text:span><text:span text:style-name="T3"> </text:span><text:span text:style-name="T2">MOVILIDAD REDUCIDA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39</text:p>
          </table:table-cell>
          <table:table-cell table:style-name="ce19" office:value-type="string"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>5F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PARAR UN VEHÍCULO EN</text:span><text:span text:style-name="T4"> </text:span><text:span text:style-name="T2">MEDIANA, SEPARADOR,</text:span><text:span text:style-name="T4"> </text:span><text:span text:style-name="T2">ISLETA U OTRO ELEMENTO</text:span><text:span text:style-name="T3"> </text:span><text:span text:style-name="T2">DE CANALIZACIÓN DEL</text:span><text:span text:style-name="T4"> </text:span><text:span text:style-name="T2">TRÁFICO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40</text:p>
          </table:table-cell>
          <table:table-cell table:style-name="ce19" office:value-type="string">
            <text:p/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/>
            <text:p>5G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ESTACIONAR UN VEHÍCULO</text:span><text:span text:style-name="T3"> </text:span><text:span text:style-name="T2">EN ZONA RESERVADA A</text:span><text:span text:style-name="T4"> </text:span><text:span text:style-name="T2">CARGA Y DESCARGA</text:span><text:span text:style-name="T4"> </text:span><text:span text:style-name="T2">DURANTE LAS HORAS DE</text:span><text:span text:style-name="T4"> </text:span><text:span text:style-name="T2">UTILIZACIÓN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40</text:p>
          </table:table-cell>
          <table:table-cell table:style-name="ce19" office:value-type="string">
            <text:p/>
            <text:p/>
            <text:p>2</text:p>
            <text:p/>
            <text:p>2</text:p>
          </table:table-cell>
          <table:table-cell table:style-name="ce19" office:value-type="string">
            <text:p/>
            <text:p/>
            <text:p/>
            <text:p>5H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/>
            <text:p><text:span text:style-name="T2">ESTACIONAR UN VEHÍCULO</text:span><text:span text:style-name="T3"> </text:span><text:span text:style-name="T2">EN DOBLE FILA SIN</text:span><text:span text:style-name="T4"> </text:span><text:span text:style-name="T2">CONDUCTOR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40</text:p>
          </table:table-cell>
          <table:table-cell table:style-name="ce19" office:value-type="string">
            <text:p/>
            <text:p/>
            <text:p>2</text:p>
            <text:p/>
            <text:p>1</text:p>
          </table:table-cell>
          <table:table-cell table:style-name="ce19" office:value-type="string">
            <text:p/>
            <text:p/>
            <text:p/>
            <text:p>5I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ESTACIONAR UN VEHÍCULO</text:span><text:span text:style-name="T3"> </text:span><text:span text:style-name="T2">EN UNA PARADA DE</text:span><text:span text:style-name="T4"> </text:span><text:span text:style-name="T2">TRANSPORTE PÚBLICO,</text:span><text:span text:style-name="T4"> </text:span><text:span text:style-name="T2">SEÑALIZADA Y DELIMITADA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1</text:p>
            <text:p/>
            <text:p>039</text:p>
          </table:table-cell>
          <table:table-cell table:style-name="ce19" office:value-type="string"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>5J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ESTACIONAR EL VEHÍCULO</text:span><text:span text:style-name="T4"> </text:span><text:span text:style-name="T2">CONSTITUYENDO</text:span><text:span text:style-name="T15"> </text:span><text:span text:style-name="T2">UN</text:span><text:span text:style-name="T4"> </text:span><text:span text:style-name="T2">PELIGRO U OBSTACULIZANDO</text:span><text:span text:style-name="T3"> </text:span><text:span text:style-name="T2">GRAVEMENTE EL TRÁFICO DE</text:span><text:span text:style-name="T3"> </text:span><text:span text:style-name="T2">PEATONES, VEHÍCULOS O</text:span><text:span text:style-name="T4"> </text:span><text:span text:style-name="T2">ANIMALES</text:span><text:span text:style-name="T4"> </text:span><text:span text:style-name="T2">(DEBERÁ</text:span><text:span text:style-name="T4"> </text:span><text:span text:style-name="T2">INDICARSE EL PELIGRO O</text:span></text:p>
            <text:p><text:span text:style-name="T2">GRAVE</text:span><text:span text:style-name="T19"> </text:span><text:span text:style-name="T2">OBSTÁCULO</text:span><text:span text:style-name="T19"> </text:span><text:span text:style-name="T2">CREADO)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91</text:p>
            <text:p/>
            <text:p>012</text:p>
          </table:table-cell>
          <table:table-cell table:style-name="ce19" office:value-type="string">
            <text:p/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/>
            <text:p>5K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ABANDONAR EL VEHÍCULO EN</text:span><text:span text:style-name="T3"> </text:span><text:span text:style-name="T2">EL CARRIL DE PEAJE CON</text:span><text:span text:style-name="T4"> </text:span><text:span text:style-name="T2">VOLUNTAD DE DEJARLO ALLÍ</text:span><text:span text:style-name="T4"> </text:span><text:span text:style-name="T2">DETENIDO. (DEBERÁ</text:span><text:span text:style-name="T4"> </text:span><text:span text:style-name="T2">INDICARSE</text:span><text:span text:style-name="T4"> </text:span><text:span text:style-name="T2">DETALLADAMENTE EL</text:span><text:span text:style-name="T4"> </text:span><text:span text:style-name="T2">COMPORTAMIENTO Y/O EL</text:span><text:span text:style-name="T4"> </text:span><text:span text:style-name="T2">TIPO DE PERJUICIO,</text:span><text:span text:style-name="T4"> </text:span><text:span text:style-name="T2">MOLESTIA</text:span><text:span text:style-name="T4"> </text:span><text:span text:style-name="T2">O DAÑO</text:span></text:p>
            <text:p><text:span text:style-name="T9"><text:s text:c="123"/></text:span><text:span text:style-name="T12"><text:s/></text:span><text:span text:style-name="T11">CAUSADOS )</text:span><text:span text:style-name="T11"><text:tab/></text:span>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2</text:p>
            <text:p/>
            <text:p>039</text:p>
          </table:table-cell>
          <table:table-cell table:style-name="ce19" office:value-type="string">
            <text:p/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><text:span text:style-name="T2">PARAR EL VEHÍCULO NO</text:span><text:span text:style-name="T4"> </text:span><text:span text:style-name="T2">SITUÁNDOLO</text:span><text:span text:style-name="T4"> </text:span><text:span text:style-name="T2">PARALELAMENTE AL BORDE</text:span><text:span text:style-name="T4"> </text:span><text:span text:style-name="T2">DE LA CALZADA, SIN QUE LAS</text:span><text:span text:style-name="T5"> </text:span><text:span text:style-name="T2">CARACTERÍSTICAS DE LA VÍA</text:span><text:span text:style-name="T3"> </text:span><text:span text:style-name="T2">U OTRAS CIRCUNSTANCIAS</text:span><text:span text:style-name="T4"> </text:span><text:span text:style-name="T2">ASÍ LO ACONSEJEN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3"> </text:span><text:span text:style-name="T2">a</text:span><text:span text:style-name="T19"> </text:span><text:span text:style-name="T2">largo</text:span><text:span text:style-name="T32"> </text:span><text:span text:style-name="T2">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2</text:p>
            <text:p/>
            <text:p>039</text:p>
          </table:table-cell>
          <table:table-cell table:style-name="ce19" office:value-type="string">
            <text:p/>
            <text:p/>
            <text:p>1</text:p>
            <text:p/>
            <text:p>3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><text:span text:style-name="T2">ESTACIONAR EL VEHÍCULO</text:span><text:span text:style-name="T4"> </text:span><text:span text:style-name="T2">NO SITUÁNDOLO</text:span><text:span text:style-name="T4"> </text:span><text:span text:style-name="T2">PARALELAMENTE AL BORDE</text:span><text:span text:style-name="T4"> </text:span><text:span text:style-name="T2">DE LA CALZADA, SIN QUE LAS</text:span><text:span text:style-name="T5"> </text:span><text:span text:style-name="T2">CARACTERÍSTICAS DE LA VÍA</text:span><text:span text:style-name="T3"> </text:span><text:span text:style-name="T2">U OTRAS CIRCUNSTANCIAS</text:span><text:span text:style-name="T4"> </text:span><text:span text:style-name="T2">ASÍ LO ACONSEJEN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2</text:p>
            <text:p/>
            <text:p>039</text:p>
          </table:table-cell>
          <table:table-cell table:style-name="ce19" office:value-type="string"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/>
            <text:p><text:span text:style-name="T2">PARAR EL VEHÍCULO DE</text:span><text:span text:style-name="T4"> </text:span><text:span text:style-name="T2">FORMA QUE NO PERMITE LA</text:span><text:span text:style-name="T5"> </text:span><text:span text:style-name="T2">MEJOR UTILIZACIÓN DEL</text:span><text:span text:style-name="T4"> </text:span><text:span text:style-name="T2">RESTANTE ESPACIO</text:span><text:span text:style-name="T4"> </text:span><text:span text:style-name="T2">DISPONIBLE.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2</text:p>
            <text:p/>
            <text:p>039</text:p>
          </table:table-cell>
          <table:table-cell table:style-name="ce19" office:value-type="string">
            <text:p/>
            <text:p/>
            <text:p>2</text:p>
            <text:p/>
            <text:p>3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/>
            <text:p><text:span text:style-name="T2">ESTACIONAR EL VEHÍCULO</text:span><text:span text:style-name="T4"> </text:span><text:span text:style-name="T2">DE FORMA QUE NO PERMITE</text:span><text:span text:style-name="T3"> </text:span><text:span text:style-name="T2">LA MEJOR UTILIZACIÓN DEL</text:span><text:span text:style-name="T4"> </text:span><text:span text:style-name="T2">RESTANTE ESPACIO</text:span><text:span text:style-name="T4"> </text:span><text:span text:style-name="T2">DISPONIBLE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8">
          <table:table-cell table:style-name="ce19" office:value-type="string"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>092</text:p>
            <text:p/>
            <text:p>039</text:p>
          </table:table-cell>
          <table:table-cell table:style-name="ce19" office:value-type="string">
            <text:p/>
            <text:p/>
            <text:p/>
            <text:p/>
            <text:p/>
            <text:p>3</text:p>
            <text:p/>
            <text:p>3</text:p>
          </table:table-cell>
          <table:table-cell table:style-name="ce19" office:value-type="string">
            <text:p/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/>
            <text:p>Leve</text:p>
          </table:table-cell>
          <table:table-cell table:style-name="ce19" office:value-type="string">
            <text:p><text:span text:style-name="T2">ABANDONAR EL PUESTO DE</text:span><text:span text:style-name="T4"> </text:span><text:span text:style-name="T2">CONDUCTOR DEL VEHÍCULO</text:span><text:span text:style-name="T4"> </text:span><text:span text:style-name="T2">SIN TOMAR LAS MEDIDAS</text:span><text:span text:style-name="T4"> </text:span><text:span text:style-name="T2">REGLAMENTARIAS QUE</text:span><text:span text:style-name="T4"> </text:span><text:span text:style-name="T2">EVITEN QUE SE PONGA EN</text:span><text:span text:style-name="T4"> </text:span><text:span text:style-name="T2">MOVIMIENTO</text:span><text:span text:style-name="T4"> </text:span><text:span text:style-name="T2">(RESPONSABILIDAD DE</text:span><text:span text:style-name="T4"> </text:span><text:span text:style-name="T2">TITULAR O ARRENDATARIO,</text:span><text:span text:style-name="T4"> </text:span><text:span text:style-name="T2">SALVO DESIGNACIÓN DE</text:span><text:span text:style-name="T4"> </text:span><text:span text:style-name="T2">CONDUCTOR HABITUAL O</text:span><text:span text:style-name="T4"> </text:span><text:span text:style-name="T2">CONDUCTOR RESPONSABLE.</text:span><text:span text:style-name="T3"> </text:span><text:span text:style-name="T2">EN CASO DE CONDUCTOR</text:span><text:span text:style-name="T4"> </text:span><text:span text:style-name="T2">IDENTIFICADO EN LA</text:span><text:span text:style-name="T4"> </text:span><text:span text:style-name="T2">DENUNCIA, ES EL</text:span></text:p>
            <text:p><text:span text:style-name="T9"><text:s text:c="119"/></text:span><text:span text:style-name="T13"><text:s/></text:span><text:span text:style-name="T11">RESPONSABLE.)</text:span><text:span text:style-name="T11"><text:tab/></text:span></text:p>
          </table:table-cell>
          <table:table-cell table:style-name="ce19" office:value-type="string">
            <text:p/>
            <text:p/>
            <text:p/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/>
            <text:p/>
            <text:p><text:span text:style-name="T2">NOTA: En vehículos a motor o</text:span><text:span text:style-name="T4"> </text:span><text:span text:style-name="T2">ciclomotor, el conductor que deje su</text:span><text:span text:style-name="T3"> </text:span><text:span text:style-name="T2">puesto, deberá observar las</text:span><text:span text:style-name="T4"> </text:span><text:span text:style-name="T2">siguientes reglas: parar el motor y</text:span><text:span text:style-name="T4"> </text:span><text:span text:style-name="T2">desconectar el sist. de arranque y</text:span><text:span text:style-name="T4"> </text:span><text:span text:style-name="T2">adoptar</text:span><text:span text:style-name="T35"> </text:span><text:span text:style-name="T2">las</text:span><text:span text:style-name="T35"> </text:span><text:span text:style-name="T2">precauciones</text:span><text:span text:style-name="T4"> </text:span><text:span text:style-name="T2">necesarias para impedir su uso sin</text:span><text:span text:style-name="T4"> </text:span><text:span text:style-name="T2">autorización; dejando accionado el</text:span><text:span text:style-name="T4"> </text:span><text:span text:style-name="T2">freno de estacionamiento.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<text:span text:style-name="T2">COMPORTA MIENTO</text:span><text:span text:style-name="T4"> </text:span><text:span text:style-name="T2">INDEBID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3</text:p>
            <text:p/>
            <text:p>039</text:p>
          </table:table-cell>
          <table:table-cell table:style-name="ce19" office:value-type="string">
            <text:p/>
            <text:p/>
            <text:p>1</text:p>
            <text:p/>
            <text:p>4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>VULNERAR EL RÉGIMEN DE</text:p>
            <text:p><text:span text:style-name="T2">PARADA Y</text:span><text:span text:style-name="T4"> </text:span><text:span text:style-name="T2">ESTACIONAMIENTO EN VÍA</text:span><text:span text:style-name="T4"> </text:span><text:span text:style-name="T2">URBANA REGULADO POR LA</text:span><text:span text:style-name="T3"> </text:span><text:span text:style-name="T2">ORDENANZA MUNICIPAL</text:span><text:span text:style-name="T4"> </text:span><text:span text:style-name="T2">INCUMPLIENDO LAS</text:span><text:span text:style-name="T4"> </text:span><text:span text:style-name="T2">LIMITACIONES HORARIAS DE</text:span><text:span text:style-name="T3"> </text:span><text:span text:style-name="T2">DURACIÓN DEL</text:span></text:p>
            <text:p><text:span text:style-name="T9"><text:s text:c="116"/></text:span><text:span text:style-name="T40"><text:s/></text:span><text:span text:style-name="T11">ESTACIONAM.IENTO</text:span><text:span text:style-name="T11"><text:tab/>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Conductor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7">
          <table:table-cell table:style-name="ce19" office:value-type="string"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/>
            <text:p/>
            <text:p>1-A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/>
            <text:p/>
            <text:p/>
            <text:p><text:span text:style-name="T2">PARAR EN UN CRUCE DE</text:span><text:span text:style-name="T4"> </text:span><text:span text:style-name="T2">VISIBILIDAD REDUCIDA O EN</text:span><text:span text:style-name="T3"> </text:span><text:span text:style-name="T2">SUS PROXIMIDADES</text:span></text:p>
          </table:table-cell>
          <table:table-cell table:style-name="ce19" office:value-type="string"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3"> </text:span><text:span text:style-name="T2">a</text:span><text:span text:style-name="T19"> </text:span><text:span text:style-name="T2">largo</text:span><text:span text:style-name="T32"> </text:span><text:span text:style-name="T2">plazo</text:span></text:p>
          </table:table-cell>
          <table:table-cell table:style-name="ce19" office:value-type="string">
            <text:p>NOTA: La DETENCIÓN es una</text:p>
            <text:p><text:span text:style-name="T2">inmov. del veh.por emergencia, por</text:span><text:span text:style-name="T4"> </text:span><text:span text:style-name="T2">necesidades de la circulación o para</text:span><text:span text:style-name="T3"> </text:span><text:span text:style-name="T2">cumplir algún precepto reglame.; la</text:span><text:span text:style-name="T4"> </text:span><text:span text:style-name="T2">PARADA es una inmov. de un vehí.</text:span><text:span text:style-name="T4"> </text:span><text:span text:style-name="T2">durante un tiempo inferior a 2</text:span><text:span text:style-name="T4"> </text:span><text:span text:style-name="T2">minutos, sin que el conductor pueda</text:span><text:span text:style-name="T3"> </text:span><text:span text:style-name="T2">abandonarlo; un</text:span><text:span text:style-name="T4"> </text:span><text:span text:style-name="T2">ESTACIONAMIENTO consiste en la</text:span><text:span text:style-name="T3"> </text:span><text:span text:style-name="T2">inmov. de un veh. que no se</text:span><text:span text:style-name="T4"> </text:span><text:span text:style-name="T2">encuentra en situación de detención</text:span><text:span text:style-name="T3"> </text:span><text:span text:style-name="T2">o parada.</text:span></text:p>
          </table:table-cell>
          <table:table-cell table:style-name="ce19" office:value-type="string">
            <text:p/>
            <text:p/>
            <text:p/>
            <text:p/>
            <text:p/>
            <text:p>PARADA</text:p>
          </table:table-cell>
          <table:table-cell table:number-columns-repeated="1013"/>
        </table:table-row>
        <table:table-row table:style-name="ro48">
          <table:table-cell table:style-name="ce19" office:value-type="string">
            <text:p/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/>
            <text:p/>
            <text:p/>
            <text:p>1-A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PARAR EN UN CAMBIO DE</text:p>
            <text:p><text:span text:style-name="T2">RASANTE DE VISIBILIDAD</text:span><text:span text:style-name="T4"> </text:span><text:span text:style-name="T2">REDUCIDA, O EN SUS</text:span><text:span text:style-name="T4"> </text:span><text:span text:style-name="T2">PROXIMIDADES (DEBERÁN</text:span><text:span text:style-name="T4"> </text:span><text:span text:style-name="T2">EFECTUARSE DE MANERA</text:span><text:span text:style-name="T4"> </text:span><text:span text:style-name="T2">QUE EL VEHÍCULO NO</text:span><text:span text:style-name="T4"> </text:span><text:span text:style-name="T2">OBSTACULICE LA</text:span><text:span text:style-name="T4"> </text:span><text:span text:style-name="T2">CIRCULACIÓN NI CONSTITUYA</text:span><text:span text:style-name="T3"> </text:span><text:span text:style-name="T2">RIESGO PARA EL RESTO DE</text:span><text:span text:style-name="T4"> </text:span><text:span text:style-name="T2">LOS USUARIOS DE LA VÍA,</text:span><text:span text:style-name="T4"> </text:span><text:span text:style-name="T2">CUIDANDO LA COLOCACIÓN</text:span><text:span text:style-name="T4"> </text:span><text:span text:style-name="T2">DEL MISMO Y</text:span><text:span text:style-name="T4"> </text:span><text:span text:style-name="T2">EVITAR QUE</text:span><text:span text:style-name="T4"> </text:span><text:span text:style-name="T2">PUEDA PONERSE EN</text:span><text:span text:style-name="T4"> </text:span><text:span text:style-name="T2">MOVIMIENTO EN AUSENCIA</text:span><text:span text:style-name="T4"> </text:span><text:span text:style-name="T2">DEL CONDUCTOR.)</text:span></text:p>
          </table:table-cell>
          <table:table-cell table:style-name="ce19" office:value-type="string">
            <text:p/>
            <text:p/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3"> </text:span><text:span text:style-name="T2">a</text:span><text:span text:style-name="T19"> </text:span><text:span text:style-name="T2">largo</text:span><text:span text:style-name="T32"> </text:span><text:span text:style-name="T2">plazo</text:span></text:p>
          </table:table-cell>
          <table:table-cell table:style-name="ce19" office:value-type="string">
            <text:p/>
            <text:p/>
            <text:p/>
            <text:p/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A</text:p>
            <text:p/>
            <text:p>1</text:p>
          </table:table-cell>
          <table:table-cell table:style-name="ce19" office:value-type="string"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/>
            <text:p><text:span text:style-name="T2">PARAR EN TÚNEL O TRAMO</text:span><text:span text:style-name="T3"> </text:span><text:span text:style-name="T2">DE VÍA AFECTADO POR LA</text:span><text:span text:style-name="T4"> </text:span><text:span text:style-name="T2">SEÑAL DE "TÚNEL" (S-5)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A</text:p>
            <text:p/>
            <text:p>1</text:p>
          </table:table-cell>
          <table:table-cell table:style-name="ce19" office:value-type="string">
            <text:p/>
            <text:p/>
            <text:p/>
            <text:p>5D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/>
            <text:p/>
            <text:p><text:span text:style-name="T2">PARAR</text:span><text:span text:style-name="T8"> </text:span><text:span text:style-name="T2">EN</text:span><text:span text:style-name="T8"> </text:span><text:span text:style-name="T2">UN</text:span><text:span text:style-name="T39"> </text:span><text:span text:style-name="T2">PASO</text:span><text:span text:style-name="T8"> </text:span><text:span text:style-name="T2">INFERIOR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B</text:p>
            <text:p/>
            <text:p>1</text:p>
          </table:table-cell>
          <table:table-cell table:style-name="ce19" office:value-type="string">
            <text:p/>
            <text:p/>
            <text:p/>
            <text:p>5E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PARAR EN UN PASO A NIVEL</text:span><text:span text:style-name="T3"> </text:span><text:span text:style-name="T2">(SÓLO PARA INFRACCIONES</text:span><text:span text:style-name="T4"> </text:span><text:span text:style-name="T2">DETECTADAS EN EN LUGAR</text:span><text:span text:style-name="T4"> </text:span><text:span text:style-name="T2">PELIGROSO O EN EL QUE SE</text:span><text:span text:style-name="T3"> </text:span><text:span text:style-name="T2">OBSTACULIZA GRAVEMENTE</text:span><text:span text:style-name="T3"> </text:span><text:span text:style-name="T2">LA CIRCULACIÓN O</text:span><text:span text:style-name="T4"> </text:span><text:span text:style-name="T2">CONSTITUYE UN RIESGO,</text:span><text:span text:style-name="T4"> </text:span><text:span text:style-name="T2">ESPECIALMENTE PARA LOS</text:span></text:p>
            <text:p>PEATONES.)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B</text:p>
            <text:p/>
            <text:p>1</text:p>
          </table:table-cell>
          <table:table-cell table:style-name="ce19" office:value-type="string">
            <text:p/>
            <text:p/>
            <text:p/>
            <text:p>5F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PARAR EN UN PASO PARA</text:span><text:span text:style-name="T4"> </text:span><text:span text:style-name="T2">CICLISTAS. (SÓLO PARA</text:span><text:span text:style-name="T4"> </text:span><text:span text:style-name="T2">INFRACCIONES DETECTADAS</text:span><text:span text:style-name="T3"> </text:span><text:span text:style-name="T2">EN LUGAR PELIGROSO O EN</text:span><text:span text:style-name="T4"> </text:span><text:span text:style-name="T2">EL QUE SE OBSTACULIZA</text:span><text:span text:style-name="T4"> </text:span><text:span text:style-name="T2">GRAVEMENTE LA</text:span><text:span text:style-name="T4"> </text:span><text:span text:style-name="T2">CIRCULACIÓN O CONSTITUYE</text:span><text:span text:style-name="T5"> </text:span><text:span text:style-name="T2">UN RIESGO, ESPECIALMENTE</text:span></text:p>
            <text:p>PARA LOS PEATONES.)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B</text:p>
            <text:p/>
            <text:p>1</text:p>
          </table:table-cell>
          <table:table-cell table:style-name="ce19" office:value-type="string">
            <text:p/>
            <text:p/>
            <text:p/>
            <text:p>5G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PARAR EN UN PASO PARA</text:p>
            <text:p><text:span text:style-name="T2">PEATONES (SÓLO PARA</text:span><text:span text:style-name="T4"> </text:span><text:span text:style-name="T2">INFRACCIONES DETECTADAS</text:span><text:span text:style-name="T3"> </text:span><text:span text:style-name="T2">EN LUGAR PELIGROSO O EN</text:span><text:span text:style-name="T4"> </text:span><text:span text:style-name="T2">EL QUE SE OBSTACULIZA</text:span><text:span text:style-name="T4"> </text:span><text:span text:style-name="T2">GRAVEMENTE LA</text:span><text:span text:style-name="T4"> </text:span><text:span text:style-name="T2">CIRCULACIÓN O CONSTITUYE</text:span><text:span text:style-name="T5"> </text:span><text:span text:style-name="T2">UN RIESGO, ESPECIALMENTE</text:span><text:span text:style-name="T3"> </text:span><text:span text:style-name="T2">PARA LOS PEATONES.)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C</text:p>
            <text:p/>
            <text:p>1</text:p>
          </table:table-cell>
          <table:table-cell table:style-name="ce19" office:value-type="string">
            <text:p/>
            <text:p/>
            <text:p/>
            <text:p>5H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/>
            <text:p><text:span text:style-name="T2">PARAR EN UN CARRIL O</text:span><text:span text:style-name="T4"> </text:span><text:span text:style-name="T2">PARTE DE LA VÍA RESERVADO</text:span><text:span text:style-name="T3"> </text:span><text:span text:style-name="T2">EXCLUSIVAMENTE PARA LA</text:span><text:span text:style-name="T4"> </text:span><text:span text:style-name="T2">CIRCULACIÓN DE</text:span><text:span text:style-name="T4"> </text:span><text:span text:style-name="T2">DETERMINADOS USUARIOS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C</text:p>
            <text:p/>
            <text:p>1</text:p>
          </table:table-cell>
          <table:table-cell table:style-name="ce19" office:value-type="string">
            <text:p/>
            <text:p/>
            <text:p/>
            <text:p>5I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/>
            <text:p><text:span text:style-name="T2">PARAR EN UN CARRIL O</text:span><text:span text:style-name="T4"> </text:span><text:span text:style-name="T2">PARTE</text:span><text:span text:style-name="T7"> </text:span><text:span text:style-name="T2">DE</text:span><text:span text:style-name="T8"> </text:span><text:span text:style-name="T2">LA</text:span><text:span text:style-name="T8"> </text:span><text:span text:style-name="T2">VÍA</text:span><text:span text:style-name="T7"> </text:span><text:span text:style-name="T2">RESERVADA</text:span><text:span text:style-name="T21"> </text:span><text:span text:style-name="T2">EXCLUSIVAMENTE PARA EL</text:span><text:span text:style-name="T4"> </text:span><text:span text:style-name="T2">SERVICIO DE DETERMINADOS</text:span><text:span text:style-name="T3"> </text:span><text:span text:style-name="T2">USUARIOS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D</text:p>
            <text:p/>
            <text:p>1</text:p>
          </table:table-cell>
          <table:table-cell table:style-name="ce19" office:value-type="string">
            <text:p/>
            <text:p/>
            <text:p/>
            <text:p>5J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PARAR EN VÍA INTERURBANA</text:span><text:span text:style-name="T5"> </text:span><text:span text:style-name="T2">EN INTERSECCIÓN O EN SUS</text:span><text:span text:style-name="T3"> </text:span><text:span text:style-name="T2">PROXIMIDADES GENERANDO</text:span><text:span text:style-name="T3"> </text:span><text:span text:style-name="T2">PELIGRO POR FALTA DE</text:span><text:span text:style-name="T4"> </text:span><text:span text:style-name="T2">VISIBILIDAD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D</text:p>
            <text:p/>
            <text:p>1</text:p>
          </table:table-cell>
          <table:table-cell table:style-name="ce19" office:value-type="string">
            <text:p/>
            <text:p/>
            <text:p/>
            <text:p>5K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PARAR EN VÍA URBANA EN</text:span><text:span text:style-name="T3"> </text:span><text:span text:style-name="T2">INTERSECCIÓN O EN SUS</text:span><text:span text:style-name="T4"> </text:span><text:span text:style-name="T2">PROXIMIDADES</text:span><text:span text:style-name="T4"> </text:span><text:span text:style-name="T2">DIFICULTANDO EL GIRO A</text:span><text:span text:style-name="T4"> </text:span><text:span text:style-name="T2">OTROS VEHÍCULOS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E</text:p>
            <text:p/>
            <text:p>1</text:p>
          </table:table-cell>
          <table:table-cell table:style-name="ce19" office:value-type="string">
            <text:p/>
            <text:p/>
            <text:p/>
            <text:p>5L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PARAR CERCA O ENCIMA DE</text:span><text:span text:style-name="T3"> </text:span><text:span text:style-name="T2">LOS RAÍLES DEL TRANVÍA</text:span><text:span text:style-name="T4"> </text:span><text:span text:style-name="T2">ENTORPECIENDO SU</text:span><text:span text:style-name="T4"> </text:span><text:span text:style-name="T2">CIRCULACIÓN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F</text:p>
            <text:p/>
            <text:p>1</text:p>
          </table:table-cell>
          <table:table-cell table:style-name="ce19" office:value-type="string">
            <text:p/>
            <text:p/>
            <text:p/>
            <text:p>5M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PARAR EN EL LUGAR</text:span><text:span text:style-name="T4"> </text:span><text:span text:style-name="T2">INDICADO, IMPIDIENDO LA</text:span><text:span text:style-name="T5"> </text:span><text:span text:style-name="T2">VISIBILIDAD DE LA</text:span><text:span text:style-name="T4"> </text:span><text:span text:style-name="T2">SEÑALIZACIÓN A OTROS</text:span><text:span text:style-name="T4"> </text:span><text:span text:style-name="T2">USUARIOS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F</text:p>
            <text:p/>
            <text:p>1</text:p>
          </table:table-cell>
          <table:table-cell table:style-name="ce19" office:value-type="string">
            <text:p/>
            <text:p/>
            <text:p/>
            <text:p>5N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PARAR EN EL LUGAR</text:span><text:span text:style-name="T4"> </text:span><text:span text:style-name="T2">INDICADO, OBLIGANDO A</text:span><text:span text:style-name="T5"> </text:span><text:span text:style-name="T2">OTROS USUARIOS A</text:span><text:span text:style-name="T4"> </text:span><text:span text:style-name="T2">REALIZAR MANIOBRAS</text:span><text:span text:style-name="T4"> </text:span><text:span text:style-name="T2">ANTIRREGLAMENTARIAS</text:span><text:span text:style-name="T3"> </text:span><text:span text:style-name="T2">(DEBERÁ INDICARSE LA</text:span><text:span text:style-name="T4"> </text:span><text:span text:style-name="T2">MANIOBRA REALIZADA)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G</text:p>
            <text:p/>
            <text:p>1</text:p>
          </table:table-cell>
          <table:table-cell table:style-name="ce19" office:value-type="string">
            <text:p/>
            <text:p/>
            <text:p/>
            <text:p>5Ñ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/>
            <text:p><text:span text:style-name="T2">PARAR EN AUTOVÍA</text:span><text:span text:style-name="T4"> </text:span><text:span text:style-name="T2">O</text:span><text:span text:style-name="T4"> </text:span><text:span text:style-name="T2">AUTOPISTA, NO SIENDO ZONA</text:span><text:span text:style-name="T3"> </text:span><text:span text:style-name="T2">HABILITADA AL EFECTO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H</text:p>
            <text:p/>
            <text:p>1</text:p>
          </table:table-cell>
          <table:table-cell table:style-name="ce19" office:value-type="string">
            <text:p/>
            <text:p/>
            <text:p/>
            <text:p>5O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PARAR EN UN CARRIL</text:span><text:span text:style-name="T4"> </text:span><text:span text:style-name="T2">DESTINADO AL USO</text:span><text:span text:style-name="T4"> </text:span><text:span text:style-name="T2">EXCLUSIVO DEL</text:span><text:span text:style-name="T4"> </text:span><text:span text:style-name="T2">TRANSPORTE PÚBLICO</text:span><text:span text:style-name="T3"> </text:span><text:span text:style-name="T2">URBANO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H</text:p>
            <text:p/>
            <text:p>1</text:p>
          </table:table-cell>
          <table:table-cell table:style-name="ce19" office:value-type="string">
            <text:p/>
            <text:p/>
            <text:p/>
            <text:p>5P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PARAR EN UN CARRIL</text:p>
            <text:p><text:span text:style-name="T2">RESERVADO PARA LAS</text:span><text:span text:style-name="T4"> </text:span><text:span text:style-name="T2">BICICLETAS (SÓLO PARA</text:span><text:span text:style-name="T4"> </text:span><text:span text:style-name="T2">INFRACCIONES DETECTADAS</text:span><text:span text:style-name="T3"> </text:span><text:span text:style-name="T2">EN LUGAR PELIGROSO O EN</text:span><text:span text:style-name="T4"> </text:span><text:span text:style-name="T2">EL QUE SE OBSTACULIZA</text:span><text:span text:style-name="T4"> </text:span><text:span text:style-name="T2">GRAVEMENTE LA</text:span><text:span text:style-name="T4"> </text:span><text:span text:style-name="T2">CIRCULACIÓN O CONSTITUYE</text:span><text:span text:style-name="T5"> </text:span><text:span text:style-name="T2">UN RIESGO.)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I</text:p>
            <text:p/>
            <text:p>1</text:p>
          </table:table-cell>
          <table:table-cell table:style-name="ce19" office:value-type="string">
            <text:p/>
            <text:p/>
            <text:p/>
            <text:p>5Q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PARAR EN ZONA DESTINADA</text:span><text:span text:style-name="T3"> </text:span><text:span text:style-name="T2">PARA ESTACIONAMIENTO Y</text:span><text:span text:style-name="T4"> </text:span><text:span text:style-name="T2">PARADA DE USO EXCLUSIVO</text:span><text:span text:style-name="T5"> </text:span><text:span text:style-name="T2">PARA EL TRANSPORTE</text:span><text:span text:style-name="T4"> </text:span><text:span text:style-name="T2">PÚBLICO URBANO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1-J</text:p>
            <text:p/>
            <text:p>1</text:p>
          </table:table-cell>
          <table:table-cell table:style-name="ce19" office:value-type="string">
            <text:p/>
            <text:p/>
            <text:p/>
            <text:p>5R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PARAR EN ZONA SEÑALIZADA</text:span><text:span text:style-name="T3"> </text:span><text:span text:style-name="T2">PARA USO EXCLUSIVO DE</text:span><text:span text:style-name="T4"> </text:span><text:span text:style-name="T2">PERSONAS CON</text:span><text:span text:style-name="T4"> </text:span><text:span text:style-name="T2">DISCAPACIDAD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PARADA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/>
            <text:p>1-J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>5S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PARAR EN ZONA SEÑALIZADA</text:span><text:span text:style-name="T4"> </text:span><text:span text:style-name="T2">COMO PASO PARA PEATONES</text:span><text:span text:style-name="T3"> </text:span><text:span text:style-name="T2">(SOLO PARA INFRACCIONES</text:span><text:span text:style-name="T4"> </text:span><text:span text:style-name="T2">DETECTADAS EN UN LUGAR</text:span><text:span text:style-name="T4"> </text:span><text:span text:style-name="T2">PELIGROSO O EN EL QUE SE</text:span><text:span text:style-name="T4"> </text:span><text:span text:style-name="T2">OBSTACULIZA GRAVEMENTE</text:span><text:span text:style-name="T4"> </text:span><text:span text:style-name="T2">LA CIRCULACIÓN O</text:span><text:span text:style-name="T4"> </text:span><text:span text:style-name="T2">CONSTITUYE UN RIESGO,</text:span><text:span text:style-name="T4"> </text:span><text:span text:style-name="T2">ESPECIALMENTE PARA LOS</text:span></text:p>
            <text:p>PEATONES.)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/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/>
            <text:p/>
            <text:p>PARADA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/>
            <text:p>1-K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>5T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PARAR EN LUGAR</text:span><text:span text:style-name="T4"> </text:span><text:span text:style-name="T2">PELIGROSO O EN EL QUE SE</text:span><text:span text:style-name="T3"> </text:span><text:span text:style-name="T2">OBSTACULIZA GRAVEMENTE</text:span><text:span text:style-name="T3"> </text:span><text:span text:style-name="T2">LA CIRCULACIÓN. (DEBERÁN</text:span><text:span text:style-name="T3"> </text:span><text:span text:style-name="T2">ESPECIFICARSE Y</text:span><text:span text:style-name="T4"> </text:span><text:span text:style-name="T2">DETALLARSE LAS</text:span><text:span text:style-name="T4"> </text:span><text:span text:style-name="T2">CONCRETAS</text:span><text:span text:style-name="T4"> </text:span><text:span text:style-name="T2">CIRCUNSTANCIAS</text:span><text:span text:style-name="T4"> </text:span><text:span text:style-name="T2">DETECTADAS QUE</text:span><text:span text:style-name="T4"> </text:span><text:span text:style-name="T2">CONSTITUYEN INFRACCIÓN</text:span></text:p>
            <text:p>GRAVE EN ESTA MATERIA.)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/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.</text:span></text:p>
          </table:table-cell>
          <table:table-cell table:style-name="ce19" office:value-type="string">
            <text:p/>
            <text:p/>
            <text:p/>
            <text:p/>
            <text:p>PARADA</text:p>
          </table:table-cell>
          <table:table-cell table:number-columns-repeated="1013"/>
        </table:table-row>
        <table:table-row table:style-name="ro38">
          <table:table-cell table:style-name="ce19" office:value-type="string"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/>
            <text:p>1-L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>5U</text:p>
          </table:table-cell>
          <table:table-cell table:style-name="ce19" office:value-type="string"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PARAR EN LUGAR QUE</text:span><text:span text:style-name="T4"> </text:span><text:span text:style-name="T2">CONSTITUYE UN GRAVE</text:span><text:span text:style-name="T4"> </text:span><text:span text:style-name="T2">RIESGO PARA LOS</text:span><text:span text:style-name="T4"> </text:span><text:span text:style-name="T2">PEATONES. (DEBERÁN</text:span><text:span text:style-name="T4"> </text:span><text:span text:style-name="T2">ESPECIFICARSE Y</text:span><text:span text:style-name="T4"> </text:span><text:span text:style-name="T2">DETALLARSE LAS</text:span><text:span text:style-name="T4"> </text:span><text:span text:style-name="T2">CONCRETAS</text:span><text:span text:style-name="T4"> </text:span><text:span text:style-name="T2">CIRCUNSTANCIAS</text:span><text:span text:style-name="T4"> </text:span><text:span text:style-name="T2">DETECTADAS QUE</text:span><text:span text:style-name="T4"> </text:span><text:span text:style-name="T42">CONSTITUYEN</text:span><text:span text:style-name="T32"> </text:span><text:span text:style-name="T2">INFRACCIÓN</text:span></text:p>
            <text:p>GRAVE EN ESTA MATERIA.)</text:p>
          </table:table-cell>
          <table:table-cell table:style-name="ce19" office:value-type="string">
            <text:p/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/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.</text:span></text:p>
          </table:table-cell>
          <table:table-cell table:style-name="ce19" office:value-type="string">
            <text:p/>
            <text:p/>
            <text:p/>
            <text:p/>
            <text:p>PARADA</text:p>
          </table:table-cell>
          <table:table-cell table:number-columns-repeated="1013"/>
        </table:table-row>
        <table:table-row table:style-name="ro47">
          <table:table-cell table:style-name="ce19" office:value-type="string">
            <text:p/>
            <text:p/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/>
            <text:p/>
            <text:p>1-M</text:p>
            <text:p/>
            <text:p>1</text:p>
          </table:table-cell>
          <table:table-cell table:style-name="ce19" office:value-type="string">
            <text:p/>
            <text:p/>
            <text:p/>
            <text:p/>
            <text:p/>
            <text:p>5V</text:p>
          </table:table-cell>
          <table:table-cell table:style-name="ce19" office:value-type="string">
            <text:p/>
            <text:p/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/>
            <text:p/>
            <text:p>Leve</text:p>
          </table:table-cell>
          <table:table-cell table:style-name="ce19" office:value-type="string">
            <text:p><text:span text:style-name="T2">PARAR EN LUGAR</text:span><text:span text:style-name="T4"> </text:span><text:span text:style-name="T2">INDICADO</text:span><text:span text:style-name="T4"> </text:span><text:span text:style-name="T2">EN FORMA</text:span><text:span text:style-name="T4"> </text:span><text:span text:style-name="T2">ANTIREGLAMENTARIA,</text:span><text:span text:style-name="T4"> </text:span><text:span text:style-name="T2">OBSTACULIZANDO LA</text:span><text:span text:style-name="T4"> </text:span><text:span text:style-name="T2">CIRCULACIÓN O</text:span><text:span text:style-name="T4"> </text:span><text:span text:style-name="T2">CONSTITUYENDO RIESGO</text:span><text:span text:style-name="T4"> </text:span><text:span text:style-name="T2">PARA LOS DEMÁS USUARIOS.</text:span><text:span text:style-name="T3"> </text:span><text:span text:style-name="T2">(DEBERÁN ESPECIFICARSE Y</text:span><text:span text:style-name="T3"> </text:span><text:span text:style-name="T2">DETALLARSE LAS</text:span><text:span text:style-name="T4"> </text:span><text:span text:style-name="T2">CIRCUNSTANCIAS</text:span><text:span text:style-name="T4"> </text:span><text:span text:style-name="T2">DETECTADAS QUE</text:span><text:span text:style-name="T4"> </text:span><text:span text:style-name="T2">CONSTITUYEN INFRACCIÓN</text:span></text:p>
            <text:p>EN ESTA MATERIA.)</text:p>
          </table:table-cell>
          <table:table-cell table:style-name="ce19" office:value-type="string">
            <text:p/>
            <text:p/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/>
            <text:p/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.</text:span></text:p>
          </table:table-cell>
          <table:table-cell table:style-name="ce19" office:value-type="string">
            <text:p/>
            <text:p/>
            <text:p/>
            <text:p/>
            <text:p/>
            <text:p/>
            <text:p>PARADA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2-A</text:p>
            <text:p/>
            <text:p>2</text:p>
          </table:table-cell>
          <table:table-cell table:style-name="ce19" office:value-type="string">
            <text:p/>
            <text:p/>
            <text:p/>
            <text:p>5A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/>
            <text:p><text:span text:style-name="T2">ESTACIONAR EN UN CRUCE</text:span><text:span text:style-name="T4"> </text:span><text:span text:style-name="T2">DE VISIBILIDAD REDUCIDA O</text:span><text:span text:style-name="T3"> </text:span><text:span text:style-name="T2">EN SUS PROXIMIDADES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2-A</text:p>
            <text:p/>
            <text:p>2</text:p>
          </table:table-cell>
          <table:table-cell table:style-name="ce19" office:value-type="string">
            <text:p/>
            <text:p/>
            <text:p/>
            <text:p>5B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ESTACIONAR EN UN CAMBIO</text:span><text:span text:style-name="T3"> </text:span><text:span text:style-name="T2">DE RASANTE DE VISIBILIDAD</text:span><text:span text:style-name="T3"> </text:span><text:span text:style-name="T2">REDUCIDA, O EN SUS</text:span><text:span text:style-name="T4"> </text:span><text:span text:style-name="T2">PROXIMIDADES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2-A</text:p>
            <text:p/>
            <text:p>2</text:p>
          </table:table-cell>
          <table:table-cell table:style-name="ce19" office:value-type="string">
            <text:p/>
            <text:p/>
            <text:p/>
            <text:p>5C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ESTACIONAR EN TÚNEL O</text:span><text:span text:style-name="T4"> </text:span><text:span text:style-name="T2">TRAMO DE VÍA AFECTADO</text:span><text:span text:style-name="T4"> </text:span><text:span text:style-name="T2">POR LA SEÑAL DE "TÚNEL" (S-</text:span><text:span text:style-name="T3"> </text:span><text:span text:style-name="T2">5)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2-A</text:p>
            <text:p/>
            <text:p>2</text:p>
          </table:table-cell>
          <table:table-cell table:style-name="ce19" office:value-type="string">
            <text:p/>
            <text:p/>
            <text:p/>
            <text:p>5D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/>
            <text:p><text:span text:style-name="T2">ESTACIONAR EN UN PASO</text:span><text:span text:style-name="T5"> </text:span><text:span text:style-name="T2">INFERIOR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2-A</text:p>
            <text:p/>
            <text:p>2</text:p>
          </table:table-cell>
          <table:table-cell table:style-name="ce19" office:value-type="string">
            <text:p/>
            <text:p/>
            <text:p/>
            <text:p>5E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ESTACIONAR EN UN PASO A</text:span><text:span text:style-name="T4"> </text:span><text:span text:style-name="T2">NIVEL (SÓLO PARA</text:span><text:span text:style-name="T4"> </text:span><text:span text:style-name="T2">INFRACCIONES DETECTADAS</text:span><text:span text:style-name="T3"> </text:span><text:span text:style-name="T2">EN UN LUGAR PELIGROSO O</text:span><text:span text:style-name="T4"> </text:span><text:span text:style-name="T2">SN EL QUE SE OBSTACULIZA</text:span><text:span text:style-name="T4"> </text:span><text:span text:style-name="T2">GRAVEMENTE LA</text:span><text:span text:style-name="T4"> </text:span><text:span text:style-name="T2">CIRCULACIÓN O CONSTITUYE</text:span><text:span text:style-name="T5"> </text:span><text:span text:style-name="T2">UN RIESGO, ESPECIALMENTE</text:span></text:p>
            <text:p>PARA LOS PEATONES.)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/>
          <table:table-cell table:style-name="ce19" office:value-type="string">
            <text:p/>
            <text:p/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2-A</text:p>
            <text:p/>
            <text:p>2</text:p>
          </table:table-cell>
          <table:table-cell table:style-name="ce19" office:value-type="string">
            <text:p/>
            <text:p/>
            <text:p/>
            <text:p>5F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ESTACIONAR EN UN PASO</text:p>
            <text:p><text:span text:style-name="T2">PARA CICLISTAS (SÓLO PARA</text:span><text:span text:style-name="T3"> </text:span><text:span text:style-name="T2">INFRACCIONES DETECTADAS</text:span><text:span text:style-name="T3"> </text:span><text:span text:style-name="T2">EN UN LUGAR PELIGROSO O</text:span><text:span text:style-name="T4"> </text:span><text:span text:style-name="T2">EN EL QUE SE OBSTACULIZA</text:span><text:span text:style-name="T4"> </text:span><text:span text:style-name="T2">GRAVEMENTE LA</text:span><text:span text:style-name="T4"> </text:span><text:span text:style-name="T2">CIRCULACIÓN O CONSTITUYE</text:span><text:span text:style-name="T5"> </text:span><text:span text:style-name="T2">UN RIESGO, ESPECIALMENTE</text:span><text:span text:style-name="T3"> </text:span><text:span text:style-name="T2">PARA LOS PEATONES)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/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2-A</text:p>
            <text:p/>
            <text:p>2</text:p>
          </table:table-cell>
          <table:table-cell table:style-name="ce19" office:value-type="string">
            <text:p/>
            <text:p/>
            <text:p/>
            <text:p>5G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/>
            <text:p><text:span text:style-name="T2">ESTACIONAR EN UN CARRIL O</text:span><text:span text:style-name="T3"> </text:span><text:span text:style-name="T2">PARTE DE LA VÍA RESERVADO</text:span><text:span text:style-name="T3"> </text:span><text:span text:style-name="T2">EXCLUSIVAMENTE PARA LA</text:span><text:span text:style-name="T4"> </text:span><text:span text:style-name="T2">CIRCULACIÓN DE</text:span><text:span text:style-name="T4"> </text:span><text:span text:style-name="T2">DETERMINADOS USUARIOS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2-A</text:p>
            <text:p/>
            <text:p>2</text:p>
          </table:table-cell>
          <table:table-cell table:style-name="ce19" office:value-type="string">
            <text:p/>
            <text:p/>
            <text:p/>
            <text:p>5H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/>
            <text:p>Leve</text:p>
          </table:table-cell>
          <table:table-cell table:style-name="ce19" office:value-type="string">
            <text:p/>
            <text:p><text:span text:style-name="T2">ESTACIONAR EN UN CARRIL O</text:span><text:span text:style-name="T3"> </text:span><text:span text:style-name="T2">PARTE DE LA VÍA RESERVADA</text:span><text:span text:style-name="T3"> </text:span><text:span text:style-name="T2">EXCLUSIVAMENTE PARA EL</text:span><text:span text:style-name="T4"> </text:span><text:span text:style-name="T2">SERVICIO DE DETERMINADOS</text:span><text:span text:style-name="T3"> </text:span><text:span text:style-name="T2">USUARIOS</text:span></text:p>
          </table:table-cell>
          <table:table-cell table:style-name="ce19" office:value-type="string">
            <text:p/>
            <text:p/>
            <text:p>80.0</text:p>
            <text:p/>
            <text:p>4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2-A</text:p>
            <text:p/>
            <text:p>2</text:p>
          </table:table-cell>
          <table:table-cell table:style-name="ce19" office:value-type="string">
            <text:p/>
            <text:p/>
            <text:p/>
            <text:p>5I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><text:span text:style-name="T2">ESTACIONAR EN VÍA</text:span><text:span text:style-name="T4"> </text:span><text:span text:style-name="T2">INTERURBANA EN</text:span><text:span text:style-name="T4"> </text:span><text:span text:style-name="T2">INTERSECCIÓN O EN SUS</text:span><text:span text:style-name="T4"> </text:span><text:span text:style-name="T2">PROXIMIDADES GENERANDO</text:span><text:span text:style-name="T5"> </text:span><text:span text:style-name="T2">PELIGRO POR FALTA DE</text:span><text:span text:style-name="T4"> </text:span><text:span text:style-name="T2">VISIBILIDAD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>
          <table:table-cell table:style-name="ce19" office:value-type="string">
            <text:p/>
            <text:p/>
            <text:p><text:span text:style-name="T2">CIR</text:span><text:span text:style-name="T3"> </text:span><text:span text:style-name="T2">LSV</text:span></text:p>
          </table:table-cell>
          <table:table-cell table:style-name="ce19" office:value-type="string">
            <text:p/>
            <text:p/>
            <text:p>094</text:p>
            <text:p/>
            <text:p>040</text:p>
          </table:table-cell>
          <table:table-cell table:style-name="ce19" office:value-type="string">
            <text:p/>
            <text:p/>
            <text:p>2-A</text:p>
            <text:p/>
            <text:p>2</text:p>
          </table:table-cell>
          <table:table-cell table:style-name="ce19" office:value-type="string">
            <text:p/>
            <text:p/>
            <text:p/>
            <text:p>5J</text:p>
          </table:table-cell>
          <table:table-cell table:style-name="ce19" office:value-type="string">
            <text:p/>
            <text:p/>
            <text:p/>
            <text:p>0</text:p>
          </table:table-cell>
          <table:table-cell table:style-name="ce19" office:value-type="string">
            <text:p/>
            <text:p/>
            <text:p><text:span text:style-name="T2">Grave</text:span><text:span text:style-name="T3"> </text:span><text:span text:style-name="T2">076.-</text:span><text:span text:style-name="T4"> </text:span><text:span text:style-name="T2">D)</text:span></text:p>
          </table:table-cell>
          <table:table-cell table:style-name="ce19" office:value-type="string">
            <text:p/>
            <text:p><text:span text:style-name="T2">ESTACIONAR EN VÍA URBANA</text:span><text:span text:style-name="T3"> </text:span><text:span text:style-name="T2">EN INTERSECCIÓN O EN SUS</text:span><text:span text:style-name="T3"> </text:span><text:span text:style-name="T2">PROXIMIDADES</text:span><text:span text:style-name="T4"> </text:span><text:span text:style-name="T2">DIFICULTANDO EL GIRO A</text:span><text:span text:style-name="T4"> </text:span><text:span text:style-name="T2">OTROS VEHÍCULOS</text:span></text:p>
          </table:table-cell>
          <table:table-cell table:style-name="ce19" office:value-type="string">
            <text:p/>
            <text:p/>
            <text:p>200.0</text:p>
            <text:p/>
            <text:p>100.0</text:p>
          </table:table-cell>
          <table:table-cell table:style-name="ce19" office:value-type="string">
            <text:p>Titular</text:p>
            <text:p/>
            <text:p>Conductor</text:p>
            <text:p/>
            <text:p><text:span text:style-name="T2">Arrendatario</text:span><text:span text:style-name="T4"> </text:span><text:span text:style-name="T2">a largo plazo</text:span></text:p>
          </table:table-cell>
          <table:table-cell table:style-name="ce19" office:value-type="string">
            <text:p><text:span text:style-name="T2">NOTA: Responsabilidad de titular o</text:span><text:span text:style-name="T3"> </text:span><text:span text:style-name="T2">arrendatario, salvo designación de</text:span><text:span text:style-name="T4"> </text:span><text:span text:style-name="T2">conductor habitual o conductor</text:span><text:span text:style-name="T4"> </text:span><text:span text:style-name="T2">responsable. En caso de conductor</text:span><text:span text:style-name="T5"> </text:span><text:span text:style-name="T2">identificado en la denuncia, es el</text:span><text:span text:style-name="T4"> </text:span><text:span text:style-name="T2">responsable</text:span></text:p>
          </table:table-cell>
          <table:table-cell table:style-name="ce19" office:value-type="string">
            <text:p/>
            <text:p/>
            <text:p/>
            <text:p><text:span text:style-name="T2">ESTACIONA</text:span><text:span text:style-name="T5"> </text:span><text:span text:style-name="T2">MIENTO</text:span></text:p>
          </table:table-cell>
          <table:table-cell table:number-columns-repeated="1013"/>
        </table:table-row>
        <table:table-row table:style-name="ro46" table:number-rows-repeated="1048241">
          <table:table-cell table:number-columns-repeated="1024"/>
        </table:table-row>
        <table:table-row table:style-name="ro4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MT2" svg:font-family="'Arial MT'" style:font-pitch="variable"/>
    <style:font-face style:name="Times New Roman" svg:font-family="'Times New Roman'" style:font-pitch="variable"/>
    <style:font-face style:name="Arial MT1" svg:font-family="'Arial MT'" style:font-family-generic="roman" style:font-pitch="variable"/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105">
      <number:number number:decimal-places="0" number:min-integer-digits="3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8">08/04/2022</text:date>, <text:time>21:56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" style:display-name="PageStyle_Tab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" style:display-name="PageStyle_Tabl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4" style:display-name="PageStyle_Tabl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5" style:display-name="PageStyle_Tabl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6" style:display-name="PageStyle_Tabl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7" style:display-name="PageStyle_Tabl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8" style:display-name="PageStyle_Table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9" style:display-name="PageStyle_Table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0" style:display-name="PageStyle_Table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1" style:display-name="PageStyle_Table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2" style:display-name="PageStyle_Table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3" style:display-name="PageStyle_Table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4" style:display-name="PageStyle_Table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5" style:display-name="PageStyle_Table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6" style:display-name="PageStyle_Table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7" style:display-name="PageStyle_Table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8" style:display-name="PageStyle_Table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9" style:display-name="PageStyle_Table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0" style:display-name="PageStyle_Table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1" style:display-name="PageStyle_Table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2" style:display-name="PageStyle_Table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3" style:display-name="PageStyle_Table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4" style:display-name="PageStyle_Table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5" style:display-name="PageStyle_Table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6" style:display-name="PageStyle_Table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7" style:display-name="PageStyle_Table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8" style:display-name="PageStyle_Table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9" style:display-name="PageStyle_Table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0" style:display-name="PageStyle_Table 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1" style:display-name="PageStyle_Table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2" style:display-name="PageStyle_Table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3" style:display-name="PageStyle_Table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4" style:display-name="PageStyle_Table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5" style:display-name="PageStyle_Table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6" style:display-name="PageStyle_Table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7" style:display-name="PageStyle_Table 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8" style:display-name="PageStyle_Table 3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9" style:display-name="PageStyle_Table 3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40" style:display-name="PageStyle_Table 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41" style:display-name="PageStyle_Table 4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42" style:display-name="PageStyle_Table 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43" style:display-name="PageStyle_Table 4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44" style:display-name="PageStyle_Table 4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45" style:display-name="PageStyle_Table 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46" style:display-name="PageStyle_Table 4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47" style:display-name="PageStyle_Table 4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48" style:display-name="PageStyle_Table 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49" style:display-name="PageStyle_Table 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50" style:display-name="PageStyle_Table 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51" style:display-name="PageStyle_Table 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52" style:display-name="PageStyle_Table 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53" style:display-name="PageStyle_Table 5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54" style:display-name="PageStyle_Table 5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55" style:display-name="PageStyle_Table 5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56" style:display-name="PageStyle_Table 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57" style:display-name="PageStyle_Table 5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58" style:display-name="PageStyle_Table 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59" style:display-name="PageStyle_Table 5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60" style:display-name="PageStyle_Table 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61" style:display-name="PageStyle_Table 6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62" style:display-name="PageStyle_Table 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63" style:display-name="PageStyle_Table 6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64" style:display-name="PageStyle_Table 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65" style:display-name="PageStyle_Table 6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66" style:display-name="PageStyle_Table 6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67" style:display-name="PageStyle_Table 6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68" style:display-name="PageStyle_Table 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69" style:display-name="PageStyle_Table 6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70" style:display-name="PageStyle_Table 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71" style:display-name="PageStyle_Table 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72" style:display-name="PageStyle_Table 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73" style:display-name="PageStyle_Table 7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74" style:display-name="PageStyle_Table 7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75" style:display-name="PageStyle_Table 7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76" style:display-name="PageStyle_Table 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77" style:display-name="PageStyle_Table 7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78" style:display-name="PageStyle_Table 7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79" style:display-name="PageStyle_Table 7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80" style:display-name="PageStyle_Table 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81" style:display-name="PageStyle_Table 8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82" style:display-name="PageStyle_Table 8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83" style:display-name="PageStyle_Table 8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84" style:display-name="PageStyle_Table 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85" style:display-name="PageStyle_Table 8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86" style:display-name="PageStyle_Table 8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87" style:display-name="PageStyle_Table 8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88" style:display-name="PageStyle_Table 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89" style:display-name="PageStyle_Table 8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90" style:display-name="PageStyle_Table 9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91" style:display-name="PageStyle_Table 9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92" style:display-name="PageStyle_Table 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93" style:display-name="PageStyle_Table 9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94" style:display-name="PageStyle_Table 9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95" style:display-name="PageStyle_Table 9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96" style:display-name="PageStyle_Table 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97" style:display-name="PageStyle_Table 9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98" style:display-name="PageStyle_Table 9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99" style:display-name="PageStyle_Table 9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00" style:display-name="PageStyle_Table 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01" style:display-name="PageStyle_Table 1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02" style:display-name="PageStyle_Table 1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03" style:display-name="PageStyle_Table 1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04" style:display-name="PageStyle_Table 1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05" style:display-name="PageStyle_Table 1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06" style:display-name="PageStyle_Table 1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07" style:display-name="PageStyle_Table 1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08" style:display-name="PageStyle_Table 1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09" style:display-name="PageStyle_Table 1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10" style:display-name="PageStyle_Table 1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11" style:display-name="PageStyle_Table 1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12" style:display-name="PageStyle_Table 1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13" style:display-name="PageStyle_Table 1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14" style:display-name="PageStyle_Table 1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15" style:display-name="PageStyle_Table 1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16" style:display-name="PageStyle_Table 1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17" style:display-name="PageStyle_Table 1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18" style:display-name="PageStyle_Table 1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19" style:display-name="PageStyle_Table 1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20" style:display-name="PageStyle_Table 1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21" style:display-name="PageStyle_Table 1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22" style:display-name="PageStyle_Table 1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23" style:display-name="PageStyle_Table 1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24" style:display-name="PageStyle_Table 1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25" style:display-name="PageStyle_Table 1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26" style:display-name="PageStyle_Table 1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27" style:display-name="PageStyle_Table 1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28" style:display-name="PageStyle_Table 1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29" style:display-name="PageStyle_Table 1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30" style:display-name="PageStyle_Table 1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31" style:display-name="PageStyle_Table 1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32" style:display-name="PageStyle_Table 1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33" style:display-name="PageStyle_Table 1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34" style:display-name="PageStyle_Table 1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35" style:display-name="PageStyle_Table 1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36" style:display-name="PageStyle_Table 1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37" style:display-name="PageStyle_Table 1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38" style:display-name="PageStyle_Table 13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39" style:display-name="PageStyle_Table 13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40" style:display-name="PageStyle_Table 1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41" style:display-name="PageStyle_Table 14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42" style:display-name="PageStyle_Table 1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43" style:display-name="PageStyle_Table 14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44" style:display-name="PageStyle_Table 14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45" style:display-name="PageStyle_Table 1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46" style:display-name="PageStyle_Table 14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47" style:display-name="PageStyle_Table 14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48" style:display-name="PageStyle_Table 1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49" style:display-name="PageStyle_Table 1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50" style:display-name="PageStyle_Table 1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51" style:display-name="PageStyle_Table 1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52" style:display-name="PageStyle_Table 1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53" style:display-name="PageStyle_Table 15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54" style:display-name="PageStyle_Table 15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55" style:display-name="PageStyle_Table 15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56" style:display-name="PageStyle_Table 1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57" style:display-name="PageStyle_Table 15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58" style:display-name="PageStyle_Table 1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59" style:display-name="PageStyle_Table 15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60" style:display-name="PageStyle_Table 1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61" style:display-name="PageStyle_Table 16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62" style:display-name="PageStyle_Table 1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63" style:display-name="PageStyle_Table 16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64" style:display-name="PageStyle_Table 1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65" style:display-name="PageStyle_Table 16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66" style:display-name="PageStyle_Table 16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67" style:display-name="PageStyle_Table 16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68" style:display-name="PageStyle_Table 1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69" style:display-name="PageStyle_Table 16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70" style:display-name="PageStyle_Table 1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71" style:display-name="PageStyle_Table 1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72" style:display-name="PageStyle_Table 1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73" style:display-name="PageStyle_Table 17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74" style:display-name="PageStyle_Table 17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75" style:display-name="PageStyle_Table 17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76" style:display-name="PageStyle_Table 1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77" style:display-name="PageStyle_Table 17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78" style:display-name="PageStyle_Table 17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79" style:display-name="PageStyle_Table 17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80" style:display-name="PageStyle_Table 1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81" style:display-name="PageStyle_Table 18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82" style:display-name="PageStyle_Table 18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83" style:display-name="PageStyle_Table 18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84" style:display-name="PageStyle_Table 1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85" style:display-name="PageStyle_Table 18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86" style:display-name="PageStyle_Table 18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87" style:display-name="PageStyle_Table 18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88" style:display-name="PageStyle_Table 1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89" style:display-name="PageStyle_Table 18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90" style:display-name="PageStyle_Table 19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91" style:display-name="PageStyle_Table 19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92" style:display-name="PageStyle_Table 1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93" style:display-name="PageStyle_Table 19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94" style:display-name="PageStyle_Table 19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95" style:display-name="PageStyle_Table 19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96" style:display-name="PageStyle_Table 1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97" style:display-name="PageStyle_Table 19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98" style:display-name="PageStyle_Table 19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99" style:display-name="PageStyle_Table 19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00" style:display-name="PageStyle_Table 2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01" style:display-name="PageStyle_Table 2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02" style:display-name="PageStyle_Table 2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03" style:display-name="PageStyle_Table 2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04" style:display-name="PageStyle_Table 2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05" style:display-name="PageStyle_Table 2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06" style:display-name="PageStyle_Table 2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07" style:display-name="PageStyle_Table 2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08" style:display-name="PageStyle_Table 2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09" style:display-name="PageStyle_Table 2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10" style:display-name="PageStyle_Table 2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11" style:display-name="PageStyle_Table 2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12" style:display-name="PageStyle_Table 2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13" style:display-name="PageStyle_Table 2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14" style:display-name="PageStyle_Table 2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15" style:display-name="PageStyle_Table 2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16" style:display-name="PageStyle_Table 2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17" style:display-name="PageStyle_Table 2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18" style:display-name="PageStyle_Table 2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19" style:display-name="PageStyle_Table 2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20" style:display-name="PageStyle_Table 2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21" style:display-name="PageStyle_Table 2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22" style:display-name="PageStyle_Table 2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23" style:display-name="PageStyle_Table 2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24" style:display-name="PageStyle_Table 2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25" style:display-name="PageStyle_Table 2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26" style:display-name="PageStyle_Table 2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27" style:display-name="PageStyle_Table 2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28" style:display-name="PageStyle_Table 2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29" style:display-name="PageStyle_Table 2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30" style:display-name="PageStyle_Table 2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31" style:display-name="PageStyle_Table 2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32" style:display-name="PageStyle_Table 2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33" style:display-name="PageStyle_Table 2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34" style:display-name="PageStyle_Table 2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35" style:display-name="PageStyle_Table 2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36" style:display-name="PageStyle_Table 2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37" style:display-name="PageStyle_Table 2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38" style:display-name="PageStyle_Table 23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39" style:display-name="PageStyle_Table 23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40" style:display-name="PageStyle_Table 2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41" style:display-name="PageStyle_Table 24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42" style:display-name="PageStyle_Table 2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43" style:display-name="PageStyle_Table 24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44" style:display-name="PageStyle_Table 24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45" style:display-name="PageStyle_Table 2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46" style:display-name="PageStyle_Table 24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47" style:display-name="PageStyle_Table 24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48" style:display-name="PageStyle_Table 2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49" style:display-name="PageStyle_Table 2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50" style:display-name="PageStyle_Table 2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51" style:display-name="PageStyle_Table 2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52" style:display-name="PageStyle_Table 2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53" style:display-name="PageStyle_Table 25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54" style:display-name="PageStyle_Table 25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55" style:display-name="PageStyle_Table 25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56" style:display-name="PageStyle_Table 25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8T21:56:20.59</dc:date>
    <meta:generator>OpenOffice/4.1.11$Win32 OpenOffice.org_project/4111m1$Build-9808</meta:generator>
    <meta:editing-duration>PT1H12M16S</meta:editing-duration>
    <meta:editing-cycles>11</meta:editing-cycles>
    <meta:document-statistic meta:table-count="1" meta:cell-count="3516" meta:object-count="2"/>
  </office:meta>
</office:document-meta>
</file>